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3.1cm"/>
    </style:style>
    <style:style style:name="gr3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1.872cm" fo:min-width="1.622cm"/>
    </style:style>
    <style:style style:name="gr4" style:family="graphic" style:parent-style-name="objectwithoutfill">
      <style:graphic-properties draw:marker-end="Arrow" draw:marker-end-width="0.3cm" draw:fill="solid" draw:fill-color="#ffffff" draw:opacity="100%" draw:textarea-vertical-align="middle"/>
    </style:style>
    <style:style style:name="gr5" style:family="graphic" style:parent-style-name="standard">
      <style:graphic-properties svg:stroke-width="0.035cm" svg:stroke-color="#0066b3" draw:marker-start-width="0.252cm" draw:marker-end-width="0.252cm" draw:fill="none" draw:textarea-horizontal-align="justify" draw:textarea-vertical-align="middle" draw:auto-grow-height="false" fo:min-height="13.516cm" fo:min-width="19.5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2.716cm" fo:min-width="6.666cm" fo:padding-top="0.142cm" fo:padding-bottom="0.142cm" fo:padding-left="0.267cm" fo:padding-right="0.267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cm" fo:min-width="2.7cm"/>
    </style:style>
    <style:style style:name="gr8" style:family="graphic" style:parent-style-name="objectwithoutfill">
      <style:graphic-properties draw:stroke="dash" draw:stroke-dash="Fine_20_Dashe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cm" fo:min-width="2.8cm"/>
    </style:style>
    <style:style style:name="gr10" style:family="graphic" style:parent-style-name="standard">
      <style:graphic-properties draw:fill-color="#f58220" draw:textarea-horizontal-align="justify" draw:textarea-vertical-align="middle" draw:auto-grow-height="false" fo:min-height="1.59cm" fo:min-width="1.692cm"/>
    </style:style>
    <style:style style:name="gr11" style:family="graphic" style:parent-style-name="objectwithoutfill">
      <style:graphic-properties svg:stroke-width="0.081cm" svg:stroke-color="#72bf4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1.903cm" fo:min-width="1.622cm"/>
    </style:style>
    <style:style style:name="gr13" style:family="graphic" style:parent-style-name="standard">
      <style:graphic-properties svg:stroke-width="0.035cm" svg:stroke-color="#0066b3" draw:marker-start-width="0.252cm" draw:marker-end-width="0.252cm" draw:fill="none" draw:textarea-horizontal-align="justify" draw:textarea-vertical-align="middle" draw:auto-grow-height="false" fo:min-height="13.716cm" fo:min-width="19.566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2.759cm" fo:min-width="6.666cm" fo:padding-top="0.142cm" fo:padding-bottom="0.142cm" fo:padding-left="0.267cm" fo:padding-right="0.267cm"/>
    </style:style>
    <style:style style:name="gr15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3.379cm" fo:min-width="3.079cm"/>
    </style:style>
    <style:style style:name="gr16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3.379cm" fo:min-width="3.078cm"/>
    </style:style>
    <style:style style:name="gr17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3.378cm" fo:min-width="3.079cm"/>
    </style:style>
    <style:style style:name="gr18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3.378cm" fo:min-width="3.078cm"/>
    </style:style>
    <style:style style:name="gr19" style:family="graphic" style:parent-style-name="standard">
      <style:graphic-properties svg:stroke-width="0.035cm" svg:stroke-color="#0066b3" draw:marker-start-width="0.252cm" draw:marker-end-width="0.252cm" draw:fill="none" draw:textarea-horizontal-align="justify" draw:textarea-vertical-align="middle" draw:auto-grow-height="false" fo:min-height="23.316cm" fo:min-width="33.366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4.846cm" fo:min-width="11.609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ed1c24" draw:marker-start-width="0.252cm" draw:marker-end-width="0.252cm" draw:fill="none" draw:textarea-horizontal-align="justify" draw:textarea-vertical-align="middle" draw:auto-grow-height="false" fo:min-height="13.516cm" fo:min-width="19.566cm" fo:padding-top="0.142cm" fo:padding-bottom="0.142cm" fo:padding-left="0.267cm" fo:padding-right="0.267cm"/>
    </style:style>
    <style:style style:name="gr22" style:family="graphic" style:parent-style-name="standard">
      <style:graphic-properties svg:stroke-color="#ed1c24" draw:fill="none" draw:textarea-horizontal-align="justify" draw:textarea-vertical-align="middle" draw:auto-grow-height="false" fo:min-height="1.65cm" fo:min-width="9.9cm"/>
    </style:style>
    <style:style style:name="gr23" style:family="graphic" style:parent-style-name="standard">
      <style:graphic-properties svg:stroke-width="0.035cm" svg:stroke-color="#ed1c24" draw:marker-start-width="0.252cm" draw:marker-end-width="0.252cm" draw:fill="none" draw:textarea-horizontal-align="justify" draw:textarea-vertical-align="middle" draw:auto-grow-height="false" fo:min-height="13.716cm" fo:min-width="19.566cm" fo:padding-top="0.142cm" fo:padding-bottom="0.142cm" fo:padding-left="0.267cm" fo:padding-right="0.267cm"/>
    </style:style>
    <style:style style:name="gr24" style:family="graphic" style:parent-style-name="objectwithoutfill">
      <style:graphic-properties svg:stroke-width="0.081cm" svg:stroke-color="#72bf4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6" style:family="graphic" style:parent-style-name="objectwithoutfill">
      <style:graphic-properties svg:stroke-width="0.106cm" svg:stroke-color="#72bf44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1.8cm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3.1cm"/>
    </style:style>
    <style:style style:name="gr29" style:family="graphic" style:parent-style-name="standard">
      <style:graphic-properties svg:stroke-color="#ed1c24" draw:fill="none" draw:textarea-horizontal-align="justify" draw:textarea-vertical-align="middle" draw:auto-grow-height="false" fo:min-height="1.65cm" fo:min-width="8.6cm"/>
    </style:style>
    <style:style style:name="gr30" style:family="graphic" style:parent-style-name="standard">
      <style:graphic-properties svg:stroke-width="0.035cm" svg:stroke-color="#3465a4" draw:marker-start-width="0.252cm" draw:marker-end-width="0.252cm" draw:fill="none" draw:textarea-horizontal-align="justify" draw:textarea-vertical-align="middle" draw:auto-grow-height="false" fo:min-height="2.716cm" fo:min-width="6.666cm" fo:padding-top="0.142cm" fo:padding-bottom="0.142cm" fo:padding-left="0.267cm" fo:padding-right="0.267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5cm" fo:min-width="2.4cm"/>
    </style:style>
    <style:style style:name="gr32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33" style:family="graphic" style:parent-style-name="standard">
      <style:graphic-properties draw:fill-color="#f58220" draw:textarea-horizontal-align="justify" draw:textarea-vertical-align="middle" draw:auto-grow-height="false" fo:min-height="1.66cm" fo:min-width="1.692cm"/>
    </style:style>
    <style:style style:name="gr3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45cm" fo:min-width="2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loext:graphic-properties draw:fill="solid" draw:fill-color="#ffffff" draw:opacity="100%"/>
      <style:paragraph-properties fo:text-align="center"/>
      <style:text-properties fo:font-size="20pt" style:font-size-asian="20pt" style:font-size-complex="20pt"/>
    </style:style>
    <style:style style:name="P5" style:family="paragraph">
      <loext:graphic-properties draw:fill="solid" draw:fill-color="#ffffff" draw:opacity="100%"/>
      <style:paragraph-properties fo:text-align="center"/>
      <style:text-properties fo:font-size="48pt" style:font-size-asian="48pt" style:font-size-complex="48pt"/>
    </style:style>
    <style:style style:name="P6" style:family="paragraph">
      <loext:graphic-properties draw:fill="solid" draw:fill-color="#ffffff" draw:opacity="100%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solid" draw:fill-color="#ffffff" draw:opacity="100%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  <style:text-properties fo:font-size="18pt"/>
    </style:style>
    <style:style style:name="P9" style:family="paragraph">
      <loext:graphic-properties draw:fill-color="#f58220"/>
      <style:paragraph-properties fo:text-align="center"/>
      <style:text-properties fo:font-size="26pt" style:font-size-asian="26pt" style:font-size-complex="26pt"/>
    </style:style>
    <style:style style:name="P10" style:family="paragraph">
      <loext:graphic-properties draw:fill="solid" draw:fill-color="#ffffff" draw:opacity="100%"/>
      <style:paragraph-properties fo:text-align="center"/>
      <style:text-properties fo:font-size="28pt" style:font-size-asian="20pt" style:font-size-complex="20pt"/>
    </style:style>
    <style:style style:name="P11" style:family="paragraph">
      <loext:graphic-properties draw:fill="solid" draw:fill-color="#ffffff" draw:opacity="100%"/>
      <style:paragraph-properties fo:text-align="center"/>
      <style:text-properties fo:font-size="28pt" style:font-size-asian="48pt" style:font-size-complex="48pt"/>
    </style:style>
    <style:style style:name="P12" style:family="paragraph">
      <loext:graphic-properties draw:fill="solid" draw:fill-color="#ffffff" draw:opacity="100%"/>
      <style:paragraph-properties fo:text-align="center"/>
      <style:text-properties fo:font-size="28pt" fo:font-weight="bold" style:font-weight-asian="bold" style:font-weight-complex="bold"/>
    </style:style>
    <style:style style:name="P13" style:family="paragraph">
      <loext:graphic-properties draw:fill="solid" draw:fill-color="#ffffff" draw:opacity="100%"/>
      <style:paragraph-properties fo:text-align="center"/>
      <style:text-properties fo:font-size="28pt"/>
    </style:style>
    <style:style style:name="P14" style:family="paragraph">
      <loext:graphic-properties draw:fill="none"/>
      <style:paragraph-properties fo:text-align="center"/>
      <style:text-properties fo:font-size="28pt"/>
    </style:style>
    <style:style style:name="P15" style:family="paragraph">
      <loext:graphic-properties draw:fill="solid" draw:fill-color="#ffffff" draw:opacity="100%"/>
      <style:paragraph-properties fo:text-align="center"/>
      <style:text-properties fo:font-size="18pt" fo:font-weight="bold" style:font-weight-asian="bold" style:font-weight-complex="bold"/>
    </style:style>
    <style:style style:name="P16" style:family="paragraph">
      <loext:graphic-properties draw:fill="solid" draw:fill-color="#ffffff" draw:opacity="100%"/>
      <style:paragraph-properties fo:text-align="center"/>
      <style:text-properties fo:font-size="18pt"/>
    </style:style>
    <style:style style:name="P17" style:family="paragraph">
      <loext:graphic-properties draw:fill="non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8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48pt" fo:font-weight="bold" style:font-size-asian="48pt" style:font-weight-asian="bold" style:font-size-complex="48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8pt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line draw:style-name="gr1" draw:text-style-name="P1" draw:layer="layout" svg:x1="173.472cm" svg:y1="18.402cm" svg:x2="173.472cm" svg:y2="22.502cm">
          <text:p/>
        </draw:line>
        <draw:custom-shape draw:style-name="gr2" draw:text-style-name="P3" draw:layer="layout" svg:width="3.6cm" svg:height="1.9cm" svg:x="173.472cm" svg:y="19.502cm">
          <text:p text:style-name="P2"><text:span text:style-name="T1">j: E1</text:span></text:p>
          <text:p text:style-name="P2"><text:span text:style-name="T1">{A1, B1}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3" draw:text-style-name="P4" draw:layer="layout" svg:width="3cm" svg:height="3cm" svg:x="164.922cm" svg:y="5.402cm">
              <text:p text:style-name="P2"><text:span text:style-name="T2">A1</text:span></text:p>
              <text:p text:style-name="P2"><text:span text:style-name="T3">{E1,E2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70.922cm" svg:y="5.402cm">
              <text:p text:style-name="P2"><text:span text:style-name="T2">A2</text:span></text:p>
              <text:p text:style-name="P2"><text:span text:style-name="T3">{E3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64.922cm" svg:y="9.402cm">
              <text:p text:style-name="P2"><text:span text:style-name="T2">B1</text:span></text:p>
              <text:p text:style-name="P2"><text:span text:style-name="T3">{E1,E3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64.922cm" svg:y="13.402cm">
              <text:p text:style-name="P2"><text:span text:style-name="T2">B2</text:span></text:p>
              <text:p text:style-name="P2"><text:span text:style-name="T3">{E2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70.922cm" svg:y="11.402cm">
              <text:p text:style-name="P2"><text:span text:style-name="T2">B3</text:span></text:p>
              <text:p text:style-name="P2"><text:span text:style-name="T3">{E2,E3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3cm" svg:height="3cm" svg:x="177.922cm" svg:y="5.402cm">
              <text:p text:style-name="P2"><text:span text:style-name="T4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3cm" svg:height="3cm" svg:x="177.922cm" svg:y="11.402cm">
              <text:p text:style-name="P2"><text:span text:style-name="T4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167.922cm" svg:y1="6.902cm" svg:x2="170.922cm" svg:y2="6.902cm">
              <text:p text:style-name="P2">1</text:p>
              <text:p text:style-name="P2"/>
            </draw:line>
            <draw:line draw:style-name="gr4" draw:text-style-name="P7" draw:layer="layout" svg:x1="167.922cm" svg:y1="10.902cm" svg:x2="171.022cm" svg:y2="12.402cm">
              <text:p text:style-name="P2">2</text:p>
              <text:p text:style-name="P2"/>
            </draw:line>
            <draw:line draw:style-name="gr4" draw:text-style-name="P7" draw:layer="layout" svg:x1="167.922cm" svg:y1="14.902cm" svg:x2="171.022cm" svg:y2="13.402cm">
              <text:p text:style-name="P2">3</text:p>
              <text:p text:style-name="P2"/>
            </draw:line>
            <draw:line draw:style-name="gr4" draw:text-style-name="P7" draw:layer="layout" svg:x1="173.922cm" svg:y1="6.902cm" svg:x2="177.922cm" svg:y2="6.902cm">
              <text:p text:style-name="P2">4</text:p>
              <text:p text:style-name="P2"/>
            </draw:line>
            <draw:line draw:style-name="gr4" draw:text-style-name="P7" draw:layer="layout" svg:x1="173.922cm" svg:y1="12.902cm" svg:x2="177.922cm" svg:y2="12.902cm">
              <text:p text:style-name="P2">2</text:p>
              <text:p text:style-name="P2"/>
            </draw:line>
            <draw:custom-shape draw:style-name="gr5" draw:text-style-name="P1" draw:layer="layout" svg:width="20.1cm" svg:height="13.8cm" svg:x="163.472cm" svg:y="4.602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7.2cm" svg:height="3cm" svg:x="176.372cm" svg:y="15.402cm">
              <text:p text:style-name="P2">I' = {A1, A2, B1, B2, B3}</text:p>
              <text:p text:style-name="P2"/>
              <text:p text:style-name="P2"><text:span text:style-name="T5">J</text:span>' = {E1, E2, E3}</text:p>
              <text:p text:style-name="P2">Bound = 5</text:p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20.1cm" svg:height="13.8cm" svg:x="163.472cm" svg:y="4.602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3" draw:text-style-name="P4" draw:layer="layout" svg:width="3cm" svg:height="3cm" svg:x="164.922cm" svg:y="29.038cm">
              <text:p text:style-name="P2"><text:span text:style-name="T2">A1</text:span></text:p>
              <text:p text:style-name="P2"><text:span text:style-name="T3">{E1,E2}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70.922cm" svg:y="29.038cm">
              <text:p text:style-name="P2"><text:span text:style-name="T2">A2</text:span></text:p>
              <text:p text:style-name="P2"><text:span text:style-name="T3">{E3}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64.922cm" svg:y="33.038cm">
              <text:p text:style-name="P2"><text:span text:style-name="T2">B1</text:span></text:p>
              <text:p text:style-name="P2"><text:span text:style-name="T3">E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64.922cm" svg:y="37.038cm">
              <text:p text:style-name="P2"><text:span text:style-name="T2">B2</text:span></text:p>
              <text:p text:style-name="P2"><text:span text:style-name="T3">{E2}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70.922cm" svg:y="35.038cm">
              <text:p text:style-name="P2"><text:span text:style-name="T2">B3</text:span></text:p>
              <text:p text:style-name="P2"><text:span text:style-name="T3">{E2,E3}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3cm" svg:height="3cm" svg:x="177.922cm" svg:y="29.038cm">
              <text:p text:style-name="P2"><text:span text:style-name="T4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3cm" svg:height="3cm" svg:x="177.922cm" svg:y="35.038cm">
              <text:p text:style-name="P2"><text:span text:style-name="T4">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167.922cm" svg:y1="30.538cm" svg:x2="170.922cm" svg:y2="30.538cm">
              <text:p text:style-name="P2">1</text:p>
              <text:p text:style-name="P2"/>
            </draw:line>
            <draw:line draw:style-name="gr4" draw:text-style-name="P7" draw:layer="layout" svg:x1="167.922cm" svg:y1="34.538cm" svg:x2="171.022cm" svg:y2="36.038cm">
              <text:p text:style-name="P2">4</text:p>
              <text:p text:style-name="P2"/>
            </draw:line>
            <draw:line draw:style-name="gr4" draw:text-style-name="P7" draw:layer="layout" svg:x1="167.922cm" svg:y1="38.538cm" svg:x2="171.022cm" svg:y2="37.038cm">
              <text:p text:style-name="P2">3</text:p>
              <text:p text:style-name="P2"/>
            </draw:line>
            <draw:line draw:style-name="gr4" draw:text-style-name="P7" draw:layer="layout" svg:x1="173.922cm" svg:y1="30.538cm" svg:x2="177.922cm" svg:y2="30.538cm">
              <text:p text:style-name="P2">4</text:p>
              <text:p text:style-name="P2"/>
            </draw:line>
            <draw:line draw:style-name="gr4" draw:text-style-name="P7" draw:layer="layout" svg:x1="173.922cm" svg:y1="36.538cm" svg:x2="177.922cm" svg:y2="36.538cm">
              <text:p text:style-name="P2">2</text:p>
              <text:p text:style-name="P2"/>
            </draw:line>
          </draw:g>
          <draw:custom-shape draw:style-name="gr5" draw:text-style-name="P1" draw:layer="layout" svg:width="20.1cm" svg:height="13.8cm" svg:x="163.472cm" svg:y="28.23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7.2cm" svg:height="3cm" svg:x="176.372cm" svg:y="39.038cm">
            <text:p text:style-name="P2">I' = {A1, A2, B2, B3}</text:p>
            <text:p text:style-name="P2"/>
            <text:p text:style-name="P2"><text:span text:style-name="T5">J</text:span>' = {E1, E2, E3}</text:p>
            <text:p text:style-name="P2">Bound = 6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0.1cm" svg:height="13.8cm" svg:x="163.472cm" svg:y="28.238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" draw:text-style-name="P4" draw:layer="layout" svg:width="3cm" svg:height="3cm" svg:x="64.95cm" svg:y="29.096cm">
              <text:p text:style-name="P2"><text:span text:style-name="T2">A1</text:span></text:p>
              <text:p text:style-name="P2"><text:span text:style-name="T3">E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70.95cm" svg:y="29.096cm">
              <text:p text:style-name="P2"><text:span text:style-name="T2">A2</text:span></text:p>
              <text:p text:style-name="P2"><text:span text:style-name="T3">{E3}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64.95cm" svg:y="33.096cm">
              <text:p text:style-name="P2"><text:span text:style-name="T2">B1</text:span></text:p>
              <text:p text:style-name="P2"><text:span text:style-name="T3">{E1,E3}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64.95cm" svg:y="37.096cm">
              <text:p text:style-name="P2"><text:span text:style-name="T2">B2</text:span></text:p>
              <text:p text:style-name="P2"><text:span text:style-name="T3">{E2}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70.95cm" svg:y="35.096cm">
              <text:p text:style-name="P2"><text:span text:style-name="T2">B3</text:span></text:p>
              <text:p text:style-name="P2"><text:span text:style-name="T3">{E2,E3}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3cm" svg:height="3cm" svg:x="77.95cm" svg:y="29.096cm">
              <text:p text:style-name="P2"><text:span text:style-name="T4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3cm" svg:height="3cm" svg:x="77.95cm" svg:y="35.096cm">
              <text:p text:style-name="P2"><text:span text:style-name="T4">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67.95cm" svg:y1="30.596cm" svg:x2="70.95cm" svg:y2="30.596cm">
              <text:p text:style-name="P2">1</text:p>
              <text:p text:style-name="P2"/>
            </draw:line>
            <draw:line draw:style-name="gr4" draw:text-style-name="P7" draw:layer="layout" svg:x1="67.95cm" svg:y1="34.596cm" svg:x2="71.05cm" svg:y2="36.096cm">
              <text:p text:style-name="P2">2</text:p>
              <text:p text:style-name="P2"/>
            </draw:line>
            <draw:line draw:style-name="gr4" draw:text-style-name="P7" draw:layer="layout" svg:x1="67.95cm" svg:y1="38.596cm" svg:x2="71.05cm" svg:y2="37.096cm">
              <text:p text:style-name="P2">3</text:p>
              <text:p text:style-name="P2"/>
            </draw:line>
            <draw:line draw:style-name="gr4" draw:text-style-name="P7" draw:layer="layout" svg:x1="73.95cm" svg:y1="30.596cm" svg:x2="77.95cm" svg:y2="30.596cm">
              <text:p text:style-name="P2">4</text:p>
              <text:p text:style-name="P2"/>
            </draw:line>
            <draw:line draw:style-name="gr4" draw:text-style-name="P7" draw:layer="layout" svg:x1="73.95cm" svg:y1="36.596cm" svg:x2="77.95cm" svg:y2="36.596cm">
              <text:p text:style-name="P2">2</text:p>
              <text:p text:style-name="P2"/>
            </draw:line>
          </draw:g>
          <draw:custom-shape draw:style-name="gr5" draw:text-style-name="P1" draw:layer="layout" svg:width="20.1cm" svg:height="13.8cm" svg:x="63.5cm" svg:y="28.29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7.2cm" svg:height="3cm" svg:x="76.4cm" svg:y="39.096cm">
            <text:p text:style-name="P2">I' = {A2, B1, B2, B3}</text:p>
            <text:p text:style-name="P2"/>
            <text:p text:style-name="P2"><text:span text:style-name="T5">J</text:span>' = {E1, E2, E3}</text:p>
            <text:p text:style-name="P2">Bound = 5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0.1cm" svg:height="13.8cm" svg:x="63.5cm" svg:y="28.296cm">
            <text:p/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173.472cm" svg:y1="22.502cm" svg:x2="173.5cm" svg:y2="28.3cm">
          <text:p/>
        </draw:line>
        <draw:custom-shape draw:style-name="gr7" draw:text-style-name="P8" draw:layer="layout" svg:width="3.2cm" svg:height="1.9cm" svg:x="171.872cm" svg:y="23.502cm">
          <text:p text:style-name="P2"><text:span text:style-name="T1">i: B1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73.472cm" svg:y1="22.402cm" svg:x2="83.6cm" svg:y2="28.3cm">
          <text:p/>
        </draw:line>
        <draw:line draw:style-name="gr8" draw:text-style-name="P1" draw:layer="layout" svg:x1="173.572cm" svg:y1="22.402cm" svg:x2="265.8cm" svg:y2="28.3cm">
          <text:p/>
        </draw:line>
        <draw:custom-shape draw:style-name="gr7" draw:text-style-name="P8" draw:layer="layout" svg:width="3.2cm" svg:height="1.9cm" svg:x="116.4cm" svg:y="24.596cm">
          <text:p text:style-name="P2"><text:span text:style-name="T1">i: 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74.2cm" svg:y1="42.056cm" svg:x2="74.2cm" svg:y2="46.556cm">
          <text:p/>
        </draw:line>
        <draw:custom-shape draw:style-name="gr2" draw:text-style-name="P3" draw:layer="layout" svg:width="3.6cm" svg:height="1.9cm" svg:x="74.165cm" svg:y="43.196cm">
          <text:p text:style-name="P2"><text:span text:style-name="T1">j: E3</text:span></text:p>
          <text:p text:style-name="P2"><text:span text:style-name="T1">{A2, B1, B3}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4.2cm" svg:y1="46.496cm" svg:x2="50.4cm" svg:y2="50cm">
          <text:p/>
        </draw:line>
        <draw:line draw:style-name="gr1" draw:text-style-name="P1" draw:layer="layout" svg:x1="74.2cm" svg:y1="46.496cm" svg:x2="74.2cm" svg:y2="50cm">
          <text:p/>
        </draw:line>
        <draw:custom-shape draw:style-name="gr7" draw:text-style-name="P8" draw:layer="layout" svg:width="3.2cm" svg:height="1.9cm" svg:x="58.2cm" svg:y="47.496cm">
          <text:p text:style-name="P2"><text:span text:style-name="T1">i: 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2cm" svg:height="1.9cm" svg:x="72.3cm" svg:y="47.1cm">
          <text:p text:style-name="P2"><text:span text:style-name="T1">i: B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73.4cm" svg:y1="42cm" svg:x2="173.4cm" svg:y2="46cm">
          <text:p/>
        </draw:line>
        <draw:custom-shape draw:style-name="gr2" draw:text-style-name="P3" draw:layer="layout" svg:width="3.6cm" svg:height="1.9cm" svg:x="173.4cm" svg:y="43cm">
          <text:p text:style-name="P2"><text:span text:style-name="T1">j: E2</text:span></text:p>
          <text:p text:style-name="P2"><text:span text:style-name="T1">{A1, B2, B3}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73.3cm" svg:y1="45.9cm" svg:x2="160.2cm" svg:y2="50cm">
          <text:p/>
        </draw:line>
        <draw:custom-shape draw:style-name="gr7" draw:text-style-name="P8" draw:layer="layout" svg:width="3.2cm" svg:height="1.9cm" svg:x="164cm" svg:y="47.3cm">
          <text:p text:style-name="P2"><text:span text:style-name="T1">i: A1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73.4cm" svg:y1="46cm" svg:x2="174.3cm" svg:y2="49.9cm">
          <text:p/>
        </draw:line>
        <draw:line draw:style-name="gr1" draw:text-style-name="P1" draw:layer="layout" svg:x1="173.4cm" svg:y1="45.9cm" svg:x2="198.1cm" svg:y2="50cm">
          <text:p/>
        </draw:line>
        <draw:custom-shape draw:style-name="gr7" draw:text-style-name="P8" draw:layer="layout" svg:width="3.2cm" svg:height="1.9cm" svg:x="171.7cm" svg:y="46.9cm">
          <text:p text:style-name="P2"><text:span text:style-name="T1">i: B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3.3cm" svg:height="1.9cm" svg:x="183.3cm" svg:y="47cm">
          <text:p text:style-name="P2"><text:span text:style-name="T1">i: B3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3" draw:text-style-name="P4" draw:layer="layout" svg:width="3cm" svg:height="3cm" svg:x="31.75cm" svg:y="50.8cm">
              <text:p text:style-name="P2"><text:span text:style-name="T2">A1</text:span></text:p>
              <text:p text:style-name="P2"><text:span text:style-name="T3">E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37.75cm" svg:y="50.8cm">
              <text:p text:style-name="P2"><text:span text:style-name="T2">A2</text:span></text:p>
              <text:p text:style-name="P2"><text:span text:style-name="T3">E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31.75cm" svg:y="54.8cm">
              <text:p text:style-name="P2"><text:span text:style-name="T2">B1</text:span></text:p>
              <text:p text:style-name="P2"><text:span text:style-name="T3">{E1,E3}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31.75cm" svg:y="58.8cm">
              <text:p text:style-name="P2"><text:span text:style-name="T2">B2</text:span></text:p>
              <text:p text:style-name="P2"><text:span text:style-name="T3">{E2}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37.75cm" svg:y="56.8cm">
              <text:p text:style-name="P2"><text:span text:style-name="T2">B3</text:span></text:p>
              <text:p text:style-name="P2"><text:span text:style-name="T3">{E2,E3}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3cm" svg:height="3cm" svg:x="44.75cm" svg:y="50.8cm">
              <text:p text:style-name="P2"><text:span text:style-name="T4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3cm" svg:height="3cm" svg:x="44.75cm" svg:y="56.8cm">
              <text:p text:style-name="P2"><text:span text:style-name="T4">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34.75cm" svg:y1="52.3cm" svg:x2="37.75cm" svg:y2="52.3cm">
              <text:p text:style-name="P2">1</text:p>
              <text:p text:style-name="P2"/>
            </draw:line>
            <draw:line draw:style-name="gr4" draw:text-style-name="P7" draw:layer="layout" svg:x1="34.75cm" svg:y1="56.3cm" svg:x2="37.85cm" svg:y2="57.8cm">
              <text:p text:style-name="P2">2</text:p>
              <text:p text:style-name="P2"/>
            </draw:line>
            <draw:line draw:style-name="gr4" draw:text-style-name="P7" draw:layer="layout" svg:x1="34.75cm" svg:y1="60.3cm" svg:x2="37.85cm" svg:y2="58.8cm">
              <text:p text:style-name="P2">3</text:p>
              <text:p text:style-name="P2"/>
            </draw:line>
            <draw:line draw:style-name="gr4" draw:text-style-name="P7" draw:layer="layout" svg:x1="40.75cm" svg:y1="52.3cm" svg:x2="44.75cm" svg:y2="52.3cm">
              <text:p text:style-name="P2">4</text:p>
              <text:p text:style-name="P2"/>
            </draw:line>
            <draw:line draw:style-name="gr4" draw:text-style-name="P7" draw:layer="layout" svg:x1="40.75cm" svg:y1="58.3cm" svg:x2="44.75cm" svg:y2="58.3cm">
              <text:p text:style-name="P2">2</text:p>
              <text:p text:style-name="P2"/>
            </draw:line>
          </draw:g>
          <draw:custom-shape draw:style-name="gr5" draw:text-style-name="P1" draw:layer="layout" svg:width="20.1cm" svg:height="13.8cm" svg:x="30.3cm" svg:y="50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7.2cm" svg:height="3cm" svg:x="43.2cm" svg:y="60.8cm">
            <text:p text:style-name="P2">I' = {B1, B2, B3}</text:p>
            <text:p text:style-name="P2"/>
            <text:p text:style-name="P2"><text:span text:style-name="T5">J</text:span>' = {E1, E2, E3}</text:p>
            <text:p text:style-name="P2">Bound = 5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3.1cm" svg:height="2.6cm" svg:x="37.711cm" svg:y="61.036cm">
            <text:p text:style-name="P2"><text:span text:style-name="T6">2 olda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3" draw:text-style-name="P4" draw:layer="layout" svg:width="3cm" svg:height="3cm" svg:x="101.85cm" svg:y="50.9cm">
              <text:p text:style-name="P2"><text:span text:style-name="T2">A1</text:span></text:p>
              <text:p text:style-name="P2"><text:span text:style-name="T3">E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07.85cm" svg:y="50.9cm">
              <text:p text:style-name="P2"><text:span text:style-name="T2">A2</text:span></text:p>
              <text:p text:style-name="P2"><text:span text:style-name="T3">{E3}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01.85cm" svg:y="54.9cm">
              <text:p text:style-name="P2"><text:span text:style-name="T2">B1</text:span></text:p>
              <text:p text:style-name="P2"><text:span text:style-name="T3">{E1,E3}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01.85cm" svg:y="58.9cm">
              <text:p text:style-name="P2"><text:span text:style-name="T2">B2</text:span></text:p>
              <text:p text:style-name="P2"><text:span text:style-name="T3">{E2}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07.85cm" svg:y="56.9cm">
              <text:p text:style-name="P2"><text:span text:style-name="T2">B3</text:span></text:p>
              <text:p text:style-name="P2"><text:span text:style-name="T3">E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3cm" svg:height="3cm" svg:x="114.85cm" svg:y="50.9cm">
              <text:p text:style-name="P2"><text:span text:style-name="T4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3cm" svg:height="3cm" svg:x="114.85cm" svg:y="56.9cm">
              <text:p text:style-name="P2"><text:span text:style-name="T4">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104.85cm" svg:y1="52.4cm" svg:x2="107.85cm" svg:y2="52.4cm">
              <text:p text:style-name="P2">1</text:p>
              <text:p text:style-name="P2"/>
            </draw:line>
            <draw:line draw:style-name="gr4" draw:text-style-name="P7" draw:layer="layout" svg:x1="104.85cm" svg:y1="56.4cm" svg:x2="107.95cm" svg:y2="57.9cm">
              <text:p text:style-name="P2">2</text:p>
              <text:p text:style-name="P2"/>
            </draw:line>
            <draw:line draw:style-name="gr4" draw:text-style-name="P7" draw:layer="layout" svg:x1="104.85cm" svg:y1="60.4cm" svg:x2="107.95cm" svg:y2="58.9cm">
              <text:p text:style-name="P2">3</text:p>
              <text:p text:style-name="P2"/>
            </draw:line>
            <draw:line draw:style-name="gr4" draw:text-style-name="P7" draw:layer="layout" svg:x1="110.85cm" svg:y1="52.4cm" svg:x2="114.85cm" svg:y2="52.4cm">
              <text:p text:style-name="P2">4</text:p>
              <text:p text:style-name="P2"/>
            </draw:line>
            <draw:line draw:style-name="gr4" draw:text-style-name="P7" draw:layer="layout" svg:x1="110.85cm" svg:y1="58.4cm" svg:x2="114.85cm" svg:y2="58.4cm">
              <text:p text:style-name="P2">2</text:p>
              <text:p text:style-name="P2"/>
            </draw:line>
          </draw:g>
          <draw:custom-shape draw:style-name="gr5" draw:text-style-name="P1" draw:layer="layout" svg:width="20.1cm" svg:height="13.8cm" svg:x="100.4cm" svg:y="50.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7.2cm" svg:height="3cm" svg:x="113.3cm" svg:y="60.9cm">
            <text:p text:style-name="P2">I' = {A2, B1, B2}</text:p>
            <text:p text:style-name="P2"/>
            <text:p text:style-name="P2"><text:span text:style-name="T5">J</text:span>' = {E1, E2, E3}</text:p>
            <text:p text:style-name="P2">Bound = 5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0.1cm" svg:height="13.8cm" svg:x="100.4cm" svg:y="50.1cm">
            <text:p/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74.2cm" svg:y1="46.5cm" svg:x2="100.3cm" svg:y2="50.1cm">
          <text:p/>
        </draw:line>
        <draw:custom-shape draw:style-name="gr7" draw:text-style-name="P8" draw:layer="layout" svg:width="3.2cm" svg:height="1.9cm" svg:x="86.1cm" svg:y="47.2cm">
          <text:p text:style-name="P2"><text:span text:style-name="T1">i: B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6cm" svg:height="1.9cm" svg:x="110.6cm" svg:y="66cm">
          <text:p text:style-name="P2"><text:span text:style-name="T1">j: E1</text:span></text:p>
          <text:p text:style-name="P2"><text:span text:style-name="T1">{B1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10.6cm" svg:y1="69.1cm" svg:x2="110.6cm" svg:y2="73.3cm">
          <text:p/>
        </draw:line>
        <draw:custom-shape draw:style-name="gr7" draw:text-style-name="P8" draw:layer="layout" svg:width="3.2cm" svg:height="1.9cm" svg:x="109cm" svg:y="70.1cm">
          <text:p text:style-name="P2"><text:span text:style-name="T1">i: B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g>
              <draw:custom-shape draw:style-name="gr3" draw:text-style-name="P4" draw:layer="layout" svg:width="3cm" svg:height="3cm" svg:x="101.75cm" svg:y="74.1cm">
                <text:p text:style-name="P2"><text:span text:style-name="T2">A1</text:span></text:p>
                <text:p text:style-name="P2"><text:span text:style-name="T3">E1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07.75cm" svg:y="74.1cm">
                <text:p text:style-name="P2"><text:span text:style-name="T2">A2</text:span></text:p>
                <text:p text:style-name="P2"><text:span text:style-name="T3">{E3}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01.75cm" svg:y="78.1cm">
                <text:p text:style-name="P2"><text:span text:style-name="T2">B1</text:span></text:p>
                <text:p text:style-name="P2"><text:span text:style-name="T3">E1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01.75cm" svg:y="82.1cm">
                <text:p text:style-name="P2"><text:span text:style-name="T2">B2</text:span></text:p>
                <text:p text:style-name="P2"><text:span text:style-name="T3">{E2}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07.75cm" svg:y="80.1cm">
                <text:p text:style-name="P2"><text:span text:style-name="T2">B3</text:span></text:p>
                <text:p text:style-name="P2"><text:span text:style-name="T3">E3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114.75cm" svg:y="74.1cm">
                <text:p text:style-name="P2"><text:span text:style-name="T4">A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114.75cm" svg:y="80.1cm">
                <text:p text:style-name="P2"><text:span text:style-name="T4">B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104.75cm" svg:y1="75.6cm" svg:x2="107.75cm" svg:y2="75.6cm">
                <text:p text:style-name="P2">1</text:p>
                <text:p text:style-name="P2"/>
              </draw:line>
              <draw:line draw:style-name="gr4" draw:text-style-name="P7" draw:layer="layout" svg:x1="104.75cm" svg:y1="79.6cm" svg:x2="107.85cm" svg:y2="81.1cm">
                <text:p text:style-name="P2">4</text:p>
                <text:p text:style-name="P2"/>
              </draw:line>
              <draw:line draw:style-name="gr4" draw:text-style-name="P7" draw:layer="layout" svg:x1="104.75cm" svg:y1="83.6cm" svg:x2="107.85cm" svg:y2="82.1cm">
                <text:p text:style-name="P2">3</text:p>
                <text:p text:style-name="P2"/>
              </draw:line>
              <draw:line draw:style-name="gr4" draw:text-style-name="P7" draw:layer="layout" svg:x1="110.75cm" svg:y1="75.6cm" svg:x2="114.75cm" svg:y2="75.6cm">
                <text:p text:style-name="P2">4</text:p>
                <text:p text:style-name="P2"/>
              </draw:line>
              <draw:line draw:style-name="gr4" draw:text-style-name="P7" draw:layer="layout" svg:x1="110.75cm" svg:y1="81.6cm" svg:x2="114.75cm" svg:y2="81.6cm">
                <text:p text:style-name="P2">2</text:p>
                <text:p text:style-name="P2"/>
              </draw:line>
            </draw:g>
            <draw:custom-shape draw:style-name="gr5" draw:text-style-name="P1" draw:layer="layout" svg:width="20.1cm" svg:height="13.8cm" svg:x="100.3cm" svg:y="73.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7.2cm" svg:height="3cm" svg:x="113.2cm" svg:y="84.1cm">
              <text:p text:style-name="P2">I' = {A2, B2}</text:p>
              <text:p text:style-name="P2"/>
              <text:p text:style-name="P2"><text:span text:style-name="T5">J</text:span>' = {E2, E3}</text:p>
              <text:p text:style-name="P2">Bound = 7</text:p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20.1cm" svg:height="13.8cm" svg:x="100.3cm" svg:y="73.3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1" draw:text-style-name="P1" draw:layer="layout" svg:x1="109.2cm" svg:y1="77.1cm" svg:x2="104.5cm" svg:y2="78.8cm">
            <text:p/>
          </draw:line>
        </draw:g>
        <draw:line draw:style-name="gr1" draw:text-style-name="P1" draw:layer="layout" svg:x1="110.6cm" svg:y1="63.9cm" svg:x2="110.6cm" svg:y2="69.1cm">
          <text:p/>
        </draw:line>
        <draw:line draw:style-name="gr1" draw:text-style-name="P1" draw:layer="layout" svg:x1="110.6cm" svg:y1="87.2cm" svg:x2="110.6cm" svg:y2="92.4cm">
          <text:p/>
        </draw:line>
        <draw:custom-shape draw:style-name="gr2" draw:text-style-name="P3" draw:layer="layout" svg:width="3.6cm" svg:height="1.9cm" svg:x="110.6cm" svg:y="88.4cm">
          <text:p text:style-name="P2"><text:span text:style-name="T1">j: E2</text:span></text:p>
          <text:p text:style-name="P2"><text:span text:style-name="T1">{B2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10.6cm" svg:y1="92.4cm" svg:x2="110.6cm" svg:y2="96.6cm">
          <text:p/>
        </draw:line>
        <draw:custom-shape draw:style-name="gr7" draw:text-style-name="P8" draw:layer="layout" svg:width="3.2cm" svg:height="1.9cm" svg:x="109cm" svg:y="93.2cm">
          <text:p text:style-name="P2"><text:span text:style-name="T1">i: B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g>
              <draw:custom-shape draw:style-name="gr3" draw:text-style-name="P4" draw:layer="layout" svg:width="3cm" svg:height="3cm" svg:x="101.75cm" svg:y="97.4cm">
                <text:p text:style-name="P2"><text:span text:style-name="T2">A1</text:span></text:p>
                <text:p text:style-name="P2"><text:span text:style-name="T3">E1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07.75cm" svg:y="97.4cm">
                <text:p text:style-name="P2"><text:span text:style-name="T2">A2</text:span></text:p>
                <text:p text:style-name="P2"><text:span text:style-name="T3">{E3}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01.75cm" svg:y="101.4cm">
                <text:p text:style-name="P2"><text:span text:style-name="T2">B1</text:span></text:p>
                <text:p text:style-name="P2"><text:span text:style-name="T3">E1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01.75cm" svg:y="105.4cm">
                <text:p text:style-name="P2"><text:span text:style-name="T2">B2</text:span></text:p>
                <text:p text:style-name="P2"><text:span text:style-name="T3">E2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07.75cm" svg:y="103.4cm">
                <text:p text:style-name="P2"><text:span text:style-name="T2">B3</text:span></text:p>
                <text:p text:style-name="P2"><text:span text:style-name="T3">E3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114.75cm" svg:y="97.4cm">
                <text:p text:style-name="P2"><text:span text:style-name="T4">A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114.75cm" svg:y="103.4cm">
                <text:p text:style-name="P2"><text:span text:style-name="T4">B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104.75cm" svg:y1="98.9cm" svg:x2="107.75cm" svg:y2="98.9cm">
                <text:p text:style-name="P2">1</text:p>
                <text:p text:style-name="P2"/>
              </draw:line>
              <draw:line draw:style-name="gr4" draw:text-style-name="P7" draw:layer="layout" svg:x1="104.75cm" svg:y1="102.9cm" svg:x2="107.85cm" svg:y2="104.4cm">
                <text:p text:style-name="P2">4</text:p>
                <text:p text:style-name="P2"/>
              </draw:line>
              <draw:line draw:style-name="gr4" draw:text-style-name="P7" draw:layer="layout" svg:x1="104.75cm" svg:y1="106.9cm" svg:x2="107.85cm" svg:y2="105.4cm">
                <text:p text:style-name="P2">3</text:p>
                <text:p text:style-name="P2"/>
              </draw:line>
              <draw:line draw:style-name="gr4" draw:text-style-name="P7" draw:layer="layout" svg:x1="110.75cm" svg:y1="98.9cm" svg:x2="114.75cm" svg:y2="98.9cm">
                <text:p text:style-name="P2">4</text:p>
                <text:p text:style-name="P2"/>
              </draw:line>
              <draw:line draw:style-name="gr4" draw:text-style-name="P7" draw:layer="layout" svg:x1="110.75cm" svg:y1="104.9cm" svg:x2="114.75cm" svg:y2="104.9cm">
                <text:p text:style-name="P2">2</text:p>
                <text:p text:style-name="P2"/>
              </draw:line>
            </draw:g>
            <draw:custom-shape draw:style-name="gr5" draw:text-style-name="P1" draw:layer="layout" svg:width="20.1cm" svg:height="13.8cm" svg:x="100.3cm" svg:y="96.6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7.2cm" svg:height="3cm" svg:x="113.2cm" svg:y="107.4cm">
              <text:p text:style-name="P2">I' = {A2}</text:p>
              <text:p text:style-name="P2"/>
              <text:p text:style-name="P2"><text:span text:style-name="T5">J</text:span>' = {E3}</text:p>
              <text:p text:style-name="P2">Bound = 7</text:p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20.1cm" svg:height="13.8cm" svg:x="100.3cm" svg:y="96.6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1" draw:text-style-name="P1" draw:layer="layout" svg:x1="109.2cm" svg:y1="100.4cm" svg:x2="104.5cm" svg:y2="102.1cm">
            <text:p/>
          </draw:line>
        </draw:g>
        <draw:line draw:style-name="gr1" draw:text-style-name="P1" draw:layer="layout" svg:x1="110.6cm" svg:y1="110.4cm" svg:x2="110.6cm" svg:y2="115.6cm">
          <text:p/>
        </draw:line>
        <draw:custom-shape draw:style-name="gr2" draw:text-style-name="P3" draw:layer="layout" svg:width="3.6cm" svg:height="1.9cm" svg:x="110.6cm" svg:y="111.8cm">
          <text:p text:style-name="P2"><text:span text:style-name="T1">j: E3</text:span></text:p>
          <text:p text:style-name="P2"><text:span text:style-name="T1">{A2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10.6cm" svg:y1="115.5cm" svg:x2="110.6cm" svg:y2="119.7cm">
          <text:p/>
        </draw:line>
        <draw:custom-shape draw:style-name="gr7" draw:text-style-name="P8" draw:layer="layout" svg:width="3.2cm" svg:height="1.9cm" svg:x="109cm" svg:y="116.3cm">
          <text:p text:style-name="P2"><text:span text:style-name="T1">i: 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3" draw:text-style-name="P4" draw:layer="layout" svg:width="3cm" svg:height="3cm" svg:x="65.685cm" svg:y="50.9cm">
              <text:p text:style-name="P2"><text:span text:style-name="T2">A1</text:span></text:p>
              <text:p text:style-name="P2"><text:span text:style-name="T3">E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71.685cm" svg:y="50.9cm">
              <text:p text:style-name="P2"><text:span text:style-name="T2">A2</text:span></text:p>
              <text:p text:style-name="P2"><text:span text:style-name="T3">{E3}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65.685cm" svg:y="54.9cm">
              <text:p text:style-name="P2"><text:span text:style-name="T2">B1</text:span></text:p>
              <text:p text:style-name="P2"><text:span text:style-name="T3">E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65.685cm" svg:y="58.9cm">
              <text:p text:style-name="P2"><text:span text:style-name="T2">B2</text:span></text:p>
              <text:p text:style-name="P2"><text:span text:style-name="T3">{E2}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71.685cm" svg:y="56.9cm">
              <text:p text:style-name="P2"><text:span text:style-name="T2">B3</text:span></text:p>
              <text:p text:style-name="P2"><text:span text:style-name="T3">{E2,E3}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3cm" svg:height="3cm" svg:x="78.685cm" svg:y="50.9cm">
              <text:p text:style-name="P2"><text:span text:style-name="T4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3cm" svg:height="3cm" svg:x="78.685cm" svg:y="56.9cm">
              <text:p text:style-name="P2"><text:span text:style-name="T4">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68.685cm" svg:y1="52.4cm" svg:x2="71.685cm" svg:y2="52.4cm">
              <text:p text:style-name="P2">1</text:p>
              <text:p text:style-name="P2"/>
            </draw:line>
            <draw:line draw:style-name="gr4" draw:text-style-name="P7" draw:layer="layout" svg:x1="68.685cm" svg:y1="56.4cm" svg:x2="71.785cm" svg:y2="57.9cm">
              <text:p text:style-name="P2">2</text:p>
              <text:p text:style-name="P2"/>
            </draw:line>
            <draw:line draw:style-name="gr4" draw:text-style-name="P7" draw:layer="layout" svg:x1="68.685cm" svg:y1="60.4cm" svg:x2="71.785cm" svg:y2="58.9cm">
              <text:p text:style-name="P2">3</text:p>
              <text:p text:style-name="P2"/>
            </draw:line>
            <draw:line draw:style-name="gr4" draw:text-style-name="P7" draw:layer="layout" svg:x1="74.685cm" svg:y1="52.4cm" svg:x2="78.685cm" svg:y2="52.4cm">
              <text:p text:style-name="P2">4</text:p>
              <text:p text:style-name="P2"/>
            </draw:line>
            <draw:line draw:style-name="gr4" draw:text-style-name="P7" draw:layer="layout" svg:x1="74.685cm" svg:y1="58.4cm" svg:x2="78.685cm" svg:y2="58.4cm">
              <text:p text:style-name="P2">2</text:p>
              <text:p text:style-name="P2"/>
            </draw:line>
          </draw:g>
          <draw:custom-shape draw:style-name="gr5" draw:text-style-name="P1" draw:layer="layout" svg:width="20.1cm" svg:height="13.8cm" svg:x="64.235cm" svg:y="50.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7.2cm" svg:height="3cm" svg:x="77.135cm" svg:y="60.9cm">
            <text:p text:style-name="P2">I' = {A2, B2, B3}</text:p>
            <text:p text:style-name="P2"/>
            <text:p text:style-name="P2"><text:span text:style-name="T5">J</text:span>' = { E2, E3}</text:p>
            <text:p text:style-name="P2">Bound = 5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0.1cm" svg:height="13.8cm" svg:x="64.235cm" svg:y="50.1cm">
            <text:p/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74.5cm" svg:y1="63.9cm" svg:x2="74.5cm" svg:y2="67.3cm">
          <text:p/>
        </draw:line>
        <draw:custom-shape draw:style-name="gr2" draw:text-style-name="P3" draw:layer="layout" svg:width="3.6cm" svg:height="1.9cm" svg:x="74.5cm" svg:y="64.5cm">
          <text:p text:style-name="P2"><text:span text:style-name="T1">j: E2</text:span></text:p>
          <text:p text:style-name="P2"><text:span text:style-name="T1">{B2, B3}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3" draw:text-style-name="P4" draw:layer="layout" svg:width="3cm" svg:height="3cm" svg:x="22.544cm" svg:y="74.547cm">
              <text:p text:style-name="P2"><text:span text:style-name="T2">A1</text:span></text:p>
              <text:p text:style-name="P2"><text:span text:style-name="T3">E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28.544cm" svg:y="74.547cm">
              <text:p text:style-name="P2"><text:span text:style-name="T2">A2</text:span></text:p>
              <text:p text:style-name="P2"><text:span text:style-name="T3">{E3}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22.544cm" svg:y="78.547cm">
              <text:p text:style-name="P2"><text:span text:style-name="T2">B1</text:span></text:p>
              <text:p text:style-name="P2"><text:span text:style-name="T3">E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22.544cm" svg:y="82.547cm">
              <text:p text:style-name="P2"><text:span text:style-name="T2">B2</text:span></text:p>
              <text:p text:style-name="P2"><text:span text:style-name="T3">E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28.544cm" svg:y="80.547cm">
              <text:p text:style-name="P2"><text:span text:style-name="T2">B3</text:span></text:p>
              <text:p text:style-name="P2"><text:span text:style-name="T3">{E2,E3}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3cm" svg:height="3cm" svg:x="35.544cm" svg:y="74.547cm">
              <text:p text:style-name="P2"><text:span text:style-name="T4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3cm" svg:height="3cm" svg:x="35.544cm" svg:y="80.547cm">
              <text:p text:style-name="P2"><text:span text:style-name="T4">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25.544cm" svg:y1="76.047cm" svg:x2="28.544cm" svg:y2="76.047cm">
              <text:p text:style-name="P2">1</text:p>
              <text:p text:style-name="P2"/>
            </draw:line>
            <draw:line draw:style-name="gr4" draw:text-style-name="P7" draw:layer="layout" svg:x1="25.544cm" svg:y1="80.047cm" svg:x2="28.644cm" svg:y2="81.547cm">
              <text:p text:style-name="P2">2</text:p>
              <text:p text:style-name="P2"/>
            </draw:line>
            <draw:line draw:style-name="gr4" draw:text-style-name="P7" draw:layer="layout" svg:x1="25.544cm" svg:y1="84.047cm" svg:x2="28.644cm" svg:y2="82.547cm">
              <text:p text:style-name="P2">3</text:p>
              <text:p text:style-name="P2"/>
            </draw:line>
            <draw:line draw:style-name="gr4" draw:text-style-name="P7" draw:layer="layout" svg:x1="31.544cm" svg:y1="76.047cm" svg:x2="35.544cm" svg:y2="76.047cm">
              <text:p text:style-name="P2">4</text:p>
              <text:p text:style-name="P2"/>
            </draw:line>
            <draw:line draw:style-name="gr4" draw:text-style-name="P7" draw:layer="layout" svg:x1="31.544cm" svg:y1="82.047cm" svg:x2="35.544cm" svg:y2="82.047cm">
              <text:p text:style-name="P2">2</text:p>
              <text:p text:style-name="P2"/>
            </draw:line>
          </draw:g>
          <draw:custom-shape draw:style-name="gr5" draw:text-style-name="P1" draw:layer="layout" svg:width="20.1cm" svg:height="13.8cm" svg:x="21.094cm" svg:y="73.74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7.2cm" svg:height="3cm" svg:x="33.994cm" svg:y="84.547cm">
            <text:p text:style-name="P2">I' = {A2, B3}</text:p>
            <text:p text:style-name="P2"/>
            <text:p text:style-name="P2"><text:span text:style-name="T5">J</text:span>' = {E2, E3}</text:p>
            <text:p text:style-name="P2">Bound = 5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0.1cm" svg:height="13.8cm" svg:x="21.094cm" svg:y="73.747cm">
            <text:p/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74.5cm" svg:y1="67.3cm" svg:x2="41.3cm" svg:y2="73.9cm">
          <text:p/>
        </draw:line>
        <draw:custom-shape draw:style-name="gr7" draw:text-style-name="P8" draw:layer="layout" svg:width="3.2cm" svg:height="1.9cm" svg:x="53.7cm" svg:y="70.2cm">
          <text:p text:style-name="P2"><text:span text:style-name="T1">i: B2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3" draw:text-style-name="P4" draw:layer="layout" svg:width="3cm" svg:height="3cm" svg:x="68.85cm" svg:y="74.8cm">
              <text:p text:style-name="P2"><text:span text:style-name="T2">A1</text:span></text:p>
              <text:p text:style-name="P2"><text:span text:style-name="T3">E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74.85cm" svg:y="74.8cm">
              <text:p text:style-name="P2"><text:span text:style-name="T2">A2</text:span></text:p>
              <text:p text:style-name="P2"><text:span text:style-name="T3">{E3}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68.85cm" svg:y="78.8cm">
              <text:p text:style-name="P2"><text:span text:style-name="T2">B1</text:span></text:p>
              <text:p text:style-name="P2"><text:span text:style-name="T3">E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68.85cm" svg:y="82.8cm">
              <text:p text:style-name="P2"><text:span text:style-name="T2">B2</text:span></text:p>
              <text:p text:style-name="P2"><text:span text:style-name="T3">{E2}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74.85cm" svg:y="80.8cm">
              <text:p text:style-name="P2"><text:span text:style-name="T2">B3</text:span></text:p>
              <text:p text:style-name="P2"><text:span text:style-name="T3">E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3cm" svg:height="3cm" svg:x="81.85cm" svg:y="74.8cm">
              <text:p text:style-name="P2"><text:span text:style-name="T4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3cm" svg:height="3cm" svg:x="81.85cm" svg:y="80.8cm">
              <text:p text:style-name="P2"><text:span text:style-name="T4">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71.85cm" svg:y1="76.3cm" svg:x2="74.85cm" svg:y2="76.3cm">
              <text:p text:style-name="P2">1</text:p>
              <text:p text:style-name="P2"/>
            </draw:line>
            <draw:line draw:style-name="gr4" draw:text-style-name="P7" draw:layer="layout" svg:x1="71.85cm" svg:y1="80.3cm" svg:x2="74.95cm" svg:y2="81.8cm">
              <text:p text:style-name="P2">2</text:p>
              <text:p text:style-name="P2"/>
            </draw:line>
            <draw:line draw:style-name="gr4" draw:text-style-name="P7" draw:layer="layout" svg:x1="71.85cm" svg:y1="84.3cm" svg:x2="74.95cm" svg:y2="82.8cm">
              <text:p text:style-name="P2">3</text:p>
              <text:p text:style-name="P2"/>
            </draw:line>
            <draw:line draw:style-name="gr4" draw:text-style-name="P7" draw:layer="layout" svg:x1="77.85cm" svg:y1="76.3cm" svg:x2="81.85cm" svg:y2="76.3cm">
              <text:p text:style-name="P2">4</text:p>
              <text:p text:style-name="P2"/>
            </draw:line>
            <draw:line draw:style-name="gr4" draw:text-style-name="P7" draw:layer="layout" svg:x1="77.85cm" svg:y1="82.3cm" svg:x2="81.85cm" svg:y2="82.3cm">
              <text:p text:style-name="P2">2</text:p>
              <text:p text:style-name="P2"/>
            </draw:line>
          </draw:g>
          <draw:custom-shape draw:style-name="gr5" draw:text-style-name="P1" draw:layer="layout" svg:width="20.1cm" svg:height="13.8cm" svg:x="67.4cm" svg:y="7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7.2cm" svg:height="3cm" svg:x="80.3cm" svg:y="84.8cm">
            <text:p text:style-name="P2">I' = {A2, B2}</text:p>
            <text:p text:style-name="P2"/>
            <text:p text:style-name="P2"><text:span text:style-name="T5">J</text:span>' = {E2, E3}</text:p>
            <text:p text:style-name="P2">Bound = 5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0.1cm" svg:height="13.8cm" svg:x="67.4cm" svg:y="74cm">
            <text:p/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74.5cm" svg:y1="67.3cm" svg:x2="76.9cm" svg:y2="74cm">
          <text:p/>
        </draw:line>
        <draw:custom-shape draw:style-name="gr7" draw:text-style-name="P8" draw:layer="layout" svg:width="3.2cm" svg:height="1.9cm" svg:x="73.7cm" svg:y="69.5cm">
          <text:p text:style-name="P2"><text:span text:style-name="T1">i: B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31.5cm" svg:y1="87.6cm" svg:x2="31.5cm" svg:y2="91.6cm">
          <text:p/>
        </draw:line>
        <draw:custom-shape draw:style-name="gr2" draw:text-style-name="P3" draw:layer="layout" svg:width="3.6cm" svg:height="1.9cm" svg:x="31.5cm" svg:y="88.3cm">
          <text:p text:style-name="P2"><text:span text:style-name="T1">j: E3</text:span></text:p>
          <text:p text:style-name="P2"><text:span text:style-name="T1">{A2, B3}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3" draw:text-style-name="P4" draw:layer="layout" svg:width="3cm" svg:height="3cm" svg:x="42.65cm" svg:y="96.5cm">
              <text:p text:style-name="P2"><text:span text:style-name="T2">A1</text:span></text:p>
              <text:p text:style-name="P2"><text:span text:style-name="T3">E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48.65cm" svg:y="96.5cm">
              <text:p text:style-name="P2"><text:span text:style-name="T2">A2</text:span></text:p>
              <text:p text:style-name="P2"><text:span text:style-name="T3">{E3}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42.65cm" svg:y="100.5cm">
              <text:p text:style-name="P2"><text:span text:style-name="T2">B1</text:span></text:p>
              <text:p text:style-name="P2"><text:span text:style-name="T3">E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42.65cm" svg:y="104.5cm">
              <text:p text:style-name="P2"><text:span text:style-name="T2">B2</text:span></text:p>
              <text:p text:style-name="P2"><text:span text:style-name="T3">E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48.65cm" svg:y="102.5cm">
              <text:p text:style-name="P2"><text:span text:style-name="T2">B3</text:span></text:p>
              <text:p text:style-name="P2"><text:span text:style-name="T3">E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3cm" svg:height="3cm" svg:x="55.65cm" svg:y="96.5cm">
              <text:p text:style-name="P2"><text:span text:style-name="T4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3cm" svg:height="3cm" svg:x="55.65cm" svg:y="102.5cm">
              <text:p text:style-name="P2"><text:span text:style-name="T4">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45.65cm" svg:y1="98cm" svg:x2="48.65cm" svg:y2="98cm">
              <text:p text:style-name="P2">1</text:p>
              <text:p text:style-name="P2"/>
            </draw:line>
            <draw:line draw:style-name="gr4" draw:text-style-name="P7" draw:layer="layout" svg:x1="45.65cm" svg:y1="102cm" svg:x2="48.75cm" svg:y2="103.5cm">
              <text:p text:style-name="P2">2</text:p>
              <text:p text:style-name="P2"/>
            </draw:line>
            <draw:line draw:style-name="gr4" draw:text-style-name="P7" draw:layer="layout" svg:x1="45.65cm" svg:y1="106cm" svg:x2="48.75cm" svg:y2="104.5cm">
              <text:p text:style-name="P2">3</text:p>
              <text:p text:style-name="P2"/>
            </draw:line>
            <draw:line draw:style-name="gr4" draw:text-style-name="P7" draw:layer="layout" svg:x1="51.65cm" svg:y1="98cm" svg:x2="55.65cm" svg:y2="98cm">
              <text:p text:style-name="P2">4</text:p>
              <text:p text:style-name="P2"/>
            </draw:line>
            <draw:line draw:style-name="gr4" draw:text-style-name="P7" draw:layer="layout" svg:x1="51.65cm" svg:y1="104cm" svg:x2="55.65cm" svg:y2="104cm">
              <text:p text:style-name="P2">2</text:p>
              <text:p text:style-name="P2"/>
            </draw:line>
          </draw:g>
          <draw:custom-shape draw:style-name="gr5" draw:text-style-name="P1" draw:layer="layout" svg:width="20.1cm" svg:height="13.8cm" svg:x="41.2cm" svg:y="95.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7.2cm" svg:height="3cm" svg:x="54.1cm" svg:y="106.5cm">
            <text:p text:style-name="P2">I' = { A2 }</text:p>
            <text:p text:style-name="P2"/>
            <text:p text:style-name="P2"><text:span text:style-name="T5">J</text:span>' = { E3 }</text:p>
            <text:p text:style-name="P2">Bound = 5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0.1cm" svg:height="13.8cm" svg:x="41.2cm" svg:y="95.7cm">
            <text:p/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31.5cm" svg:y1="91.6cm" svg:x2="21cm" svg:y2="96.2cm">
          <text:p/>
        </draw:line>
        <draw:line draw:style-name="gr1" draw:text-style-name="P1" draw:layer="layout" svg:x1="31.5cm" svg:y1="91.7cm" svg:x2="41.1cm" svg:y2="95.7cm">
          <text:p/>
        </draw:line>
        <draw:custom-shape draw:style-name="gr7" draw:text-style-name="P8" draw:layer="layout" svg:width="3.2cm" svg:height="1.9cm" svg:x="24.8cm" svg:y="93cm">
          <text:p text:style-name="P2"><text:span text:style-name="T1">i: 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2cm" svg:height="1.9cm" svg:x="34.9cm" svg:y="92.9cm">
          <text:p text:style-name="P2"><text:span text:style-name="T1">i: B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1.4cm" svg:y1="110.1cm" svg:x2="11.4cm" svg:y2="114.7cm">
          <text:p/>
        </draw:line>
        <draw:custom-shape draw:style-name="gr2" draw:text-style-name="P3" draw:layer="layout" svg:width="3.6cm" svg:height="1.9cm" svg:x="11.4cm" svg:y="111.1cm">
          <text:p text:style-name="P2"><text:span text:style-name="T1">j: E2</text:span></text:p>
          <text:p text:style-name="P2"><text:span text:style-name="T1">{B3}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g>
              <draw:custom-shape draw:style-name="gr3" draw:text-style-name="P4" draw:layer="layout" svg:width="3cm" svg:height="3cm" svg:x="2.35cm" svg:y="97.1cm">
                <text:p text:style-name="P2"><text:span text:style-name="T2">A1</text:span></text:p>
                <text:p text:style-name="P2"><text:span text:style-name="T3">E1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8.35cm" svg:y="97.1cm">
                <text:p text:style-name="P2"><text:span text:style-name="T2">A2</text:span></text:p>
                <text:p text:style-name="P2"><text:span text:style-name="T3">E3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2.35cm" svg:y="101.1cm">
                <text:p text:style-name="P2"><text:span text:style-name="T2">B1</text:span></text:p>
                <text:p text:style-name="P2"><text:span text:style-name="T3">E3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2.35cm" svg:y="105.1cm">
                <text:p text:style-name="P2"><text:span text:style-name="T2">B2</text:span></text:p>
                <text:p text:style-name="P2"><text:span text:style-name="T3">E2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8.35cm" svg:y="103.1cm">
                <text:p text:style-name="P2"><text:span text:style-name="T2">B3</text:span></text:p>
                <text:p text:style-name="P2"><text:span text:style-name="T3">{E2,E3}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15.35cm" svg:y="97.1cm">
                <text:p text:style-name="P2"><text:span text:style-name="T4">A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15.35cm" svg:y="103.1cm">
                <text:p text:style-name="P2"><text:span text:style-name="T4">B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5.35cm" svg:y1="98.6cm" svg:x2="8.35cm" svg:y2="98.6cm">
                <text:p text:style-name="P2">1</text:p>
                <text:p text:style-name="P2"/>
              </draw:line>
              <draw:line draw:style-name="gr4" draw:text-style-name="P7" draw:layer="layout" svg:x1="5.35cm" svg:y1="102.6cm" svg:x2="8.45cm" svg:y2="104.1cm">
                <text:p text:style-name="P2">2</text:p>
                <text:p text:style-name="P2"/>
              </draw:line>
              <draw:line draw:style-name="gr4" draw:text-style-name="P7" draw:layer="layout" svg:x1="5.35cm" svg:y1="106.6cm" svg:x2="8.45cm" svg:y2="105.1cm">
                <text:p text:style-name="P2">3</text:p>
                <text:p text:style-name="P2"/>
              </draw:line>
              <draw:line draw:style-name="gr4" draw:text-style-name="P7" draw:layer="layout" svg:x1="11.35cm" svg:y1="98.6cm" svg:x2="15.35cm" svg:y2="98.6cm">
                <text:p text:style-name="P2">4</text:p>
                <text:p text:style-name="P2"/>
              </draw:line>
              <draw:line draw:style-name="gr4" draw:text-style-name="P7" draw:layer="layout" svg:x1="11.35cm" svg:y1="104.6cm" svg:x2="15.35cm" svg:y2="104.6cm">
                <text:p text:style-name="P2">2</text:p>
                <text:p text:style-name="P2"/>
              </draw:line>
            </draw:g>
            <draw:custom-shape draw:style-name="gr5" draw:text-style-name="P1" draw:layer="layout" svg:width="20.1cm" svg:height="13.8cm" svg:x="0.9cm" svg:y="96.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7.2cm" svg:height="3cm" svg:x="13.8cm" svg:y="107.1cm">
              <text:p text:style-name="P2">I' = { B3 }</text:p>
              <text:p text:style-name="P2"/>
              <text:p text:style-name="P2"><text:span text:style-name="T5">J</text:span>' = {E2, E3}</text:p>
              <text:p text:style-name="P2">Bound = 6</text:p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20.1cm" svg:height="13.8cm" svg:x="0.9cm" svg:y="96.3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1" draw:text-style-name="P1" draw:layer="layout" svg:x1="9.8cm" svg:y1="103.1cm" svg:x2="9.8cm" svg:y2="100.1cm">
            <text:p/>
          </draw:line>
        </draw:g>
        <draw:line draw:style-name="gr1" draw:text-style-name="P1" draw:layer="layout" svg:x1="11.4cm" svg:y1="114.7cm" svg:x2="11.4cm" svg:y2="119.7cm">
          <text:p/>
        </draw:line>
        <draw:custom-shape draw:style-name="gr7" draw:text-style-name="P8" draw:layer="layout" svg:width="3.2cm" svg:height="1.9cm" svg:x="9.7cm" svg:y="116.1cm">
          <text:p text:style-name="P2"><text:span text:style-name="T1">i: 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g>
              <draw:custom-shape draw:style-name="gr3" draw:text-style-name="P4" draw:layer="layout" svg:width="3cm" svg:height="3cm" svg:x="2.35cm" svg:y="120.5cm">
                <text:p text:style-name="P2"><text:span text:style-name="T2">A1</text:span></text:p>
                <text:p text:style-name="P2"><text:span text:style-name="T3">E1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8.35cm" svg:y="120.5cm">
                <text:p text:style-name="P2"><text:span text:style-name="T2">A2</text:span></text:p>
                <text:p text:style-name="P2"><text:span text:style-name="T3">E3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2.35cm" svg:y="124.5cm">
                <text:p text:style-name="P2"><text:span text:style-name="T2">B1</text:span></text:p>
                <text:p text:style-name="P2"><text:span text:style-name="T3">E3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2.35cm" svg:y="128.5cm">
                <text:p text:style-name="P2"><text:span text:style-name="T2">B2</text:span></text:p>
                <text:p text:style-name="P2"><text:span text:style-name="T3">E2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8.35cm" svg:y="126.5cm">
                <text:p text:style-name="P2"><text:span text:style-name="T2">B3</text:span></text:p>
                <text:p text:style-name="P2"><text:span text:style-name="T3">E2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15.35cm" svg:y="120.5cm">
                <text:p text:style-name="P2"><text:span text:style-name="T4">A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15.35cm" svg:y="126.5cm">
                <text:p text:style-name="P2"><text:span text:style-name="T4">B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5.35cm" svg:y1="122cm" svg:x2="8.35cm" svg:y2="122cm">
                <text:p text:style-name="P2">1</text:p>
                <text:p text:style-name="P2"/>
              </draw:line>
              <draw:line draw:style-name="gr4" draw:text-style-name="P7" draw:layer="layout" svg:x1="5.35cm" svg:y1="126cm" svg:x2="8.45cm" svg:y2="127.5cm">
                <text:p text:style-name="P2">2</text:p>
                <text:p text:style-name="P2"/>
              </draw:line>
              <draw:line draw:style-name="gr4" draw:text-style-name="P7" draw:layer="layout" svg:x1="5.35cm" svg:y1="130cm" svg:x2="8.45cm" svg:y2="128.5cm">
                <text:p text:style-name="P2">3</text:p>
                <text:p text:style-name="P2"/>
              </draw:line>
              <draw:line draw:style-name="gr4" draw:text-style-name="P7" draw:layer="layout" svg:x1="11.35cm" svg:y1="122cm" svg:x2="15.35cm" svg:y2="122cm">
                <text:p text:style-name="P2">4</text:p>
                <text:p text:style-name="P2"/>
              </draw:line>
              <draw:line draw:style-name="gr4" draw:text-style-name="P7" draw:layer="layout" svg:x1="11.35cm" svg:y1="128cm" svg:x2="15.35cm" svg:y2="128cm">
                <text:p text:style-name="P2">2</text:p>
                <text:p text:style-name="P2"/>
              </draw:line>
            </draw:g>
            <draw:custom-shape draw:style-name="gr5" draw:text-style-name="P1" draw:layer="layout" svg:width="20.1cm" svg:height="13.8cm" svg:x="0.9cm" svg:y="119.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7.2cm" svg:height="3cm" svg:x="13.8cm" svg:y="130.5cm">
              <text:p text:style-name="P2">I' = { }</text:p>
              <text:p text:style-name="P2"/>
              <text:p text:style-name="P2"><text:span text:style-name="T5">J</text:span>' = { }</text:p>
              <text:p text:style-name="P2">Bound = 6</text:p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20.1cm" svg:height="13.8cm" svg:x="0.9cm" svg:y="119.7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1" draw:text-style-name="P1" draw:layer="layout" svg:x1="9.9cm" svg:y1="126.5cm" svg:x2="9.9cm" svg:y2="123.5cm">
            <text:p/>
          </draw:line>
        </draw:g>
        <draw:line draw:style-name="gr1" draw:text-style-name="P1" draw:layer="layout" svg:x1="51.5cm" svg:y1="109.6cm" svg:x2="51.5cm" svg:y2="113.7cm">
          <text:p/>
        </draw:line>
        <draw:line draw:style-name="gr1" draw:text-style-name="P1" draw:layer="layout" svg:x1="51.5cm" svg:y1="113.7cm" svg:x2="51.5cm" svg:y2="117.6cm">
          <text:p/>
        </draw:line>
        <draw:custom-shape draw:style-name="gr2" draw:text-style-name="P3" draw:layer="layout" svg:width="3.6cm" svg:height="1.9cm" svg:x="51.5cm" svg:y="110.6cm">
          <text:p text:style-name="P2"><text:span text:style-name="T1">j: E3</text:span></text:p>
          <text:p text:style-name="P2"><text:span text:style-name="T1">{A2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2cm" svg:height="1.9cm" svg:x="50cm" svg:y="114.3cm">
          <text:p text:style-name="P2"><text:span text:style-name="T1">i: 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g>
              <draw:custom-shape draw:style-name="gr3" draw:text-style-name="P4" draw:layer="layout" svg:width="3cm" svg:height="3cm" svg:x="46.75cm" svg:y="118.3cm">
                <text:p text:style-name="P2"><text:span text:style-name="T2">A1</text:span></text:p>
                <text:p text:style-name="P2"><text:span text:style-name="T3">E1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52.75cm" svg:y="118.3cm">
                <text:p text:style-name="P2"><text:span text:style-name="T2">A2</text:span></text:p>
                <text:p text:style-name="P2"><text:span text:style-name="T3">E3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46.75cm" svg:y="122.3cm">
                <text:p text:style-name="P2"><text:span text:style-name="T2">B1</text:span></text:p>
                <text:p text:style-name="P2"><text:span text:style-name="T3">E3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46.75cm" svg:y="126.3cm">
                <text:p text:style-name="P2"><text:span text:style-name="T2">B2</text:span></text:p>
                <text:p text:style-name="P2"><text:span text:style-name="T3">E2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52.75cm" svg:y="124.3cm">
                <text:p text:style-name="P2"><text:span text:style-name="T2">B3</text:span></text:p>
                <text:p text:style-name="P2"><text:span text:style-name="T3">E3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59.75cm" svg:y="118.3cm">
                <text:p text:style-name="P2"><text:span text:style-name="T4">A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59.75cm" svg:y="124.3cm">
                <text:p text:style-name="P2"><text:span text:style-name="T4">B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49.75cm" svg:y1="119.8cm" svg:x2="52.75cm" svg:y2="119.8cm">
                <text:p text:style-name="P2">1</text:p>
                <text:p text:style-name="P2"/>
              </draw:line>
              <draw:line draw:style-name="gr4" draw:text-style-name="P7" draw:layer="layout" svg:x1="49.75cm" svg:y1="123.8cm" svg:x2="52.85cm" svg:y2="125.3cm">
                <text:p text:style-name="P2">2</text:p>
                <text:p text:style-name="P2"/>
              </draw:line>
              <draw:line draw:style-name="gr4" draw:text-style-name="P7" draw:layer="layout" svg:x1="49.75cm" svg:y1="127.8cm" svg:x2="52.85cm" svg:y2="126.3cm">
                <text:p text:style-name="P2">3</text:p>
                <text:p text:style-name="P2"/>
              </draw:line>
              <draw:line draw:style-name="gr4" draw:text-style-name="P7" draw:layer="layout" svg:x1="55.75cm" svg:y1="119.8cm" svg:x2="59.75cm" svg:y2="119.8cm">
                <text:p text:style-name="P2">4</text:p>
                <text:p text:style-name="P2"/>
              </draw:line>
              <draw:line draw:style-name="gr4" draw:text-style-name="P7" draw:layer="layout" svg:x1="55.75cm" svg:y1="125.8cm" svg:x2="59.75cm" svg:y2="125.8cm">
                <text:p text:style-name="P2">2</text:p>
                <text:p text:style-name="P2"/>
              </draw:line>
            </draw:g>
            <draw:custom-shape draw:style-name="gr5" draw:text-style-name="P1" draw:layer="layout" svg:width="20.1cm" svg:height="13.8cm" svg:x="45.3cm" svg:y="117.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7.2cm" svg:height="3cm" svg:x="58.2cm" svg:y="128.3cm">
              <text:p text:style-name="P2">I' = { A2 }</text:p>
              <text:p text:style-name="P2"/>
              <text:p text:style-name="P2"><text:span text:style-name="T5">J</text:span>' = { E3 }</text:p>
              <text:p text:style-name="P2">Bound = 8</text:p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20.1cm" svg:height="13.8cm" svg:x="45.3cm" svg:y="117.5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1" draw:text-style-name="P1" draw:layer="layout" svg:x1="60.4cm" svg:y1="124.5cm" svg:x2="55.5cm" svg:y2="120.7cm">
            <text:p/>
          </draw:line>
        </draw:g>
        <draw:line draw:style-name="gr1" draw:text-style-name="P1" draw:layer="layout" svg:x1="77.8cm" svg:y1="87.8cm" svg:x2="77.8cm" svg:y2="92.1cm">
          <text:p/>
        </draw:line>
        <draw:line draw:style-name="gr1" draw:text-style-name="P1" draw:layer="layout" svg:x1="77.8cm" svg:y1="92.1cm" svg:x2="77.8cm" svg:y2="96.4cm">
          <text:p/>
        </draw:line>
        <draw:custom-shape draw:style-name="gr2" draw:text-style-name="P3" draw:layer="layout" svg:width="3.6cm" svg:height="1.9cm" svg:x="77.8cm" svg:y="88.7cm">
          <text:p text:style-name="P2"><text:span text:style-name="T1">j: E2</text:span></text:p>
          <text:p text:style-name="P2"><text:span text:style-name="T1">{B2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2cm" svg:height="1.9cm" svg:x="76cm" svg:y="93.1cm">
          <text:p text:style-name="P2"><text:span text:style-name="T1">i: B2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g>
              <draw:custom-shape draw:style-name="gr3" draw:text-style-name="P4" draw:layer="layout" svg:width="3cm" svg:height="3cm" svg:x="141.45cm" svg:y="50.9cm">
                <text:p text:style-name="P2"><text:span text:style-name="T2">A1</text:span></text:p>
                <text:p text:style-name="P2"><text:span text:style-name="T3">E2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47.45cm" svg:y="50.9cm">
                <text:p text:style-name="P2"><text:span text:style-name="T2">A2</text:span></text:p>
                <text:p text:style-name="P2"><text:span text:style-name="T3">{E3}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41.45cm" svg:y="54.9cm">
                <text:p text:style-name="P2"><text:span text:style-name="T2">B1</text:span></text:p>
                <text:p text:style-name="P2"><text:span text:style-name="T3">E1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41.45cm" svg:y="58.9cm">
                <text:p text:style-name="P2"><text:span text:style-name="T2">B2</text:span></text:p>
                <text:p text:style-name="P2"><text:span text:style-name="T3">{E2}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47.45cm" svg:y="56.9cm">
                <text:p text:style-name="P2"><text:span text:style-name="T2">B3</text:span></text:p>
                <text:p text:style-name="P2"><text:span text:style-name="T3">{E2,E3}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154.45cm" svg:y="50.9cm">
                <text:p text:style-name="P2"><text:span text:style-name="T4">A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154.45cm" svg:y="56.9cm">
                <text:p text:style-name="P2"><text:span text:style-name="T4">B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144.45cm" svg:y1="52.4cm" svg:x2="147.45cm" svg:y2="52.4cm">
                <text:p text:style-name="P2">2</text:p>
                <text:p text:style-name="P2"/>
              </draw:line>
              <draw:line draw:style-name="gr4" draw:text-style-name="P7" draw:layer="layout" svg:x1="144.45cm" svg:y1="56.4cm" svg:x2="147.55cm" svg:y2="57.9cm">
                <text:p text:style-name="P2">4</text:p>
                <text:p text:style-name="P2"/>
              </draw:line>
              <draw:line draw:style-name="gr4" draw:text-style-name="P7" draw:layer="layout" svg:x1="144.45cm" svg:y1="60.4cm" svg:x2="147.55cm" svg:y2="58.9cm">
                <text:p text:style-name="P2">3</text:p>
                <text:p text:style-name="P2"/>
              </draw:line>
              <draw:line draw:style-name="gr4" draw:text-style-name="P7" draw:layer="layout" svg:x1="150.45cm" svg:y1="52.4cm" svg:x2="154.45cm" svg:y2="52.4cm">
                <text:p text:style-name="P2">4</text:p>
                <text:p text:style-name="P2"/>
              </draw:line>
              <draw:line draw:style-name="gr4" draw:text-style-name="P7" draw:layer="layout" svg:x1="150.45cm" svg:y1="58.4cm" svg:x2="154.45cm" svg:y2="58.4cm">
                <text:p text:style-name="P2">2</text:p>
                <text:p text:style-name="P2"/>
              </draw:line>
            </draw:g>
            <draw:custom-shape draw:style-name="gr5" draw:text-style-name="P1" draw:layer="layout" svg:width="20.1cm" svg:height="13.8cm" svg:x="140cm" svg:y="50.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7.2cm" svg:height="3cm" svg:x="152.9cm" svg:y="60.9cm">
              <text:p text:style-name="P2">I' = {A2, B2, B3}</text:p>
              <text:p text:style-name="P2"/>
              <text:p text:style-name="P2"><text:span text:style-name="T5">J</text:span>' = {E2, E3}</text:p>
              <text:p text:style-name="P2">Bound = 6</text:p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20.1cm" svg:height="13.8cm" svg:x="140cm" svg:y="50.1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0" draw:text-style-name="P9" draw:layer="layout" svg:width="3.1cm" svg:height="2.6cm" svg:x="149.3cm" svg:y="61cm">
            <text:p text:style-name="P2"><text:span text:style-name="T6">3 olda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3" draw:text-style-name="P4" draw:layer="layout" svg:width="3cm" svg:height="3cm" svg:x="170.45cm" svg:y="50.9cm">
              <text:p text:style-name="P2"><text:span text:style-name="T2">A1</text:span></text:p>
              <text:p text:style-name="P2"><text:span text:style-name="T3">{E1,E2}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76.45cm" svg:y="50.9cm">
              <text:p text:style-name="P2"><text:span text:style-name="T2">A2</text:span></text:p>
              <text:p text:style-name="P2"><text:span text:style-name="T3">{E3}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70.45cm" svg:y="54.9cm">
              <text:p text:style-name="P2"><text:span text:style-name="T2">B1</text:span></text:p>
              <text:p text:style-name="P2"><text:span text:style-name="T3">E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70.45cm" svg:y="58.9cm">
              <text:p text:style-name="P2"><text:span text:style-name="T2">B2</text:span></text:p>
              <text:p text:style-name="P2"><text:span text:style-name="T3">E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76.45cm" svg:y="56.9cm">
              <text:p text:style-name="P2"><text:span text:style-name="T2">B3</text:span></text:p>
              <text:p text:style-name="P2"><text:span text:style-name="T3">{E2,E3}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3cm" svg:height="3cm" svg:x="183.45cm" svg:y="50.9cm">
              <text:p text:style-name="P2"><text:span text:style-name="T4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3cm" svg:height="3cm" svg:x="183.45cm" svg:y="56.9cm">
              <text:p text:style-name="P2"><text:span text:style-name="T4">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173.45cm" svg:y1="52.4cm" svg:x2="176.45cm" svg:y2="52.4cm">
              <text:p text:style-name="P2">1</text:p>
              <text:p text:style-name="P2"/>
            </draw:line>
            <draw:line draw:style-name="gr4" draw:text-style-name="P7" draw:layer="layout" svg:x1="173.45cm" svg:y1="56.4cm" svg:x2="176.55cm" svg:y2="57.9cm">
              <text:p text:style-name="P2">4</text:p>
              <text:p text:style-name="P2"/>
            </draw:line>
            <draw:line draw:style-name="gr4" draw:text-style-name="P7" draw:layer="layout" svg:x1="173.45cm" svg:y1="60.4cm" svg:x2="176.55cm" svg:y2="58.9cm">
              <text:p text:style-name="P2">3</text:p>
              <text:p text:style-name="P2"/>
            </draw:line>
            <draw:line draw:style-name="gr4" draw:text-style-name="P7" draw:layer="layout" svg:x1="179.45cm" svg:y1="52.4cm" svg:x2="183.45cm" svg:y2="52.4cm">
              <text:p text:style-name="P2">4</text:p>
              <text:p text:style-name="P2"/>
            </draw:line>
            <draw:line draw:style-name="gr4" draw:text-style-name="P7" draw:layer="layout" svg:x1="179.45cm" svg:y1="58.4cm" svg:x2="183.45cm" svg:y2="58.4cm">
              <text:p text:style-name="P2">2</text:p>
              <text:p text:style-name="P2"/>
            </draw:line>
          </draw:g>
          <draw:custom-shape draw:style-name="gr5" draw:text-style-name="P1" draw:layer="layout" svg:width="20.1cm" svg:height="13.8cm" svg:x="169cm" svg:y="50.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7.2cm" svg:height="3cm" svg:x="181.9cm" svg:y="60.9cm">
            <text:p text:style-name="P2">I' = {A1, A2, B3}</text:p>
            <text:p text:style-name="P2"/>
            <text:p text:style-name="P2"><text:span text:style-name="T5">J</text:span>' = {E1, E2, E3}</text:p>
            <text:p text:style-name="P2">Bound = 6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0.1cm" svg:height="13.8cm" svg:x="169cm" svg:y="50.1cm">
            <text:p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9" draw:layer="layout" svg:width="3.1cm" svg:height="2.6cm" svg:x="178.2cm" svg:y="60.9cm">
          <text:p text:style-name="P2"><text:span text:style-name="T6">4 old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2" draw:text-style-name="P4" draw:layer="layout" svg:width="3cm" svg:height="3.043cm" svg:x="199.584cm" svg:y="50.818cm">
              <text:p text:style-name="P2"><text:span text:style-name="T2">A1</text:span></text:p>
              <text:p text:style-name="P2"><text:span text:style-name="T3">{E1,E2}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4" draw:layer="layout" svg:width="3cm" svg:height="3.043cm" svg:x="205.584cm" svg:y="50.818cm">
              <text:p text:style-name="P2"><text:span text:style-name="T2">A2</text:span></text:p>
              <text:p text:style-name="P2"><text:span text:style-name="T3">{E3}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4" draw:layer="layout" svg:width="3cm" svg:height="3.043cm" svg:x="199.584cm" svg:y="54.876cm">
              <text:p text:style-name="P2"><text:span text:style-name="T2">B1</text:span></text:p>
              <text:p text:style-name="P2"><text:span text:style-name="T3">E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4" draw:layer="layout" svg:width="3cm" svg:height="3.043cm" svg:x="199.584cm" svg:y="58.934cm">
              <text:p text:style-name="P2"><text:span text:style-name="T2">B2</text:span></text:p>
              <text:p text:style-name="P2"><text:span text:style-name="T3">{E2}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4" draw:layer="layout" svg:width="3cm" svg:height="3.043cm" svg:x="205.584cm" svg:y="56.905cm">
              <text:p text:style-name="P2"><text:span text:style-name="T2">B3</text:span></text:p>
              <text:p text:style-name="P2"><text:span text:style-name="T3">E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5" draw:layer="layout" svg:width="3cm" svg:height="3.043cm" svg:x="212.584cm" svg:y="50.818cm">
              <text:p text:style-name="P2"><text:span text:style-name="T4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6" draw:layer="layout" svg:width="3cm" svg:height="3.043cm" svg:x="212.584cm" svg:y="56.905cm">
              <text:p text:style-name="P2"><text:span text:style-name="T4">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202.584cm" svg:y1="52.339cm" svg:x2="205.584cm" svg:y2="52.339cm">
              <text:p text:style-name="P2">1</text:p>
              <text:p text:style-name="P2"/>
            </draw:line>
            <draw:line draw:style-name="gr4" draw:text-style-name="P7" draw:layer="layout" svg:x1="202.584cm" svg:y1="56.397cm" svg:x2="205.684cm" svg:y2="57.919cm">
              <text:p text:style-name="P2">4</text:p>
              <text:p text:style-name="P2"/>
            </draw:line>
            <draw:line draw:style-name="gr4" draw:text-style-name="P7" draw:layer="layout" svg:x1="202.584cm" svg:y1="60.456cm" svg:x2="205.684cm" svg:y2="58.934cm">
              <text:p text:style-name="P2">3</text:p>
              <text:p text:style-name="P2"/>
            </draw:line>
            <draw:line draw:style-name="gr4" draw:text-style-name="P7" draw:layer="layout" svg:x1="208.584cm" svg:y1="52.339cm" svg:x2="212.584cm" svg:y2="52.339cm">
              <text:p text:style-name="P2">4</text:p>
              <text:p text:style-name="P2"/>
            </draw:line>
            <draw:line draw:style-name="gr4" draw:text-style-name="P7" draw:layer="layout" svg:x1="208.584cm" svg:y1="58.426cm" svg:x2="212.584cm" svg:y2="58.426cm">
              <text:p text:style-name="P2">2</text:p>
              <text:p text:style-name="P2"/>
            </draw:line>
          </draw:g>
          <draw:custom-shape draw:style-name="gr13" draw:text-style-name="P1" draw:layer="layout" svg:width="20.1cm" svg:height="14cm" svg:x="198.134cm" svg:y="50.00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7.2cm" svg:height="3.043cm" svg:x="211.034cm" svg:y="60.963cm">
            <text:p text:style-name="P2">I' = {A1, A2, B2}</text:p>
            <text:p text:style-name="P2"/>
            <text:p text:style-name="P2"><text:span text:style-name="T5">J</text:span>' = {E1, E2, E3}</text:p>
            <text:p text:style-name="P2">Bound = 6</text:p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20.1cm" svg:height="14cm" svg:x="198.134cm" svg:y="50.006cm">
            <text:p/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208.199cm" svg:y1="64.006cm" svg:x2="208.199cm" svg:y2="68.906cm">
          <text:p/>
        </draw:line>
        <draw:custom-shape draw:style-name="gr2" draw:text-style-name="P3" draw:layer="layout" svg:width="3.6cm" svg:height="1.9cm" svg:x="208.199cm" svg:y="65.006cm">
          <text:p text:style-name="P2"><text:span text:style-name="T1">j: E2</text:span></text:p>
          <text:p text:style-name="P2"><text:span text:style-name="T1">{A1, B2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208.199cm" svg:y1="68.906cm" svg:x2="189.199cm" svg:y2="70.806cm">
          <text:p/>
        </draw:line>
        <draw:line draw:style-name="gr1" draw:text-style-name="P1" draw:layer="layout" svg:x1="208.199cm" svg:y1="68.906cm" svg:x2="231.5cm" svg:y2="71cm">
          <text:p/>
        </draw:line>
        <draw:custom-shape draw:style-name="gr7" draw:text-style-name="P8" draw:layer="layout" svg:width="3.2cm" svg:height="1.9cm" svg:x="195.999cm" svg:y="69.206cm">
          <text:p text:style-name="P2"><text:span text:style-name="T1">i: 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2cm" svg:height="1.9cm" svg:x="217.799cm" svg:y="69.106cm">
          <text:p text:style-name="P2"><text:span text:style-name="T1">i: B2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g>
              <draw:custom-shape draw:style-name="gr12" draw:text-style-name="P4" draw:layer="layout" svg:width="3cm" svg:height="3.043cm" svg:x="170.549cm" svg:y="71.618cm">
                <text:p text:style-name="P2"><text:span text:style-name="T2">A1</text:span></text:p>
                <text:p text:style-name="P2"><text:span text:style-name="T3">E2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4" draw:layer="layout" svg:width="3cm" svg:height="3.043cm" svg:x="176.549cm" svg:y="71.618cm">
                <text:p text:style-name="P2"><text:span text:style-name="T2">A2</text:span></text:p>
                <text:p text:style-name="P2"><text:span text:style-name="T3">{E3}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4" draw:layer="layout" svg:width="3cm" svg:height="3.043cm" svg:x="170.549cm" svg:y="75.676cm">
                <text:p text:style-name="P2"><text:span text:style-name="T2">B1</text:span></text:p>
                <text:p text:style-name="P2"><text:span text:style-name="T3">E1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4" draw:layer="layout" svg:width="3cm" svg:height="3.043cm" svg:x="170.549cm" svg:y="79.734cm">
                <text:p text:style-name="P2"><text:span text:style-name="T2">B2</text:span></text:p>
                <text:p text:style-name="P2"><text:span text:style-name="T3">{E2}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4" draw:layer="layout" svg:width="3cm" svg:height="3.043cm" svg:x="176.549cm" svg:y="77.705cm">
                <text:p text:style-name="P2"><text:span text:style-name="T2">B3</text:span></text:p>
                <text:p text:style-name="P2"><text:span text:style-name="T3">E2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5" draw:layer="layout" svg:width="3cm" svg:height="3.043cm" svg:x="183.549cm" svg:y="71.618cm">
                <text:p text:style-name="P2"><text:span text:style-name="T4">A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6" draw:layer="layout" svg:width="3cm" svg:height="3.043cm" svg:x="183.549cm" svg:y="77.705cm">
                <text:p text:style-name="P2"><text:span text:style-name="T4">B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173.549cm" svg:y1="73.139cm" svg:x2="176.549cm" svg:y2="73.139cm">
                <text:p text:style-name="P2">2</text:p>
                <text:p text:style-name="P2"/>
              </draw:line>
              <draw:line draw:style-name="gr4" draw:text-style-name="P7" draw:layer="layout" svg:x1="173.549cm" svg:y1="77.197cm" svg:x2="176.649cm" svg:y2="78.719cm">
                <text:p text:style-name="P2">4</text:p>
                <text:p text:style-name="P2"/>
              </draw:line>
              <draw:line draw:style-name="gr4" draw:text-style-name="P7" draw:layer="layout" svg:x1="173.549cm" svg:y1="81.256cm" svg:x2="176.649cm" svg:y2="79.734cm">
                <text:p text:style-name="P2">3</text:p>
                <text:p text:style-name="P2"/>
              </draw:line>
              <draw:line draw:style-name="gr4" draw:text-style-name="P7" draw:layer="layout" svg:x1="179.549cm" svg:y1="73.139cm" svg:x2="183.549cm" svg:y2="73.139cm">
                <text:p text:style-name="P2">4</text:p>
                <text:p text:style-name="P2"/>
              </draw:line>
              <draw:line draw:style-name="gr4" draw:text-style-name="P7" draw:layer="layout" svg:x1="179.549cm" svg:y1="79.226cm" svg:x2="183.549cm" svg:y2="79.226cm">
                <text:p text:style-name="P2">2</text:p>
                <text:p text:style-name="P2"/>
              </draw:line>
            </draw:g>
            <draw:custom-shape draw:style-name="gr13" draw:text-style-name="P1" draw:layer="layout" svg:width="20.1cm" svg:height="14cm" svg:x="169.099cm" svg:y="70.80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" draw:layer="layout" svg:width="7.2cm" svg:height="3.043cm" svg:x="181.999cm" svg:y="81.763cm">
              <text:p text:style-name="P2">I' = {A2, B2}</text:p>
              <text:p text:style-name="P2"/>
              <text:p text:style-name="P2"><text:span text:style-name="T5">J</text:span>' = {E2, E3}</text:p>
              <text:p text:style-name="P2">Bound = 12</text:p>
              <draw:enhanced-geometry svg:viewBox="0 0 21600 21600" draw:type="rectangle" draw:enhanced-path="M 0 0 L 21600 0 21600 21600 0 21600 0 0 Z N"/>
            </draw:custom-shape>
            <draw:custom-shape draw:style-name="gr13" draw:text-style-name="P1" draw:layer="layout" svg:width="20.1cm" svg:height="14cm" svg:x="169.099cm" svg:y="70.806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1" draw:text-style-name="P1" draw:layer="layout" svg:x1="183.799cm" svg:y1="78.406cm" svg:x2="172.999cm" svg:y2="74.406cm">
            <text:p/>
          </draw:line>
        </draw:g>
        <draw:line draw:style-name="gr1" draw:text-style-name="P1" draw:layer="layout" svg:x1="178.899cm" svg:y1="84.806cm" svg:x2="178.899cm" svg:y2="89.806cm">
          <text:p/>
        </draw:line>
        <draw:line draw:style-name="gr1" draw:text-style-name="P1" draw:layer="layout" svg:x1="178.899cm" svg:y1="89.806cm" svg:x2="178.899cm" svg:y2="93.906cm">
          <text:p/>
        </draw:line>
        <draw:custom-shape draw:style-name="gr2" draw:text-style-name="P3" draw:layer="layout" svg:width="3.6cm" svg:height="1.9cm" svg:x="178.899cm" svg:y="86.006cm">
          <text:p text:style-name="P2"><text:span text:style-name="T1">j: E2</text:span></text:p>
          <text:p text:style-name="P2"><text:span text:style-name="T1">{B2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2cm" svg:height="1.9cm" svg:x="177.299cm" svg:y="90.606cm">
          <text:p text:style-name="P2"><text:span text:style-name="T1">i: B2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g>
              <draw:custom-shape draw:style-name="gr3" draw:text-style-name="P4" draw:layer="layout" svg:width="3cm" svg:height="3cm" svg:x="267.35cm" svg:y="29.108cm">
                <text:p text:style-name="P2"><text:span text:style-name="T2">A1</text:span></text:p>
                <text:p text:style-name="P2"><text:span text:style-name="T3">{E2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273.35cm" svg:y="29.108cm">
                <text:p text:style-name="P2"><text:span text:style-name="T2">A2</text:span></text:p>
                <text:p text:style-name="P2"><text:span text:style-name="T3">{E3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267.35cm" svg:y="33.108cm">
                <text:p text:style-name="P2"><text:span text:style-name="T2">B1</text:span></text:p>
                <text:p text:style-name="P2"><text:span text:style-name="T3">{E3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267.35cm" svg:y="37.108cm">
                <text:p text:style-name="P2"><text:span text:style-name="T2">B2</text:span></text:p>
                <text:p text:style-name="P2"><text:span text:style-name="T3">{E2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273.35cm" svg:y="35.108cm">
                <text:p text:style-name="P2"><text:span text:style-name="T2">B3</text:span></text:p>
                <text:p text:style-name="P2"><text:span text:style-name="T3">{E2,E3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280.35cm" svg:y="29.108cm">
                <text:p text:style-name="P2"><text:span text:style-name="T4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280.35cm" svg:y="35.108cm">
                <text:p text:style-name="P2"><text:span text:style-name="T4">B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270.35cm" svg:y1="30.608cm" svg:x2="273.35cm" svg:y2="30.608cm">
                <text:p text:style-name="P2">1</text:p>
                <text:p text:style-name="P2"/>
              </draw:line>
              <draw:line draw:style-name="gr4" draw:text-style-name="P7" draw:layer="layout" svg:x1="270.35cm" svg:y1="34.608cm" svg:x2="273.45cm" svg:y2="36.108cm">
                <text:p text:style-name="P2">2</text:p>
                <text:p text:style-name="P2"/>
              </draw:line>
              <draw:line draw:style-name="gr4" draw:text-style-name="P7" draw:layer="layout" svg:x1="270.35cm" svg:y1="38.608cm" svg:x2="273.45cm" svg:y2="37.108cm">
                <text:p text:style-name="P2">3</text:p>
                <text:p text:style-name="P2"/>
              </draw:line>
              <draw:line draw:style-name="gr4" draw:text-style-name="P7" draw:layer="layout" svg:x1="276.35cm" svg:y1="30.608cm" svg:x2="280.35cm" svg:y2="30.608cm">
                <text:p text:style-name="P2">4</text:p>
                <text:p text:style-name="P2"/>
              </draw:line>
              <draw:line draw:style-name="gr4" draw:text-style-name="P7" draw:layer="layout" svg:x1="276.35cm" svg:y1="36.608cm" svg:x2="280.35cm" svg:y2="36.608cm">
                <text:p text:style-name="P2">2</text:p>
                <text:p text:style-name="P2"/>
              </draw:line>
              <draw:custom-shape draw:style-name="gr5" draw:text-style-name="P1" draw:layer="layout" svg:width="20.1cm" svg:height="13.8cm" svg:x="265.9cm" svg:y="28.308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7.2cm" svg:height="3cm" svg:x="278.8cm" svg:y="39.108cm">
                <text:p text:style-name="P2">I' = {A1, A2, B1, B2, B3}</text:p>
                <text:p text:style-name="P2"/>
                <text:p text:style-name="P2"><text:span text:style-name="T5">J</text:span>' = {E2, E3}</text:p>
                <text:p text:style-name="P2">Bound = 5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1" draw:layer="layout" svg:width="20.1cm" svg:height="13.8cm" svg:x="265.9cm" svg:y="28.308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10" draw:text-style-name="P9" draw:layer="layout" svg:width="3.1cm" svg:height="2.6cm" svg:x="274.9cm" svg:y="39.3cm">
            <text:p text:style-name="P2"><text:span text:style-name="T6">5 olda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10" draw:layer="layout" svg:width="5.059cm" svg:height="5.131cm" svg:x="5.346cm" svg:y="4.468cm">
              <text:p text:style-name="P2"><text:span text:style-name="T2">A1</text:span></text:p>
              <text:p text:style-name="P2"><text:span text:style-name="T3">{E1,E2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10" draw:layer="layout" svg:width="5.06cm" svg:height="5.131cm" svg:x="15.465cm" svg:y="4.468cm">
              <text:p text:style-name="P2"><text:span text:style-name="T2">A2</text:span></text:p>
              <text:p text:style-name="P2"><text:span text:style-name="T3">{E3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0" draw:layer="layout" svg:width="5.059cm" svg:height="5.13cm" svg:x="5.346cm" svg:y="11.309cm">
              <text:p text:style-name="P2"><text:span text:style-name="T2">B1</text:span></text:p>
              <text:p text:style-name="P2"><text:span text:style-name="T3">{E1,E3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0" draw:layer="layout" svg:width="5.059cm" svg:height="5.131cm" svg:x="5.346cm" svg:y="18.149cm">
              <text:p text:style-name="P2"><text:span text:style-name="T2">B2</text:span></text:p>
              <text:p text:style-name="P2"><text:span text:style-name="T3">{E2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0" draw:layer="layout" svg:width="5.06cm" svg:height="5.13cm" svg:x="15.465cm" svg:y="14.729cm">
              <text:p text:style-name="P2"><text:span text:style-name="T2">B3</text:span></text:p>
              <text:p text:style-name="P2"><text:span text:style-name="T3">{E2,E3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11" draw:layer="layout" svg:width="5.06cm" svg:height="5.131cm" svg:x="27.271cm" svg:y="4.468cm">
              <text:p text:style-name="P2"><text:span text:style-name="T4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2" draw:layer="layout" svg:width="5.06cm" svg:height="5.13cm" svg:x="27.271cm" svg:y="14.729cm">
              <text:p text:style-name="P2"><text:span text:style-name="T4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3" draw:layer="layout" svg:x1="10.405cm" svg:y1="7.033cm" svg:x2="15.465cm" svg:y2="7.033cm">
              <text:p text:style-name="P2"><text:span text:style-name="T7">1 / 2</text:span></text:p>
              <text:p text:style-name="P2"><text:span text:style-name="T7"/></text:p>
            </draw:line>
            <draw:line draw:style-name="gr4" draw:text-style-name="P13" draw:layer="layout" svg:x1="10.405cm" svg:y1="13.874cm" svg:x2="15.633cm" svg:y2="16.439cm">
              <text:p text:style-name="P2"><text:span text:style-name="T7">4 / 2</text:span></text:p>
              <text:p text:style-name="P2"><text:span text:style-name="T7"/></text:p>
            </draw:line>
            <draw:line draw:style-name="gr4" draw:text-style-name="P13" draw:layer="layout" svg:x1="10.405cm" svg:y1="20.714cm" svg:x2="15.633cm" svg:y2="18.149cm">
              <text:p text:style-name="P2"><text:span text:style-name="T7">3</text:span></text:p>
              <text:p text:style-name="P2"><text:span text:style-name="T7"/></text:p>
            </draw:line>
            <draw:line draw:style-name="gr4" draw:text-style-name="P13" draw:layer="layout" svg:x1="20.525cm" svg:y1="7.033cm" svg:x2="27.271cm" svg:y2="7.033cm">
              <text:p text:style-name="P2"><text:span text:style-name="T7">4</text:span></text:p>
              <text:p text:style-name="P2"><text:span text:style-name="T7"/></text:p>
            </draw:line>
            <draw:line draw:style-name="gr4" draw:text-style-name="P13" draw:layer="layout" svg:x1="20.525cm" svg:y1="17.294cm" svg:x2="27.271cm" svg:y2="17.294cm">
              <text:p text:style-name="P2"><text:span text:style-name="T7">2 / 3</text:span></text:p>
              <text:p text:style-name="P2"><text:span text:style-name="T7"/></text:p>
            </draw:line>
            <draw:custom-shape draw:style-name="gr19" draw:text-style-name="P14" draw:layer="layout" svg:width="33.9cm" svg:height="23.6cm" svg:x="2.9cm" svg:y="3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14" draw:layer="layout" svg:width="12.143cm" svg:height="5.13cm" svg:x="24.657cm" svg:y="21.57cm">
              <text:p text:style-name="P2"><text:span text:style-name="T7">I' = {A1, A2, B1, B2, B3}</text:span></text:p>
              <text:p text:style-name="P2"><text:span text:style-name="T7"/></text:p>
              <text:p text:style-name="P2"><text:span text:style-name="T5">J</text:span><text:span text:style-name="T7">' = {E1, E2, E3}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14" draw:layer="layout" svg:width="33.9cm" svg:height="23.6cm" svg:x="2.9cm" svg:y="3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3" draw:text-style-name="P4" draw:layer="layout" svg:width="3cm" svg:height="3cm" svg:x="68.85cm" svg:y="97.2cm">
          <text:p text:style-name="P2"><text:span text:style-name="T2">A1</text:span></text:p>
          <text:p text:style-name="P2"><text:span text:style-name="T3">E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cm" svg:height="3cm" svg:x="74.85cm" svg:y="97.2cm">
          <text:p text:style-name="P2"><text:span text:style-name="T2">A2</text:span></text:p>
          <text:p text:style-name="P2"><text:span text:style-name="T3">{E3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cm" svg:height="3cm" svg:x="68.85cm" svg:y="101.2cm">
          <text:p text:style-name="P2"><text:span text:style-name="T2">B1</text:span></text:p>
          <text:p text:style-name="P2"><text:span text:style-name="T3">E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cm" svg:height="3cm" svg:x="68.85cm" svg:y="105.2cm">
          <text:p text:style-name="P2"><text:span text:style-name="T2">B2</text:span></text:p>
          <text:p text:style-name="P2"><text:span text:style-name="T3">E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cm" svg:height="3cm" svg:x="74.85cm" svg:y="103.2cm">
          <text:p text:style-name="P2"><text:span text:style-name="T2">B3</text:span></text:p>
          <text:p text:style-name="P2"><text:span text:style-name="T3">E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cm" svg:height="3cm" svg:x="81.85cm" svg:y="97.2cm">
          <text:p text:style-name="P2"><text:span text:style-name="T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5" draw:layer="layout" svg:width="3cm" svg:height="3cm" svg:x="81.85cm" svg:y="103.2cm">
          <text:p text:style-name="P2"><text:span text:style-name="T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6" draw:layer="layout" svg:x1="71.85cm" svg:y1="98.7cm" svg:x2="74.85cm" svg:y2="98.7cm">
          <text:p text:style-name="P2"><text:span text:style-name="T1">1</text:span></text:p>
          <text:p text:style-name="P2"><text:span text:style-name="T1"/></text:p>
        </draw:line>
        <draw:line draw:style-name="gr4" draw:text-style-name="P16" draw:layer="layout" svg:x1="71.85cm" svg:y1="102.7cm" svg:x2="74.95cm" svg:y2="104.2cm">
          <text:p text:style-name="P2"><text:span text:style-name="T1">2</text:span></text:p>
          <text:p text:style-name="P2"><text:span text:style-name="T1"/></text:p>
        </draw:line>
        <draw:line draw:style-name="gr4" draw:text-style-name="P16" draw:layer="layout" svg:x1="71.85cm" svg:y1="106.7cm" svg:x2="74.95cm" svg:y2="105.2cm">
          <text:p text:style-name="P2"><text:span text:style-name="T1">3</text:span></text:p>
          <text:p text:style-name="P2"><text:span text:style-name="T1"/></text:p>
        </draw:line>
        <draw:line draw:style-name="gr4" draw:text-style-name="P16" draw:layer="layout" svg:x1="77.85cm" svg:y1="98.7cm" svg:x2="81.85cm" svg:y2="98.7cm">
          <text:p text:style-name="P2"><text:span text:style-name="T1">4</text:span></text:p>
          <text:p text:style-name="P2"><text:span text:style-name="T1"/></text:p>
        </draw:line>
        <draw:line draw:style-name="gr4" draw:text-style-name="P16" draw:layer="layout" svg:x1="77.85cm" svg:y1="104.7cm" svg:x2="81.85cm" svg:y2="104.7cm">
          <text:p text:style-name="P2"><text:span text:style-name="T1">2</text:span></text:p>
          <text:p text:style-name="P2"><text:span text:style-name="T1"/></text:p>
        </draw:line>
        <draw:custom-shape draw:style-name="gr5" draw:text-style-name="P1" draw:layer="layout" svg:width="20.1cm" svg:height="13.8cm" svg:x="67.4cm" svg:y="96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7.2cm" svg:height="3cm" svg:x="80.3cm" svg:y="107.2cm">
          <text:p text:style-name="P2"><text:span text:style-name="T1">I' = {A2}</text:span></text:p>
          <text:p text:style-name="P2"><text:span text:style-name="T1"/></text:p>
          <text:p text:style-name="P2"><text:span text:style-name="T5">J</text:span><text:span text:style-name="T1">' = {E3}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0.1cm" svg:height="13.8cm" svg:x="67.4cm" svg:y="96.4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82.2cm" svg:y1="105.7cm" svg:x2="71.5cm" svg:y2="107.7cm">
          <text:p/>
        </draw:line>
        <draw:custom-shape draw:style-name="gr22" draw:text-style-name="P17" draw:layer="layout" svg:width="10.4cm" svg:height="1.9cm" svg:x="69.9cm" svg:y="108.313cm">
          <text:p text:style-name="P2"><text:span text:style-name="T8">Infeasible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3" draw:text-style-name="P4" draw:layer="layout" svg:width="3cm" svg:height="3cm" svg:x="101.75cm" svg:y="120.5cm">
              <text:p text:style-name="P2"><text:span text:style-name="T2">A1</text:span></text:p>
              <text:p text:style-name="P2"><text:span text:style-name="T3">E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07.75cm" svg:y="120.5cm">
              <text:p text:style-name="P2"><text:span text:style-name="T2">A2</text:span></text:p>
              <text:p text:style-name="P2"><text:span text:style-name="T3">E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01.75cm" svg:y="124.5cm">
              <text:p text:style-name="P2"><text:span text:style-name="T2">B1</text:span></text:p>
              <text:p text:style-name="P2"><text:span text:style-name="T3">E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01.75cm" svg:y="128.5cm">
              <text:p text:style-name="P2"><text:span text:style-name="T2">B2</text:span></text:p>
              <text:p text:style-name="P2"><text:span text:style-name="T3">E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07.75cm" svg:y="126.5cm">
              <text:p text:style-name="P2"><text:span text:style-name="T2">B3</text:span></text:p>
              <text:p text:style-name="P2"><text:span text:style-name="T3">E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3cm" svg:height="3cm" svg:x="114.75cm" svg:y="120.5cm">
              <text:p text:style-name="P2"><text:span text:style-name="T4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3cm" svg:height="3cm" svg:x="114.75cm" svg:y="126.5cm">
              <text:p text:style-name="P2"><text:span text:style-name="T4">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104.75cm" svg:y1="122cm" svg:x2="107.75cm" svg:y2="122cm">
              <text:p text:style-name="P2">1</text:p>
              <text:p text:style-name="P2"/>
            </draw:line>
            <draw:line draw:style-name="gr4" draw:text-style-name="P7" draw:layer="layout" svg:x1="104.75cm" svg:y1="126cm" svg:x2="107.85cm" svg:y2="127.5cm">
              <text:p text:style-name="P2">4</text:p>
              <text:p text:style-name="P2"/>
            </draw:line>
            <draw:line draw:style-name="gr4" draw:text-style-name="P7" draw:layer="layout" svg:x1="104.75cm" svg:y1="130cm" svg:x2="107.85cm" svg:y2="128.5cm">
              <text:p text:style-name="P2">3</text:p>
              <text:p text:style-name="P2"/>
            </draw:line>
            <draw:line draw:style-name="gr4" draw:text-style-name="P7" draw:layer="layout" svg:x1="110.75cm" svg:y1="122cm" svg:x2="114.75cm" svg:y2="122cm">
              <text:p text:style-name="P2">4</text:p>
              <text:p text:style-name="P2"/>
            </draw:line>
            <draw:line draw:style-name="gr4" draw:text-style-name="P7" draw:layer="layout" svg:x1="110.75cm" svg:y1="128cm" svg:x2="114.75cm" svg:y2="128cm">
              <text:p text:style-name="P2">2</text:p>
              <text:p text:style-name="P2"/>
            </draw:line>
          </draw:g>
          <draw:custom-shape draw:style-name="gr5" draw:text-style-name="P1" draw:layer="layout" svg:width="20.1cm" svg:height="13.8cm" svg:x="100.3cm" svg:y="119.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7.2cm" svg:height="3cm" svg:x="113.2cm" svg:y="130.5cm">
            <text:p text:style-name="P2">I' = { }</text:p>
            <text:p text:style-name="P2"/>
            <text:p text:style-name="P2"><text:span text:style-name="T5">J</text:span>' = { }</text:p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20.1cm" svg:height="13.8cm" svg:x="100.3cm" svg:y="119.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1" draw:layer="layout" svg:x1="109.2cm" svg:y1="123.5cm" svg:x2="104.5cm" svg:y2="125.2cm">
            <text:p/>
          </draw:line>
          <draw:line draw:style-name="gr11" draw:text-style-name="P1" draw:layer="layout" svg:x1="115cm" svg:y1="127.1cm" svg:x2="110.1cm" svg:y2="123.3cm">
            <text:p/>
          </draw:line>
          <draw:custom-shape draw:style-name="gr22" draw:text-style-name="P17" draw:layer="layout" svg:width="10.4cm" svg:height="1.9cm" svg:x="102.8cm" svg:y="131.6cm">
            <text:p text:style-name="P2"><text:span text:style-name="T8">Infeasible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7" draw:layer="layout" svg:width="10.4cm" svg:height="1.9cm" svg:x="25.8cm" svg:y="155.2cm">
            <text:p text:style-name="P2"><text:span text:style-name="T8">Infeasible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2" draw:text-style-name="P4" draw:layer="layout" svg:width="3cm" svg:height="3.043cm" svg:x="170.549cm" svg:y="94.718cm">
              <text:p text:style-name="P2"><text:span text:style-name="T2">A1</text:span></text:p>
              <text:p text:style-name="P2"><text:span text:style-name="T3">E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4" draw:layer="layout" svg:width="3cm" svg:height="3.043cm" svg:x="176.549cm" svg:y="94.718cm">
              <text:p text:style-name="P2"><text:span text:style-name="T2">A2</text:span></text:p>
              <text:p text:style-name="P2"><text:span text:style-name="T3">{E3}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4" draw:layer="layout" svg:width="3cm" svg:height="3.043cm" svg:x="170.549cm" svg:y="98.776cm">
              <text:p text:style-name="P2"><text:span text:style-name="T2">B1</text:span></text:p>
              <text:p text:style-name="P2"><text:span text:style-name="T3">E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4" draw:layer="layout" svg:width="3cm" svg:height="3.043cm" svg:x="170.549cm" svg:y="102.834cm">
              <text:p text:style-name="P2"><text:span text:style-name="T2">B2</text:span></text:p>
              <text:p text:style-name="P2"><text:span text:style-name="T3">E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4" draw:layer="layout" svg:width="3cm" svg:height="3.043cm" svg:x="176.549cm" svg:y="100.805cm">
              <text:p text:style-name="P2"><text:span text:style-name="T2">B3</text:span></text:p>
              <text:p text:style-name="P2"><text:span text:style-name="T3">E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5" draw:layer="layout" svg:width="3cm" svg:height="3.043cm" svg:x="183.549cm" svg:y="94.718cm">
              <text:p text:style-name="P2"><text:span text:style-name="T4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6" draw:layer="layout" svg:width="3cm" svg:height="3.043cm" svg:x="183.549cm" svg:y="100.805cm">
              <text:p text:style-name="P2"><text:span text:style-name="T4">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173.549cm" svg:y1="96.239cm" svg:x2="176.549cm" svg:y2="96.239cm">
              <text:p text:style-name="P2">2</text:p>
              <text:p text:style-name="P2"/>
            </draw:line>
            <draw:line draw:style-name="gr4" draw:text-style-name="P7" draw:layer="layout" svg:x1="173.549cm" svg:y1="100.297cm" svg:x2="176.649cm" svg:y2="101.819cm">
              <text:p text:style-name="P2">4</text:p>
              <text:p text:style-name="P2"/>
            </draw:line>
            <draw:line draw:style-name="gr4" draw:text-style-name="P7" draw:layer="layout" svg:x1="173.549cm" svg:y1="104.356cm" svg:x2="176.649cm" svg:y2="102.834cm">
              <text:p text:style-name="P2">3</text:p>
              <text:p text:style-name="P2"/>
            </draw:line>
            <draw:line draw:style-name="gr4" draw:text-style-name="P7" draw:layer="layout" svg:x1="179.549cm" svg:y1="96.239cm" svg:x2="183.549cm" svg:y2="96.239cm">
              <text:p text:style-name="P2">4</text:p>
              <text:p text:style-name="P2"/>
            </draw:line>
            <draw:line draw:style-name="gr4" draw:text-style-name="P7" draw:layer="layout" svg:x1="179.549cm" svg:y1="102.326cm" svg:x2="183.549cm" svg:y2="102.326cm">
              <text:p text:style-name="P2">2</text:p>
              <text:p text:style-name="P2"/>
            </draw:line>
          </draw:g>
          <draw:custom-shape draw:style-name="gr13" draw:text-style-name="P1" draw:layer="layout" svg:width="20.1cm" svg:height="14cm" svg:x="169.099cm" svg:y="93.90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7.2cm" svg:height="3.043cm" svg:x="181.999cm" svg:y="104.863cm">
            <text:p text:style-name="P2">I' = {A2}</text:p>
            <text:p text:style-name="P2"/>
            <text:p text:style-name="P2"><text:span text:style-name="T5">J</text:span>' = {E3}</text:p>
            <draw:enhanced-geometry svg:viewBox="0 0 21600 21600" draw:type="rectangle" draw:enhanced-path="M 0 0 L 21600 0 21600 21600 0 21600 0 0 Z N"/>
          </draw:custom-shape>
          <draw:custom-shape draw:style-name="gr23" draw:text-style-name="P1" draw:layer="layout" svg:width="20.1cm" svg:height="14cm" svg:x="169.099cm" svg:y="93.906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1" draw:layer="layout" svg:x1="183.799cm" svg:y1="101.506cm" svg:x2="172.999cm" svg:y2="97.506cm">
            <text:p/>
          </draw:line>
          <draw:line draw:style-name="gr24" draw:text-style-name="P1" draw:layer="layout" svg:x1="178.099cm" svg:y1="94.706cm" svg:x2="178.099cm" svg:y2="94.206cm">
            <text:p/>
          </draw:line>
          <draw:line draw:style-name="gr24" draw:text-style-name="P1" draw:layer="layout" svg:x1="178.099cm" svg:y1="94.206cm" svg:x2="169.799cm" svg:y2="94.206cm">
            <text:p/>
          </draw:line>
          <draw:line draw:style-name="gr24" draw:text-style-name="P1" draw:layer="layout" svg:x1="169.799cm" svg:y1="94.206cm" svg:x2="169.799cm" svg:y2="104.306cm">
            <text:p/>
          </draw:line>
          <draw:line draw:style-name="gr11" draw:text-style-name="P1" draw:layer="layout" svg:x1="169.799cm" svg:y1="104.306cm" svg:x2="170.499cm" svg:y2="104.306cm">
            <text:p/>
          </draw:line>
          <draw:custom-shape draw:style-name="gr22" draw:text-style-name="P17" draw:layer="layout" svg:width="10.4cm" svg:height="1.9cm" svg:x="171.6cm" svg:y="106cm">
            <text:p text:style-name="P2"><text:span text:style-name="T8">Infeasibl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4" draw:layer="layout" svg:width="3cm" svg:height="3.043cm" svg:x="232.908cm" svg:y="71.818cm">
            <text:p text:style-name="P2"><text:span text:style-name="T2">A1</text:span></text:p>
            <text:p text:style-name="P2"><text:span text:style-name="T3">{E1,E2}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4" draw:layer="layout" svg:width="3cm" svg:height="3.043cm" svg:x="238.908cm" svg:y="71.818cm">
            <text:p text:style-name="P2"><text:span text:style-name="T2">A2</text:span></text:p>
            <text:p text:style-name="P2"><text:span text:style-name="T3">{E3}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4" draw:layer="layout" svg:width="3cm" svg:height="3.043cm" svg:x="232.908cm" svg:y="75.876cm">
            <text:p text:style-name="P2"><text:span text:style-name="T2">B1</text:span></text:p>
            <text:p text:style-name="P2"><text:span text:style-name="T3">E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4" draw:layer="layout" svg:width="3cm" svg:height="3.043cm" svg:x="232.908cm" svg:y="79.934cm">
            <text:p text:style-name="P2"><text:span text:style-name="T2">B2</text:span></text:p>
            <text:p text:style-name="P2"><text:span text:style-name="T3">E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4" draw:layer="layout" svg:width="3cm" svg:height="3.043cm" svg:x="238.908cm" svg:y="77.905cm">
            <text:p text:style-name="P2"><text:span text:style-name="T2">B3</text:span></text:p>
            <text:p text:style-name="P2"><text:span text:style-name="T3">E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5" draw:layer="layout" svg:width="3cm" svg:height="3.043cm" svg:x="245.908cm" svg:y="71.818cm">
            <text:p text:style-name="P2"><text:span text:style-name="T4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3cm" svg:height="3.043cm" svg:x="245.908cm" svg:y="77.905cm">
            <text:p text:style-name="P2"><text:span text:style-name="T4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7" draw:layer="layout" svg:x1="235.908cm" svg:y1="73.339cm" svg:x2="238.908cm" svg:y2="73.339cm">
            <text:p text:style-name="P2">1</text:p>
            <text:p text:style-name="P2"/>
          </draw:line>
          <draw:line draw:style-name="gr4" draw:text-style-name="P7" draw:layer="layout" svg:x1="235.908cm" svg:y1="77.397cm" svg:x2="239.008cm" svg:y2="78.919cm">
            <text:p text:style-name="P2">4</text:p>
            <text:p text:style-name="P2"/>
          </draw:line>
          <draw:line draw:style-name="gr4" draw:text-style-name="P7" draw:layer="layout" svg:x1="235.908cm" svg:y1="81.456cm" svg:x2="239.008cm" svg:y2="79.934cm">
            <text:p text:style-name="P2">3</text:p>
            <text:p text:style-name="P2"/>
          </draw:line>
          <draw:line draw:style-name="gr4" draw:text-style-name="P7" draw:layer="layout" svg:x1="241.908cm" svg:y1="73.339cm" svg:x2="245.908cm" svg:y2="73.339cm">
            <text:p text:style-name="P2">4</text:p>
            <text:p text:style-name="P2"/>
          </draw:line>
          <draw:line draw:style-name="gr4" draw:text-style-name="P7" draw:layer="layout" svg:x1="241.908cm" svg:y1="79.426cm" svg:x2="245.908cm" svg:y2="79.426cm">
            <text:p text:style-name="P2">2</text:p>
            <text:p text:style-name="P2"/>
          </draw:line>
          <draw:custom-shape draw:style-name="gr13" draw:text-style-name="P1" draw:layer="layout" svg:width="20.1cm" svg:height="14cm" svg:x="231.458cm" svg:y="71.00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7.2cm" svg:height="3.043cm" svg:x="244.358cm" svg:y="81.963cm">
            <text:p text:style-name="P2">I' = {A1, A2}</text:p>
            <text:p text:style-name="P2"/>
            <text:p text:style-name="P2"><text:span text:style-name="T5">J</text:span>' = {E1, E2, E3}</text:p>
            <draw:enhanced-geometry svg:viewBox="0 0 21600 21600" draw:type="rectangle" draw:enhanced-path="M 0 0 L 21600 0 21600 21600 0 21600 0 0 Z N"/>
          </draw:custom-shape>
          <draw:custom-shape draw:style-name="gr23" draw:text-style-name="P1" draw:layer="layout" svg:width="20.1cm" svg:height="14cm" svg:x="231.458cm" svg:y="71.006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1" draw:layer="layout" svg:x1="246.358cm" svg:y1="80.506cm" svg:x2="235.658cm" svg:y2="82.406cm">
            <text:p/>
          </draw:line>
          <draw:custom-shape draw:style-name="gr22" draw:text-style-name="P17" draw:layer="layout" svg:width="10.4cm" svg:height="1.9cm" svg:x="234cm" svg:y="83.1cm">
            <text:p text:style-name="P2"><text:span text:style-name="T8">Infeasible</text:span></text:p>
            <draw:enhanced-geometry svg:viewBox="0 0 21600 21600" draw:type="rectangle" draw:enhanced-path="M 0 0 L 21600 0 21600 21600 0 21600 0 0 Z N"/>
          </draw:custom-shape>
        </draw:g>
        <draw:line draw:style-name="gr25" draw:text-style-name="P1" draw:layer="layout" svg:x1="11.3cm" svg:y1="114.6cm" svg:x2="23.3cm" svg:y2="119.9cm">
          <text:p/>
        </draw:line>
        <draw:g>
          <draw:g>
            <draw:g>
              <draw:custom-shape draw:style-name="gr3" draw:text-style-name="P4" draw:layer="layout" svg:width="3cm" svg:height="3cm" svg:x="24.75cm" svg:y="120.7cm">
                <text:p text:style-name="P2"><text:span text:style-name="T2">A1</text:span></text:p>
                <text:p text:style-name="P2"><text:span text:style-name="T3">E1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30.75cm" svg:y="120.7cm">
                <text:p text:style-name="P2"><text:span text:style-name="T2">A2</text:span></text:p>
                <text:p text:style-name="P2"><text:span text:style-name="T3">E3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24.75cm" svg:y="124.7cm">
                <text:p text:style-name="P2"><text:span text:style-name="T2">B1</text:span></text:p>
                <text:p text:style-name="P2"><text:span text:style-name="T3">E3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24.75cm" svg:y="128.7cm">
                <text:p text:style-name="P2"><text:span text:style-name="T2">B2</text:span></text:p>
                <text:p text:style-name="P2"><text:span text:style-name="T3">E2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30.75cm" svg:y="126.7cm">
                <text:p text:style-name="P2"><text:span text:style-name="T2">B3</text:span></text:p>
                <text:p text:style-name="P2"><text:span text:style-name="T3">{E3}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37.75cm" svg:y="120.7cm">
                <text:p text:style-name="P2"><text:span text:style-name="T4">A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37.75cm" svg:y="126.7cm">
                <text:p text:style-name="P2"><text:span text:style-name="T4">B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27.75cm" svg:y1="122.2cm" svg:x2="30.75cm" svg:y2="122.2cm">
                <text:p text:style-name="P2">1</text:p>
                <text:p text:style-name="P2"/>
              </draw:line>
              <draw:line draw:style-name="gr4" draw:text-style-name="P7" draw:layer="layout" svg:x1="27.75cm" svg:y1="126.2cm" svg:x2="30.85cm" svg:y2="127.7cm">
                <text:p text:style-name="P2">2</text:p>
                <text:p text:style-name="P2"/>
              </draw:line>
              <draw:line draw:style-name="gr4" draw:text-style-name="P7" draw:layer="layout" svg:x1="27.75cm" svg:y1="130.2cm" svg:x2="30.85cm" svg:y2="128.7cm">
                <text:p text:style-name="P2">3</text:p>
                <text:p text:style-name="P2"/>
              </draw:line>
              <draw:line draw:style-name="gr4" draw:text-style-name="P7" draw:layer="layout" svg:x1="33.75cm" svg:y1="122.2cm" svg:x2="37.75cm" svg:y2="122.2cm">
                <text:p text:style-name="P2">4</text:p>
                <text:p text:style-name="P2"/>
              </draw:line>
              <draw:line draw:style-name="gr4" draw:text-style-name="P7" draw:layer="layout" svg:x1="33.75cm" svg:y1="128.2cm" svg:x2="37.75cm" svg:y2="128.2cm">
                <text:p text:style-name="P2">2</text:p>
                <text:p text:style-name="P2"/>
              </draw:line>
            </draw:g>
            <draw:custom-shape draw:style-name="gr5" draw:text-style-name="P1" draw:layer="layout" svg:width="20.1cm" svg:height="13.8cm" svg:x="23.3cm" svg:y="119.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7.2cm" svg:height="3cm" svg:x="36.2cm" svg:y="130.7cm">
              <text:p text:style-name="P2">I' = { B3 }</text:p>
              <text:p text:style-name="P2"/>
              <text:p text:style-name="P2"><text:span text:style-name="T5">J</text:span>' = { E3}</text:p>
              <text:p text:style-name="P2">Bound = 6</text:p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20.1cm" svg:height="13.8cm" svg:x="23.3cm" svg:y="119.9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1" draw:text-style-name="P1" draw:layer="layout" svg:x1="32.2cm" svg:y1="126.6cm" svg:x2="32.2cm" svg:y2="123.6cm">
            <text:p/>
          </draw:line>
        </draw:g>
        <draw:custom-shape draw:style-name="gr2" draw:text-style-name="P3" draw:layer="layout" svg:width="3.6cm" svg:height="1.9cm" svg:x="33.6cm" svg:y="134.9cm">
          <text:p text:style-name="P2"><text:span text:style-name="T1">j: E2</text:span></text:p>
          <text:p text:style-name="P2"><text:span text:style-name="T1">{B3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33.6cm" svg:y1="133.8cm" svg:x2="33.6cm" svg:y2="138.4cm">
          <text:p/>
        </draw:line>
        <draw:line draw:style-name="gr1" draw:text-style-name="P1" draw:layer="layout" svg:x1="33.6cm" svg:y1="138.4cm" svg:x2="33.6cm" svg:y2="143.4cm">
          <text:p/>
        </draw:line>
        <draw:custom-shape draw:style-name="gr7" draw:text-style-name="P8" draw:layer="layout" svg:width="3.2cm" svg:height="1.9cm" svg:x="32.1cm" svg:y="139.6cm">
          <text:p text:style-name="P2"><text:span text:style-name="T1">i: 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3" draw:text-style-name="P4" draw:layer="layout" svg:width="3cm" svg:height="3cm" svg:x="24.75cm" svg:y="144.1cm">
              <text:p text:style-name="P2"><text:span text:style-name="T2">A1</text:span></text:p>
              <text:p text:style-name="P2"><text:span text:style-name="T3">E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30.75cm" svg:y="144.1cm">
              <text:p text:style-name="P2"><text:span text:style-name="T2">A2</text:span></text:p>
              <text:p text:style-name="P2"><text:span text:style-name="T3">E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24.75cm" svg:y="148.1cm">
              <text:p text:style-name="P2"><text:span text:style-name="T2">B1</text:span></text:p>
              <text:p text:style-name="P2"><text:span text:style-name="T3">E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24.75cm" svg:y="152.1cm">
              <text:p text:style-name="P2"><text:span text:style-name="T2">B2</text:span></text:p>
              <text:p text:style-name="P2"><text:span text:style-name="T3">E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30.75cm" svg:y="150.1cm">
              <text:p text:style-name="P2"><text:span text:style-name="T2">B3</text:span></text:p>
              <text:p text:style-name="P2"><text:span text:style-name="T3">E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3cm" svg:height="3cm" svg:x="37.75cm" svg:y="144.1cm">
              <text:p text:style-name="P2"><text:span text:style-name="T4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3cm" svg:height="3cm" svg:x="37.75cm" svg:y="150.1cm">
              <text:p text:style-name="P2"><text:span text:style-name="T4">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27.75cm" svg:y1="145.6cm" svg:x2="30.75cm" svg:y2="145.6cm">
              <text:p text:style-name="P2">1</text:p>
              <text:p text:style-name="P2"/>
            </draw:line>
            <draw:line draw:style-name="gr4" draw:text-style-name="P7" draw:layer="layout" svg:x1="27.75cm" svg:y1="149.6cm" svg:x2="30.85cm" svg:y2="151.1cm">
              <text:p text:style-name="P2">2</text:p>
              <text:p text:style-name="P2"/>
            </draw:line>
            <draw:line draw:style-name="gr4" draw:text-style-name="P7" draw:layer="layout" svg:x1="27.75cm" svg:y1="153.6cm" svg:x2="30.85cm" svg:y2="152.1cm">
              <text:p text:style-name="P2">3</text:p>
              <text:p text:style-name="P2"/>
            </draw:line>
            <draw:line draw:style-name="gr4" draw:text-style-name="P7" draw:layer="layout" svg:x1="33.75cm" svg:y1="145.6cm" svg:x2="37.75cm" svg:y2="145.6cm">
              <text:p text:style-name="P2">4</text:p>
              <text:p text:style-name="P2"/>
            </draw:line>
            <draw:line draw:style-name="gr4" draw:text-style-name="P7" draw:layer="layout" svg:x1="33.75cm" svg:y1="151.6cm" svg:x2="37.75cm" svg:y2="151.6cm">
              <text:p text:style-name="P2">2</text:p>
              <text:p text:style-name="P2"/>
            </draw:line>
          </draw:g>
          <draw:custom-shape draw:style-name="gr5" draw:text-style-name="P1" draw:layer="layout" svg:width="20.1cm" svg:height="13.8cm" svg:x="23.3cm" svg:y="143.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7.2cm" svg:height="3cm" svg:x="36.2cm" svg:y="154.1cm">
            <text:p text:style-name="P2">I' = { <text:s/>}</text:p>
            <text:p text:style-name="P2"/>
            <text:p text:style-name="P2"><text:span text:style-name="T5">J</text:span>' = { }</text:p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20.1cm" svg:height="13.8cm" svg:x="23.3cm" svg:y="143.3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1" draw:layer="layout" svg:x1="32.2cm" svg:y1="150cm" svg:x2="32.2cm" svg:y2="147cm">
            <text:p/>
          </draw:line>
          <draw:line draw:style-name="gr11" draw:text-style-name="P1" draw:layer="layout" svg:x1="39.2cm" svg:y1="147.1cm" svg:x2="33.5cm" svg:y2="150.7cm">
            <text:p/>
          </draw:line>
        </draw:g>
      </draw:page>
      <draw:page draw:name="page2" draw:style-name="dp1" draw:master-page-name="Alapértelmezett">
        <draw:g>
          <draw:g>
            <draw:custom-shape draw:style-name="gr3" draw:text-style-name="P4" draw:layer="layout" svg:width="3cm" svg:height="3cm" svg:x="165.192cm" svg:y="8.9cm">
              <text:p text:style-name="P2"><text:span text:style-name="T2">A1</text:span></text:p>
              <text:p text:style-name="P2"><text:span text:style-name="T3">E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71.192cm" svg:y="8.9cm">
              <text:p text:style-name="P2"><text:span text:style-name="T2">A2</text:span></text:p>
              <text:p text:style-name="P2"><text:span text:style-name="T3">E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65.192cm" svg:y="12.9cm">
              <text:p text:style-name="P2"><text:span text:style-name="T2">B1</text:span></text:p>
              <text:p text:style-name="P2"><text:span text:style-name="T3">{E1,E3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65.192cm" svg:y="16.9cm">
              <text:p text:style-name="P2"><text:span text:style-name="T2">B2</text:span></text:p>
              <text:p text:style-name="P2"><text:span text:style-name="T3">{E2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71.192cm" svg:y="14.9cm">
              <text:p text:style-name="P2"><text:span text:style-name="T2">B3</text:span></text:p>
              <text:p text:style-name="P2"><text:span text:style-name="T3">{E2,E3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3cm" svg:height="3cm" svg:x="178.192cm" svg:y="8.9cm">
              <text:p text:style-name="P2"><text:span text:style-name="T4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3cm" svg:height="3cm" svg:x="178.192cm" svg:y="14.9cm">
              <text:p text:style-name="P2"><text:span text:style-name="T4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168.192cm" svg:y1="10.4cm" svg:x2="171.192cm" svg:y2="10.4cm">
              <text:p text:style-name="P2">1</text:p>
              <text:p text:style-name="P2"/>
            </draw:line>
            <draw:line draw:style-name="gr4" draw:text-style-name="P7" draw:layer="layout" svg:x1="168.192cm" svg:y1="14.4cm" svg:x2="171.292cm" svg:y2="15.9cm">
              <text:p text:style-name="P2">2</text:p>
              <text:p text:style-name="P2"/>
            </draw:line>
            <draw:line draw:style-name="gr4" draw:text-style-name="P7" draw:layer="layout" svg:x1="168.192cm" svg:y1="18.4cm" svg:x2="171.292cm" svg:y2="16.9cm">
              <text:p text:style-name="P2">3</text:p>
              <text:p text:style-name="P2"/>
            </draw:line>
            <draw:line draw:style-name="gr4" draw:text-style-name="P7" draw:layer="layout" svg:x1="174.192cm" svg:y1="10.4cm" svg:x2="178.192cm" svg:y2="10.4cm">
              <text:p text:style-name="P2">4</text:p>
              <text:p text:style-name="P2"/>
            </draw:line>
            <draw:line draw:style-name="gr4" draw:text-style-name="P7" draw:layer="layout" svg:x1="174.192cm" svg:y1="16.4cm" svg:x2="178.192cm" svg:y2="16.4cm">
              <text:p text:style-name="P2">2</text:p>
              <text:p text:style-name="P2"/>
            </draw:line>
          </draw:g>
          <draw:custom-shape draw:style-name="gr5" draw:text-style-name="P1" draw:layer="layout" svg:width="20.1cm" svg:height="13.8cm" svg:x="163.742cm" svg:y="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7.2cm" svg:height="3cm" svg:x="176.642cm" svg:y="18.9cm">
            <text:p text:style-name="P2">I' = {B1, B2, B3}</text:p>
            <text:p text:style-name="P2"/>
            <text:p text:style-name="P2"><text:span text:style-name="T5">J</text:span>' = {E1, E2, E3}</text:p>
            <text:p text:style-name="P2">Bound = 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0.1cm" svg:height="13.8cm" svg:x="163.742cm" svg:y="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" draw:text-style-name="P1" draw:layer="layout" svg:x1="172.942cm" svg:y1="21.9cm" svg:x2="172.942cm" svg:y2="26.4cm">
          <text:p/>
        </draw:line>
        <draw:custom-shape draw:style-name="gr2" draw:text-style-name="P3" draw:layer="layout" svg:width="3.6cm" svg:height="1.9cm" svg:x="172.933cm" svg:y="22.8cm">
          <text:p text:style-name="P2"><text:span text:style-name="T1">j: E3</text:span></text:p>
          <text:p text:style-name="P2"><text:span text:style-name="T1">{B1, B3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72.9cm" svg:y1="26.3cm" svg:x2="77.6cm" svg:y2="36.9cm">
          <text:p/>
        </draw:line>
        <draw:line draw:style-name="gr8" draw:text-style-name="P1" draw:layer="layout" svg:x1="172.9cm" svg:y1="26.3cm" svg:x2="252.7cm" svg:y2="35.1cm">
          <text:p/>
        </draw:line>
        <draw:custom-shape draw:style-name="gr7" draw:text-style-name="P8" draw:layer="layout" svg:width="3.2cm" svg:height="1.9cm" svg:x="124.6cm" svg:y="30.9cm">
          <text:p text:style-name="P2"><text:span text:style-name="T1">i: B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g>
              <draw:custom-shape draw:style-name="gr3" draw:text-style-name="P4" draw:layer="layout" svg:width="3cm" svg:height="3cm" svg:x="58.85cm" svg:y="37.8cm">
                <text:p text:style-name="P2"><text:span text:style-name="T2">A1</text:span></text:p>
                <text:p text:style-name="P2"><text:span text:style-name="T3">E1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64.85cm" svg:y="37.8cm">
                <text:p text:style-name="P2"><text:span text:style-name="T2">A2</text:span></text:p>
                <text:p text:style-name="P2"><text:span text:style-name="T3">E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58.85cm" svg:y="41.8cm">
                <text:p text:style-name="P2"><text:span text:style-name="T2">B1</text:span></text:p>
                <text:p text:style-name="P2"><text:span text:style-name="T3">E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58.85cm" svg:y="45.8cm">
                <text:p text:style-name="P2"><text:span text:style-name="T2">B2</text:span></text:p>
                <text:p text:style-name="P2"><text:span text:style-name="T3">{E2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64.85cm" svg:y="43.8cm">
                <text:p text:style-name="P2"><text:span text:style-name="T2">B3</text:span></text:p>
                <text:p text:style-name="P2"><text:span text:style-name="T3">{E2,E3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71.85cm" svg:y="37.8cm">
                <text:p text:style-name="P2"><text:span text:style-name="T4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71.85cm" svg:y="43.8cm">
                <text:p text:style-name="P2"><text:span text:style-name="T4">B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61.85cm" svg:y1="39.3cm" svg:x2="64.85cm" svg:y2="39.3cm">
                <text:p text:style-name="P2">1</text:p>
                <text:p text:style-name="P2"/>
              </draw:line>
              <draw:line draw:style-name="gr4" draw:text-style-name="P7" draw:layer="layout" svg:x1="61.85cm" svg:y1="43.3cm" svg:x2="64.95cm" svg:y2="44.8cm">
                <text:p text:style-name="P2">2</text:p>
                <text:p text:style-name="P2"/>
              </draw:line>
              <draw:line draw:style-name="gr4" draw:text-style-name="P7" draw:layer="layout" svg:x1="61.85cm" svg:y1="47.3cm" svg:x2="64.95cm" svg:y2="45.8cm">
                <text:p text:style-name="P2">3</text:p>
                <text:p text:style-name="P2"/>
              </draw:line>
              <draw:line draw:style-name="gr4" draw:text-style-name="P7" draw:layer="layout" svg:x1="67.85cm" svg:y1="39.3cm" svg:x2="71.85cm" svg:y2="39.3cm">
                <text:p text:style-name="P2">4</text:p>
                <text:p text:style-name="P2"/>
              </draw:line>
              <draw:line draw:style-name="gr4" draw:text-style-name="P7" draw:layer="layout" svg:x1="67.85cm" svg:y1="45.3cm" svg:x2="71.85cm" svg:y2="45.3cm">
                <text:p text:style-name="P2">2</text:p>
                <text:p text:style-name="P2"/>
              </draw:line>
            </draw:g>
            <draw:custom-shape draw:style-name="gr5" draw:text-style-name="P1" draw:layer="layout" svg:width="20.1cm" svg:height="13.8cm" svg:x="57.4cm" svg:y="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" draw:layer="layout" svg:width="7.2cm" svg:height="3cm" svg:x="70.3cm" svg:y="47.8cm">
              <text:p text:style-name="P2">I' = {B2, B3}</text:p>
              <text:p text:style-name="P2"/>
              <text:p text:style-name="P2"><text:span text:style-name="T5">J</text:span>' = {E2, E3}</text:p>
              <text:p text:style-name="P2">Bound = 9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0.1cm" svg:height="13.8cm" svg:x="57.4cm" svg:y="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26" draw:text-style-name="P1" draw:layer="layout" svg:x1="73.3cm" svg:y1="40.7cm" svg:x2="61.9cm" svg:y2="42.8cm">
            <text:p/>
          </draw:line>
        </draw:g>
        <draw:line draw:style-name="gr1" draw:text-style-name="P1" draw:layer="layout" svg:x1="67.6cm" svg:y1="50.8cm" svg:x2="67.6cm" svg:y2="55.1cm">
          <text:p/>
        </draw:line>
        <draw:g>
          <draw:g>
            <draw:g>
              <draw:custom-shape draw:style-name="gr3" draw:text-style-name="P4" draw:layer="layout" svg:width="3cm" svg:height="3cm" svg:x="29.55cm" svg:y="60.864cm">
                <text:p text:style-name="P2"><text:span text:style-name="T2">A1</text:span></text:p>
                <text:p text:style-name="P2"><text:span text:style-name="T3">E1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35.55cm" svg:y="60.864cm">
                <text:p text:style-name="P2"><text:span text:style-name="T2">A2</text:span></text:p>
                <text:p text:style-name="P2"><text:span text:style-name="T3">E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29.55cm" svg:y="64.864cm">
                <text:p text:style-name="P2"><text:span text:style-name="T2">B1</text:span></text:p>
                <text:p text:style-name="P2"><text:span text:style-name="T3">E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29.55cm" svg:y="68.864cm">
                <text:p text:style-name="P2"><text:span text:style-name="T2">B2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35.55cm" svg:y="66.864cm">
                <text:p text:style-name="P2"><text:span text:style-name="T2">B3</text:span></text:p>
                <text:p text:style-name="P2"><text:span text:style-name="T3">{E2,E3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42.55cm" svg:y="60.864cm">
                <text:p text:style-name="P2"><text:span text:style-name="T4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42.55cm" svg:y="66.864cm">
                <text:p text:style-name="P2"><text:span text:style-name="T4">B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32.55cm" svg:y1="62.364cm" svg:x2="35.55cm" svg:y2="62.364cm">
                <text:p text:style-name="P2">1</text:p>
                <text:p text:style-name="P2"/>
              </draw:line>
              <draw:line draw:style-name="gr4" draw:text-style-name="P7" draw:layer="layout" svg:x1="32.55cm" svg:y1="66.364cm" svg:x2="35.65cm" svg:y2="67.864cm">
                <text:p text:style-name="P2">2</text:p>
                <text:p text:style-name="P2"/>
              </draw:line>
              <draw:line draw:style-name="gr4" draw:text-style-name="P7" draw:layer="layout" svg:x1="32.55cm" svg:y1="70.364cm" svg:x2="35.65cm" svg:y2="68.864cm">
                <text:p text:style-name="P2">3</text:p>
                <text:p text:style-name="P2"/>
              </draw:line>
              <draw:line draw:style-name="gr4" draw:text-style-name="P7" draw:layer="layout" svg:x1="38.55cm" svg:y1="62.364cm" svg:x2="42.55cm" svg:y2="62.364cm">
                <text:p text:style-name="P2">4</text:p>
                <text:p text:style-name="P2"/>
              </draw:line>
              <draw:line draw:style-name="gr4" draw:text-style-name="P7" draw:layer="layout" svg:x1="38.55cm" svg:y1="68.364cm" svg:x2="42.55cm" svg:y2="68.364cm">
                <text:p text:style-name="P2">2</text:p>
                <text:p text:style-name="P2"/>
              </draw:line>
            </draw:g>
            <draw:custom-shape draw:style-name="gr5" draw:text-style-name="P1" draw:layer="layout" svg:width="20.1cm" svg:height="13.8cm" svg:x="28.1cm" svg:y="60.0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" draw:layer="layout" svg:width="7.2cm" svg:height="3cm" svg:x="41cm" svg:y="70.864cm">
              <text:p text:style-name="P2">I' = {B3}</text:p>
              <text:p text:style-name="P2"/>
              <text:p text:style-name="P2"><text:span text:style-name="T5">J</text:span>' = {E2, E3}</text:p>
              <text:p text:style-name="P2">Bound = 9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0.1cm" svg:height="13.8cm" svg:x="28.1cm" svg:y="60.0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26" draw:text-style-name="P1" draw:layer="layout" svg:x1="44cm" svg:y1="63.764cm" svg:x2="32.6cm" svg:y2="65.864cm">
            <text:p/>
          </draw:line>
        </draw:g>
        <draw:g>
          <draw:g>
            <draw:custom-shape draw:style-name="gr3" draw:text-style-name="P4" draw:layer="layout" svg:width="3cm" svg:height="3cm" svg:x="73.75cm" svg:y="60.864cm">
              <text:p text:style-name="P2"><text:span text:style-name="T2">A1</text:span></text:p>
              <text:p text:style-name="P2"><text:span text:style-name="T3">E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79.75cm" svg:y="60.864cm">
              <text:p text:style-name="P2"><text:span text:style-name="T2">A2</text:span></text:p>
              <text:p text:style-name="P2"><text:span text:style-name="T3">E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73.75cm" svg:y="64.864cm">
              <text:p text:style-name="P2"><text:span text:style-name="T2">B1</text:span></text:p>
              <text:p text:style-name="P2"><text:span text:style-name="T3">E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73.75cm" svg:y="68.864cm">
              <text:p text:style-name="P2"><text:span text:style-name="T2">B2</text:span></text:p>
              <text:p text:style-name="P2"><text:span text:style-name="T3">{E2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79.75cm" svg:y="66.864cm">
              <text:p text:style-name="P2"><text:span text:style-name="T2">B3</text:span></text:p>
              <text:p text:style-name="P2"><text:span text:style-name="T3">E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3cm" svg:height="3cm" svg:x="86.75cm" svg:y="60.864cm">
              <text:p text:style-name="P2"><text:span text:style-name="T4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3cm" svg:height="3cm" svg:x="86.75cm" svg:y="66.864cm">
              <text:p text:style-name="P2"><text:span text:style-name="T4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76.75cm" svg:y1="62.364cm" svg:x2="79.75cm" svg:y2="62.364cm">
              <text:p text:style-name="P2">1</text:p>
              <text:p text:style-name="P2"/>
            </draw:line>
            <draw:line draw:style-name="gr4" draw:text-style-name="P7" draw:layer="layout" svg:x1="76.75cm" svg:y1="66.364cm" svg:x2="79.85cm" svg:y2="67.864cm">
              <text:p text:style-name="P2">2</text:p>
              <text:p text:style-name="P2"/>
            </draw:line>
            <draw:line draw:style-name="gr4" draw:text-style-name="P7" draw:layer="layout" svg:x1="76.75cm" svg:y1="70.364cm" svg:x2="79.85cm" svg:y2="68.864cm">
              <text:p text:style-name="P2">3</text:p>
              <text:p text:style-name="P2"/>
            </draw:line>
            <draw:line draw:style-name="gr4" draw:text-style-name="P7" draw:layer="layout" svg:x1="82.75cm" svg:y1="62.364cm" svg:x2="86.75cm" svg:y2="62.364cm">
              <text:p text:style-name="P2">4</text:p>
              <text:p text:style-name="P2"/>
            </draw:line>
            <draw:line draw:style-name="gr4" draw:text-style-name="P7" draw:layer="layout" svg:x1="82.75cm" svg:y1="68.364cm" svg:x2="86.75cm" svg:y2="68.364cm">
              <text:p text:style-name="P2">2</text:p>
              <text:p text:style-name="P2"/>
            </draw:line>
          </draw:g>
          <draw:custom-shape draw:style-name="gr5" draw:text-style-name="P1" draw:layer="layout" svg:width="20.1cm" svg:height="13.8cm" svg:x="72.3cm" svg:y="60.0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7.2cm" svg:height="3cm" svg:x="85.2cm" svg:y="70.864cm">
            <text:p text:style-name="P2">I' = {B2}</text:p>
            <text:p text:style-name="P2"/>
            <text:p text:style-name="P2"><text:span text:style-name="T5">J</text:span>' = {E2}</text:p>
            <text:p text:style-name="P2">Bound = 9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0.1cm" svg:height="13.8cm" svg:x="72.3cm" svg:y="60.0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26" draw:text-style-name="P1" draw:layer="layout" svg:x1="88.2cm" svg:y1="63.864cm" svg:x2="76.8cm" svg:y2="65.964cm">
          <text:p/>
        </draw:line>
        <draw:line draw:style-name="gr1" draw:text-style-name="P1" draw:layer="layout" svg:x1="67.6cm" svg:y1="55cm" svg:x2="48.1cm" svg:y2="59.964cm">
          <text:p/>
        </draw:line>
        <draw:line draw:style-name="gr1" draw:text-style-name="P1" draw:layer="layout" svg:x1="67.6cm" svg:y1="55cm" svg:x2="72.3cm" svg:y2="60.064cm">
          <text:p/>
        </draw:line>
        <draw:custom-shape draw:style-name="gr7" draw:text-style-name="P8" draw:layer="layout" svg:width="3.2cm" svg:height="1.9cm" svg:x="57.1cm" svg:y="56.464cm">
          <text:p text:style-name="P2"><text:span text:style-name="T1">i: B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2cm" svg:height="1.9cm" svg:x="68.2cm" svg:y="56.464cm">
          <text:p text:style-name="P2"><text:span text:style-name="T1">i: B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6cm" svg:height="1.9cm" svg:x="67.6cm" svg:y="52.1cm">
          <text:p text:style-name="P2"><text:span text:style-name="T1">j: E2</text:span></text:p>
          <text:p text:style-name="P2"><text:span text:style-name="T1">{B2, B3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38.8cm" svg:y1="73.864cm" svg:x2="38.8cm" svg:y2="77.864cm">
          <text:p/>
        </draw:line>
        <draw:custom-shape draw:style-name="gr2" draw:text-style-name="P3" draw:layer="layout" svg:width="3.6cm" svg:height="1.9cm" svg:x="38.775cm" svg:y="74.564cm">
          <text:p text:style-name="P2"><text:span text:style-name="T1">j: E2</text:span></text:p>
          <text:p text:style-name="P2"><text:span text:style-name="T1">{B3}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g>
              <draw:custom-shape draw:style-name="gr3" draw:text-style-name="P4" draw:layer="layout" svg:width="3cm" svg:height="3cm" svg:x="13.25cm" svg:y="81.564cm">
                <text:p text:style-name="P2"><text:span text:style-name="T2">A1</text:span></text:p>
                <text:p text:style-name="P2"><text:span text:style-name="T3">E1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9.25cm" svg:y="81.564cm">
                <text:p text:style-name="P2"><text:span text:style-name="T2">A2</text:span></text:p>
                <text:p text:style-name="P2"><text:span text:style-name="T3">E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3.25cm" svg:y="85.564cm">
                <text:p text:style-name="P2"><text:span text:style-name="T2">B1</text:span></text:p>
                <text:p text:style-name="P2"><text:span text:style-name="T3">E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3.25cm" svg:y="89.564cm">
                <text:p text:style-name="P2"><text:span text:style-name="T2">B2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9.25cm" svg:y="87.564cm">
                <text:p text:style-name="P2"><text:span text:style-name="T2">B3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26.25cm" svg:y="81.564cm">
                <text:p text:style-name="P2"><text:span text:style-name="T4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26.25cm" svg:y="87.564cm">
                <text:p text:style-name="P2"><text:span text:style-name="T4">B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16.25cm" svg:y1="83.064cm" svg:x2="19.25cm" svg:y2="83.064cm">
                <text:p text:style-name="P2">1</text:p>
                <text:p text:style-name="P2"/>
              </draw:line>
              <draw:line draw:style-name="gr4" draw:text-style-name="P7" draw:layer="layout" svg:x1="16.25cm" svg:y1="87.064cm" svg:x2="19.35cm" svg:y2="88.564cm">
                <text:p text:style-name="P2">2</text:p>
                <text:p text:style-name="P2"/>
              </draw:line>
              <draw:line draw:style-name="gr4" draw:text-style-name="P7" draw:layer="layout" svg:x1="16.25cm" svg:y1="91.064cm" svg:x2="19.35cm" svg:y2="89.564cm">
                <text:p text:style-name="P2">3</text:p>
                <text:p text:style-name="P2"/>
              </draw:line>
              <draw:line draw:style-name="gr4" draw:text-style-name="P7" draw:layer="layout" svg:x1="22.25cm" svg:y1="83.064cm" svg:x2="26.25cm" svg:y2="83.064cm">
                <text:p text:style-name="P2">4</text:p>
                <text:p text:style-name="P2"/>
              </draw:line>
              <draw:line draw:style-name="gr4" draw:text-style-name="P7" draw:layer="layout" svg:x1="22.25cm" svg:y1="89.064cm" svg:x2="26.25cm" svg:y2="89.064cm">
                <text:p text:style-name="P2">2</text:p>
                <text:p text:style-name="P2"/>
              </draw:line>
            </draw:g>
            <draw:custom-shape draw:style-name="gr5" draw:text-style-name="P1" draw:layer="layout" svg:width="20.1cm" svg:height="13.8cm" svg:x="11.8cm" svg:y="80.7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" draw:layer="layout" svg:width="7.2cm" svg:height="3cm" svg:x="24.7cm" svg:y="91.564cm">
              <text:p text:style-name="P2">I' = { }</text:p>
              <text:p text:style-name="P2"/>
              <text:p text:style-name="P2"><text:span text:style-name="T5">J</text:span>' = { }</text:p>
              <text:p text:style-name="P2">Bound = 9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0.1cm" svg:height="13.8cm" svg:x="11.8cm" svg:y="80.7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26" draw:text-style-name="P1" draw:layer="layout" svg:x1="27.7cm" svg:y1="84.464cm" svg:x2="16.3cm" svg:y2="86.564cm">
            <text:p/>
          </draw:line>
        </draw:g>
        <draw:g>
          <draw:g>
            <draw:g>
              <draw:custom-shape draw:style-name="gr3" draw:text-style-name="P4" draw:layer="layout" svg:width="3cm" svg:height="3cm" svg:x="46.25cm" svg:y="81.613cm">
                <text:p text:style-name="P2"><text:span text:style-name="T2">A1</text:span></text:p>
                <text:p text:style-name="P2"><text:span text:style-name="T3">E1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52.25cm" svg:y="81.613cm">
                <text:p text:style-name="P2"><text:span text:style-name="T2">A2</text:span></text:p>
                <text:p text:style-name="P2"><text:span text:style-name="T3">E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46.25cm" svg:y="85.613cm">
                <text:p text:style-name="P2"><text:span text:style-name="T2">B1</text:span></text:p>
                <text:p text:style-name="P2"><text:span text:style-name="T3">E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46.25cm" svg:y="89.613cm">
                <text:p text:style-name="P2"><text:span text:style-name="T2">B2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52.25cm" svg:y="87.613cm">
                <text:p text:style-name="P2"><text:span text:style-name="T2">B3</text:span></text:p>
                <text:p text:style-name="P2"><text:span text:style-name="T3">{E2,E3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59.25cm" svg:y="81.613cm">
                <text:p text:style-name="P2"><text:span text:style-name="T4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59.25cm" svg:y="87.613cm">
                <text:p text:style-name="P2"><text:span text:style-name="T4">B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49.25cm" svg:y1="83.113cm" svg:x2="52.25cm" svg:y2="83.113cm">
                <text:p text:style-name="P2">1</text:p>
                <text:p text:style-name="P2"/>
              </draw:line>
              <draw:line draw:style-name="gr4" draw:text-style-name="P7" draw:layer="layout" svg:x1="49.25cm" svg:y1="87.113cm" svg:x2="52.35cm" svg:y2="88.613cm">
                <text:p text:style-name="P2">2</text:p>
                <text:p text:style-name="P2"/>
              </draw:line>
              <draw:line draw:style-name="gr4" draw:text-style-name="P7" draw:layer="layout" svg:x1="49.25cm" svg:y1="91.113cm" svg:x2="52.35cm" svg:y2="89.613cm">
                <text:p text:style-name="P2">3</text:p>
                <text:p text:style-name="P2"/>
              </draw:line>
              <draw:line draw:style-name="gr4" draw:text-style-name="P7" draw:layer="layout" svg:x1="55.25cm" svg:y1="83.113cm" svg:x2="59.25cm" svg:y2="83.113cm">
                <text:p text:style-name="P2">4</text:p>
                <text:p text:style-name="P2"/>
              </draw:line>
              <draw:line draw:style-name="gr4" draw:text-style-name="P7" draw:layer="layout" svg:x1="55.25cm" svg:y1="89.113cm" svg:x2="59.25cm" svg:y2="89.113cm">
                <text:p text:style-name="P2">2</text:p>
                <text:p text:style-name="P2"/>
              </draw:line>
            </draw:g>
            <draw:custom-shape draw:style-name="gr5" draw:text-style-name="P1" draw:layer="layout" svg:width="20.1cm" svg:height="13.8cm" svg:x="44.8cm" svg:y="80.8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" draw:layer="layout" svg:width="7.2cm" svg:height="3cm" svg:x="57.7cm" svg:y="91.613cm">
              <text:p text:style-name="P2">I' = {B3}</text:p>
              <text:p text:style-name="P2"/>
              <text:p text:style-name="P2"><text:span text:style-name="T5">J</text:span>' = {E3}</text:p>
              <text:p text:style-name="P2">Bound = 9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0.1cm" svg:height="13.8cm" svg:x="44.8cm" svg:y="80.8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26" draw:text-style-name="P1" draw:layer="layout" svg:x1="60.7cm" svg:y1="84.513cm" svg:x2="49.3cm" svg:y2="86.613cm">
            <text:p/>
          </draw:line>
        </draw:g>
        <draw:line draw:style-name="gr1" draw:text-style-name="P1" draw:layer="layout" svg:x1="38.8cm" svg:y1="77.764cm" svg:x2="31.9cm" svg:y2="80.764cm">
          <text:p/>
        </draw:line>
        <draw:custom-shape draw:style-name="gr7" draw:text-style-name="P8" draw:layer="layout" svg:width="3.2cm" svg:height="1.9cm" svg:x="33.9cm" svg:y="78.064cm">
          <text:p text:style-name="P2"><text:span text:style-name="T1">i: B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38.8cm" svg:y1="77.764cm" svg:x2="44.9cm" svg:y2="80.864cm">
          <text:p/>
        </draw:line>
        <draw:line draw:style-name="gr1" draw:text-style-name="P1" draw:layer="layout" svg:x1="55.8cm" svg:y1="94.664cm" svg:x2="55.8cm" svg:y2="98.964cm">
          <text:p/>
        </draw:line>
        <draw:g>
          <draw:g>
            <draw:g>
              <draw:custom-shape draw:style-name="gr3" draw:text-style-name="P4" draw:layer="layout" svg:width="3cm" svg:height="3cm" svg:x="46.25cm" svg:y="103.764cm">
                <text:p text:style-name="P2"><text:span text:style-name="T2">A1</text:span></text:p>
                <text:p text:style-name="P2"><text:span text:style-name="T3">E1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52.25cm" svg:y="103.764cm">
                <text:p text:style-name="P2"><text:span text:style-name="T2">A2</text:span></text:p>
                <text:p text:style-name="P2"><text:span text:style-name="T3">E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46.25cm" svg:y="107.764cm">
                <text:p text:style-name="P2"><text:span text:style-name="T2">B1</text:span></text:p>
                <text:p text:style-name="P2"><text:span text:style-name="T3">E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46.25cm" svg:y="111.764cm">
                <text:p text:style-name="P2"><text:span text:style-name="T2">B2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52.25cm" svg:y="109.764cm">
                <text:p text:style-name="P2"><text:span text:style-name="T2">B3</text:span></text:p>
                <text:p text:style-name="P2"><text:span text:style-name="T3">E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59.25cm" svg:y="103.764cm">
                <text:p text:style-name="P2"><text:span text:style-name="T4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59.25cm" svg:y="109.764cm">
                <text:p text:style-name="P2"><text:span text:style-name="T4">B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49.25cm" svg:y1="105.264cm" svg:x2="52.25cm" svg:y2="105.264cm">
                <text:p text:style-name="P2">1</text:p>
                <text:p text:style-name="P2"/>
              </draw:line>
              <draw:line draw:style-name="gr4" draw:text-style-name="P7" draw:layer="layout" svg:x1="49.25cm" svg:y1="109.264cm" svg:x2="52.35cm" svg:y2="110.764cm">
                <text:p text:style-name="P2">2</text:p>
                <text:p text:style-name="P2"/>
              </draw:line>
              <draw:line draw:style-name="gr4" draw:text-style-name="P7" draw:layer="layout" svg:x1="49.25cm" svg:y1="113.264cm" svg:x2="52.35cm" svg:y2="111.764cm">
                <text:p text:style-name="P2">3</text:p>
                <text:p text:style-name="P2"/>
              </draw:line>
              <draw:line draw:style-name="gr4" draw:text-style-name="P7" draw:layer="layout" svg:x1="55.25cm" svg:y1="105.264cm" svg:x2="59.25cm" svg:y2="105.264cm">
                <text:p text:style-name="P2">4</text:p>
                <text:p text:style-name="P2"/>
              </draw:line>
              <draw:line draw:style-name="gr4" draw:text-style-name="P7" draw:layer="layout" svg:x1="55.25cm" svg:y1="111.264cm" svg:x2="59.25cm" svg:y2="111.264cm">
                <text:p text:style-name="P2">3</text:p>
                <text:p text:style-name="P2"/>
              </draw:line>
            </draw:g>
            <draw:custom-shape draw:style-name="gr5" draw:text-style-name="P1" draw:layer="layout" svg:width="20.1cm" svg:height="13.8cm" svg:x="44.8cm" svg:y="102.9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" draw:layer="layout" svg:width="7.2cm" svg:height="3cm" svg:x="57.7cm" svg:y="113.764cm">
              <text:p text:style-name="P2">I' = { }</text:p>
              <text:p text:style-name="P2"/>
              <text:p text:style-name="P2"><text:span text:style-name="T5">J</text:span>' = { }</text:p>
              <text:p text:style-name="P2">Bound = 9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0.1cm" svg:height="13.8cm" svg:x="44.8cm" svg:y="102.9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26" draw:text-style-name="P1" draw:layer="layout" svg:x1="60.7cm" svg:y1="106.664cm" svg:x2="49.3cm" svg:y2="108.764cm">
            <text:p/>
          </draw:line>
        </draw:g>
        <draw:line draw:style-name="gr1" draw:text-style-name="P1" draw:layer="layout" svg:x1="55.8cm" svg:y1="98.864cm" svg:x2="55.8cm" svg:y2="102.964cm">
          <text:p/>
        </draw:line>
        <draw:custom-shape draw:style-name="gr2" draw:text-style-name="P3" draw:layer="layout" svg:width="3.6cm" svg:height="1.9cm" svg:x="55.8cm" svg:y="95.564cm">
          <text:p text:style-name="P2"><text:span text:style-name="T1">j: E3</text:span></text:p>
          <text:p text:style-name="P2"><text:span text:style-name="T1">{B3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2cm" svg:height="1.9cm" svg:x="54.3cm" svg:y="99.864cm">
          <text:p text:style-name="P2"><text:span text:style-name="T1">i: B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83.5cm" svg:y1="77.615cm" svg:x2="83.4cm" svg:y2="80.764cm">
          <text:p/>
        </draw:line>
        <draw:custom-shape draw:style-name="gr27" draw:text-style-name="P8" draw:layer="layout" svg:width="2.3cm" svg:height="1.5cm" svg:x="82.4cm" svg:y="78.264cm">
          <text:p text:style-name="P2"><text:span text:style-name="T1">i: B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83.5cm" svg:y1="73.864cm" svg:x2="83.5cm" svg:y2="77.864cm">
          <text:p/>
        </draw:line>
        <draw:custom-shape draw:style-name="gr28" draw:text-style-name="P3" draw:layer="layout" svg:width="3.6cm" svg:height="2.4cm" svg:x="83.5cm" svg:y="74.564cm">
          <text:p text:style-name="P2"><text:span text:style-name="T1">j: E2</text:span></text:p>
          <text:p text:style-name="P2"><text:span text:style-name="T1">{B2}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3" draw:text-style-name="P4" draw:layer="layout" svg:width="3cm" svg:height="3cm" svg:x="254.279cm" svg:y="35.935cm">
              <text:p text:style-name="P2"><text:span text:style-name="T2">A1</text:span></text:p>
              <text:p text:style-name="P2"><text:span text:style-name="T3">E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260.279cm" svg:y="35.935cm">
              <text:p text:style-name="P2"><text:span text:style-name="T2">A2</text:span></text:p>
              <text:p text:style-name="P2"><text:span text:style-name="T3">E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254.279cm" svg:y="39.935cm">
              <text:p text:style-name="P2"><text:span text:style-name="T2">B1</text:span></text:p>
              <text:p text:style-name="P2"><text:span text:style-name="T3">{E1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254.279cm" svg:y="43.935cm">
              <text:p text:style-name="P2"><text:span text:style-name="T2">B2</text:span></text:p>
              <text:p text:style-name="P2"><text:span text:style-name="T3">{E2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260.279cm" svg:y="41.935cm">
              <text:p text:style-name="P2"><text:span text:style-name="T2">B3</text:span></text:p>
              <text:p text:style-name="P2"><text:span text:style-name="T3">{E2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3cm" svg:height="3cm" svg:x="267.279cm" svg:y="35.935cm">
              <text:p text:style-name="P2"><text:span text:style-name="T4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3cm" svg:height="3cm" svg:x="267.279cm" svg:y="41.935cm">
              <text:p text:style-name="P2"><text:span text:style-name="T4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257.279cm" svg:y1="37.435cm" svg:x2="260.279cm" svg:y2="37.435cm">
              <text:p text:style-name="P2">1</text:p>
              <text:p text:style-name="P2"/>
            </draw:line>
            <draw:line draw:style-name="gr4" draw:text-style-name="P7" draw:layer="layout" svg:x1="257.279cm" svg:y1="41.435cm" svg:x2="260.379cm" svg:y2="42.935cm">
              <text:p text:style-name="P2">2</text:p>
              <text:p text:style-name="P2"/>
            </draw:line>
            <draw:line draw:style-name="gr4" draw:text-style-name="P7" draw:layer="layout" svg:x1="257.279cm" svg:y1="45.435cm" svg:x2="260.379cm" svg:y2="43.935cm">
              <text:p text:style-name="P2">3</text:p>
              <text:p text:style-name="P2"/>
            </draw:line>
            <draw:line draw:style-name="gr4" draw:text-style-name="P7" draw:layer="layout" svg:x1="263.279cm" svg:y1="37.435cm" svg:x2="267.279cm" svg:y2="37.435cm">
              <text:p text:style-name="P2">4</text:p>
              <text:p text:style-name="P2"/>
            </draw:line>
            <draw:line draw:style-name="gr4" draw:text-style-name="P7" draw:layer="layout" svg:x1="263.279cm" svg:y1="43.435cm" svg:x2="267.279cm" svg:y2="43.435cm">
              <text:p text:style-name="P2">2</text:p>
              <text:p text:style-name="P2"/>
            </draw:line>
          </draw:g>
          <draw:custom-shape draw:style-name="gr5" draw:text-style-name="P1" draw:layer="layout" svg:width="20.1cm" svg:height="13.8cm" svg:x="252.829cm" svg:y="35.1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7.2cm" svg:height="3cm" svg:x="265.729cm" svg:y="45.935cm">
            <text:p text:style-name="P2">I' = {B1, B2, B3}</text:p>
            <text:p text:style-name="P2"/>
            <text:p text:style-name="P2"><text:span text:style-name="T5">J</text:span>' = {E1, E2}</text:p>
            <text:p text:style-name="P2">Bound = 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0.1cm" svg:height="13.8cm" svg:x="252.829cm" svg:y="35.1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" draw:text-style-name="P1" draw:layer="layout" svg:x1="263.005cm" svg:y1="48.938cm" svg:x2="263.005cm" svg:y2="52.938cm">
          <text:p/>
        </draw:line>
        <draw:custom-shape draw:style-name="gr2" draw:text-style-name="P3" draw:layer="layout" svg:width="3.6cm" svg:height="1.9cm" svg:x="263.029cm" svg:y="49.935cm">
          <text:p text:style-name="P2"><text:span text:style-name="T1">j: E1</text:span></text:p>
          <text:p text:style-name="P2"><text:span text:style-name="T1">{B1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263.011cm" svg:y1="52.935cm" svg:x2="263.011cm" svg:y2="56.835cm">
          <text:p/>
        </draw:line>
        <draw:custom-shape draw:style-name="gr7" draw:text-style-name="P8" draw:layer="layout" svg:width="3.2cm" svg:height="1.9cm" svg:x="261.529cm" svg:y="53.535cm">
          <text:p text:style-name="P2"><text:span text:style-name="T1">i: B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263.129cm" svg:y1="70.735cm" svg:x2="263.1cm" svg:y2="75.2cm">
          <text:p/>
        </draw:line>
        <draw:line draw:style-name="gr1" draw:text-style-name="P1" draw:layer="layout" svg:x1="263.129cm" svg:y1="75.135cm" svg:x2="243.629cm" svg:y2="80.099cm">
          <text:p/>
        </draw:line>
        <draw:line draw:style-name="gr1" draw:text-style-name="P1" draw:layer="layout" svg:x1="263.129cm" svg:y1="75.135cm" svg:x2="267.829cm" svg:y2="80.199cm">
          <text:p/>
        </draw:line>
        <draw:custom-shape draw:style-name="gr7" draw:text-style-name="P8" draw:layer="layout" svg:width="3.2cm" svg:height="1.9cm" svg:x="252.629cm" svg:y="76.599cm">
          <text:p text:style-name="P2"><text:span text:style-name="T1">i: B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2cm" svg:height="1.9cm" svg:x="263.729cm" svg:y="76.599cm">
          <text:p text:style-name="P2"><text:span text:style-name="T1">i: B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6cm" svg:height="1.9cm" svg:x="263.129cm" svg:y="72.235cm">
          <text:p text:style-name="P2"><text:span text:style-name="T1">j: E2</text:span></text:p>
          <text:p text:style-name="P2"><text:span text:style-name="T1">{B2, B3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234.329cm" svg:y1="93.999cm" svg:x2="234.329cm" svg:y2="97.999cm">
          <text:p/>
        </draw:line>
        <draw:custom-shape draw:style-name="gr2" draw:text-style-name="P3" draw:layer="layout" svg:width="3.6cm" svg:height="1.9cm" svg:x="234.304cm" svg:y="94.699cm">
          <text:p text:style-name="P2"><text:span text:style-name="T1">j: E2</text:span></text:p>
          <text:p text:style-name="P2"><text:span text:style-name="T1">{B3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234.329cm" svg:y1="97.899cm" svg:x2="234.3cm" svg:y2="102cm">
          <text:p/>
        </draw:line>
        <draw:custom-shape draw:style-name="gr7" draw:text-style-name="P8" draw:layer="layout" svg:width="3.2cm" svg:height="1.9cm" svg:x="232.6cm" svg:y="98.7cm">
          <text:p text:style-name="P2"><text:span text:style-name="T1">i: B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279.029cm" svg:y1="97.75cm" svg:x2="278.929cm" svg:y2="100.899cm">
          <text:p/>
        </draw:line>
        <draw:custom-shape draw:style-name="gr27" draw:text-style-name="P8" draw:layer="layout" svg:width="2.3cm" svg:height="1.5cm" svg:x="277.929cm" svg:y="98.399cm">
          <text:p text:style-name="P2"><text:span text:style-name="T1">i: B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279.029cm" svg:y1="93.999cm" svg:x2="279.029cm" svg:y2="97.999cm">
          <text:p/>
        </draw:line>
        <draw:custom-shape draw:style-name="gr28" draw:text-style-name="P3" draw:layer="layout" svg:width="3.6cm" svg:height="2.4cm" svg:x="279.029cm" svg:y="94.699cm">
          <text:p text:style-name="P2"><text:span text:style-name="T1">j: E2</text:span></text:p>
          <text:p text:style-name="P2"><text:span text:style-name="T1">{B2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3.1cm" svg:height="2.6cm" svg:x="172.442cm" svg:y="19cm">
          <text:p text:style-name="P2"><text:span text:style-name="T6">2 old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g>
              <draw:custom-shape draw:style-name="gr3" draw:text-style-name="P4" draw:layer="layout" svg:width="3cm" svg:height="3cm" svg:x="254.279cm" svg:y="57.735cm">
                <text:p text:style-name="P2"><text:span text:style-name="T2">A1</text:span></text:p>
                <text:p text:style-name="P2"><text:span text:style-name="T3">E1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260.279cm" svg:y="57.735cm">
                <text:p text:style-name="P2"><text:span text:style-name="T2">A2</text:span></text:p>
                <text:p text:style-name="P2"><text:span text:style-name="T3">E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254.279cm" svg:y="61.735cm">
                <text:p text:style-name="P2"><text:span text:style-name="T2">B1</text:span></text:p>
                <text:p text:style-name="P2"><text:span text:style-name="T3">E1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254.279cm" svg:y="65.735cm">
                <text:p text:style-name="P2"><text:span text:style-name="T2">B2</text:span></text:p>
                <text:p text:style-name="P2"><text:span text:style-name="T3">{E2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260.279cm" svg:y="63.735cm">
                <text:p text:style-name="P2"><text:span text:style-name="T2">B3</text:span></text:p>
                <text:p text:style-name="P2"><text:span text:style-name="T3">{E2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267.279cm" svg:y="57.735cm">
                <text:p text:style-name="P2"><text:span text:style-name="T4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267.279cm" svg:y="63.735cm">
                <text:p text:style-name="P2"><text:span text:style-name="T4">B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257.279cm" svg:y1="59.235cm" svg:x2="260.279cm" svg:y2="59.235cm">
                <text:p text:style-name="P2">1</text:p>
                <text:p text:style-name="P2"/>
              </draw:line>
              <draw:line draw:style-name="gr4" draw:text-style-name="P7" draw:layer="layout" svg:x1="257.279cm" svg:y1="63.235cm" svg:x2="260.379cm" svg:y2="64.735cm">
                <text:p text:style-name="P2">4</text:p>
                <text:p text:style-name="P2"/>
              </draw:line>
              <draw:line draw:style-name="gr4" draw:text-style-name="P7" draw:layer="layout" svg:x1="257.279cm" svg:y1="67.235cm" svg:x2="260.379cm" svg:y2="65.735cm">
                <text:p text:style-name="P2">3</text:p>
                <text:p text:style-name="P2"/>
              </draw:line>
              <draw:line draw:style-name="gr4" draw:text-style-name="P7" draw:layer="layout" svg:x1="263.279cm" svg:y1="59.235cm" svg:x2="267.279cm" svg:y2="59.235cm">
                <text:p text:style-name="P2">4</text:p>
                <text:p text:style-name="P2"/>
              </draw:line>
              <draw:line draw:style-name="gr4" draw:text-style-name="P7" draw:layer="layout" svg:x1="263.279cm" svg:y1="65.235cm" svg:x2="267.279cm" svg:y2="65.235cm">
                <text:p text:style-name="P2">2</text:p>
                <text:p text:style-name="P2"/>
              </draw:line>
            </draw:g>
            <draw:custom-shape draw:style-name="gr5" draw:text-style-name="P1" draw:layer="layout" svg:width="20.1cm" svg:height="13.8cm" svg:x="252.829cm" svg:y="56.9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" draw:layer="layout" svg:width="7.2cm" svg:height="3cm" svg:x="265.729cm" svg:y="67.735cm">
              <text:p text:style-name="P2">I' = {B2, B3}</text:p>
              <text:p text:style-name="P2"/>
              <text:p text:style-name="P2"><text:span text:style-name="T5">J</text:span>' = {E2}</text:p>
              <text:p text:style-name="P2">Bound = 7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0.1cm" svg:height="13.8cm" svg:x="252.829cm" svg:y="56.9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11" draw:text-style-name="P1" draw:layer="layout" svg:x1="261.8cm" svg:y1="60.7cm" svg:x2="257.2cm" svg:y2="62.7cm">
            <text:p/>
          </draw:line>
        </draw:g>
        <draw:g>
          <draw:g>
            <draw:custom-shape draw:style-name="gr3" draw:text-style-name="P4" draw:layer="layout" svg:width="3cm" svg:height="3cm" svg:x="225.079cm" svg:y="80.999cm">
              <text:p text:style-name="P2"><text:span text:style-name="T2">A1</text:span></text:p>
              <text:p text:style-name="P2"><text:span text:style-name="T3">E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231.079cm" svg:y="80.999cm">
              <text:p text:style-name="P2"><text:span text:style-name="T2">A2</text:span></text:p>
              <text:p text:style-name="P2"><text:span text:style-name="T3">E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225.079cm" svg:y="84.999cm">
              <text:p text:style-name="P2"><text:span text:style-name="T2">B1</text:span></text:p>
              <text:p text:style-name="P2"><text:span text:style-name="T3">E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225.079cm" svg:y="88.999cm">
              <text:p text:style-name="P2"><text:span text:style-name="T2">B2</text:span></text:p>
              <text:p text:style-name="P2"><text:span text:style-name="T3">E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231.079cm" svg:y="86.999cm">
              <text:p text:style-name="P2"><text:span text:style-name="T2">B3</text:span></text:p>
              <text:p text:style-name="P2"><text:span text:style-name="T3">{E2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3cm" svg:height="3cm" svg:x="238.079cm" svg:y="80.999cm">
              <text:p text:style-name="P2"><text:span text:style-name="T4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3cm" svg:height="3cm" svg:x="238.079cm" svg:y="86.999cm">
              <text:p text:style-name="P2"><text:span text:style-name="T4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228.079cm" svg:y1="82.499cm" svg:x2="231.079cm" svg:y2="82.499cm">
              <text:p text:style-name="P2">1</text:p>
              <text:p text:style-name="P2"/>
            </draw:line>
            <draw:line draw:style-name="gr4" draw:text-style-name="P7" draw:layer="layout" svg:x1="228.079cm" svg:y1="86.499cm" svg:x2="231.179cm" svg:y2="87.999cm">
              <text:p text:style-name="P2">4</text:p>
              <text:p text:style-name="P2"/>
            </draw:line>
            <draw:line draw:style-name="gr4" draw:text-style-name="P7" draw:layer="layout" svg:x1="228.079cm" svg:y1="90.499cm" svg:x2="231.179cm" svg:y2="88.999cm">
              <text:p text:style-name="P2">3</text:p>
              <text:p text:style-name="P2"/>
            </draw:line>
            <draw:line draw:style-name="gr4" draw:text-style-name="P7" draw:layer="layout" svg:x1="234.079cm" svg:y1="82.499cm" svg:x2="238.079cm" svg:y2="82.499cm">
              <text:p text:style-name="P2">4</text:p>
              <text:p text:style-name="P2"/>
            </draw:line>
            <draw:line draw:style-name="gr4" draw:text-style-name="P7" draw:layer="layout" svg:x1="234.079cm" svg:y1="88.499cm" svg:x2="238.079cm" svg:y2="88.499cm">
              <text:p text:style-name="P2">2</text:p>
              <text:p text:style-name="P2"/>
            </draw:line>
            <draw:custom-shape draw:style-name="gr5" draw:text-style-name="P1" draw:layer="layout" svg:width="20.1cm" svg:height="13.8cm" svg:x="223.629cm" svg:y="80.1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" draw:layer="layout" svg:width="7.2cm" svg:height="3cm" svg:x="236.529cm" svg:y="90.999cm">
              <text:p text:style-name="P2">I' = {B3}</text:p>
              <text:p text:style-name="P2"/>
              <text:p text:style-name="P2"><text:span text:style-name="T5">J</text:span>' = {E2}</text:p>
              <text:p text:style-name="P2">Bound = 7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0.1cm" svg:height="13.8cm" svg:x="223.629cm" svg:y="80.1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11" draw:text-style-name="P1" draw:layer="layout" svg:x1="232.6cm" svg:y1="84.1cm" svg:x2="228cm" svg:y2="86.1cm">
            <text:p/>
          </draw:line>
        </draw:g>
        <draw:g>
          <draw:g>
            <draw:g>
              <draw:custom-shape draw:style-name="gr3" draw:text-style-name="P4" draw:layer="layout" svg:width="3cm" svg:height="3cm" svg:x="269.279cm" svg:y="80.999cm">
                <text:p text:style-name="P2"><text:span text:style-name="T2">A1</text:span></text:p>
                <text:p text:style-name="P2"><text:span text:style-name="T3">E1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275.279cm" svg:y="80.999cm">
                <text:p text:style-name="P2"><text:span text:style-name="T2">A2</text:span></text:p>
                <text:p text:style-name="P2"><text:span text:style-name="T3">E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269.279cm" svg:y="84.999cm">
                <text:p text:style-name="P2"><text:span text:style-name="T2">B1</text:span></text:p>
                <text:p text:style-name="P2"><text:span text:style-name="T3">E1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269.279cm" svg:y="88.999cm">
                <text:p text:style-name="P2"><text:span text:style-name="T2">B2</text:span></text:p>
                <text:p text:style-name="P2"><text:span text:style-name="T3">{E2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275.279cm" svg:y="86.999cm">
                <text:p text:style-name="P2"><text:span text:style-name="T2">B3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282.279cm" svg:y="80.999cm">
                <text:p text:style-name="P2"><text:span text:style-name="T4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282.279cm" svg:y="86.999cm">
                <text:p text:style-name="P2"><text:span text:style-name="T4">B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272.279cm" svg:y1="82.499cm" svg:x2="275.279cm" svg:y2="82.499cm">
                <text:p text:style-name="P2">1</text:p>
                <text:p text:style-name="P2"/>
              </draw:line>
              <draw:line draw:style-name="gr4" draw:text-style-name="P7" draw:layer="layout" svg:x1="272.279cm" svg:y1="86.499cm" svg:x2="275.379cm" svg:y2="87.999cm">
                <text:p text:style-name="P2">4</text:p>
                <text:p text:style-name="P2"/>
              </draw:line>
              <draw:line draw:style-name="gr4" draw:text-style-name="P7" draw:layer="layout" svg:x1="272.279cm" svg:y1="90.499cm" svg:x2="275.379cm" svg:y2="88.999cm">
                <text:p text:style-name="P2">3</text:p>
                <text:p text:style-name="P2"/>
              </draw:line>
              <draw:line draw:style-name="gr4" draw:text-style-name="P7" draw:layer="layout" svg:x1="278.279cm" svg:y1="82.499cm" svg:x2="282.279cm" svg:y2="82.499cm">
                <text:p text:style-name="P2">4</text:p>
                <text:p text:style-name="P2"/>
              </draw:line>
              <draw:line draw:style-name="gr4" draw:text-style-name="P7" draw:layer="layout" svg:x1="278.279cm" svg:y1="88.499cm" svg:x2="282.279cm" svg:y2="88.499cm">
                <text:p text:style-name="P2">2</text:p>
                <text:p text:style-name="P2"/>
              </draw:line>
            </draw:g>
            <draw:custom-shape draw:style-name="gr5" draw:text-style-name="P1" draw:layer="layout" svg:width="20.1cm" svg:height="13.8cm" svg:x="267.829cm" svg:y="80.1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" draw:layer="layout" svg:width="7.2cm" svg:height="3cm" svg:x="280.729cm" svg:y="90.999cm">
              <text:p text:style-name="P2">I' = {B2}</text:p>
              <text:p text:style-name="P2"/>
              <text:p text:style-name="P2"><text:span text:style-name="T5">J</text:span>' = {E2}</text:p>
              <text:p text:style-name="P2">Bound = 7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0.1cm" svg:height="13.8cm" svg:x="267.829cm" svg:y="80.1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11" draw:text-style-name="P1" draw:layer="layout" svg:x1="276.8cm" svg:y1="84.1cm" svg:x2="272.2cm" svg:y2="86.1cm">
            <text:p/>
          </draw:line>
        </draw:g>
        <draw:g>
          <draw:g>
            <draw:g>
              <draw:custom-shape draw:style-name="gr3" draw:text-style-name="P4" draw:layer="layout" svg:width="3cm" svg:height="3cm" svg:x="225.05cm" svg:y="102.8cm">
                <text:p text:style-name="P2"><text:span text:style-name="T2">A1</text:span></text:p>
                <text:p text:style-name="P2"><text:span text:style-name="T3">E1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231.05cm" svg:y="102.8cm">
                <text:p text:style-name="P2"><text:span text:style-name="T2">A2</text:span></text:p>
                <text:p text:style-name="P2"><text:span text:style-name="T3">E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225.05cm" svg:y="106.8cm">
                <text:p text:style-name="P2"><text:span text:style-name="T2">B1</text:span></text:p>
                <text:p text:style-name="P2"><text:span text:style-name="T3">E1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225.05cm" svg:y="110.8cm">
                <text:p text:style-name="P2"><text:span text:style-name="T2">B2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231.05cm" svg:y="108.8cm">
                <text:p text:style-name="P2"><text:span text:style-name="T2">B3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238.05cm" svg:y="102.8cm">
                <text:p text:style-name="P2"><text:span text:style-name="T4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238.05cm" svg:y="108.8cm">
                <text:p text:style-name="P2"><text:span text:style-name="T4">B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228.05cm" svg:y1="104.3cm" svg:x2="231.05cm" svg:y2="104.3cm">
                <text:p text:style-name="P2">1</text:p>
                <text:p text:style-name="P2"/>
              </draw:line>
              <draw:line draw:style-name="gr4" draw:text-style-name="P7" draw:layer="layout" svg:x1="228.05cm" svg:y1="108.3cm" svg:x2="231.15cm" svg:y2="109.8cm">
                <text:p text:style-name="P2">2</text:p>
                <text:p text:style-name="P2"/>
              </draw:line>
              <draw:line draw:style-name="gr4" draw:text-style-name="P7" draw:layer="layout" svg:x1="228.05cm" svg:y1="112.3cm" svg:x2="231.15cm" svg:y2="110.8cm">
                <text:p text:style-name="P2">3</text:p>
                <text:p text:style-name="P2"/>
              </draw:line>
              <draw:line draw:style-name="gr4" draw:text-style-name="P7" draw:layer="layout" svg:x1="234.05cm" svg:y1="104.3cm" svg:x2="238.05cm" svg:y2="104.3cm">
                <text:p text:style-name="P2">4</text:p>
                <text:p text:style-name="P2"/>
              </draw:line>
              <draw:line draw:style-name="gr4" draw:text-style-name="P7" draw:layer="layout" svg:x1="234.05cm" svg:y1="110.3cm" svg:x2="238.05cm" svg:y2="110.3cm">
                <text:p text:style-name="P2">2</text:p>
                <text:p text:style-name="P2"/>
              </draw:line>
            </draw:g>
            <draw:custom-shape draw:style-name="gr5" draw:text-style-name="P1" draw:layer="layout" svg:width="20.1cm" svg:height="13.8cm" svg:x="223.6cm" svg:y="1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" draw:layer="layout" svg:width="7.2cm" svg:height="3cm" svg:x="236.5cm" svg:y="112.8cm">
              <text:p text:style-name="P2">I' = { }</text:p>
              <text:p text:style-name="P2"/>
              <text:p text:style-name="P2"><text:span text:style-name="T5">J</text:span>' = { }</text:p>
              <text:p text:style-name="P2">Bound = 7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11" draw:text-style-name="P1" draw:layer="layout" svg:x1="232.7cm" svg:y1="105.8cm" svg:x2="228.1cm" svg:y2="107.8cm">
            <text:p/>
          </draw:line>
        </draw:g>
        <draw:g>
          <draw:line draw:style-name="gr26" draw:text-style-name="P1" draw:layer="layout" svg:x1="87.358cm" svg:y1="90.264cm" svg:x2="76.658cm" svg:y2="91.964cm">
            <text:p/>
          </draw:line>
          <draw:g>
            <draw:custom-shape draw:style-name="gr3" draw:text-style-name="P4" draw:layer="layout" svg:width="3cm" svg:height="3cm" svg:x="73.85cm" svg:y="81.564cm">
              <text:p text:style-name="P2"><text:span text:style-name="T2">A1</text:span></text:p>
              <text:p text:style-name="P2"><text:span text:style-name="T3">E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79.85cm" svg:y="81.564cm">
              <text:p text:style-name="P2"><text:span text:style-name="T2">A2</text:span></text:p>
              <text:p text:style-name="P2"><text:span text:style-name="T3">E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73.85cm" svg:y="85.564cm">
              <text:p text:style-name="P2"><text:span text:style-name="T2">B1</text:span></text:p>
              <text:p text:style-name="P2"><text:span text:style-name="T3">E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73.85cm" svg:y="89.564cm">
              <text:p text:style-name="P2"><text:span text:style-name="T2">B2</text:span></text:p>
              <text:p text:style-name="P2"><text:span text:style-name="T3">E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79.85cm" svg:y="87.564cm">
              <text:p text:style-name="P2"><text:span text:style-name="T2">B3</text:span></text:p>
              <text:p text:style-name="P2"><text:span text:style-name="T3">E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3cm" svg:height="3cm" svg:x="86.85cm" svg:y="81.564cm">
              <text:p text:style-name="P2"><text:span text:style-name="T4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3cm" svg:height="3cm" svg:x="86.85cm" svg:y="87.564cm">
              <text:p text:style-name="P2"><text:span text:style-name="T4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76.85cm" svg:y1="83.064cm" svg:x2="79.85cm" svg:y2="83.064cm">
              <text:p text:style-name="P2">1</text:p>
              <text:p text:style-name="P2"/>
            </draw:line>
            <draw:line draw:style-name="gr4" draw:text-style-name="P7" draw:layer="layout" svg:x1="76.85cm" svg:y1="87.064cm" svg:x2="79.95cm" svg:y2="88.564cm">
              <text:p text:style-name="P2">2</text:p>
              <text:p text:style-name="P2"/>
            </draw:line>
            <draw:line draw:style-name="gr4" draw:text-style-name="P7" draw:layer="layout" svg:x1="76.85cm" svg:y1="91.064cm" svg:x2="79.95cm" svg:y2="89.564cm">
              <text:p text:style-name="P2">3</text:p>
              <text:p text:style-name="P2"/>
            </draw:line>
            <draw:line draw:style-name="gr4" draw:text-style-name="P7" draw:layer="layout" svg:x1="82.85cm" svg:y1="83.064cm" svg:x2="86.85cm" svg:y2="83.064cm">
              <text:p text:style-name="P2">4</text:p>
              <text:p text:style-name="P2"/>
            </draw:line>
            <draw:line draw:style-name="gr4" draw:text-style-name="P7" draw:layer="layout" svg:x1="82.85cm" svg:y1="89.064cm" svg:x2="86.85cm" svg:y2="89.064cm">
              <text:p text:style-name="P2">2</text:p>
              <text:p text:style-name="P2"/>
            </draw:line>
          </draw:g>
          <draw:custom-shape draw:style-name="gr5" draw:text-style-name="P1" draw:layer="layout" svg:width="20.1cm" svg:height="13.8cm" svg:x="72.4cm" svg:y="80.7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7.2cm" svg:height="3cm" svg:x="85.3cm" svg:y="91.564cm">
            <text:p text:style-name="P2">I' = { }</text:p>
            <text:p text:style-name="P2"/>
            <text:p text:style-name="P2"><text:span text:style-name="T5">J</text:span>' = { }</text:p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" draw:layer="layout" svg:width="20.1cm" svg:height="13.8cm" svg:x="72.4cm" svg:y="80.7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1" draw:layer="layout" svg:x1="88.3cm" svg:y1="84.464cm" svg:x2="76.9cm" svg:y2="86.564cm">
            <text:p/>
          </draw:line>
          <draw:custom-shape draw:style-name="gr22" draw:text-style-name="P17" draw:layer="layout" svg:width="10.4cm" svg:height="1.9cm" svg:x="74.858cm" svg:y="92.66cm">
            <text:p text:style-name="P2"><text:span text:style-name="T8">Infeasible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" draw:text-style-name="P4" draw:layer="layout" svg:width="3cm" svg:height="3cm" svg:x="269.379cm" svg:y="101.699cm">
              <text:p text:style-name="P2"><text:span text:style-name="T2">A1</text:span></text:p>
              <text:p text:style-name="P2"><text:span text:style-name="T3">E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275.379cm" svg:y="101.699cm">
              <text:p text:style-name="P2"><text:span text:style-name="T2">A2</text:span></text:p>
              <text:p text:style-name="P2"><text:span text:style-name="T3">E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269.379cm" svg:y="105.699cm">
              <text:p text:style-name="P2"><text:span text:style-name="T2">B1</text:span></text:p>
              <text:p text:style-name="P2"><text:span text:style-name="T3">E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269.379cm" svg:y="109.699cm">
              <text:p text:style-name="P2"><text:span text:style-name="T2">B2</text:span></text:p>
              <text:p text:style-name="P2"><text:span text:style-name="T3">E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275.379cm" svg:y="107.699cm">
              <text:p text:style-name="P2"><text:span text:style-name="T2">B3</text:span></text:p>
              <text:p text:style-name="P2"><text:span text:style-name="T3">E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3cm" svg:height="3cm" svg:x="282.379cm" svg:y="101.699cm">
              <text:p text:style-name="P2"><text:span text:style-name="T4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3cm" svg:height="3cm" svg:x="282.379cm" svg:y="107.699cm">
              <text:p text:style-name="P2"><text:span text:style-name="T4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272.379cm" svg:y1="103.199cm" svg:x2="275.379cm" svg:y2="103.199cm">
              <text:p text:style-name="P2">1</text:p>
              <text:p text:style-name="P2"/>
            </draw:line>
            <draw:line draw:style-name="gr4" draw:text-style-name="P7" draw:layer="layout" svg:x1="272.379cm" svg:y1="107.199cm" svg:x2="275.479cm" svg:y2="108.699cm">
              <text:p text:style-name="P2">4</text:p>
              <text:p text:style-name="P2"/>
            </draw:line>
            <draw:line draw:style-name="gr4" draw:text-style-name="P7" draw:layer="layout" svg:x1="272.379cm" svg:y1="111.199cm" svg:x2="275.479cm" svg:y2="109.699cm">
              <text:p text:style-name="P2">3</text:p>
              <text:p text:style-name="P2"/>
            </draw:line>
            <draw:line draw:style-name="gr4" draw:text-style-name="P7" draw:layer="layout" svg:x1="278.379cm" svg:y1="103.199cm" svg:x2="282.379cm" svg:y2="103.199cm">
              <text:p text:style-name="P2">4</text:p>
              <text:p text:style-name="P2"/>
            </draw:line>
            <draw:line draw:style-name="gr4" draw:text-style-name="P7" draw:layer="layout" svg:x1="278.379cm" svg:y1="109.199cm" svg:x2="282.379cm" svg:y2="109.199cm">
              <text:p text:style-name="P2">2</text:p>
              <text:p text:style-name="P2"/>
            </draw:line>
          </draw:g>
          <draw:custom-shape draw:style-name="gr5" draw:text-style-name="P1" draw:layer="layout" svg:width="20.1cm" svg:height="13.8cm" svg:x="267.929cm" svg:y="100.8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7.2cm" svg:height="3cm" svg:x="280.829cm" svg:y="111.699cm">
            <text:p text:style-name="P2">I' = { }</text:p>
            <text:p text:style-name="P2"/>
            <text:p text:style-name="P2"><text:span text:style-name="T5">J</text:span>' = { }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" draw:layer="layout" svg:width="20.1cm" svg:height="13.8cm" svg:x="267.929cm" svg:y="100.8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1" draw:layer="layout" svg:x1="282.7cm" svg:y1="110.1cm" svg:x2="272.2cm" svg:y2="112cm">
            <text:p/>
          </draw:line>
          <draw:line draw:style-name="gr11" draw:text-style-name="P1" draw:layer="layout" svg:x1="277cm" svg:y1="104.7cm" svg:x2="272.4cm" svg:y2="106.7cm">
            <text:p/>
          </draw:line>
          <draw:custom-shape draw:style-name="gr22" draw:text-style-name="P17" draw:layer="layout" svg:width="10.4cm" svg:height="1.9cm" svg:x="270.452cm" svg:y="112.78cm">
            <text:p text:style-name="P2"><text:span text:style-name="T8">Infeasible</text:span></text:p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173cm" svg:y1="26.3cm" svg:x2="173cm" svg:y2="35cm">
          <text:p/>
        </draw:line>
        <draw:custom-shape draw:style-name="gr7" draw:text-style-name="P8" draw:layer="layout" svg:width="3.2cm" svg:height="1.9cm" svg:x="171.3cm" svg:y="29.7cm">
          <text:p text:style-name="P2"><text:span text:style-name="T1">i: B3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g>
              <draw:custom-shape draw:style-name="gr3" draw:text-style-name="P4" draw:layer="layout" svg:width="3cm" svg:height="3cm" svg:x="164.45cm" svg:y="35.8cm">
                <text:p text:style-name="P2"><text:span text:style-name="T2">A1</text:span></text:p>
                <text:p text:style-name="P2"><text:span text:style-name="T3">E1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70.45cm" svg:y="35.8cm">
                <text:p text:style-name="P2"><text:span text:style-name="T2">A2</text:span></text:p>
                <text:p text:style-name="P2"><text:span text:style-name="T3">E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64.45cm" svg:y="39.8cm">
                <text:p text:style-name="P2"><text:span text:style-name="T2">B1</text:span></text:p>
                <text:p text:style-name="P2"><text:span text:style-name="T3">{E1,E3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64.45cm" svg:y="43.8cm">
                <text:p text:style-name="P2"><text:span text:style-name="T2">B2</text:span></text:p>
                <text:p text:style-name="P2"><text:span text:style-name="T3">{E2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70.45cm" svg:y="41.8cm">
                <text:p text:style-name="P2"><text:span text:style-name="T2">B3</text:span></text:p>
                <text:p text:style-name="P2"><text:span text:style-name="T3">E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177.45cm" svg:y="35.8cm">
                <text:p text:style-name="P2"><text:span text:style-name="T4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177.45cm" svg:y="41.8cm">
                <text:p text:style-name="P2"><text:span text:style-name="T4">B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167.45cm" svg:y1="37.3cm" svg:x2="170.45cm" svg:y2="37.3cm">
                <text:p text:style-name="P2">1</text:p>
                <text:p text:style-name="P2"/>
              </draw:line>
              <draw:line draw:style-name="gr4" draw:text-style-name="P7" draw:layer="layout" svg:x1="167.45cm" svg:y1="41.3cm" svg:x2="170.55cm" svg:y2="42.8cm">
                <text:p text:style-name="P2">2</text:p>
                <text:p text:style-name="P2"/>
              </draw:line>
              <draw:line draw:style-name="gr4" draw:text-style-name="P7" draw:layer="layout" svg:x1="167.45cm" svg:y1="45.3cm" svg:x2="170.55cm" svg:y2="43.8cm">
                <text:p text:style-name="P2">3</text:p>
                <text:p text:style-name="P2"/>
              </draw:line>
              <draw:line draw:style-name="gr4" draw:text-style-name="P7" draw:layer="layout" svg:x1="173.45cm" svg:y1="37.3cm" svg:x2="177.45cm" svg:y2="37.3cm">
                <text:p text:style-name="P2">4</text:p>
                <text:p text:style-name="P2"/>
              </draw:line>
              <draw:line draw:style-name="gr4" draw:text-style-name="P7" draw:layer="layout" svg:x1="173.45cm" svg:y1="43.3cm" svg:x2="177.45cm" svg:y2="43.3cm">
                <text:p text:style-name="P2">3</text:p>
                <text:p text:style-name="P2"/>
              </draw:line>
            </draw:g>
            <draw:custom-shape draw:style-name="gr5" draw:text-style-name="P1" draw:layer="layout" svg:width="20.1cm" svg:height="13.8cm" svg:x="163cm" svg:y="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" draw:layer="layout" svg:width="7.2cm" svg:height="3cm" svg:x="175.9cm" svg:y="45.8cm">
              <text:p text:style-name="P2">I' = {B1, B2}</text:p>
              <text:p text:style-name="P2"/>
              <text:p text:style-name="P2"><text:span text:style-name="T5">J</text:span>' = {E1, E2, E3}</text:p>
              <text:p text:style-name="P2">Bound = 8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0.1cm" svg:height="13.8cm" svg:x="163cm" svg:y="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11" draw:text-style-name="P1" draw:layer="layout" svg:x1="178.1cm" svg:y1="38.5cm" svg:x2="173.4cm" svg:y2="42.6cm">
            <text:p/>
          </draw:line>
        </draw:g>
        <draw:line draw:style-name="gr1" draw:text-style-name="P1" draw:layer="layout" svg:x1="173cm" svg:y1="48.8cm" svg:x2="173cm" svg:y2="52.9cm">
          <text:p/>
        </draw:line>
        <draw:line draw:style-name="gr1" draw:text-style-name="P1" draw:layer="layout" svg:x1="173cm" svg:y1="52.9cm" svg:x2="173cm" svg:y2="57cm">
          <text:p/>
        </draw:line>
        <draw:custom-shape draw:style-name="gr7" draw:text-style-name="P8" draw:layer="layout" svg:width="3.2cm" svg:height="1.9cm" svg:x="171.4cm" svg:y="53.8cm">
          <text:p text:style-name="P2"><text:span text:style-name="T1">i: B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6cm" svg:height="1.9cm" svg:x="173cm" svg:y="49.7cm">
          <text:p text:style-name="P2"><text:span text:style-name="T1">j: E2</text:span></text:p>
          <text:p text:style-name="P2"><text:span text:style-name="T1">{B2}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g>
              <draw:custom-shape draw:style-name="gr3" draw:text-style-name="P4" draw:layer="layout" svg:width="3cm" svg:height="3cm" svg:x="164.45cm" svg:y="57.8cm">
                <text:p text:style-name="P2"><text:span text:style-name="T2">A1</text:span></text:p>
                <text:p text:style-name="P2"><text:span text:style-name="T3">E1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70.45cm" svg:y="57.8cm">
                <text:p text:style-name="P2"><text:span text:style-name="T2">A2</text:span></text:p>
                <text:p text:style-name="P2"><text:span text:style-name="T3">E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64.45cm" svg:y="61.8cm">
                <text:p text:style-name="P2"><text:span text:style-name="T2">B1</text:span></text:p>
                <text:p text:style-name="P2"><text:span text:style-name="T3">{E1,E3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64.45cm" svg:y="65.8cm">
                <text:p text:style-name="P2"><text:span text:style-name="T2">B2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70.45cm" svg:y="63.8cm">
                <text:p text:style-name="P2"><text:span text:style-name="T2">B3</text:span></text:p>
                <text:p text:style-name="P2"><text:span text:style-name="T3">E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177.45cm" svg:y="57.8cm">
                <text:p text:style-name="P2"><text:span text:style-name="T4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177.45cm" svg:y="63.8cm">
                <text:p text:style-name="P2"><text:span text:style-name="T4">B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167.45cm" svg:y1="59.3cm" svg:x2="170.45cm" svg:y2="59.3cm">
                <text:p text:style-name="P2">1</text:p>
                <text:p text:style-name="P2"/>
              </draw:line>
              <draw:line draw:style-name="gr4" draw:text-style-name="P7" draw:layer="layout" svg:x1="167.45cm" svg:y1="63.3cm" svg:x2="170.55cm" svg:y2="64.8cm">
                <text:p text:style-name="P2">2</text:p>
                <text:p text:style-name="P2"/>
              </draw:line>
              <draw:line draw:style-name="gr4" draw:text-style-name="P7" draw:layer="layout" svg:x1="167.45cm" svg:y1="67.3cm" svg:x2="170.55cm" svg:y2="65.8cm">
                <text:p text:style-name="P2">3</text:p>
                <text:p text:style-name="P2"/>
              </draw:line>
              <draw:line draw:style-name="gr4" draw:text-style-name="P7" draw:layer="layout" svg:x1="173.45cm" svg:y1="59.3cm" svg:x2="177.45cm" svg:y2="59.3cm">
                <text:p text:style-name="P2">4</text:p>
                <text:p text:style-name="P2"/>
              </draw:line>
              <draw:line draw:style-name="gr4" draw:text-style-name="P7" draw:layer="layout" svg:x1="173.45cm" svg:y1="65.3cm" svg:x2="177.45cm" svg:y2="65.3cm">
                <text:p text:style-name="P2">3</text:p>
                <text:p text:style-name="P2"/>
              </draw:line>
            </draw:g>
            <draw:custom-shape draw:style-name="gr5" draw:text-style-name="P1" draw:layer="layout" svg:width="20.1cm" svg:height="13.8cm" svg:x="163cm" svg:y="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" draw:layer="layout" svg:width="7.2cm" svg:height="3cm" svg:x="175.9cm" svg:y="67.8cm">
              <text:p text:style-name="P2">I' = {B1}</text:p>
              <text:p text:style-name="P2"/>
              <text:p text:style-name="P2"><text:span text:style-name="T5">J</text:span>' = {E1, E3}</text:p>
              <text:p text:style-name="P2">Bound = 8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0.1cm" svg:height="13.8cm" svg:x="163cm" svg:y="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11" draw:text-style-name="P1" draw:layer="layout" svg:x1="178.1cm" svg:y1="60.5cm" svg:x2="173.4cm" svg:y2="64.6cm">
            <text:p/>
          </draw:line>
        </draw:g>
        <draw:line draw:style-name="gr1" draw:text-style-name="P1" draw:layer="layout" svg:x1="172.994cm" svg:y1="70.847cm" svg:x2="172.994cm" svg:y2="74.947cm">
          <text:p/>
        </draw:line>
        <draw:custom-shape draw:style-name="gr2" draw:text-style-name="P3" draw:layer="layout" svg:width="3.6cm" svg:height="1.9cm" svg:x="173cm" svg:y="71.8cm">
          <text:p text:style-name="P2"><text:span text:style-name="T1">j: E1</text:span></text:p>
          <text:p text:style-name="P2"><text:span text:style-name="T1">{B1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73cm" svg:y1="75cm" svg:x2="162.9cm" svg:y2="80.3cm">
          <text:p/>
        </draw:line>
        <draw:custom-shape draw:style-name="gr7" draw:text-style-name="P8" draw:layer="layout" svg:width="3.2cm" svg:height="1.9cm" svg:x="166.7cm" svg:y="76.5cm">
          <text:p text:style-name="P2"><text:span text:style-name="T1">i: B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g>
              <draw:custom-shape draw:style-name="gr3" draw:text-style-name="P4" draw:layer="layout" svg:width="3cm" svg:height="3cm" svg:x="184.65cm" svg:y="81cm">
                <text:p text:style-name="P2"><text:span text:style-name="T2">A1</text:span></text:p>
                <text:p text:style-name="P2"><text:span text:style-name="T3">E1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90.65cm" svg:y="81cm">
                <text:p text:style-name="P2"><text:span text:style-name="T2">A2</text:span></text:p>
                <text:p text:style-name="P2"><text:span text:style-name="T3">E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84.65cm" svg:y="85cm">
                <text:p text:style-name="P2"><text:span text:style-name="T2">B1</text:span></text:p>
                <text:p text:style-name="P2"><text:span text:style-name="T3">{E3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84.65cm" svg:y="89cm">
                <text:p text:style-name="P2"><text:span text:style-name="T2">B2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90.65cm" svg:y="87cm">
                <text:p text:style-name="P2"><text:span text:style-name="T2">B3</text:span></text:p>
                <text:p text:style-name="P2"><text:span text:style-name="T3">E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197.65cm" svg:y="81cm">
                <text:p text:style-name="P2"><text:span text:style-name="T4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197.65cm" svg:y="87cm">
                <text:p text:style-name="P2"><text:span text:style-name="T4">B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187.65cm" svg:y1="82.5cm" svg:x2="190.65cm" svg:y2="82.5cm">
                <text:p text:style-name="P2">1</text:p>
                <text:p text:style-name="P2"/>
              </draw:line>
              <draw:line draw:style-name="gr4" draw:text-style-name="P7" draw:layer="layout" svg:x1="187.65cm" svg:y1="86.5cm" svg:x2="190.75cm" svg:y2="88cm">
                <text:p text:style-name="P2">2</text:p>
                <text:p text:style-name="P2"/>
              </draw:line>
              <draw:line draw:style-name="gr4" draw:text-style-name="P7" draw:layer="layout" svg:x1="187.65cm" svg:y1="90.5cm" svg:x2="190.75cm" svg:y2="89cm">
                <text:p text:style-name="P2">3</text:p>
                <text:p text:style-name="P2"/>
              </draw:line>
              <draw:line draw:style-name="gr4" draw:text-style-name="P7" draw:layer="layout" svg:x1="193.65cm" svg:y1="82.5cm" svg:x2="197.65cm" svg:y2="82.5cm">
                <text:p text:style-name="P2">4</text:p>
                <text:p text:style-name="P2"/>
              </draw:line>
              <draw:line draw:style-name="gr4" draw:text-style-name="P7" draw:layer="layout" svg:x1="193.65cm" svg:y1="88.5cm" svg:x2="197.65cm" svg:y2="88.5cm">
                <text:p text:style-name="P2">3</text:p>
                <text:p text:style-name="P2"/>
              </draw:line>
            </draw:g>
            <draw:custom-shape draw:style-name="gr5" draw:text-style-name="P1" draw:layer="layout" svg:width="20.1cm" svg:height="13.8cm" svg:x="183.2cm" svg:y="80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" draw:layer="layout" svg:width="7.2cm" svg:height="3cm" svg:x="196.1cm" svg:y="91cm">
              <text:p text:style-name="P2">I' = {B1}</text:p>
              <text:p text:style-name="P2"/>
              <text:p text:style-name="P2"><text:span text:style-name="T5">J</text:span>' = {E3}</text:p>
              <text:p text:style-name="P2">Bound = 8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0.1cm" svg:height="13.8cm" svg:x="183.2cm" svg:y="80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11" draw:text-style-name="P1" draw:layer="layout" svg:x1="198.3cm" svg:y1="83.7cm" svg:x2="193.6cm" svg:y2="87.8cm">
            <text:p/>
          </draw:line>
        </draw:g>
        <draw:line draw:style-name="gr25" draw:text-style-name="P1" draw:layer="layout" svg:x1="173cm" svg:y1="75cm" svg:x2="183.1cm" svg:y2="80.2cm">
          <text:p/>
        </draw:line>
        <draw:line draw:style-name="gr1" draw:text-style-name="P1" draw:layer="layout" svg:x1="193.194cm" svg:y1="94cm" svg:x2="193.194cm" svg:y2="98cm">
          <text:p/>
        </draw:line>
        <draw:line draw:style-name="gr1" draw:text-style-name="P1" draw:layer="layout" svg:x1="193.2cm" svg:y1="97.999cm" svg:x2="193.2cm" svg:y2="102cm">
          <text:p/>
        </draw:line>
        <draw:custom-shape draw:style-name="gr2" draw:text-style-name="P3" draw:layer="layout" svg:width="3.6cm" svg:height="1.9cm" svg:x="193.2cm" svg:y="94.9cm">
          <text:p text:style-name="P2"><text:span text:style-name="T1">j: E3</text:span></text:p>
          <text:p text:style-name="P2"><text:span text:style-name="T1">{B1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2cm" svg:height="1.9cm" svg:x="191.8cm" svg:y="98.9cm">
          <text:p text:style-name="P2"><text:span text:style-name="T1">i: B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9" draw:text-style-name="P17" draw:layer="layout" svg:width="9.1cm" svg:height="1.9cm" svg:x="187cm" svg:y="113.9cm">
            <text:p text:style-name="P2"><text:span text:style-name="T8">Infeasible</text:span></text:p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3" draw:text-style-name="P4" draw:layer="layout" svg:width="3cm" svg:height="3cm" svg:x="184.65cm" svg:y="102.8cm">
                <text:p text:style-name="P2"><text:span text:style-name="T2">A1</text:span></text:p>
                <text:p text:style-name="P2"><text:span text:style-name="T3">E1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90.65cm" svg:y="102.8cm">
                <text:p text:style-name="P2"><text:span text:style-name="T2">A2</text:span></text:p>
                <text:p text:style-name="P2"><text:span text:style-name="T3">E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84.65cm" svg:y="106.8cm">
                <text:p text:style-name="P2"><text:span text:style-name="T2">B1</text:span></text:p>
                <text:p text:style-name="P2"><text:span text:style-name="T3">E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84.65cm" svg:y="110.8cm">
                <text:p text:style-name="P2"><text:span text:style-name="T2">B2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90.65cm" svg:y="108.8cm">
                <text:p text:style-name="P2"><text:span text:style-name="T2">B3</text:span></text:p>
                <text:p text:style-name="P2"><text:span text:style-name="T3">E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197.65cm" svg:y="102.8cm">
                <text:p text:style-name="P2"><text:span text:style-name="T4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197.65cm" svg:y="108.8cm">
                <text:p text:style-name="P2"><text:span text:style-name="T4">B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187.65cm" svg:y1="104.3cm" svg:x2="190.65cm" svg:y2="104.3cm">
                <text:p text:style-name="P2">1</text:p>
                <text:p text:style-name="P2"/>
              </draw:line>
              <draw:line draw:style-name="gr4" draw:text-style-name="P7" draw:layer="layout" svg:x1="187.65cm" svg:y1="108.3cm" svg:x2="190.75cm" svg:y2="109.8cm">
                <text:p text:style-name="P2">2</text:p>
                <text:p text:style-name="P2"/>
              </draw:line>
              <draw:line draw:style-name="gr4" draw:text-style-name="P7" draw:layer="layout" svg:x1="187.65cm" svg:y1="112.3cm" svg:x2="190.75cm" svg:y2="110.8cm">
                <text:p text:style-name="P2">3</text:p>
                <text:p text:style-name="P2"/>
              </draw:line>
              <draw:line draw:style-name="gr4" draw:text-style-name="P7" draw:layer="layout" svg:x1="193.65cm" svg:y1="104.3cm" svg:x2="197.65cm" svg:y2="104.3cm">
                <text:p text:style-name="P2">4</text:p>
                <text:p text:style-name="P2"/>
              </draw:line>
              <draw:line draw:style-name="gr4" draw:text-style-name="P7" draw:layer="layout" svg:x1="193.65cm" svg:y1="110.3cm" svg:x2="197.65cm" svg:y2="110.3cm">
                <text:p text:style-name="P2">3</text:p>
                <text:p text:style-name="P2"/>
              </draw:line>
            </draw:g>
            <draw:custom-shape draw:style-name="gr5" draw:text-style-name="P1" draw:layer="layout" svg:width="20.1cm" svg:height="13.8cm" svg:x="183.2cm" svg:y="1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" draw:layer="layout" svg:width="7.2cm" svg:height="3cm" svg:x="196.1cm" svg:y="112.8cm">
              <text:p text:style-name="P2">I' = { }</text:p>
              <text:p text:style-name="P2"/>
              <text:p text:style-name="P2"><text:span text:style-name="T5">J</text:span>' = { }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1" draw:layer="layout" svg:width="20.1cm" svg:height="13.8cm" svg:x="183.2cm" svg:y="1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" draw:text-style-name="P1" draw:layer="layout" svg:x1="198.3cm" svg:y1="105.5cm" svg:x2="193.6cm" svg:y2="109.6cm">
              <text:p/>
            </draw:line>
            <draw:line draw:style-name="gr24" draw:text-style-name="P1" draw:layer="layout" svg:x1="197.9cm" svg:y1="111.2cm" svg:x2="184cm" svg:y2="114.4cm">
              <text:p/>
            </draw:line>
            <draw:line draw:style-name="gr24" draw:text-style-name="P1" draw:layer="layout" svg:x1="184cm" svg:y1="114.4cm" svg:x2="184cm" svg:y2="108cm">
              <text:p/>
            </draw:line>
            <draw:line draw:style-name="gr11" draw:text-style-name="P1" draw:layer="layout" svg:x1="184cm" svg:y1="108cm" svg:x2="184.7cm" svg:y2="108cm">
              <text:p/>
            </draw:line>
          </draw:g>
        </draw:g>
        <draw:g>
          <draw:g>
            <draw:g>
              <draw:g>
                <draw:custom-shape draw:style-name="gr3" draw:text-style-name="P4" draw:layer="layout" svg:width="3cm" svg:height="3cm" svg:x="144.25cm" svg:y="81.1cm">
                  <text:p text:style-name="P2"><text:span text:style-name="T2">A1</text:span></text:p>
                  <text:p text:style-name="P2"><text:span text:style-name="T3">E1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3cm" svg:height="3cm" svg:x="150.25cm" svg:y="81.1cm">
                  <text:p text:style-name="P2"><text:span text:style-name="T2">A2</text:span></text:p>
                  <text:p text:style-name="P2"><text:span text:style-name="T3">E3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3cm" svg:height="3cm" svg:x="144.25cm" svg:y="85.1cm">
                  <text:p text:style-name="P2"><text:span text:style-name="T2">B1</text:span></text:p>
                  <text:p text:style-name="P2"><text:span text:style-name="T3">E1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3cm" svg:height="3cm" svg:x="144.25cm" svg:y="89.1cm">
                  <text:p text:style-name="P2"><text:span text:style-name="T2">B2</text:span></text:p>
                  <text:p text:style-name="P2"><text:span text:style-name="T3">E2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3cm" svg:height="3cm" svg:x="150.25cm" svg:y="87.1cm">
                  <text:p text:style-name="P2"><text:span text:style-name="T2">B3</text:span></text:p>
                  <text:p text:style-name="P2"><text:span text:style-name="T3">E3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5" draw:layer="layout" svg:width="3cm" svg:height="3cm" svg:x="157.25cm" svg:y="81.1cm">
                  <text:p text:style-name="P2"><text:span text:style-name="T4">A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6" draw:layer="layout" svg:width="3cm" svg:height="3cm" svg:x="157.25cm" svg:y="87.1cm">
                  <text:p text:style-name="P2"><text:span text:style-name="T4">B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" draw:text-style-name="P7" draw:layer="layout" svg:x1="147.25cm" svg:y1="82.6cm" svg:x2="150.25cm" svg:y2="82.6cm">
                  <text:p text:style-name="P2">1</text:p>
                  <text:p text:style-name="P2"/>
                </draw:line>
                <draw:line draw:style-name="gr4" draw:text-style-name="P7" draw:layer="layout" svg:x1="147.25cm" svg:y1="86.6cm" svg:x2="150.35cm" svg:y2="88.1cm">
                  <text:p text:style-name="P2">4</text:p>
                  <text:p text:style-name="P2"/>
                </draw:line>
                <draw:line draw:style-name="gr4" draw:text-style-name="P7" draw:layer="layout" svg:x1="147.25cm" svg:y1="90.6cm" svg:x2="150.35cm" svg:y2="89.1cm">
                  <text:p text:style-name="P2">3</text:p>
                  <text:p text:style-name="P2"/>
                </draw:line>
                <draw:line draw:style-name="gr4" draw:text-style-name="P7" draw:layer="layout" svg:x1="153.25cm" svg:y1="82.6cm" svg:x2="157.25cm" svg:y2="82.6cm">
                  <text:p text:style-name="P2">4</text:p>
                  <text:p text:style-name="P2"/>
                </draw:line>
                <draw:line draw:style-name="gr4" draw:text-style-name="P7" draw:layer="layout" svg:x1="153.25cm" svg:y1="88.6cm" svg:x2="157.25cm" svg:y2="88.6cm">
                  <text:p text:style-name="P2">3</text:p>
                  <text:p text:style-name="P2"/>
                </draw:line>
              </draw:g>
              <draw:custom-shape draw:style-name="gr5" draw:text-style-name="P1" draw:layer="layout" svg:width="20.1cm" svg:height="13.8cm" svg:x="142.8cm" svg:y="80.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7.2cm" svg:height="3cm" svg:x="155.7cm" svg:y="91.1cm">
                <text:p text:style-name="P2">I' = { }</text:p>
                <text:p text:style-name="P2"/>
                <text:p text:style-name="P2"><text:span text:style-name="T5">J</text:span>' = { }</text:p>
                <text:p text:style-name="P2">Bound = 8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1" draw:layer="layout" svg:width="20.1cm" svg:height="13.8cm" svg:x="142.8cm" svg:y="80.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line draw:style-name="gr11" draw:text-style-name="P1" draw:layer="layout" svg:x1="157.9cm" svg:y1="83.8cm" svg:x2="153.2cm" svg:y2="87.9cm">
              <text:p/>
            </draw:line>
          </draw:g>
          <draw:line draw:style-name="gr11" draw:text-style-name="P1" draw:layer="layout" svg:x1="150.8cm" svg:y1="83.7cm" svg:x2="147.1cm" svg:y2="85.8cm">
            <text:p/>
          </draw:line>
        </draw:g>
      </draw:page>
      <draw:page draw:name="page3" draw:style-name="dp1" draw:master-page-name="Alapértelmezett">
        <draw:g>
          <draw:g>
            <draw:custom-shape draw:style-name="gr3" draw:text-style-name="P4" draw:layer="layout" svg:width="3cm" svg:height="3cm" svg:x="141.185cm" svg:y="4.8cm">
              <text:p text:style-name="P2"><text:span text:style-name="T2">A1</text:span></text:p>
              <text:p text:style-name="P2"><text:span text:style-name="T3">E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47.185cm" svg:y="4.8cm">
              <text:p text:style-name="P2"><text:span text:style-name="T2">A2</text:span></text:p>
              <text:p text:style-name="P2"><text:span text:style-name="T3">{E3}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41.185cm" svg:y="8.8cm">
              <text:p text:style-name="P2"><text:span text:style-name="T2">B1</text:span></text:p>
              <text:p text:style-name="P2"><text:span text:style-name="T3">E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41.185cm" svg:y="12.8cm">
              <text:p text:style-name="P2"><text:span text:style-name="T2">B2</text:span></text:p>
              <text:p text:style-name="P2"><text:span text:style-name="T3">{E2}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47.185cm" svg:y="10.8cm">
              <text:p text:style-name="P2"><text:span text:style-name="T2">B3</text:span></text:p>
              <text:p text:style-name="P2"><text:span text:style-name="T3">{E2,E3}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3cm" svg:height="3cm" svg:x="154.185cm" svg:y="4.8cm">
              <text:p text:style-name="P2"><text:span text:style-name="T4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3cm" svg:height="3cm" svg:x="154.185cm" svg:y="10.8cm">
              <text:p text:style-name="P2"><text:span text:style-name="T4">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144.185cm" svg:y1="6.3cm" svg:x2="147.185cm" svg:y2="6.3cm">
              <text:p text:style-name="P2">2</text:p>
              <text:p text:style-name="P2"/>
            </draw:line>
            <draw:line draw:style-name="gr4" draw:text-style-name="P7" draw:layer="layout" svg:x1="144.185cm" svg:y1="10.3cm" svg:x2="147.285cm" svg:y2="11.8cm">
              <text:p text:style-name="P2">4</text:p>
              <text:p text:style-name="P2"/>
            </draw:line>
            <draw:line draw:style-name="gr4" draw:text-style-name="P7" draw:layer="layout" svg:x1="144.185cm" svg:y1="14.3cm" svg:x2="147.285cm" svg:y2="12.8cm">
              <text:p text:style-name="P2">3</text:p>
              <text:p text:style-name="P2"/>
            </draw:line>
            <draw:line draw:style-name="gr4" draw:text-style-name="P7" draw:layer="layout" svg:x1="150.185cm" svg:y1="6.3cm" svg:x2="154.185cm" svg:y2="6.3cm">
              <text:p text:style-name="P2">4</text:p>
              <text:p text:style-name="P2"/>
            </draw:line>
            <draw:line draw:style-name="gr4" draw:text-style-name="P7" draw:layer="layout" svg:x1="150.185cm" svg:y1="12.3cm" svg:x2="154.185cm" svg:y2="12.3cm">
              <text:p text:style-name="P2">2</text:p>
              <text:p text:style-name="P2"/>
            </draw:line>
          </draw:g>
          <draw:custom-shape draw:style-name="gr5" draw:text-style-name="P1" draw:layer="layout" svg:width="20.1cm" svg:height="13.8cm" svg:x="139.735cm" svg:y="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7.2cm" svg:height="3cm" svg:x="152.635cm" svg:y="14.8cm">
            <text:p text:style-name="P2">I' = {A2, B2, B3}</text:p>
            <text:p text:style-name="P2"/>
            <text:p text:style-name="P2"><text:span text:style-name="T5">J</text:span>' = {E2, E3}</text:p>
            <text:p text:style-name="P2">Bound = 6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0.1cm" svg:height="13.8cm" svg:x="139.735cm" svg:y="4cm">
            <text:p/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150cm" svg:y1="17.8cm" svg:x2="150cm" svg:y2="22cm">
          <text:p/>
        </draw:line>
        <draw:custom-shape draw:style-name="gr2" draw:text-style-name="P1" draw:layer="layout" svg:width="3.6cm" svg:height="1.9cm" svg:x="150cm" svg:y="18.7cm">
          <text:p text:style-name="P2">j: E2</text:p>
          <text:p text:style-name="P2">{B2, B3}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50cm" svg:y1="22cm" svg:x2="134cm" svg:y2="25cm">
          <text:p/>
        </draw:line>
        <draw:custom-shape draw:style-name="gr7" draw:text-style-name="P18" draw:layer="layout" svg:width="3.2cm" svg:height="1.9cm" svg:x="140.2cm" svg:y="22.6cm">
          <text:p text:style-name="P2">i: B2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g>
              <draw:custom-shape draw:style-name="gr3" draw:text-style-name="P4" draw:layer="layout" svg:width="3cm" svg:height="3cm" svg:x="115.35cm" svg:y="25.8cm">
                <text:p text:style-name="P2"><text:span text:style-name="T2">A1</text:span></text:p>
                <text:p text:style-name="P2"><text:span text:style-name="T3">E2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21.35cm" svg:y="25.8cm">
                <text:p text:style-name="P2"><text:span text:style-name="T2">A2</text:span></text:p>
                <text:p text:style-name="P2"><text:span text:style-name="T3">{E3}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15.35cm" svg:y="29.8cm">
                <text:p text:style-name="P2"><text:span text:style-name="T2">B1</text:span></text:p>
                <text:p text:style-name="P2"><text:span text:style-name="T3">E1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15.35cm" svg:y="33.8cm">
                <text:p text:style-name="P2"><text:span text:style-name="T2">B2</text:span></text:p>
                <text:p text:style-name="P2"><text:span text:style-name="T3">E2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21.35cm" svg:y="31.8cm">
                <text:p text:style-name="P2"><text:span text:style-name="T2">B3</text:span></text:p>
                <text:p text:style-name="P2"><text:span text:style-name="T3">{E2,E3}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128.35cm" svg:y="25.8cm">
                <text:p text:style-name="P2"><text:span text:style-name="T4">A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128.35cm" svg:y="31.8cm">
                <text:p text:style-name="P2"><text:span text:style-name="T4">B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118.35cm" svg:y1="27.3cm" svg:x2="121.35cm" svg:y2="27.3cm">
                <text:p text:style-name="P2">2</text:p>
                <text:p text:style-name="P2"/>
              </draw:line>
              <draw:line draw:style-name="gr4" draw:text-style-name="P7" draw:layer="layout" svg:x1="118.35cm" svg:y1="31.3cm" svg:x2="121.45cm" svg:y2="32.8cm">
                <text:p text:style-name="P2">4</text:p>
                <text:p text:style-name="P2"/>
              </draw:line>
              <draw:line draw:style-name="gr4" draw:text-style-name="P7" draw:layer="layout" svg:x1="118.35cm" svg:y1="35.3cm" svg:x2="121.45cm" svg:y2="33.8cm">
                <text:p text:style-name="P2">3</text:p>
                <text:p text:style-name="P2"/>
              </draw:line>
              <draw:line draw:style-name="gr4" draw:text-style-name="P7" draw:layer="layout" svg:x1="124.35cm" svg:y1="27.3cm" svg:x2="128.35cm" svg:y2="27.3cm">
                <text:p text:style-name="P2">4</text:p>
                <text:p text:style-name="P2"/>
              </draw:line>
              <draw:line draw:style-name="gr4" draw:text-style-name="P7" draw:layer="layout" svg:x1="124.35cm" svg:y1="33.3cm" svg:x2="128.35cm" svg:y2="33.3cm">
                <text:p text:style-name="P2">2</text:p>
                <text:p text:style-name="P2"/>
              </draw:line>
            </draw:g>
            <draw:custom-shape draw:style-name="gr5" draw:text-style-name="P1" draw:layer="layout" svg:width="20.1cm" svg:height="13.8cm" svg:x="113.9cm" svg:y="2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7.2cm" svg:height="3cm" svg:x="126.8cm" svg:y="35.8cm">
              <text:p text:style-name="P2">I' = {A2, B3}</text:p>
              <text:p text:style-name="P2"/>
              <text:p text:style-name="P2"><text:span text:style-name="T5">J</text:span>' = {E2, E3}</text:p>
              <text:p text:style-name="P2">Bound = 7</text:p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20.1cm" svg:height="13.8cm" svg:x="113.9cm" svg:y="25cm">
              <text:p/>
              <draw:enhanced-geometry svg:viewBox="0 0 21600 21600" draw:type="rectangle" draw:enhanced-path="M 0 0 L 21600 0 21600 21600 0 21600 0 0 Z N"/>
            </draw:custom-shape>
          </draw:g>
          <draw:line draw:style-name="gr24" draw:text-style-name="P1" draw:layer="layout" svg:x1="123cm" svg:y1="25.5cm" svg:x2="114.605cm" svg:y2="25.5cm">
            <text:p/>
          </draw:line>
          <draw:line draw:style-name="gr24" draw:text-style-name="P1" draw:layer="layout" svg:x1="114.6cm" svg:y1="25.5cm" svg:x2="114.6cm" svg:y2="35.4cm">
            <text:p/>
          </draw:line>
          <draw:line draw:style-name="gr11" draw:text-style-name="P1" draw:layer="layout" svg:x1="114.569cm" svg:y1="35.4cm" svg:x2="115.369cm" svg:y2="35.4cm">
            <text:p/>
          </draw:line>
          <draw:line draw:style-name="gr24" draw:text-style-name="P1" draw:layer="layout" svg:x1="123cm" svg:y1="25.5cm" svg:x2="123cm" svg:y2="25.8cm">
            <text:p/>
          </draw:line>
        </draw:g>
        <draw:line draw:style-name="gr1" draw:text-style-name="P1" draw:layer="layout" svg:x1="124cm" svg:y1="38.8cm" svg:x2="124cm" svg:y2="43cm">
          <text:p/>
        </draw:line>
        <draw:custom-shape draw:style-name="gr2" draw:text-style-name="P1" draw:layer="layout" svg:width="3.6cm" svg:height="1.9cm" svg:x="124cm" svg:y="39.7cm">
          <text:p text:style-name="P2">j: E3</text:p>
          <text:p text:style-name="P2">{A2, B3}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50cm" svg:y1="22cm" svg:x2="166cm" svg:y2="25cm">
          <text:p/>
        </draw:line>
        <draw:custom-shape draw:style-name="gr7" draw:text-style-name="P18" draw:layer="layout" svg:width="3.2cm" svg:height="1.9cm" svg:x="156.3cm" svg:y="22.6cm">
          <text:p text:style-name="P2">i: B3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g>
              <draw:custom-shape draw:style-name="gr3" draw:text-style-name="P4" draw:layer="layout" svg:width="3cm" svg:height="3cm" svg:x="95.25cm" svg:y="47.8cm">
                <text:p text:style-name="P2"><text:span text:style-name="T2">A1</text:span></text:p>
                <text:p text:style-name="P2"><text:span text:style-name="T3">E2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01.25cm" svg:y="47.8cm">
                <text:p text:style-name="P2"><text:span text:style-name="T2">A2</text:span></text:p>
                <text:p text:style-name="P2"><text:span text:style-name="T3">E3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95.25cm" svg:y="51.8cm">
                <text:p text:style-name="P2"><text:span text:style-name="T2">B1</text:span></text:p>
                <text:p text:style-name="P2"><text:span text:style-name="T3">E1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95.25cm" svg:y="55.8cm">
                <text:p text:style-name="P2"><text:span text:style-name="T2">B2</text:span></text:p>
                <text:p text:style-name="P2"><text:span text:style-name="T3">E2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01.25cm" svg:y="53.8cm">
                <text:p text:style-name="P2"><text:span text:style-name="T2">B3</text:span></text:p>
                <text:p text:style-name="P2"><text:span text:style-name="T3">{E2,E3}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108.25cm" svg:y="47.8cm">
                <text:p text:style-name="P2"><text:span text:style-name="T4">A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108.25cm" svg:y="53.8cm">
                <text:p text:style-name="P2"><text:span text:style-name="T4">B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98.25cm" svg:y1="49.3cm" svg:x2="101.25cm" svg:y2="49.3cm">
                <text:p text:style-name="P2">2</text:p>
                <text:p text:style-name="P2"/>
              </draw:line>
              <draw:line draw:style-name="gr4" draw:text-style-name="P7" draw:layer="layout" svg:x1="98.25cm" svg:y1="53.3cm" svg:x2="101.35cm" svg:y2="54.8cm">
                <text:p text:style-name="P2">4</text:p>
                <text:p text:style-name="P2"/>
              </draw:line>
              <draw:line draw:style-name="gr4" draw:text-style-name="P7" draw:layer="layout" svg:x1="98.25cm" svg:y1="57.3cm" svg:x2="101.35cm" svg:y2="55.8cm">
                <text:p text:style-name="P2">3</text:p>
                <text:p text:style-name="P2"/>
              </draw:line>
              <draw:line draw:style-name="gr4" draw:text-style-name="P7" draw:layer="layout" svg:x1="104.25cm" svg:y1="49.3cm" svg:x2="108.25cm" svg:y2="49.3cm">
                <text:p text:style-name="P2">4</text:p>
                <text:p text:style-name="P2"/>
              </draw:line>
              <draw:line draw:style-name="gr4" draw:text-style-name="P7" draw:layer="layout" svg:x1="104.25cm" svg:y1="55.3cm" svg:x2="108.25cm" svg:y2="55.3cm">
                <text:p text:style-name="P2">2</text:p>
                <text:p text:style-name="P2"/>
              </draw:line>
            </draw:g>
            <draw:custom-shape draw:style-name="gr5" draw:text-style-name="P1" draw:layer="layout" svg:width="20.1cm" svg:height="13.8cm" svg:x="93.8cm" svg:y="4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7.2cm" svg:height="3cm" svg:x="106.7cm" svg:y="57.8cm">
              <text:p text:style-name="P2">I' = {B3}</text:p>
              <text:p text:style-name="P2"/>
              <text:p text:style-name="P2"><text:span text:style-name="T5">J</text:span>' = {E2, E3}</text:p>
              <text:p text:style-name="P2">Bound = 7</text:p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20.1cm" svg:height="13.8cm" svg:x="93.8cm" svg:y="47cm">
              <text:p/>
              <draw:enhanced-geometry svg:viewBox="0 0 21600 21600" draw:type="rectangle" draw:enhanced-path="M 0 0 L 21600 0 21600 21600 0 21600 0 0 Z N"/>
            </draw:custom-shape>
          </draw:g>
          <draw:line draw:style-name="gr24" draw:text-style-name="P1" draw:layer="layout" svg:x1="102.9cm" svg:y1="47.4cm" svg:x2="94.4cm" svg:y2="47.4cm">
            <text:p/>
          </draw:line>
          <draw:line draw:style-name="gr24" draw:text-style-name="P1" draw:layer="layout" svg:x1="94.4cm" svg:y1="47.4cm" svg:x2="94.5cm" svg:y2="57.4cm">
            <text:p/>
          </draw:line>
          <draw:line draw:style-name="gr11" draw:text-style-name="P1" draw:layer="layout" svg:x1="94.469cm" svg:y1="57.4cm" svg:x2="95.269cm" svg:y2="57.4cm">
            <text:p/>
          </draw:line>
          <draw:line draw:style-name="gr24" draw:text-style-name="P1" draw:layer="layout" svg:x1="102.9cm" svg:y1="47.4cm" svg:x2="102.9cm" svg:y2="47.8cm">
            <text:p/>
          </draw:line>
        </draw:g>
        <draw:line draw:style-name="gr1" draw:text-style-name="P1" draw:layer="layout" svg:x1="124cm" svg:y1="43cm" svg:x2="113.9cm" svg:y2="47cm">
          <text:p/>
        </draw:line>
        <draw:custom-shape draw:style-name="gr7" draw:text-style-name="P18" draw:layer="layout" svg:width="3.2cm" svg:height="1.9cm" svg:x="117.7cm" svg:y="43.8cm">
          <text:p text:style-name="P2">i: A2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g>
              <draw:custom-shape draw:style-name="gr3" draw:text-style-name="P4" draw:layer="layout" svg:width="3cm" svg:height="3cm" svg:x="134.35cm" svg:y="47.8cm">
                <text:p text:style-name="P2"><text:span text:style-name="T2">A1</text:span></text:p>
                <text:p text:style-name="P2"><text:span text:style-name="T3">E2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40.35cm" svg:y="47.8cm">
                <text:p text:style-name="P2"><text:span text:style-name="T2">A2</text:span></text:p>
                <text:p text:style-name="P2"><text:span text:style-name="T3">{E3}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34.35cm" svg:y="51.8cm">
                <text:p text:style-name="P2"><text:span text:style-name="T2">B1</text:span></text:p>
                <text:p text:style-name="P2"><text:span text:style-name="T3">E1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34.35cm" svg:y="55.8cm">
                <text:p text:style-name="P2"><text:span text:style-name="T2">B2</text:span></text:p>
                <text:p text:style-name="P2"><text:span text:style-name="T3">E2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40.35cm" svg:y="53.8cm">
                <text:p text:style-name="P2"><text:span text:style-name="T2">B3</text:span></text:p>
                <text:p text:style-name="P2"><text:span text:style-name="T3">E3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147.35cm" svg:y="47.8cm">
                <text:p text:style-name="P2"><text:span text:style-name="T4">A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147.35cm" svg:y="53.8cm">
                <text:p text:style-name="P2"><text:span text:style-name="T4">B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137.35cm" svg:y1="49.3cm" svg:x2="140.35cm" svg:y2="49.3cm">
                <text:p text:style-name="P2">2</text:p>
                <text:p text:style-name="P2"/>
              </draw:line>
              <draw:line draw:style-name="gr4" draw:text-style-name="P7" draw:layer="layout" svg:x1="137.35cm" svg:y1="53.3cm" svg:x2="140.45cm" svg:y2="54.8cm">
                <text:p text:style-name="P2">4</text:p>
                <text:p text:style-name="P2"/>
              </draw:line>
              <draw:line draw:style-name="gr4" draw:text-style-name="P7" draw:layer="layout" svg:x1="137.35cm" svg:y1="57.3cm" svg:x2="140.45cm" svg:y2="55.8cm">
                <text:p text:style-name="P2">3</text:p>
                <text:p text:style-name="P2"/>
              </draw:line>
              <draw:line draw:style-name="gr4" draw:text-style-name="P7" draw:layer="layout" svg:x1="143.35cm" svg:y1="49.3cm" svg:x2="147.35cm" svg:y2="49.3cm">
                <text:p text:style-name="P2">4</text:p>
                <text:p text:style-name="P2"/>
              </draw:line>
              <draw:line draw:style-name="gr4" draw:text-style-name="P7" draw:layer="layout" svg:x1="143.35cm" svg:y1="55.3cm" svg:x2="147.35cm" svg:y2="55.3cm">
                <text:p text:style-name="P2">3</text:p>
                <text:p text:style-name="P2"/>
              </draw:line>
            </draw:g>
            <draw:custom-shape draw:style-name="gr5" draw:text-style-name="P1" draw:layer="layout" svg:width="20.1cm" svg:height="13.8cm" svg:x="132.9cm" svg:y="4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7.2cm" svg:height="3cm" svg:x="145.8cm" svg:y="57.8cm">
              <text:p text:style-name="P2">I' = {A2}</text:p>
              <text:p text:style-name="P2"/>
              <text:p text:style-name="P2"><text:span text:style-name="T5">J</text:span>' = {E3}</text:p>
              <text:p text:style-name="P2">Bound = 8</text:p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20.1cm" svg:height="13.8cm" svg:x="132.9cm" svg:y="47cm">
              <text:p/>
              <draw:enhanced-geometry svg:viewBox="0 0 21600 21600" draw:type="rectangle" draw:enhanced-path="M 0 0 L 21600 0 21600 21600 0 21600 0 0 Z N"/>
            </draw:custom-shape>
          </draw:g>
          <draw:line draw:style-name="gr24" draw:text-style-name="P1" draw:layer="layout" svg:x1="141.9cm" svg:y1="47.5cm" svg:x2="133.6cm" svg:y2="47.5cm">
            <text:p/>
          </draw:line>
          <draw:line draw:style-name="gr24" draw:text-style-name="P1" draw:layer="layout" svg:x1="133.6cm" svg:y1="47.5cm" svg:x2="133.6cm" svg:y2="57.4cm">
            <text:p/>
          </draw:line>
          <draw:line draw:style-name="gr11" draw:text-style-name="P1" draw:layer="layout" svg:x1="133.569cm" svg:y1="57.4cm" svg:x2="134.369cm" svg:y2="57.4cm">
            <text:p/>
          </draw:line>
          <draw:line draw:style-name="gr24" draw:text-style-name="P1" draw:layer="layout" svg:x1="141.9cm" svg:y1="47.5cm" svg:x2="141.9cm" svg:y2="47.8cm">
            <text:p/>
          </draw:line>
        </draw:g>
        <draw:line draw:style-name="gr1" draw:text-style-name="P1" draw:layer="layout" svg:x1="124cm" svg:y1="43cm" svg:x2="132.9cm" svg:y2="47cm">
          <text:p/>
        </draw:line>
        <draw:custom-shape draw:style-name="gr7" draw:text-style-name="P18" draw:layer="layout" svg:width="3.2cm" svg:height="1.9cm" svg:x="126.2cm" svg:y="43.8cm">
          <text:p text:style-name="P2">i: B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04cm" svg:y1="60.8cm" svg:x2="104cm" svg:y2="65cm">
          <text:p/>
        </draw:line>
        <draw:custom-shape draw:style-name="gr2" draw:text-style-name="P1" draw:layer="layout" svg:width="3.6cm" svg:height="1.9cm" svg:x="104cm" svg:y="61.7cm">
          <text:p text:style-name="P2">j: E2</text:p>
          <text:p text:style-name="P2">{B3}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04cm" svg:y1="65cm" svg:x2="87.7cm" svg:y2="69cm">
          <text:p/>
        </draw:line>
        <draw:g>
          <draw:g>
            <draw:g>
              <draw:g>
                <draw:custom-shape draw:style-name="gr3" draw:text-style-name="P4" draw:layer="layout" svg:width="3cm" svg:height="3cm" svg:x="68.95cm" svg:y="69.8cm">
                  <text:p text:style-name="P2"><text:span text:style-name="T2">A1</text:span></text:p>
                  <text:p text:style-name="P2"><text:span text:style-name="T3">E2</text:span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3cm" svg:height="3cm" svg:x="74.95cm" svg:y="69.8cm">
                  <text:p text:style-name="P2"><text:span text:style-name="T2">A2</text:span></text:p>
                  <text:p text:style-name="P2"><text:span text:style-name="T3">E3</text:span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3cm" svg:height="3cm" svg:x="68.95cm" svg:y="73.8cm">
                  <text:p text:style-name="P2"><text:span text:style-name="T2">B1</text:span></text:p>
                  <text:p text:style-name="P2"><text:span text:style-name="T3">E1</text:span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3cm" svg:height="3cm" svg:x="68.95cm" svg:y="77.8cm">
                  <text:p text:style-name="P2"><text:span text:style-name="T2">B2</text:span></text:p>
                  <text:p text:style-name="P2"><text:span text:style-name="T3">E2</text:span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3cm" svg:height="3cm" svg:x="74.95cm" svg:y="75.8cm">
                  <text:p text:style-name="P2"><text:span text:style-name="T2">B3</text:span></text:p>
                  <text:p text:style-name="P2"><text:span text:style-name="T3">E2</text:span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5" draw:layer="layout" svg:width="3cm" svg:height="3cm" svg:x="81.95cm" svg:y="69.8cm">
                  <text:p text:style-name="P2"><text:span text:style-name="T4">A</text:span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6" draw:layer="layout" svg:width="3cm" svg:height="3cm" svg:x="81.95cm" svg:y="75.8cm">
                  <text:p text:style-name="P2"><text:span text:style-name="T4">B</text:span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" draw:text-style-name="P7" draw:layer="layout" svg:x1="71.95cm" svg:y1="71.3cm" svg:x2="74.95cm" svg:y2="71.3cm">
                  <text:p text:style-name="P2">2</text:p>
                  <text:p text:style-name="P2"/>
                </draw:line>
                <draw:line draw:style-name="gr4" draw:text-style-name="P7" draw:layer="layout" svg:x1="71.95cm" svg:y1="75.3cm" svg:x2="75.05cm" svg:y2="76.8cm">
                  <text:p text:style-name="P2">4</text:p>
                  <text:p text:style-name="P2"/>
                </draw:line>
                <draw:line draw:style-name="gr4" draw:text-style-name="P7" draw:layer="layout" svg:x1="71.95cm" svg:y1="79.3cm" svg:x2="75.05cm" svg:y2="77.8cm">
                  <text:p text:style-name="P2">3</text:p>
                  <text:p text:style-name="P2"/>
                </draw:line>
                <draw:line draw:style-name="gr4" draw:text-style-name="P7" draw:layer="layout" svg:x1="77.95cm" svg:y1="71.3cm" svg:x2="81.95cm" svg:y2="71.3cm">
                  <text:p text:style-name="P2">4</text:p>
                  <text:p text:style-name="P2"/>
                </draw:line>
                <draw:line draw:style-name="gr4" draw:text-style-name="P7" draw:layer="layout" svg:x1="77.95cm" svg:y1="77.3cm" svg:x2="81.95cm" svg:y2="77.3cm">
                  <text:p text:style-name="P2">2</text:p>
                  <text:p text:style-name="P2"/>
                </draw:line>
              </draw:g>
              <draw:custom-shape draw:style-name="gr5" draw:text-style-name="P1" draw:layer="layout" svg:width="20.1cm" svg:height="13.8cm" svg:x="67.5cm" svg:y="69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7.2cm" svg:height="3cm" svg:x="80.4cm" svg:y="79.8cm">
                <text:p text:style-name="P2">I' = { }</text:p>
                <text:p text:style-name="P2"/>
                <text:p text:style-name="P2"><text:span text:style-name="T5">J</text:span>' = { }</text:p>
                <text:p text:style-name="P2">Bound = 7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1" draw:layer="layout" svg:width="20.1cm" svg:height="13.8cm" svg:x="67.5cm" svg:y="69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24" draw:text-style-name="P1" draw:layer="layout" svg:x1="76.6cm" svg:y1="69.4cm" svg:x2="68.2cm" svg:y2="69.4cm">
              <text:p/>
            </draw:line>
            <draw:line draw:style-name="gr24" draw:text-style-name="P1" draw:layer="layout" svg:x1="68.2cm" svg:y1="69.4cm" svg:x2="68.2cm" svg:y2="79.4cm">
              <text:p/>
            </draw:line>
            <draw:line draw:style-name="gr11" draw:text-style-name="P1" draw:layer="layout" svg:x1="68.169cm" svg:y1="79.4cm" svg:x2="68.969cm" svg:y2="79.4cm">
              <text:p/>
            </draw:line>
            <draw:line draw:style-name="gr24" draw:text-style-name="P1" draw:layer="layout" svg:x1="76.6cm" svg:y1="69.4cm" svg:x2="76.6cm" svg:y2="69.8cm">
              <text:p/>
            </draw:line>
          </draw:g>
        </draw:g>
        <draw:custom-shape draw:style-name="gr7" draw:text-style-name="P18" draw:layer="layout" svg:width="3.2cm" svg:height="1.9cm" svg:x="93.7cm" svg:y="66.1cm">
          <text:p text:style-name="P2">i: B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43.029cm" svg:y1="60.8cm" svg:x2="143cm" svg:y2="65cm">
          <text:p/>
        </draw:line>
        <draw:line draw:style-name="gr1" draw:text-style-name="P1" draw:layer="layout" svg:x1="143cm" svg:y1="65cm" svg:x2="143cm" svg:y2="69cm">
          <text:p/>
        </draw:line>
        <draw:custom-shape draw:style-name="gr2" draw:text-style-name="P1" draw:layer="layout" svg:width="3.6cm" svg:height="1.9cm" svg:x="143cm" svg:y="61.8cm">
          <text:p text:style-name="P2">j: E3</text:p>
          <text:p text:style-name="P2">{A2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8" draw:layer="layout" svg:width="3.2cm" svg:height="1.9cm" svg:x="141.5cm" svg:y="65.8cm">
          <text:p text:style-name="P2">i: A2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g>
              <draw:custom-shape draw:style-name="gr3" draw:text-style-name="P4" draw:layer="layout" svg:width="3cm" svg:height="3cm" svg:x="167.45cm" svg:y="25.8cm">
                <text:p text:style-name="P2"><text:span text:style-name="T2">A1</text:span></text:p>
                <text:p text:style-name="P2"><text:span text:style-name="T3">E2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73.45cm" svg:y="25.8cm">
                <text:p text:style-name="P2"><text:span text:style-name="T2">A2</text:span></text:p>
                <text:p text:style-name="P2"><text:span text:style-name="T3">{E3}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67.45cm" svg:y="29.8cm">
                <text:p text:style-name="P2"><text:span text:style-name="T2">B1</text:span></text:p>
                <text:p text:style-name="P2"><text:span text:style-name="T3">E1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67.45cm" svg:y="33.8cm">
                <text:p text:style-name="P2"><text:span text:style-name="T2">B2</text:span></text:p>
                <text:p text:style-name="P2"><text:span text:style-name="T3">{E2}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73.45cm" svg:y="31.8cm">
                <text:p text:style-name="P2"><text:span text:style-name="T2">B3</text:span></text:p>
                <text:p text:style-name="P2"><text:span text:style-name="T3">E2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180.45cm" svg:y="25.8cm">
                <text:p text:style-name="P2"><text:span text:style-name="T4">A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180.45cm" svg:y="31.8cm">
                <text:p text:style-name="P2"><text:span text:style-name="T4">B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170.45cm" svg:y1="27.3cm" svg:x2="173.45cm" svg:y2="27.3cm">
                <text:p text:style-name="P2">2</text:p>
                <text:p text:style-name="P2"/>
              </draw:line>
              <draw:line draw:style-name="gr4" draw:text-style-name="P7" draw:layer="layout" svg:x1="170.45cm" svg:y1="31.3cm" svg:x2="173.55cm" svg:y2="32.8cm">
                <text:p text:style-name="P2">4</text:p>
                <text:p text:style-name="P2"/>
              </draw:line>
              <draw:line draw:style-name="gr4" draw:text-style-name="P7" draw:layer="layout" svg:x1="170.45cm" svg:y1="35.3cm" svg:x2="173.55cm" svg:y2="33.8cm">
                <text:p text:style-name="P2">3</text:p>
                <text:p text:style-name="P2"/>
              </draw:line>
              <draw:line draw:style-name="gr4" draw:text-style-name="P7" draw:layer="layout" svg:x1="176.45cm" svg:y1="27.3cm" svg:x2="180.45cm" svg:y2="27.3cm">
                <text:p text:style-name="P2">4</text:p>
                <text:p text:style-name="P2"/>
              </draw:line>
              <draw:line draw:style-name="gr4" draw:text-style-name="P7" draw:layer="layout" svg:x1="176.45cm" svg:y1="33.3cm" svg:x2="180.45cm" svg:y2="33.3cm">
                <text:p text:style-name="P2">2</text:p>
                <text:p text:style-name="P2"/>
              </draw:line>
            </draw:g>
            <draw:custom-shape draw:style-name="gr5" draw:text-style-name="P1" draw:layer="layout" svg:width="20.1cm" svg:height="13.8cm" svg:x="166cm" svg:y="2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7.2cm" svg:height="3cm" svg:x="178.9cm" svg:y="35.8cm">
              <text:p text:style-name="P2">I' = {A2, B2}</text:p>
              <text:p text:style-name="P2"/>
              <text:p text:style-name="P2"><text:span text:style-name="T5">J</text:span>' = {E2, E3}</text:p>
              <text:p text:style-name="P2">Bound = 6</text:p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20.1cm" svg:height="13.8cm" svg:x="166cm" svg:y="25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1" draw:text-style-name="P1" draw:layer="layout" svg:x1="174.9cm" svg:y1="28.8cm" svg:x2="174.9cm" svg:y2="31.8cm">
            <text:p/>
          </draw:line>
        </draw:g>
        <draw:line draw:style-name="gr1" draw:text-style-name="P1" draw:layer="layout" svg:x1="176cm" svg:y1="38.8cm" svg:x2="176cm" svg:y2="43cm">
          <text:p/>
        </draw:line>
        <draw:custom-shape draw:style-name="gr2" draw:text-style-name="P1" draw:layer="layout" svg:width="3.6cm" svg:height="1.9cm" svg:x="176cm" svg:y="39.8cm">
          <text:p text:style-name="P2">j: E3</text:p>
          <text:p text:style-name="P2">{A2}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76cm" svg:y1="43cm" svg:x2="176cm" svg:y2="47cm">
          <text:p/>
        </draw:line>
        <draw:custom-shape draw:style-name="gr7" draw:text-style-name="P18" draw:layer="layout" svg:width="3.2cm" svg:height="1.9cm" svg:x="174.4cm" svg:y="43.5cm">
          <text:p text:style-name="P2">i: A2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g>
              <draw:custom-shape draw:style-name="gr3" draw:text-style-name="P4" draw:layer="layout" svg:width="3cm" svg:height="3cm" svg:x="167.45cm" svg:y="47.8cm">
                <text:p text:style-name="P2"><text:span text:style-name="T2">A1</text:span></text:p>
                <text:p text:style-name="P2"><text:span text:style-name="T3">E2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73.45cm" svg:y="47.8cm">
                <text:p text:style-name="P2"><text:span text:style-name="T2">A2</text:span></text:p>
                <text:p text:style-name="P2"><text:span text:style-name="T3">E3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67.45cm" svg:y="51.8cm">
                <text:p text:style-name="P2"><text:span text:style-name="T2">B1</text:span></text:p>
                <text:p text:style-name="P2"><text:span text:style-name="T3">E1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67.45cm" svg:y="55.8cm">
                <text:p text:style-name="P2"><text:span text:style-name="T2">B2</text:span></text:p>
                <text:p text:style-name="P2"><text:span text:style-name="T3">{E2}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73.45cm" svg:y="53.8cm">
                <text:p text:style-name="P2"><text:span text:style-name="T2">B3</text:span></text:p>
                <text:p text:style-name="P2"><text:span text:style-name="T3">E2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180.45cm" svg:y="47.8cm">
                <text:p text:style-name="P2"><text:span text:style-name="T4">A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180.45cm" svg:y="53.8cm">
                <text:p text:style-name="P2"><text:span text:style-name="T4">B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170.45cm" svg:y1="49.3cm" svg:x2="173.45cm" svg:y2="49.3cm">
                <text:p text:style-name="P2">2</text:p>
                <text:p text:style-name="P2"/>
              </draw:line>
              <draw:line draw:style-name="gr4" draw:text-style-name="P7" draw:layer="layout" svg:x1="170.45cm" svg:y1="53.3cm" svg:x2="173.55cm" svg:y2="54.8cm">
                <text:p text:style-name="P2">4</text:p>
                <text:p text:style-name="P2"/>
              </draw:line>
              <draw:line draw:style-name="gr4" draw:text-style-name="P7" draw:layer="layout" svg:x1="170.45cm" svg:y1="57.3cm" svg:x2="173.55cm" svg:y2="55.8cm">
                <text:p text:style-name="P2">3</text:p>
                <text:p text:style-name="P2"/>
              </draw:line>
              <draw:line draw:style-name="gr4" draw:text-style-name="P7" draw:layer="layout" svg:x1="176.45cm" svg:y1="49.3cm" svg:x2="180.45cm" svg:y2="49.3cm">
                <text:p text:style-name="P2">4</text:p>
                <text:p text:style-name="P2"/>
              </draw:line>
              <draw:line draw:style-name="gr4" draw:text-style-name="P7" draw:layer="layout" svg:x1="176.45cm" svg:y1="55.3cm" svg:x2="180.45cm" svg:y2="55.3cm">
                <text:p text:style-name="P2">2</text:p>
                <text:p text:style-name="P2"/>
              </draw:line>
            </draw:g>
            <draw:custom-shape draw:style-name="gr5" draw:text-style-name="P1" draw:layer="layout" svg:width="20.1cm" svg:height="13.8cm" svg:x="166cm" svg:y="4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7.2cm" svg:height="3cm" svg:x="178.9cm" svg:y="57.8cm">
              <text:p text:style-name="P2">I' = {B2}</text:p>
              <text:p text:style-name="P2"/>
              <text:p text:style-name="P2"><text:span text:style-name="T5">J</text:span>' = {E2}</text:p>
              <text:p text:style-name="P2">Bound = 6</text:p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20.1cm" svg:height="13.8cm" svg:x="166cm" svg:y="47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1" draw:text-style-name="P1" draw:layer="layout" svg:x1="174.9cm" svg:y1="50.8cm" svg:x2="174.9cm" svg:y2="53.8cm">
            <text:p/>
          </draw:line>
        </draw:g>
        <draw:line draw:style-name="gr1" draw:text-style-name="P1" draw:layer="layout" svg:x1="176cm" svg:y1="60.8cm" svg:x2="176cm" svg:y2="65cm">
          <text:p/>
        </draw:line>
        <draw:line draw:style-name="gr1" draw:text-style-name="P1" draw:layer="layout" svg:x1="176cm" svg:y1="65cm" svg:x2="176cm" svg:y2="69cm">
          <text:p/>
        </draw:line>
        <draw:custom-shape draw:style-name="gr2" draw:text-style-name="P1" draw:layer="layout" svg:width="3.6cm" svg:height="1.9cm" svg:x="176cm" svg:y="61.5cm">
          <text:p text:style-name="P2">j: E2</text:p>
          <text:p text:style-name="P2">{B2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8" draw:layer="layout" svg:width="3.2cm" svg:height="1.9cm" svg:x="174.422cm" svg:y="65.859cm">
          <text:p text:style-name="P2">i: B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3.1cm" svg:height="2.6cm" svg:x="149.1cm" svg:y="14.9cm">
          <text:p text:style-name="P2"><text:span text:style-name="T6">3 old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3" draw:text-style-name="P4" draw:layer="layout" svg:width="3cm" svg:height="3cm" svg:x="134.35cm" svg:y="69.8cm">
              <text:p text:style-name="P2"><text:span text:style-name="T2">A1</text:span></text:p>
              <text:p text:style-name="P2"><text:span text:style-name="T3">E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40.35cm" svg:y="69.8cm">
              <text:p text:style-name="P2"><text:span text:style-name="T2">A2</text:span></text:p>
              <text:p text:style-name="P2"><text:span text:style-name="T3">E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34.35cm" svg:y="73.8cm">
              <text:p text:style-name="P2"><text:span text:style-name="T2">B1</text:span></text:p>
              <text:p text:style-name="P2"><text:span text:style-name="T3">E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34.35cm" svg:y="77.8cm">
              <text:p text:style-name="P2"><text:span text:style-name="T2">B2</text:span></text:p>
              <text:p text:style-name="P2"><text:span text:style-name="T3">E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40.35cm" svg:y="75.8cm">
              <text:p text:style-name="P2"><text:span text:style-name="T2">B3</text:span></text:p>
              <text:p text:style-name="P2"><text:span text:style-name="T3">E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3cm" svg:height="3cm" svg:x="147.35cm" svg:y="69.8cm">
              <text:p text:style-name="P2"><text:span text:style-name="T4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3cm" svg:height="3cm" svg:x="147.35cm" svg:y="75.8cm">
              <text:p text:style-name="P2"><text:span text:style-name="T4">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137.35cm" svg:y1="71.3cm" svg:x2="140.35cm" svg:y2="71.3cm">
              <text:p text:style-name="P2">2</text:p>
              <text:p text:style-name="P2"/>
            </draw:line>
            <draw:line draw:style-name="gr4" draw:text-style-name="P7" draw:layer="layout" svg:x1="137.35cm" svg:y1="75.3cm" svg:x2="140.45cm" svg:y2="76.8cm">
              <text:p text:style-name="P2">4</text:p>
              <text:p text:style-name="P2"/>
            </draw:line>
            <draw:line draw:style-name="gr4" draw:text-style-name="P7" draw:layer="layout" svg:x1="137.35cm" svg:y1="79.3cm" svg:x2="140.45cm" svg:y2="77.8cm">
              <text:p text:style-name="P2">3</text:p>
              <text:p text:style-name="P2"/>
            </draw:line>
            <draw:line draw:style-name="gr4" draw:text-style-name="P7" draw:layer="layout" svg:x1="143.35cm" svg:y1="71.3cm" svg:x2="147.35cm" svg:y2="71.3cm">
              <text:p text:style-name="P2">4</text:p>
              <text:p text:style-name="P2"/>
            </draw:line>
            <draw:line draw:style-name="gr4" draw:text-style-name="P7" draw:layer="layout" svg:x1="143.35cm" svg:y1="77.3cm" svg:x2="147.35cm" svg:y2="77.3cm">
              <text:p text:style-name="P2">3</text:p>
              <text:p text:style-name="P2"/>
            </draw:line>
          </draw:g>
          <draw:custom-shape draw:style-name="gr5" draw:text-style-name="P1" draw:layer="layout" svg:width="20.1cm" svg:height="13.8cm" svg:x="132.9cm" svg:y="6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7.2cm" svg:height="3cm" svg:x="145.8cm" svg:y="79.8cm">
            <text:p text:style-name="P2">I' = { }</text:p>
            <text:p text:style-name="P2"/>
            <text:p text:style-name="P2"><text:span text:style-name="T5">J</text:span>' = { }</text:p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20.1cm" svg:height="13.8cm" svg:x="132.9cm" svg:y="69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1" draw:layer="layout" svg:x1="142cm" svg:y1="69.5cm" svg:x2="133.605cm" svg:y2="69.5cm">
            <text:p/>
          </draw:line>
          <draw:line draw:style-name="gr24" draw:text-style-name="P1" draw:layer="layout" svg:x1="133.6cm" svg:y1="69.5cm" svg:x2="133.6cm" svg:y2="79.4cm">
            <text:p/>
          </draw:line>
          <draw:line draw:style-name="gr11" draw:text-style-name="P1" draw:layer="layout" svg:x1="133.569cm" svg:y1="79.4cm" svg:x2="134.369cm" svg:y2="79.4cm">
            <text:p/>
          </draw:line>
          <draw:line draw:style-name="gr24" draw:text-style-name="P1" draw:layer="layout" svg:x1="142cm" svg:y1="69.5cm" svg:x2="142cm" svg:y2="69.8cm">
            <text:p/>
          </draw:line>
          <draw:line draw:style-name="gr11" draw:text-style-name="P1" draw:layer="layout" svg:x1="148.8cm" svg:y1="75.8cm" svg:x2="142.3cm" svg:y2="72.7cm">
            <text:p/>
          </draw:line>
          <draw:custom-shape draw:style-name="gr22" draw:text-style-name="P17" draw:layer="layout" svg:width="10.4cm" svg:height="1.9cm" svg:x="135.4cm" svg:y="80.9cm">
            <text:p text:style-name="P2"><text:span text:style-name="T8">Infeasible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" draw:text-style-name="P4" draw:layer="layout" svg:width="3cm" svg:height="3cm" svg:x="167.45cm" svg:y="69.8cm">
              <text:p text:style-name="P2"><text:span text:style-name="T2">A1</text:span></text:p>
              <text:p text:style-name="P2"><text:span text:style-name="T3">E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73.45cm" svg:y="69.8cm">
              <text:p text:style-name="P2"><text:span text:style-name="T2">A2</text:span></text:p>
              <text:p text:style-name="P2"><text:span text:style-name="T3">E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67.45cm" svg:y="73.8cm">
              <text:p text:style-name="P2"><text:span text:style-name="T2">B1</text:span></text:p>
              <text:p text:style-name="P2"><text:span text:style-name="T3">E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67.45cm" svg:y="77.8cm">
              <text:p text:style-name="P2"><text:span text:style-name="T2">B2</text:span></text:p>
              <text:p text:style-name="P2"><text:span text:style-name="T3">E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73.45cm" svg:y="75.8cm">
              <text:p text:style-name="P2"><text:span text:style-name="T2">B3</text:span></text:p>
              <text:p text:style-name="P2"><text:span text:style-name="T3">E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3cm" svg:height="3cm" svg:x="180.45cm" svg:y="69.8cm">
              <text:p text:style-name="P2"><text:span text:style-name="T4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3cm" svg:height="3cm" svg:x="180.45cm" svg:y="75.8cm">
              <text:p text:style-name="P2"><text:span text:style-name="T4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170.45cm" svg:y1="71.3cm" svg:x2="173.45cm" svg:y2="71.3cm">
              <text:p text:style-name="P2">2</text:p>
              <text:p text:style-name="P2"/>
            </draw:line>
            <draw:line draw:style-name="gr4" draw:text-style-name="P7" draw:layer="layout" svg:x1="170.45cm" svg:y1="75.3cm" svg:x2="173.55cm" svg:y2="76.8cm">
              <text:p text:style-name="P2">4</text:p>
              <text:p text:style-name="P2"/>
            </draw:line>
            <draw:line draw:style-name="gr4" draw:text-style-name="P7" draw:layer="layout" svg:x1="170.45cm" svg:y1="79.3cm" svg:x2="173.55cm" svg:y2="77.8cm">
              <text:p text:style-name="P2">3</text:p>
              <text:p text:style-name="P2"/>
            </draw:line>
            <draw:line draw:style-name="gr4" draw:text-style-name="P7" draw:layer="layout" svg:x1="176.45cm" svg:y1="71.3cm" svg:x2="180.45cm" svg:y2="71.3cm">
              <text:p text:style-name="P2">4</text:p>
              <text:p text:style-name="P2"/>
            </draw:line>
            <draw:line draw:style-name="gr4" draw:text-style-name="P7" draw:layer="layout" svg:x1="176.45cm" svg:y1="77.3cm" svg:x2="180.45cm" svg:y2="77.3cm">
              <text:p text:style-name="P2">2</text:p>
              <text:p text:style-name="P2"/>
            </draw:line>
          </draw:g>
          <draw:custom-shape draw:style-name="gr5" draw:text-style-name="P1" draw:layer="layout" svg:width="20.1cm" svg:height="13.8cm" svg:x="166cm" svg:y="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7.2cm" svg:height="3cm" svg:x="178.9cm" svg:y="79.8cm">
            <text:p text:style-name="P2">I' = { }</text:p>
            <text:p text:style-name="P2"/>
            <text:p text:style-name="P2"><text:span text:style-name="T5">J</text:span>' = { }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" draw:layer="layout" svg:width="20.1cm" svg:height="13.8cm" svg:x="166cm" svg:y="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1" draw:layer="layout" svg:x1="174.9cm" svg:y1="72.8cm" svg:x2="174.9cm" svg:y2="75.8cm">
            <text:p/>
          </draw:line>
          <draw:line draw:style-name="gr11" draw:text-style-name="P1" draw:layer="layout" svg:x1="182cm" svg:y1="78.8cm" svg:x2="169.8cm" svg:y2="80.6cm">
            <text:p/>
          </draw:line>
          <draw:custom-shape draw:style-name="gr22" draw:text-style-name="P17" draw:layer="layout" svg:width="10.4cm" svg:height="1.9cm" svg:x="168.5cm" svg:y="80.9cm">
            <text:p text:style-name="P2"><text:span text:style-name="T8">Infeasible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g>
              <draw:custom-shape draw:style-name="gr3" draw:text-style-name="P4" draw:layer="layout" svg:width="3cm" svg:height="3cm" svg:x="106.45cm" svg:y="69.7cm">
                <text:p text:style-name="P2"><text:span text:style-name="T2">A1</text:span></text:p>
                <text:p text:style-name="P2"><text:span text:style-name="T3">E2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12.45cm" svg:y="69.7cm">
                <text:p text:style-name="P2"><text:span text:style-name="T2">A2</text:span></text:p>
                <text:p text:style-name="P2"><text:span text:style-name="T3">E3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06.45cm" svg:y="73.7cm">
                <text:p text:style-name="P2"><text:span text:style-name="T2">B1</text:span></text:p>
                <text:p text:style-name="P2"><text:span text:style-name="T3">E1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06.45cm" svg:y="77.7cm">
                <text:p text:style-name="P2"><text:span text:style-name="T2">B2</text:span></text:p>
                <text:p text:style-name="P2"><text:span text:style-name="T3">E2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12.45cm" svg:y="75.7cm">
                <text:p text:style-name="P2"><text:span text:style-name="T2">B3</text:span></text:p>
                <text:p text:style-name="P2"><text:span text:style-name="T3">{E3}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119.45cm" svg:y="69.7cm">
                <text:p text:style-name="P2"><text:span text:style-name="T4">A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119.45cm" svg:y="75.7cm">
                <text:p text:style-name="P2"><text:span text:style-name="T4">B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109.45cm" svg:y1="71.2cm" svg:x2="112.45cm" svg:y2="71.2cm">
                <text:p text:style-name="P2">2</text:p>
                <text:p text:style-name="P2"/>
              </draw:line>
              <draw:line draw:style-name="gr4" draw:text-style-name="P7" draw:layer="layout" svg:x1="109.45cm" svg:y1="75.2cm" svg:x2="112.55cm" svg:y2="76.7cm">
                <text:p text:style-name="P2">4</text:p>
                <text:p text:style-name="P2"/>
              </draw:line>
              <draw:line draw:style-name="gr4" draw:text-style-name="P7" draw:layer="layout" svg:x1="109.45cm" svg:y1="79.2cm" svg:x2="112.55cm" svg:y2="77.7cm">
                <text:p text:style-name="P2">3</text:p>
                <text:p text:style-name="P2"/>
              </draw:line>
              <draw:line draw:style-name="gr4" draw:text-style-name="P7" draw:layer="layout" svg:x1="115.45cm" svg:y1="71.2cm" svg:x2="119.45cm" svg:y2="71.2cm">
                <text:p text:style-name="P2">4</text:p>
                <text:p text:style-name="P2"/>
              </draw:line>
              <draw:line draw:style-name="gr4" draw:text-style-name="P7" draw:layer="layout" svg:x1="115.45cm" svg:y1="77.2cm" svg:x2="119.45cm" svg:y2="77.2cm">
                <text:p text:style-name="P2">2</text:p>
                <text:p text:style-name="P2"/>
              </draw:line>
            </draw:g>
            <draw:custom-shape draw:style-name="gr5" draw:text-style-name="P1" draw:layer="layout" svg:width="20.1cm" svg:height="13.8cm" svg:x="105cm" svg:y="68.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7.2cm" svg:height="3cm" svg:x="117.9cm" svg:y="79.7cm">
              <text:p text:style-name="P2">I' = {B3}</text:p>
              <text:p text:style-name="P2"/>
              <text:p text:style-name="P2"><text:span text:style-name="T5">J</text:span>' = {E3}</text:p>
              <text:p text:style-name="P2">Bound = 7</text:p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20.1cm" svg:height="13.8cm" svg:x="105cm" svg:y="68.9cm">
              <text:p/>
              <draw:enhanced-geometry svg:viewBox="0 0 21600 21600" draw:type="rectangle" draw:enhanced-path="M 0 0 L 21600 0 21600 21600 0 21600 0 0 Z N"/>
            </draw:custom-shape>
          </draw:g>
          <draw:line draw:style-name="gr24" draw:text-style-name="P1" draw:layer="layout" svg:x1="114.1cm" svg:y1="69.3cm" svg:x2="105.6cm" svg:y2="69.3cm">
            <text:p/>
          </draw:line>
          <draw:line draw:style-name="gr24" draw:text-style-name="P1" draw:layer="layout" svg:x1="105.6cm" svg:y1="69.3cm" svg:x2="105.7cm" svg:y2="79.3cm">
            <text:p/>
          </draw:line>
          <draw:line draw:style-name="gr11" draw:text-style-name="P1" draw:layer="layout" svg:x1="105.669cm" svg:y1="79.3cm" svg:x2="106.469cm" svg:y2="79.3cm">
            <text:p/>
          </draw:line>
          <draw:line draw:style-name="gr24" draw:text-style-name="P1" draw:layer="layout" svg:x1="114.1cm" svg:y1="69.3cm" svg:x2="114.1cm" svg:y2="69.7cm">
            <text:p/>
          </draw:line>
        </draw:g>
        <draw:line draw:style-name="gr25" draw:text-style-name="P1" draw:layer="layout" svg:x1="104cm" svg:y1="65cm" svg:x2="104.9cm" svg:y2="68.9cm">
          <text:p/>
        </draw:line>
        <draw:line draw:style-name="gr1" draw:text-style-name="P1" draw:layer="layout" svg:x1="115.3cm" svg:y1="82.7cm" svg:x2="115.3cm" svg:y2="86.9cm">
          <text:p/>
        </draw:line>
        <draw:custom-shape draw:style-name="gr2" draw:text-style-name="P1" draw:layer="layout" svg:width="3.6cm" svg:height="1.9cm" svg:x="115.3cm" svg:y="83.7cm">
          <text:p text:style-name="P2">j: E3</text:p>
          <text:p text:style-name="P2">{B3}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g>
              <draw:custom-shape draw:style-name="gr3" draw:text-style-name="P4" draw:layer="layout" svg:width="3cm" svg:height="3cm" svg:x="106.45cm" svg:y="91.9cm">
                <text:p text:style-name="P2"><text:span text:style-name="T2">A1</text:span></text:p>
                <text:p text:style-name="P2"><text:span text:style-name="T3">E2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12.45cm" svg:y="91.9cm">
                <text:p text:style-name="P2"><text:span text:style-name="T2">A2</text:span></text:p>
                <text:p text:style-name="P2"><text:span text:style-name="T3">E3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06.45cm" svg:y="95.9cm">
                <text:p text:style-name="P2"><text:span text:style-name="T2">B1</text:span></text:p>
                <text:p text:style-name="P2"><text:span text:style-name="T3">E1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06.45cm" svg:y="99.9cm">
                <text:p text:style-name="P2"><text:span text:style-name="T2">B2</text:span></text:p>
                <text:p text:style-name="P2"><text:span text:style-name="T3">E2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12.45cm" svg:y="97.9cm">
                <text:p text:style-name="P2"><text:span text:style-name="T2">B3</text:span></text:p>
                <text:p text:style-name="P2"><text:span text:style-name="T3">{E3}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119.45cm" svg:y="91.9cm">
                <text:p text:style-name="P2"><text:span text:style-name="T4">A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119.45cm" svg:y="97.9cm">
                <text:p text:style-name="P2"><text:span text:style-name="T4">B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109.45cm" svg:y1="93.4cm" svg:x2="112.45cm" svg:y2="93.4cm">
                <text:p text:style-name="P2">2</text:p>
                <text:p text:style-name="P2"/>
              </draw:line>
              <draw:line draw:style-name="gr4" draw:text-style-name="P7" draw:layer="layout" svg:x1="109.45cm" svg:y1="97.4cm" svg:x2="112.55cm" svg:y2="98.9cm">
                <text:p text:style-name="P2">4</text:p>
                <text:p text:style-name="P2"/>
              </draw:line>
              <draw:line draw:style-name="gr4" draw:text-style-name="P7" draw:layer="layout" svg:x1="109.45cm" svg:y1="101.4cm" svg:x2="112.55cm" svg:y2="99.9cm">
                <text:p text:style-name="P2">3</text:p>
                <text:p text:style-name="P2"/>
              </draw:line>
              <draw:line draw:style-name="gr4" draw:text-style-name="P7" draw:layer="layout" svg:x1="115.45cm" svg:y1="93.4cm" svg:x2="119.45cm" svg:y2="93.4cm">
                <text:p text:style-name="P2">4</text:p>
                <text:p text:style-name="P2"/>
              </draw:line>
              <draw:line draw:style-name="gr4" draw:text-style-name="P7" draw:layer="layout" svg:x1="115.45cm" svg:y1="99.4cm" svg:x2="119.45cm" svg:y2="99.4cm">
                <text:p text:style-name="P2">2</text:p>
                <text:p text:style-name="P2"/>
              </draw:line>
            </draw:g>
            <draw:custom-shape draw:style-name="gr5" draw:text-style-name="P1" draw:layer="layout" svg:width="20.1cm" svg:height="13.8cm" svg:x="105cm" svg:y="91.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7.2cm" svg:height="3cm" svg:x="117.9cm" svg:y="101.9cm">
              <text:p text:style-name="P2">I' = { }</text:p>
              <text:p text:style-name="P2"/>
              <text:p text:style-name="P2"><text:span text:style-name="T5">J</text:span>' = { }</text:p>
              <text:p text:style-name="P2">Bound = 8</text:p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20.1cm" svg:height="13.8cm" svg:x="105cm" svg:y="91.1cm">
              <text:p/>
              <draw:enhanced-geometry svg:viewBox="0 0 21600 21600" draw:type="rectangle" draw:enhanced-path="M 0 0 L 21600 0 21600 21600 0 21600 0 0 Z N"/>
            </draw:custom-shape>
          </draw:g>
          <draw:line draw:style-name="gr24" draw:text-style-name="P1" draw:layer="layout" svg:x1="114.1cm" svg:y1="91.5cm" svg:x2="105.6cm" svg:y2="91.5cm">
            <text:p/>
          </draw:line>
          <draw:line draw:style-name="gr24" draw:text-style-name="P1" draw:layer="layout" svg:x1="105.6cm" svg:y1="91.5cm" svg:x2="105.7cm" svg:y2="101.5cm">
            <text:p/>
          </draw:line>
          <draw:line draw:style-name="gr11" draw:text-style-name="P1" draw:layer="layout" svg:x1="105.669cm" svg:y1="101.5cm" svg:x2="106.469cm" svg:y2="101.5cm">
            <text:p/>
          </draw:line>
          <draw:line draw:style-name="gr24" draw:text-style-name="P1" draw:layer="layout" svg:x1="114.1cm" svg:y1="91.5cm" svg:x2="114.1cm" svg:y2="91.9cm">
            <text:p/>
          </draw:line>
        </draw:g>
        <draw:line draw:style-name="gr1" draw:text-style-name="P1" draw:layer="layout" svg:x1="115.3cm" svg:y1="86.9cm" svg:x2="115.3cm" svg:y2="91.1cm">
          <text:p/>
        </draw:line>
        <draw:custom-shape draw:style-name="gr7" draw:text-style-name="P18" draw:layer="layout" svg:width="3.2cm" svg:height="1.9cm" svg:x="113.9cm" svg:y="87.8cm">
          <text:p text:style-name="P2">i: B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19.8cm" svg:y1="94.5cm" svg:x2="115.1cm" svg:y2="98.4cm">
          <text:p/>
        </draw:line>
      </draw:page>
      <draw:page draw:name="page4" draw:style-name="dp1" draw:master-page-name="Alapértelmezett">
        <draw:g>
          <draw:g>
            <draw:custom-shape draw:style-name="gr3" draw:text-style-name="P4" draw:layer="layout" svg:width="3cm" svg:height="3cm" svg:x="141.185cm" svg:y="4.8cm">
              <text:p text:style-name="P2"><text:span text:style-name="T2">A1</text:span></text:p>
              <text:p text:style-name="P2"><text:span text:style-name="T3">{E1,E2}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47.185cm" svg:y="4.8cm">
              <text:p text:style-name="P2"><text:span text:style-name="T2">A2</text:span></text:p>
              <text:p text:style-name="P2"><text:span text:style-name="T3">{E3}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41.185cm" svg:y="8.8cm">
              <text:p text:style-name="P2"><text:span text:style-name="T2">B1</text:span></text:p>
              <text:p text:style-name="P2"><text:span text:style-name="T3">E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41.185cm" svg:y="12.8cm">
              <text:p text:style-name="P2"><text:span text:style-name="T2">B2</text:span></text:p>
              <text:p text:style-name="P2"><text:span text:style-name="T3">E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47.185cm" svg:y="10.8cm">
              <text:p text:style-name="P2"><text:span text:style-name="T2">B3</text:span></text:p>
              <text:p text:style-name="P2"><text:span text:style-name="T3">{E2,E3}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3cm" svg:height="3cm" svg:x="154.185cm" svg:y="4.8cm">
              <text:p text:style-name="P2"><text:span text:style-name="T4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3cm" svg:height="3cm" svg:x="154.185cm" svg:y="10.8cm">
              <text:p text:style-name="P2"><text:span text:style-name="T4">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144.185cm" svg:y1="6.3cm" svg:x2="147.185cm" svg:y2="6.3cm">
              <text:p text:style-name="P2">1</text:p>
              <text:p text:style-name="P2"/>
            </draw:line>
            <draw:line draw:style-name="gr4" draw:text-style-name="P7" draw:layer="layout" svg:x1="144.185cm" svg:y1="10.3cm" svg:x2="147.285cm" svg:y2="11.8cm">
              <text:p text:style-name="P2">4</text:p>
              <text:p text:style-name="P2"/>
            </draw:line>
            <draw:line draw:style-name="gr4" draw:text-style-name="P7" draw:layer="layout" svg:x1="144.185cm" svg:y1="14.3cm" svg:x2="147.285cm" svg:y2="12.8cm">
              <text:p text:style-name="P2">3</text:p>
              <text:p text:style-name="P2"/>
            </draw:line>
            <draw:line draw:style-name="gr4" draw:text-style-name="P7" draw:layer="layout" svg:x1="150.185cm" svg:y1="6.3cm" svg:x2="154.185cm" svg:y2="6.3cm">
              <text:p text:style-name="P2">4</text:p>
              <text:p text:style-name="P2"/>
            </draw:line>
            <draw:line draw:style-name="gr4" draw:text-style-name="P7" draw:layer="layout" svg:x1="150.185cm" svg:y1="12.3cm" svg:x2="154.185cm" svg:y2="12.3cm">
              <text:p text:style-name="P2">2</text:p>
              <text:p text:style-name="P2"/>
            </draw:line>
          </draw:g>
          <draw:custom-shape draw:style-name="gr5" draw:text-style-name="P1" draw:layer="layout" svg:width="20.1cm" svg:height="13.8cm" svg:x="139.735cm" svg:y="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7.2cm" svg:height="3cm" svg:x="152.635cm" svg:y="14.8cm">
            <text:p text:style-name="P2">I' = {A1, A2, B3}</text:p>
            <text:p text:style-name="P2"/>
            <text:p text:style-name="P2"><text:span text:style-name="T5">J</text:span>' = {E1, E2, E3}</text:p>
            <text:p text:style-name="P2">Bound = 6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0.1cm" svg:height="13.8cm" svg:x="139.735cm" svg:y="4cm">
            <text:p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9" draw:layer="layout" svg:width="3.1cm" svg:height="2.6cm" svg:x="148.6cm" svg:y="14.9cm">
          <text:p text:style-name="P2"><text:span text:style-name="T6">4 old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0cm" svg:y1="17.8cm" svg:x2="150cm" svg:y2="22cm">
          <text:p/>
        </draw:line>
        <draw:line draw:style-name="gr1" draw:text-style-name="P1" draw:layer="layout" svg:x1="150cm" svg:y1="22cm" svg:x2="119.6cm" svg:y2="24cm">
          <text:p/>
        </draw:line>
        <draw:g>
          <draw:g>
            <draw:custom-shape draw:style-name="gr3" draw:text-style-name="P4" draw:layer="layout" svg:width="3cm" svg:height="3cm" svg:x="100.95cm" svg:y="24.8cm">
              <text:p text:style-name="P2"><text:span text:style-name="T2">A1</text:span></text:p>
              <text:p text:style-name="P2"><text:span text:style-name="T3">{E1,E2}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06.95cm" svg:y="24.8cm">
              <text:p text:style-name="P2"><text:span text:style-name="T2">A2</text:span></text:p>
              <text:p text:style-name="P2"><text:span text:style-name="T3">E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00.95cm" svg:y="28.8cm">
              <text:p text:style-name="P2"><text:span text:style-name="T2">B1</text:span></text:p>
              <text:p text:style-name="P2"><text:span text:style-name="T3">E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00.95cm" svg:y="32.8cm">
              <text:p text:style-name="P2"><text:span text:style-name="T2">B2</text:span></text:p>
              <text:p text:style-name="P2"><text:span text:style-name="T3">E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06.95cm" svg:y="30.8cm">
              <text:p text:style-name="P2"><text:span text:style-name="T2">B3</text:span></text:p>
              <text:p text:style-name="P2"><text:span text:style-name="T3">{E2,E3}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3cm" svg:height="3cm" svg:x="113.95cm" svg:y="24.8cm">
              <text:p text:style-name="P2"><text:span text:style-name="T4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3cm" svg:height="3cm" svg:x="113.95cm" svg:y="30.8cm">
              <text:p text:style-name="P2"><text:span text:style-name="T4">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103.95cm" svg:y1="26.3cm" svg:x2="106.95cm" svg:y2="26.3cm">
              <text:p text:style-name="P2">1</text:p>
              <text:p text:style-name="P2"/>
            </draw:line>
            <draw:line draw:style-name="gr4" draw:text-style-name="P7" draw:layer="layout" svg:x1="103.95cm" svg:y1="30.3cm" svg:x2="107.05cm" svg:y2="31.8cm">
              <text:p text:style-name="P2">4</text:p>
              <text:p text:style-name="P2"/>
            </draw:line>
            <draw:line draw:style-name="gr4" draw:text-style-name="P7" draw:layer="layout" svg:x1="103.95cm" svg:y1="34.3cm" svg:x2="107.05cm" svg:y2="32.8cm">
              <text:p text:style-name="P2">3</text:p>
              <text:p text:style-name="P2"/>
            </draw:line>
            <draw:line draw:style-name="gr4" draw:text-style-name="P7" draw:layer="layout" svg:x1="109.95cm" svg:y1="26.3cm" svg:x2="113.95cm" svg:y2="26.3cm">
              <text:p text:style-name="P2">4</text:p>
              <text:p text:style-name="P2"/>
            </draw:line>
            <draw:line draw:style-name="gr4" draw:text-style-name="P7" draw:layer="layout" svg:x1="109.95cm" svg:y1="32.3cm" svg:x2="113.95cm" svg:y2="32.3cm">
              <text:p text:style-name="P2">2</text:p>
              <text:p text:style-name="P2"/>
            </draw:line>
          </draw:g>
          <draw:custom-shape draw:style-name="gr5" draw:text-style-name="P1" draw:layer="layout" svg:width="20.1cm" svg:height="13.8cm" svg:x="99.5cm" svg:y="2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7.2cm" svg:height="3cm" svg:x="112.4cm" svg:y="34.8cm">
            <text:p text:style-name="P2">I' = {A1, B3}</text:p>
            <text:p text:style-name="P2"/>
            <text:p text:style-name="P2"><text:span text:style-name="T5">J</text:span>' = {E1, E2, E3}</text:p>
            <text:p text:style-name="P2">Bound = 6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0.1cm" svg:height="13.8cm" svg:x="99.5cm" svg:y="24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1" draw:layer="layout" svg:width="3.6cm" svg:height="1.9cm" svg:x="150cm" svg:y="18.6cm">
          <text:p text:style-name="P2">j: E3</text:p>
          <text:p text:style-name="P2">{A2, B3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8" draw:layer="layout" svg:width="3.2cm" svg:height="1.9cm" svg:x="133cm" svg:y="22cm">
          <text:p text:style-name="P2">i: A2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3" draw:text-style-name="P4" draw:layer="layout" svg:width="3cm" svg:height="3cm" svg:x="181.25cm" svg:y="24.8cm">
              <text:p text:style-name="P2"><text:span text:style-name="T2">A1</text:span></text:p>
              <text:p text:style-name="P2"><text:span text:style-name="T3">{E1,E2}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87.25cm" svg:y="24.8cm">
              <text:p text:style-name="P2"><text:span text:style-name="T2">A2</text:span></text:p>
              <text:p text:style-name="P2"><text:span text:style-name="T3">{E3}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81.25cm" svg:y="28.8cm">
              <text:p text:style-name="P2"><text:span text:style-name="T2">B1</text:span></text:p>
              <text:p text:style-name="P2"><text:span text:style-name="T3">E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81.25cm" svg:y="32.8cm">
              <text:p text:style-name="P2"><text:span text:style-name="T2">B2</text:span></text:p>
              <text:p text:style-name="P2"><text:span text:style-name="T3">E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87.25cm" svg:y="30.8cm">
              <text:p text:style-name="P2"><text:span text:style-name="T2">B3</text:span></text:p>
              <text:p text:style-name="P2"><text:span text:style-name="T3">E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3cm" svg:height="3cm" svg:x="194.25cm" svg:y="24.8cm">
              <text:p text:style-name="P2"><text:span text:style-name="T4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3cm" svg:height="3cm" svg:x="194.25cm" svg:y="30.8cm">
              <text:p text:style-name="P2"><text:span text:style-name="T4">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184.25cm" svg:y1="26.3cm" svg:x2="187.25cm" svg:y2="26.3cm">
              <text:p text:style-name="P2">1</text:p>
              <text:p text:style-name="P2"/>
            </draw:line>
            <draw:line draw:style-name="gr4" draw:text-style-name="P7" draw:layer="layout" svg:x1="184.25cm" svg:y1="30.3cm" svg:x2="187.35cm" svg:y2="31.8cm">
              <text:p text:style-name="P2">4</text:p>
              <text:p text:style-name="P2"/>
            </draw:line>
            <draw:line draw:style-name="gr4" draw:text-style-name="P7" draw:layer="layout" svg:x1="184.25cm" svg:y1="34.3cm" svg:x2="187.35cm" svg:y2="32.8cm">
              <text:p text:style-name="P2">3</text:p>
              <text:p text:style-name="P2"/>
            </draw:line>
            <draw:line draw:style-name="gr4" draw:text-style-name="P7" draw:layer="layout" svg:x1="190.25cm" svg:y1="26.3cm" svg:x2="194.25cm" svg:y2="26.3cm">
              <text:p text:style-name="P2">4</text:p>
              <text:p text:style-name="P2"/>
            </draw:line>
            <draw:line draw:style-name="gr4" draw:text-style-name="P7" draw:layer="layout" svg:x1="190.25cm" svg:y1="32.3cm" svg:x2="194.25cm" svg:y2="32.3cm">
              <text:p text:style-name="P2">3</text:p>
              <text:p text:style-name="P2"/>
            </draw:line>
          </draw:g>
          <draw:custom-shape draw:style-name="gr5" draw:text-style-name="P1" draw:layer="layout" svg:width="20.1cm" svg:height="13.8cm" svg:x="179.8cm" svg:y="2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7.2cm" svg:height="3cm" svg:x="192.7cm" svg:y="34.8cm">
            <text:p text:style-name="P2">I' = {A1, A2}</text:p>
            <text:p text:style-name="P2"/>
            <text:p text:style-name="P2"><text:span text:style-name="T5">J</text:span>' = {E1, E2, E3}</text:p>
            <text:p text:style-name="P2">Bound = 7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0.1cm" svg:height="13.8cm" svg:x="179.8cm" svg:y="24cm">
            <text:p/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150cm" svg:y1="22cm" svg:x2="179.8cm" svg:y2="24cm">
          <text:p/>
        </draw:line>
        <draw:custom-shape draw:style-name="gr7" draw:text-style-name="P18" draw:layer="layout" svg:width="3.2cm" svg:height="1.9cm" svg:x="163.3cm" svg:y="22cm">
          <text:p text:style-name="P2">i: B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10cm" svg:y1="37.8cm" svg:x2="110cm" svg:y2="42cm">
          <text:p/>
        </draw:line>
        <draw:line draw:style-name="gr1" draw:text-style-name="P1" draw:layer="layout" svg:x1="110cm" svg:y1="42cm" svg:x2="75.1cm" svg:y2="47cm">
          <text:p/>
        </draw:line>
        <draw:custom-shape draw:style-name="gr2" draw:text-style-name="P1" draw:layer="layout" svg:width="3.6cm" svg:height="1.9cm" svg:x="110cm" svg:y="38.6cm">
          <text:p text:style-name="P2">j: E2</text:p>
          <text:p text:style-name="P2">{A1, B3}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3" draw:text-style-name="P4" draw:layer="layout" svg:width="3cm" svg:height="3cm" svg:x="100.95cm" svg:y="47.8cm">
              <text:p text:style-name="P2"><text:span text:style-name="T2">A1</text:span></text:p>
              <text:p text:style-name="P2"><text:span text:style-name="T3">{E1,E2}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06.95cm" svg:y="47.8cm">
              <text:p text:style-name="P2"><text:span text:style-name="T2">A2</text:span></text:p>
              <text:p text:style-name="P2"><text:span text:style-name="T3">E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00.95cm" svg:y="51.8cm">
              <text:p text:style-name="P2"><text:span text:style-name="T2">B1</text:span></text:p>
              <text:p text:style-name="P2"><text:span text:style-name="T3">E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00.95cm" svg:y="55.8cm">
              <text:p text:style-name="P2"><text:span text:style-name="T2">B2</text:span></text:p>
              <text:p text:style-name="P2"><text:span text:style-name="T3">E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06.95cm" svg:y="53.8cm">
              <text:p text:style-name="P2"><text:span text:style-name="T2">B3</text:span></text:p>
              <text:p text:style-name="P2"><text:span text:style-name="T3">E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3cm" svg:height="3cm" svg:x="113.95cm" svg:y="47.8cm">
              <text:p text:style-name="P2"><text:span text:style-name="T4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3cm" svg:height="3cm" svg:x="113.95cm" svg:y="53.8cm">
              <text:p text:style-name="P2"><text:span text:style-name="T4">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103.95cm" svg:y1="49.3cm" svg:x2="106.95cm" svg:y2="49.3cm">
              <text:p text:style-name="P2">1</text:p>
              <text:p text:style-name="P2"/>
            </draw:line>
            <draw:line draw:style-name="gr4" draw:text-style-name="P7" draw:layer="layout" svg:x1="103.95cm" svg:y1="53.3cm" svg:x2="107.05cm" svg:y2="54.8cm">
              <text:p text:style-name="P2">4</text:p>
              <text:p text:style-name="P2"/>
            </draw:line>
            <draw:line draw:style-name="gr4" draw:text-style-name="P7" draw:layer="layout" svg:x1="103.95cm" svg:y1="57.3cm" svg:x2="107.05cm" svg:y2="55.8cm">
              <text:p text:style-name="P2">3</text:p>
              <text:p text:style-name="P2"/>
            </draw:line>
            <draw:line draw:style-name="gr4" draw:text-style-name="P7" draw:layer="layout" svg:x1="109.95cm" svg:y1="49.3cm" svg:x2="113.95cm" svg:y2="49.3cm">
              <text:p text:style-name="P2">4</text:p>
              <text:p text:style-name="P2"/>
            </draw:line>
            <draw:line draw:style-name="gr4" draw:text-style-name="P7" draw:layer="layout" svg:x1="109.95cm" svg:y1="55.3cm" svg:x2="113.95cm" svg:y2="55.3cm">
              <text:p text:style-name="P2">2</text:p>
              <text:p text:style-name="P2"/>
            </draw:line>
          </draw:g>
          <draw:custom-shape draw:style-name="gr5" draw:text-style-name="P1" draw:layer="layout" svg:width="20.1cm" svg:height="13.8cm" svg:x="99.5cm" svg:y="4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7.2cm" svg:height="3cm" svg:x="112.4cm" svg:y="57.8cm">
            <text:p text:style-name="P2">I' = {A1}</text:p>
            <text:p text:style-name="P2"/>
            <text:p text:style-name="P2"><text:span text:style-name="T5">J</text:span>' = {E1, E2}</text:p>
            <text:p text:style-name="P2">Bound = 6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0.1cm" svg:height="13.8cm" svg:x="99.5cm" svg:y="47cm">
            <text:p/>
            <draw:enhanced-geometry svg:viewBox="0 0 21600 21600" draw:type="rectangle" draw:enhanced-path="M 0 0 L 21600 0 21600 21600 0 21600 0 0 Z N"/>
          </draw:custom-shape>
        </draw:g>
        <draw:custom-shape draw:style-name="gr7" draw:text-style-name="P18" draw:layer="layout" svg:width="3.2cm" svg:height="1.9cm" svg:x="96.4cm" svg:y="42.7cm">
          <text:p text:style-name="P2">i: A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10cm" svg:y1="42cm" svg:x2="110cm" svg:y2="47cm">
          <text:p/>
        </draw:line>
        <draw:custom-shape draw:style-name="gr7" draw:text-style-name="P18" draw:layer="layout" svg:width="3.2cm" svg:height="1.9cm" svg:x="108.3cm" svg:y="43.4cm">
          <text:p text:style-name="P2">i: B3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3" draw:text-style-name="P4" draw:layer="layout" svg:width="3cm" svg:height="3cm" svg:x="139.45cm" svg:y="47.8cm">
              <text:p text:style-name="P2"><text:span text:style-name="T2">A1</text:span></text:p>
              <text:p text:style-name="P2"><text:span text:style-name="T3">{E1}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45.45cm" svg:y="47.8cm">
              <text:p text:style-name="P2"><text:span text:style-name="T2">A2</text:span></text:p>
              <text:p text:style-name="P2"><text:span text:style-name="T3">E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39.45cm" svg:y="51.8cm">
              <text:p text:style-name="P2"><text:span text:style-name="T2">B1</text:span></text:p>
              <text:p text:style-name="P2"><text:span text:style-name="T3">E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39.45cm" svg:y="55.8cm">
              <text:p text:style-name="P2"><text:span text:style-name="T2">B2</text:span></text:p>
              <text:p text:style-name="P2"><text:span text:style-name="T3">E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45.45cm" svg:y="53.8cm">
              <text:p text:style-name="P2"><text:span text:style-name="T2">B3</text:span></text:p>
              <text:p text:style-name="P2"><text:span text:style-name="T3">{E3}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3cm" svg:height="3cm" svg:x="152.45cm" svg:y="47.8cm">
              <text:p text:style-name="P2"><text:span text:style-name="T4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3cm" svg:height="3cm" svg:x="152.45cm" svg:y="53.8cm">
              <text:p text:style-name="P2"><text:span text:style-name="T4">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142.45cm" svg:y1="49.3cm" svg:x2="145.45cm" svg:y2="49.3cm">
              <text:p text:style-name="P2">1</text:p>
              <text:p text:style-name="P2"/>
            </draw:line>
            <draw:line draw:style-name="gr4" draw:text-style-name="P7" draw:layer="layout" svg:x1="142.45cm" svg:y1="53.3cm" svg:x2="145.55cm" svg:y2="54.8cm">
              <text:p text:style-name="P2">4</text:p>
              <text:p text:style-name="P2"/>
            </draw:line>
            <draw:line draw:style-name="gr4" draw:text-style-name="P7" draw:layer="layout" svg:x1="142.45cm" svg:y1="57.3cm" svg:x2="145.55cm" svg:y2="55.8cm">
              <text:p text:style-name="P2">3</text:p>
              <text:p text:style-name="P2"/>
            </draw:line>
            <draw:line draw:style-name="gr4" draw:text-style-name="P7" draw:layer="layout" svg:x1="148.45cm" svg:y1="49.3cm" svg:x2="152.45cm" svg:y2="49.3cm">
              <text:p text:style-name="P2">4</text:p>
              <text:p text:style-name="P2"/>
            </draw:line>
            <draw:line draw:style-name="gr4" draw:text-style-name="P7" draw:layer="layout" svg:x1="148.45cm" svg:y1="55.3cm" svg:x2="152.45cm" svg:y2="55.3cm">
              <text:p text:style-name="P2">2</text:p>
              <text:p text:style-name="P2"/>
            </draw:line>
          </draw:g>
          <draw:custom-shape draw:style-name="gr5" draw:text-style-name="P1" draw:layer="layout" svg:width="20.1cm" svg:height="13.8cm" svg:x="138cm" svg:y="4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7.2cm" svg:height="3cm" svg:x="150.9cm" svg:y="57.8cm">
            <text:p text:style-name="P2">I' = {A1, B3}</text:p>
            <text:p text:style-name="P2"/>
            <text:p text:style-name="P2"><text:span text:style-name="T5">J</text:span>' = {E1, E3}</text:p>
            <text:p text:style-name="P2">Bound = 6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0.1cm" svg:height="13.8cm" svg:x="138cm" svg:y="47cm">
            <text:p/>
            <draw:enhanced-geometry svg:viewBox="0 0 21600 21600" draw:type="rectangle" draw:enhanced-path="M 0 0 L 21600 0 21600 21600 0 21600 0 0 Z N"/>
          </draw:custom-shape>
        </draw:g>
        <draw:line draw:style-name="gr25" draw:text-style-name="P1" draw:layer="layout" svg:x1="110cm" svg:y1="42cm" svg:x2="138cm" svg:y2="47cm">
          <text:p/>
        </draw:line>
        <draw:g>
          <draw:g>
            <draw:g>
              <draw:custom-shape draw:style-name="gr3" draw:text-style-name="P4" draw:layer="layout" svg:width="3cm" svg:height="3cm" svg:x="56.45cm" svg:y="47.8cm">
                <text:p text:style-name="P2"><text:span text:style-name="T2">A1</text:span></text:p>
                <text:p text:style-name="P2"><text:span text:style-name="T3">E2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62.45cm" svg:y="47.8cm">
                <text:p text:style-name="P2"><text:span text:style-name="T2">A2</text:span></text:p>
                <text:p text:style-name="P2"><text:span text:style-name="T3">E3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56.45cm" svg:y="51.8cm">
                <text:p text:style-name="P2"><text:span text:style-name="T2">B1</text:span></text:p>
                <text:p text:style-name="P2"><text:span text:style-name="T3">E1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56.45cm" svg:y="55.8cm">
                <text:p text:style-name="P2"><text:span text:style-name="T2">B2</text:span></text:p>
                <text:p text:style-name="P2"><text:span text:style-name="T3">E2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62.45cm" svg:y="53.8cm">
                <text:p text:style-name="P2"><text:span text:style-name="T2">B3</text:span></text:p>
                <text:p text:style-name="P2"><text:span text:style-name="T3">{E2,E3}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69.45cm" svg:y="47.8cm">
                <text:p text:style-name="P2"><text:span text:style-name="T4">A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69.45cm" svg:y="53.8cm">
                <text:p text:style-name="P2"><text:span text:style-name="T4">B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59.45cm" svg:y1="49.3cm" svg:x2="62.45cm" svg:y2="49.3cm">
                <text:p text:style-name="P2">2</text:p>
                <text:p text:style-name="P2"/>
              </draw:line>
              <draw:line draw:style-name="gr4" draw:text-style-name="P7" draw:layer="layout" svg:x1="59.45cm" svg:y1="53.3cm" svg:x2="62.55cm" svg:y2="54.8cm">
                <text:p text:style-name="P2">4</text:p>
                <text:p text:style-name="P2"/>
              </draw:line>
              <draw:line draw:style-name="gr4" draw:text-style-name="P7" draw:layer="layout" svg:x1="59.45cm" svg:y1="57.3cm" svg:x2="62.55cm" svg:y2="55.8cm">
                <text:p text:style-name="P2">3</text:p>
                <text:p text:style-name="P2"/>
              </draw:line>
              <draw:line draw:style-name="gr4" draw:text-style-name="P7" draw:layer="layout" svg:x1="65.45cm" svg:y1="49.3cm" svg:x2="69.45cm" svg:y2="49.3cm">
                <text:p text:style-name="P2">4</text:p>
                <text:p text:style-name="P2"/>
              </draw:line>
              <draw:line draw:style-name="gr4" draw:text-style-name="P7" draw:layer="layout" svg:x1="65.45cm" svg:y1="55.3cm" svg:x2="69.45cm" svg:y2="55.3cm">
                <text:p text:style-name="P2">2</text:p>
                <text:p text:style-name="P2"/>
              </draw:line>
            </draw:g>
            <draw:custom-shape draw:style-name="gr5" draw:text-style-name="P1" draw:layer="layout" svg:width="20.1cm" svg:height="13.8cm" svg:x="55cm" svg:y="4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7.2cm" svg:height="3cm" svg:x="67.9cm" svg:y="57.8cm">
              <text:p text:style-name="P2">I' = {B3}</text:p>
              <text:p text:style-name="P2"/>
              <text:p text:style-name="P2"><text:span text:style-name="T5">J</text:span>' = {E2, E3}</text:p>
              <text:p text:style-name="P2">Bound = 10</text:p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20.1cm" svg:height="13.8cm" svg:x="55cm" svg:y="47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1" draw:text-style-name="P1" draw:layer="layout" svg:x1="63.4cm" svg:y1="53.8cm" svg:x2="58.8cm" svg:y2="50.6cm">
            <text:p/>
          </draw:line>
        </draw:g>
        <draw:line draw:style-name="gr1" draw:text-style-name="P1" draw:layer="layout" svg:x1="65cm" svg:y1="60.8cm" svg:x2="65cm" svg:y2="65cm">
          <text:p/>
        </draw:line>
        <draw:line draw:style-name="gr1" draw:text-style-name="P1" draw:layer="layout" svg:x1="65cm" svg:y1="65cm" svg:x2="60.9cm" svg:y2="67cm">
          <text:p/>
        </draw:line>
        <draw:custom-shape draw:style-name="gr2" draw:text-style-name="P1" draw:layer="layout" svg:width="3.6cm" svg:height="1.9cm" svg:x="65cm" svg:y="61.8cm">
          <text:p text:style-name="P2">j: E2</text:p>
          <text:p text:style-name="P2">{B3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8" draw:layer="layout" svg:width="2.9cm" svg:height="1.4cm" svg:x="61.8cm" svg:y="65.2cm">
          <text:p text:style-name="P2">i: B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65cm" svg:y1="65cm" svg:x2="69cm" svg:y2="67cm">
          <text:p/>
        </draw:line>
        <draw:g>
          <draw:custom-shape draw:style-name="gr3" draw:text-style-name="P4" draw:layer="layout" svg:width="3cm" svg:height="3cm" svg:x="42.25cm" svg:y="67.8cm">
            <text:p text:style-name="P2"><text:span text:style-name="T2">A1</text:span></text:p>
            <text:p text:style-name="P2"><text:span text:style-name="T3">E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48.25cm" svg:y="67.8cm">
            <text:p text:style-name="P2"><text:span text:style-name="T2">A2</text:span></text:p>
            <text:p text:style-name="P2"><text:span text:style-name="T3">E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42.25cm" svg:y="71.8cm">
            <text:p text:style-name="P2"><text:span text:style-name="T2">B1</text:span></text:p>
            <text:p text:style-name="P2"><text:span text:style-name="T3">E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42.25cm" svg:y="75.8cm">
            <text:p text:style-name="P2"><text:span text:style-name="T2">B2</text:span></text:p>
            <text:p text:style-name="P2"><text:span text:style-name="T3">E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48.25cm" svg:y="73.8cm">
            <text:p text:style-name="P2"><text:span text:style-name="T2">B3</text:span></text:p>
            <text:p text:style-name="P2"><text:span text:style-name="T3">E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3cm" svg:height="3cm" svg:x="55.25cm" svg:y="67.8cm">
            <text:p text:style-name="P2"><text:span text:style-name="T4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6" draw:layer="layout" svg:width="3cm" svg:height="3cm" svg:x="55.25cm" svg:y="73.8cm">
            <text:p text:style-name="P2"><text:span text:style-name="T4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7" draw:layer="layout" svg:x1="45.25cm" svg:y1="69.3cm" svg:x2="48.25cm" svg:y2="69.3cm">
            <text:p text:style-name="P2">2</text:p>
            <text:p text:style-name="P2"/>
          </draw:line>
          <draw:line draw:style-name="gr4" draw:text-style-name="P7" draw:layer="layout" svg:x1="45.25cm" svg:y1="73.3cm" svg:x2="48.35cm" svg:y2="74.8cm">
            <text:p text:style-name="P2">4</text:p>
            <text:p text:style-name="P2"/>
          </draw:line>
          <draw:line draw:style-name="gr4" draw:text-style-name="P7" draw:layer="layout" svg:x1="45.25cm" svg:y1="77.3cm" svg:x2="48.35cm" svg:y2="75.8cm">
            <text:p text:style-name="P2">3</text:p>
            <text:p text:style-name="P2"/>
          </draw:line>
          <draw:line draw:style-name="gr4" draw:text-style-name="P7" draw:layer="layout" svg:x1="51.25cm" svg:y1="69.3cm" svg:x2="55.25cm" svg:y2="69.3cm">
            <text:p text:style-name="P2">4</text:p>
            <text:p text:style-name="P2"/>
          </draw:line>
          <draw:line draw:style-name="gr4" draw:text-style-name="P7" draw:layer="layout" svg:x1="51.25cm" svg:y1="75.3cm" svg:x2="55.25cm" svg:y2="75.3cm">
            <text:p text:style-name="P2">2</text:p>
            <text:p text:style-name="P2"/>
          </draw:line>
        </draw:g>
        <draw:custom-shape draw:style-name="gr5" draw:text-style-name="P1" draw:layer="layout" svg:width="20.1cm" svg:height="13.8cm" svg:x="40.8cm" svg:y="6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2cm" svg:height="3cm" svg:x="53.7cm" svg:y="77.8cm">
          <text:p text:style-name="P2">I' = { }</text:p>
          <text:p text:style-name="P2"/>
          <text:p text:style-name="P2"><text:span text:style-name="T5">J</text:span>' = { }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0.1cm" svg:height="13.8cm" svg:x="40.8cm" svg:y="67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49.2cm" svg:y1="73.9cm" svg:x2="44.6cm" svg:y2="70.6cm">
          <text:p/>
        </draw:line>
        <draw:line draw:style-name="gr11" draw:text-style-name="P1" draw:layer="layout" svg:x1="50cm" svg:y1="70.8cm" svg:x2="50cm" svg:y2="73.8cm">
          <text:p/>
        </draw:line>
        <draw:g>
          <draw:g>
            <draw:g>
              <draw:custom-shape draw:style-name="gr3" draw:text-style-name="P4" draw:layer="layout" svg:width="3cm" svg:height="3cm" svg:x="70.45cm" svg:y="67.8cm">
                <text:p text:style-name="P2"><text:span text:style-name="T2">A1</text:span></text:p>
                <text:p text:style-name="P2"><text:span text:style-name="T3">E2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76.45cm" svg:y="67.8cm">
                <text:p text:style-name="P2"><text:span text:style-name="T2">A2</text:span></text:p>
                <text:p text:style-name="P2"><text:span text:style-name="T3">E3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70.45cm" svg:y="71.8cm">
                <text:p text:style-name="P2"><text:span text:style-name="T2">B1</text:span></text:p>
                <text:p text:style-name="P2"><text:span text:style-name="T3">E1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70.45cm" svg:y="75.8cm">
                <text:p text:style-name="P2"><text:span text:style-name="T2">B2</text:span></text:p>
                <text:p text:style-name="P2"><text:span text:style-name="T3">E2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76.45cm" svg:y="73.8cm">
                <text:p text:style-name="P2"><text:span text:style-name="T2">B3</text:span></text:p>
                <text:p text:style-name="P2"><text:span text:style-name="T3">{E3}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83.45cm" svg:y="67.8cm">
                <text:p text:style-name="P2"><text:span text:style-name="T4">A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83.45cm" svg:y="73.8cm">
                <text:p text:style-name="P2"><text:span text:style-name="T4">B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73.45cm" svg:y1="69.3cm" svg:x2="76.45cm" svg:y2="69.3cm">
                <text:p text:style-name="P2">2</text:p>
                <text:p text:style-name="P2"/>
              </draw:line>
              <draw:line draw:style-name="gr4" draw:text-style-name="P7" draw:layer="layout" svg:x1="73.45cm" svg:y1="73.3cm" svg:x2="76.55cm" svg:y2="74.8cm">
                <text:p text:style-name="P2">4</text:p>
                <text:p text:style-name="P2"/>
              </draw:line>
              <draw:line draw:style-name="gr4" draw:text-style-name="P7" draw:layer="layout" svg:x1="73.45cm" svg:y1="77.3cm" svg:x2="76.55cm" svg:y2="75.8cm">
                <text:p text:style-name="P2">3</text:p>
                <text:p text:style-name="P2"/>
              </draw:line>
              <draw:line draw:style-name="gr4" draw:text-style-name="P7" draw:layer="layout" svg:x1="79.45cm" svg:y1="69.3cm" svg:x2="83.45cm" svg:y2="69.3cm">
                <text:p text:style-name="P2">4</text:p>
                <text:p text:style-name="P2"/>
              </draw:line>
              <draw:line draw:style-name="gr4" draw:text-style-name="P7" draw:layer="layout" svg:x1="79.45cm" svg:y1="75.3cm" svg:x2="83.45cm" svg:y2="75.3cm">
                <text:p text:style-name="P2">2</text:p>
                <text:p text:style-name="P2"/>
              </draw:line>
            </draw:g>
            <draw:custom-shape draw:style-name="gr5" draw:text-style-name="P1" draw:layer="layout" svg:width="20.1cm" svg:height="13.8cm" svg:x="69cm" svg:y="6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7.2cm" svg:height="3cm" svg:x="81.9cm" svg:y="77.8cm">
              <text:p text:style-name="P2">I' = {B3}</text:p>
              <text:p text:style-name="P2"/>
              <text:p text:style-name="P2"><text:span text:style-name="T5">J</text:span>' = {E3}</text:p>
              <text:p text:style-name="P2">Bound = 10</text:p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20.1cm" svg:height="13.8cm" svg:x="69cm" svg:y="67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1" draw:text-style-name="P1" draw:layer="layout" svg:x1="77.2cm" svg:y1="73.9cm" svg:x2="72.8cm" svg:y2="70.6cm">
            <text:p/>
          </draw:line>
        </draw:g>
        <draw:line draw:style-name="gr1" draw:text-style-name="P1" draw:layer="layout" svg:x1="79cm" svg:y1="80.8cm" svg:x2="79cm" svg:y2="85.1cm">
          <text:p/>
        </draw:line>
        <draw:line draw:style-name="gr1" draw:text-style-name="P1" draw:layer="layout" svg:x1="79cm" svg:y1="85.1cm" svg:x2="79cm" svg:y2="89.4cm">
          <text:p/>
        </draw:line>
        <draw:custom-shape draw:style-name="gr2" draw:text-style-name="P1" draw:layer="layout" svg:width="3.6cm" svg:height="1.9cm" svg:x="79cm" svg:y="81.6cm">
          <text:p text:style-name="P2">j: E3</text:p>
          <text:p text:style-name="P2">{B3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8" draw:layer="layout" svg:width="2.9cm" svg:height="1.4cm" svg:x="79cm" svg:y="86.2cm">
          <text:p text:style-name="P2">i: B3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3" draw:text-style-name="P4" draw:layer="layout" svg:width="3cm" svg:height="3cm" svg:x="94.35cm" svg:y="67.8cm">
              <text:p text:style-name="P2"><text:span text:style-name="T2">A1</text:span></text:p>
              <text:p text:style-name="P2"><text:span text:style-name="T3">E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00.35cm" svg:y="67.8cm">
              <text:p text:style-name="P2"><text:span text:style-name="T2">A2</text:span></text:p>
              <text:p text:style-name="P2"><text:span text:style-name="T3">E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94.35cm" svg:y="71.8cm">
              <text:p text:style-name="P2"><text:span text:style-name="T2">B1</text:span></text:p>
              <text:p text:style-name="P2"><text:span text:style-name="T3">E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94.35cm" svg:y="75.8cm">
              <text:p text:style-name="P2"><text:span text:style-name="T2">B2</text:span></text:p>
              <text:p text:style-name="P2"><text:span text:style-name="T3">E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00.35cm" svg:y="73.8cm">
              <text:p text:style-name="P2"><text:span text:style-name="T2">B3</text:span></text:p>
              <text:p text:style-name="P2"><text:span text:style-name="T3">E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3cm" svg:height="3cm" svg:x="107.35cm" svg:y="67.8cm">
              <text:p text:style-name="P2"><text:span text:style-name="T4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3cm" svg:height="3cm" svg:x="107.35cm" svg:y="73.8cm">
              <text:p text:style-name="P2"><text:span text:style-name="T4">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97.35cm" svg:y1="69.3cm" svg:x2="100.35cm" svg:y2="69.3cm">
              <text:p text:style-name="P2">1</text:p>
              <text:p text:style-name="P2"/>
            </draw:line>
            <draw:line draw:style-name="gr4" draw:text-style-name="P7" draw:layer="layout" svg:x1="97.35cm" svg:y1="73.3cm" svg:x2="100.45cm" svg:y2="74.8cm">
              <text:p text:style-name="P2">4</text:p>
              <text:p text:style-name="P2"/>
            </draw:line>
            <draw:line draw:style-name="gr4" draw:text-style-name="P7" draw:layer="layout" svg:x1="97.35cm" svg:y1="77.3cm" svg:x2="100.45cm" svg:y2="75.8cm">
              <text:p text:style-name="P2">3</text:p>
              <text:p text:style-name="P2"/>
            </draw:line>
            <draw:line draw:style-name="gr4" draw:text-style-name="P7" draw:layer="layout" svg:x1="103.35cm" svg:y1="69.3cm" svg:x2="107.35cm" svg:y2="69.3cm">
              <text:p text:style-name="P2">4</text:p>
              <text:p text:style-name="P2"/>
            </draw:line>
            <draw:line draw:style-name="gr4" draw:text-style-name="P7" draw:layer="layout" svg:x1="103.35cm" svg:y1="75.3cm" svg:x2="107.35cm" svg:y2="75.3cm">
              <text:p text:style-name="P2">2</text:p>
              <text:p text:style-name="P2"/>
            </draw:line>
          </draw:g>
          <draw:custom-shape draw:style-name="gr5" draw:text-style-name="P1" draw:layer="layout" svg:width="20.1cm" svg:height="13.8cm" svg:x="92.9cm" svg:y="6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7.2cm" svg:height="3cm" svg:x="105.8cm" svg:y="77.8cm">
            <text:p text:style-name="P2">I' = { }</text:p>
            <text:p text:style-name="P2"/>
            <text:p text:style-name="P2"><text:span text:style-name="T5">J</text:span>' = { }</text:p>
            <text:p text:style-name="P2">Bound = 9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0.1cm" svg:height="13.8cm" svg:x="92.9cm" svg:y="67cm">
            <text:p/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109.6cm" svg:y1="60.8cm" svg:x2="109.6cm" svg:y2="65cm">
          <text:p/>
        </draw:line>
        <draw:custom-shape draw:style-name="gr2" draw:text-style-name="P1" draw:layer="layout" svg:width="3.6cm" svg:height="1.9cm" svg:x="109.6cm" svg:y="61.5cm">
          <text:p text:style-name="P2">j: E1</text:p>
          <text:p text:style-name="P2">{A1}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09.6cm" svg:y1="65cm" svg:x2="104cm" svg:y2="67cm">
          <text:p/>
        </draw:line>
        <draw:custom-shape draw:style-name="gr31" draw:text-style-name="P18" draw:layer="layout" svg:width="2.9cm" svg:height="1.4cm" svg:x="105.9cm" svg:y="65.1cm">
          <text:p text:style-name="P2">i: A1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3" draw:text-style-name="P4" draw:layer="layout" svg:width="3cm" svg:height="3cm" svg:x="116.95cm" svg:y="67.8cm">
              <text:p text:style-name="P2"><text:span text:style-name="T2">A1</text:span></text:p>
              <text:p text:style-name="P2"><text:span text:style-name="T3">{E2}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22.95cm" svg:y="67.8cm">
              <text:p text:style-name="P2"><text:span text:style-name="T2">A2</text:span></text:p>
              <text:p text:style-name="P2"><text:span text:style-name="T3">E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16.95cm" svg:y="71.8cm">
              <text:p text:style-name="P2"><text:span text:style-name="T2">B1</text:span></text:p>
              <text:p text:style-name="P2"><text:span text:style-name="T3">E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16.95cm" svg:y="75.8cm">
              <text:p text:style-name="P2"><text:span text:style-name="T2">B2</text:span></text:p>
              <text:p text:style-name="P2"><text:span text:style-name="T3">E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22.95cm" svg:y="73.8cm">
              <text:p text:style-name="P2"><text:span text:style-name="T2">B3</text:span></text:p>
              <text:p text:style-name="P2"><text:span text:style-name="T3">E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3cm" svg:height="3cm" svg:x="129.95cm" svg:y="67.8cm">
              <text:p text:style-name="P2"><text:span text:style-name="T4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3cm" svg:height="3cm" svg:x="129.95cm" svg:y="73.8cm">
              <text:p text:style-name="P2"><text:span text:style-name="T4">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119.95cm" svg:y1="69.3cm" svg:x2="122.95cm" svg:y2="69.3cm">
              <text:p text:style-name="P2">1</text:p>
              <text:p text:style-name="P2"/>
            </draw:line>
            <draw:line draw:style-name="gr4" draw:text-style-name="P7" draw:layer="layout" svg:x1="119.95cm" svg:y1="73.3cm" svg:x2="123.05cm" svg:y2="74.8cm">
              <text:p text:style-name="P2">4</text:p>
              <text:p text:style-name="P2"/>
            </draw:line>
            <draw:line draw:style-name="gr4" draw:text-style-name="P7" draw:layer="layout" svg:x1="119.95cm" svg:y1="77.3cm" svg:x2="123.05cm" svg:y2="75.8cm">
              <text:p text:style-name="P2">3</text:p>
              <text:p text:style-name="P2"/>
            </draw:line>
            <draw:line draw:style-name="gr4" draw:text-style-name="P7" draw:layer="layout" svg:x1="125.95cm" svg:y1="69.3cm" svg:x2="129.95cm" svg:y2="69.3cm">
              <text:p text:style-name="P2">4</text:p>
              <text:p text:style-name="P2"/>
            </draw:line>
            <draw:line draw:style-name="gr4" draw:text-style-name="P7" draw:layer="layout" svg:x1="125.95cm" svg:y1="75.3cm" svg:x2="129.95cm" svg:y2="75.3cm">
              <text:p text:style-name="P2">2</text:p>
              <text:p text:style-name="P2"/>
            </draw:line>
          </draw:g>
          <draw:custom-shape draw:style-name="gr5" draw:text-style-name="P1" draw:layer="layout" svg:width="20.1cm" svg:height="13.8cm" svg:x="115.5cm" svg:y="6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7.2cm" svg:height="3cm" svg:x="128.4cm" svg:y="77.8cm">
            <text:p text:style-name="P2">I' = {A1}</text:p>
            <text:p text:style-name="P2"/>
            <text:p text:style-name="P2"><text:span text:style-name="T5">J</text:span>' = {E2}</text:p>
            <text:p text:style-name="P2">Bound = 6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0.1cm" svg:height="13.8cm" svg:x="115.5cm" svg:y="67cm">
            <text:p/>
            <draw:enhanced-geometry svg:viewBox="0 0 21600 21600" draw:type="rectangle" draw:enhanced-path="M 0 0 L 21600 0 21600 21600 0 21600 0 0 Z N"/>
          </draw:custom-shape>
        </draw:g>
        <draw:line draw:style-name="gr32" draw:text-style-name="P1" draw:layer="layout" svg:x1="109.6cm" svg:y1="65cm" svg:x2="115.5cm" svg:y2="67cm">
          <text:p/>
        </draw:line>
        <draw:line draw:style-name="gr11" draw:text-style-name="P1" draw:layer="layout" svg:x1="102cm" svg:y1="73.8cm" svg:x2="96.7cm" svg:y2="70.5cm">
          <text:p/>
        </draw:line>
        <draw:line draw:style-name="gr1" draw:text-style-name="P1" draw:layer="layout" svg:x1="125.7cm" svg:y1="80.8cm" svg:x2="125.7cm" svg:y2="85.1cm">
          <text:p/>
        </draw:line>
        <draw:custom-shape draw:style-name="gr2" draw:text-style-name="P1" draw:layer="layout" svg:width="3.6cm" svg:height="1.9cm" svg:x="125.7cm" svg:y="81.8cm">
          <text:p text:style-name="P2">j: E2</text:p>
          <text:p text:style-name="P2">{A1}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25.7cm" svg:y1="85cm" svg:x2="125.7cm" svg:y2="89.3cm">
          <text:p/>
        </draw:line>
        <draw:g>
          <draw:g>
            <draw:custom-shape draw:style-name="gr3" draw:text-style-name="P4" draw:layer="layout" svg:width="3cm" svg:height="3cm" svg:x="116.95cm" svg:y="90.1cm">
              <text:p text:style-name="P2"><text:span text:style-name="T2">A1</text:span></text:p>
              <text:p text:style-name="P2"><text:span text:style-name="T3">E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22.95cm" svg:y="90.1cm">
              <text:p text:style-name="P2"><text:span text:style-name="T2">A2</text:span></text:p>
              <text:p text:style-name="P2"><text:span text:style-name="T3">E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16.95cm" svg:y="94.1cm">
              <text:p text:style-name="P2"><text:span text:style-name="T2">B1</text:span></text:p>
              <text:p text:style-name="P2"><text:span text:style-name="T3">E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16.95cm" svg:y="98.1cm">
              <text:p text:style-name="P2"><text:span text:style-name="T2">B2</text:span></text:p>
              <text:p text:style-name="P2"><text:span text:style-name="T3">E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22.95cm" svg:y="96.1cm">
              <text:p text:style-name="P2"><text:span text:style-name="T2">B3</text:span></text:p>
              <text:p text:style-name="P2"><text:span text:style-name="T3">E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3cm" svg:height="3cm" svg:x="129.95cm" svg:y="90.1cm">
              <text:p text:style-name="P2"><text:span text:style-name="T4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3cm" svg:height="3cm" svg:x="129.95cm" svg:y="96.1cm">
              <text:p text:style-name="P2"><text:span text:style-name="T4">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119.95cm" svg:y1="91.6cm" svg:x2="122.95cm" svg:y2="91.6cm">
              <text:p text:style-name="P2">2</text:p>
              <text:p text:style-name="P2"/>
            </draw:line>
            <draw:line draw:style-name="gr4" draw:text-style-name="P7" draw:layer="layout" svg:x1="119.95cm" svg:y1="95.6cm" svg:x2="123.05cm" svg:y2="97.1cm">
              <text:p text:style-name="P2">4</text:p>
              <text:p text:style-name="P2"/>
            </draw:line>
            <draw:line draw:style-name="gr4" draw:text-style-name="P7" draw:layer="layout" svg:x1="119.95cm" svg:y1="99.6cm" svg:x2="123.05cm" svg:y2="98.1cm">
              <text:p text:style-name="P2">3</text:p>
              <text:p text:style-name="P2"/>
            </draw:line>
            <draw:line draw:style-name="gr4" draw:text-style-name="P7" draw:layer="layout" svg:x1="125.95cm" svg:y1="91.6cm" svg:x2="129.95cm" svg:y2="91.6cm">
              <text:p text:style-name="P2">4</text:p>
              <text:p text:style-name="P2"/>
            </draw:line>
            <draw:line draw:style-name="gr4" draw:text-style-name="P7" draw:layer="layout" svg:x1="125.95cm" svg:y1="97.6cm" svg:x2="129.95cm" svg:y2="97.6cm">
              <text:p text:style-name="P2">2</text:p>
              <text:p text:style-name="P2"/>
            </draw:line>
          </draw:g>
          <draw:custom-shape draw:style-name="gr5" draw:text-style-name="P1" draw:layer="layout" svg:width="20.1cm" svg:height="13.8cm" svg:x="115.5cm" svg:y="89.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7.2cm" svg:height="3cm" svg:x="128.4cm" svg:y="100.1cm">
            <text:p text:style-name="P2">I' = { }</text:p>
            <text:p text:style-name="P2"/>
            <text:p text:style-name="P2"><text:span text:style-name="T5">J</text:span>' = { }</text:p>
            <text:p text:style-name="P2">Bound = 12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0.1cm" svg:height="13.8cm" svg:x="115.5cm" svg:y="89.3cm">
            <text:p/>
            <draw:enhanced-geometry svg:viewBox="0 0 21600 21600" draw:type="rectangle" draw:enhanced-path="M 0 0 L 21600 0 21600 21600 0 21600 0 0 Z N"/>
          </draw:custom-shape>
        </draw:g>
        <draw:line draw:style-name="gr11" draw:text-style-name="P1" draw:layer="layout" svg:x1="130.5cm" svg:y1="96.5cm" svg:x2="119.4cm" svg:y2="92.8cm">
          <text:p/>
        </draw:line>
        <draw:line draw:style-name="gr1" draw:text-style-name="P1" draw:layer="layout" svg:x1="147.6cm" svg:y1="60.8cm" svg:x2="147.6cm" svg:y2="64.2cm">
          <text:p/>
        </draw:line>
        <draw:line draw:style-name="gr1" draw:text-style-name="P1" draw:layer="layout" svg:x1="147.6cm" svg:y1="64cm" svg:x2="147.6cm" svg:y2="67cm">
          <text:p/>
        </draw:line>
        <draw:custom-shape draw:style-name="gr2" draw:text-style-name="P1" draw:layer="layout" svg:width="3.6cm" svg:height="1.9cm" svg:x="147.6cm" svg:y="61.3cm">
          <text:p text:style-name="P2">j: E3</text:p>
          <text:p text:style-name="P2">{B3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8" draw:layer="layout" svg:width="2.9cm" svg:height="1.4cm" svg:x="146.3cm" svg:y="64.8cm">
          <text:p text:style-name="P2">i: B3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g>
              <draw:custom-shape draw:style-name="gr3" draw:text-style-name="P4" draw:layer="layout" svg:width="3cm" svg:height="3cm" svg:x="139.45cm" svg:y="67.8cm">
                <text:p text:style-name="P2"><text:span text:style-name="T2">A1</text:span></text:p>
                <text:p text:style-name="P2"><text:span text:style-name="T3">{E1}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45.45cm" svg:y="67.8cm">
                <text:p text:style-name="P2"><text:span text:style-name="T2">A2</text:span></text:p>
                <text:p text:style-name="P2"><text:span text:style-name="T3">E3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39.45cm" svg:y="71.8cm">
                <text:p text:style-name="P2"><text:span text:style-name="T2">B1</text:span></text:p>
                <text:p text:style-name="P2"><text:span text:style-name="T3">E1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39.45cm" svg:y="75.8cm">
                <text:p text:style-name="P2"><text:span text:style-name="T2">B2</text:span></text:p>
                <text:p text:style-name="P2"><text:span text:style-name="T3">E2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45.45cm" svg:y="73.8cm">
                <text:p text:style-name="P2"><text:span text:style-name="T2">B3</text:span></text:p>
                <text:p text:style-name="P2"><text:span text:style-name="T3">E3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152.45cm" svg:y="67.8cm">
                <text:p text:style-name="P2"><text:span text:style-name="T4">A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152.45cm" svg:y="73.8cm">
                <text:p text:style-name="P2"><text:span text:style-name="T4">B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142.45cm" svg:y1="69.3cm" svg:x2="145.45cm" svg:y2="69.3cm">
                <text:p text:style-name="P2">1</text:p>
                <text:p text:style-name="P2"/>
              </draw:line>
              <draw:line draw:style-name="gr4" draw:text-style-name="P7" draw:layer="layout" svg:x1="142.45cm" svg:y1="73.3cm" svg:x2="145.55cm" svg:y2="74.8cm">
                <text:p text:style-name="P2">4</text:p>
                <text:p text:style-name="P2"/>
              </draw:line>
              <draw:line draw:style-name="gr4" draw:text-style-name="P7" draw:layer="layout" svg:x1="142.45cm" svg:y1="77.3cm" svg:x2="145.55cm" svg:y2="75.8cm">
                <text:p text:style-name="P2">3</text:p>
                <text:p text:style-name="P2"/>
              </draw:line>
              <draw:line draw:style-name="gr4" draw:text-style-name="P7" draw:layer="layout" svg:x1="148.45cm" svg:y1="69.3cm" svg:x2="152.45cm" svg:y2="69.3cm">
                <text:p text:style-name="P2">4</text:p>
                <text:p text:style-name="P2"/>
              </draw:line>
              <draw:line draw:style-name="gr4" draw:text-style-name="P7" draw:layer="layout" svg:x1="148.45cm" svg:y1="75.3cm" svg:x2="152.45cm" svg:y2="75.3cm">
                <text:p text:style-name="P2">3</text:p>
                <text:p text:style-name="P2"/>
              </draw:line>
            </draw:g>
            <draw:custom-shape draw:style-name="gr5" draw:text-style-name="P1" draw:layer="layout" svg:width="20.1cm" svg:height="13.8cm" svg:x="138cm" svg:y="6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7.2cm" svg:height="3cm" svg:x="150.9cm" svg:y="77.8cm">
              <text:p text:style-name="P2">I' = {A1}</text:p>
              <text:p text:style-name="P2"/>
              <text:p text:style-name="P2"><text:span text:style-name="T5">J</text:span>' = {E1}</text:p>
              <text:p text:style-name="P2">Bound = 8</text:p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20.1cm" svg:height="13.8cm" svg:x="138cm" svg:y="67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1" draw:text-style-name="P1" draw:layer="layout" svg:x1="153.4cm" svg:y1="70.7cm" svg:x2="148.2cm" svg:y2="74.5cm">
            <text:p/>
          </draw:line>
        </draw:g>
        <draw:line draw:style-name="gr1" draw:text-style-name="P1" draw:layer="layout" svg:x1="147.6cm" svg:y1="80.8cm" svg:x2="147.6cm" svg:y2="85.1cm">
          <text:p/>
        </draw:line>
        <draw:line draw:style-name="gr1" draw:text-style-name="P1" draw:layer="layout" svg:x1="147.6cm" svg:y1="85.1cm" svg:x2="147.6cm" svg:y2="89.3cm">
          <text:p/>
        </draw:line>
        <draw:custom-shape draw:style-name="gr2" draw:text-style-name="P1" draw:layer="layout" svg:width="3.6cm" svg:height="1.9cm" svg:x="147.6cm" svg:y="81.8cm">
          <text:p text:style-name="P2">j: E1</text:p>
          <text:p text:style-name="P2">{A1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8" draw:layer="layout" svg:width="3.2cm" svg:height="1.9cm" svg:x="124.2cm" svg:y="86.1cm">
          <text:p text:style-name="P2">i: A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8" draw:layer="layout" svg:width="3.2cm" svg:height="1.9cm" svg:x="146.2cm" svg:y="86.1cm">
          <text:p text:style-name="P2">i: A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89.9cm" svg:y1="37.7cm" svg:x2="189.9cm" svg:y2="41.9cm">
          <text:p/>
        </draw:line>
        <draw:line draw:style-name="gr1" draw:text-style-name="P1" draw:layer="layout" svg:x1="189.9cm" svg:y1="41.9cm" svg:x2="189.9cm" svg:y2="47cm">
          <text:p/>
        </draw:line>
        <draw:custom-shape draw:style-name="gr2" draw:text-style-name="P1" draw:layer="layout" svg:width="3.6cm" svg:height="1.9cm" svg:x="189.9cm" svg:y="38.8cm">
          <text:p text:style-name="P2">j: E3</text:p>
          <text:p text:style-name="P2">{A2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8" draw:layer="layout" svg:width="3.2cm" svg:height="1.9cm" svg:x="188.3cm" svg:y="42.8cm">
          <text:p text:style-name="P2">i: A2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g>
              <draw:custom-shape draw:style-name="gr3" draw:text-style-name="P4" draw:layer="layout" svg:width="3cm" svg:height="3cm" svg:x="181.308cm" svg:y="47.729cm">
                <text:p text:style-name="P2"><text:span text:style-name="T2">A1</text:span></text:p>
                <text:p text:style-name="P2"><text:span text:style-name="T3">{E1,E2}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87.308cm" svg:y="47.729cm">
                <text:p text:style-name="P2"><text:span text:style-name="T2">A2</text:span></text:p>
                <text:p text:style-name="P2"><text:span text:style-name="T3">E3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81.308cm" svg:y="51.729cm">
                <text:p text:style-name="P2"><text:span text:style-name="T2">B1</text:span></text:p>
                <text:p text:style-name="P2"><text:span text:style-name="T3">E1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81.308cm" svg:y="55.729cm">
                <text:p text:style-name="P2"><text:span text:style-name="T2">B2</text:span></text:p>
                <text:p text:style-name="P2"><text:span text:style-name="T3">E2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87.308cm" svg:y="53.729cm">
                <text:p text:style-name="P2"><text:span text:style-name="T2">B3</text:span></text:p>
                <text:p text:style-name="P2"><text:span text:style-name="T3">E3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194.308cm" svg:y="47.729cm">
                <text:p text:style-name="P2"><text:span text:style-name="T4">A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194.308cm" svg:y="53.729cm">
                <text:p text:style-name="P2"><text:span text:style-name="T4">B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184.308cm" svg:y1="49.229cm" svg:x2="187.308cm" svg:y2="49.229cm">
                <text:p text:style-name="P2">1</text:p>
                <text:p text:style-name="P2"/>
              </draw:line>
              <draw:line draw:style-name="gr4" draw:text-style-name="P7" draw:layer="layout" svg:x1="184.308cm" svg:y1="53.229cm" svg:x2="187.408cm" svg:y2="54.729cm">
                <text:p text:style-name="P2">4</text:p>
                <text:p text:style-name="P2"/>
              </draw:line>
              <draw:line draw:style-name="gr4" draw:text-style-name="P7" draw:layer="layout" svg:x1="184.308cm" svg:y1="57.229cm" svg:x2="187.408cm" svg:y2="55.729cm">
                <text:p text:style-name="P2">3</text:p>
                <text:p text:style-name="P2"/>
              </draw:line>
              <draw:line draw:style-name="gr4" draw:text-style-name="P7" draw:layer="layout" svg:x1="190.308cm" svg:y1="49.229cm" svg:x2="194.308cm" svg:y2="49.229cm">
                <text:p text:style-name="P2">4</text:p>
                <text:p text:style-name="P2"/>
              </draw:line>
              <draw:line draw:style-name="gr4" draw:text-style-name="P7" draw:layer="layout" svg:x1="190.308cm" svg:y1="55.229cm" svg:x2="194.308cm" svg:y2="55.229cm">
                <text:p text:style-name="P2">3</text:p>
                <text:p text:style-name="P2"/>
              </draw:line>
            </draw:g>
            <draw:custom-shape draw:style-name="gr5" draw:text-style-name="P1" draw:layer="layout" svg:width="20.1cm" svg:height="13.8cm" svg:x="179.858cm" svg:y="46.92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7.2cm" svg:height="3cm" svg:x="192.758cm" svg:y="57.729cm">
              <text:p text:style-name="P2">I' = {A1}</text:p>
              <text:p text:style-name="P2"/>
              <text:p text:style-name="P2"><text:span text:style-name="T5">J</text:span>' = {E1, E2}</text:p>
              <text:p text:style-name="P2">Bound = 11</text:p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20.1cm" svg:height="13.8cm" svg:x="179.858cm" svg:y="46.929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1" draw:text-style-name="P1" draw:layer="layout" svg:x1="194.7cm" svg:y1="54.2cm" svg:x2="189.4cm" svg:y2="50.6cm">
            <text:p/>
          </draw:line>
        </draw:g>
        <draw:line draw:style-name="gr1" draw:text-style-name="P1" draw:layer="layout" svg:x1="189.912cm" svg:y1="60.7cm" svg:x2="189.9cm" svg:y2="65cm">
          <text:p/>
        </draw:line>
        <draw:line draw:style-name="gr1" draw:text-style-name="P1" draw:layer="layout" svg:x1="189.9cm" svg:y1="65cm" svg:x2="185.2cm" svg:y2="67cm">
          <text:p/>
        </draw:line>
        <draw:custom-shape draw:style-name="gr2" draw:text-style-name="P1" draw:layer="layout" svg:width="3.6cm" svg:height="1.9cm" svg:x="189.9cm" svg:y="61.8cm">
          <text:p text:style-name="P2">j: E1</text:p>
          <text:p text:style-name="P2">{A1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8" draw:layer="layout" svg:width="2.9cm" svg:height="1.4cm" svg:x="186.5cm" svg:y="65.2cm">
          <text:p text:style-name="P2">i: A1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g>
              <draw:g>
                <draw:custom-shape draw:style-name="gr3" draw:text-style-name="P4" draw:layer="layout" svg:width="3cm" svg:height="3cm" svg:x="166.55cm" svg:y="67.8cm">
                  <text:p text:style-name="P2"><text:span text:style-name="T2">A1</text:span></text:p>
                  <text:p text:style-name="P2"><text:span text:style-name="T3">E1</text:span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3cm" svg:height="3cm" svg:x="172.55cm" svg:y="67.8cm">
                  <text:p text:style-name="P2"><text:span text:style-name="T2">A2</text:span></text:p>
                  <text:p text:style-name="P2"><text:span text:style-name="T3">E3</text:span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3cm" svg:height="3cm" svg:x="166.55cm" svg:y="71.8cm">
                  <text:p text:style-name="P2"><text:span text:style-name="T2">B1</text:span></text:p>
                  <text:p text:style-name="P2"><text:span text:style-name="T3">E1</text:span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3cm" svg:height="3cm" svg:x="166.55cm" svg:y="75.8cm">
                  <text:p text:style-name="P2"><text:span text:style-name="T2">B2</text:span></text:p>
                  <text:p text:style-name="P2"><text:span text:style-name="T3">E2</text:span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3cm" svg:height="3cm" svg:x="172.55cm" svg:y="73.8cm">
                  <text:p text:style-name="P2"><text:span text:style-name="T2">B3</text:span></text:p>
                  <text:p text:style-name="P2"><text:span text:style-name="T3">E3</text:span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5" draw:layer="layout" svg:width="3cm" svg:height="3cm" svg:x="179.55cm" svg:y="67.8cm">
                  <text:p text:style-name="P2"><text:span text:style-name="T4">A</text:span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6" draw:layer="layout" svg:width="3cm" svg:height="3cm" svg:x="179.55cm" svg:y="73.8cm">
                  <text:p text:style-name="P2"><text:span text:style-name="T4">B</text:span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" draw:text-style-name="P7" draw:layer="layout" svg:x1="169.55cm" svg:y1="69.3cm" svg:x2="172.55cm" svg:y2="69.3cm">
                  <text:p text:style-name="P2">1</text:p>
                  <text:p text:style-name="P2"/>
                </draw:line>
                <draw:line draw:style-name="gr4" draw:text-style-name="P7" draw:layer="layout" svg:x1="169.55cm" svg:y1="73.3cm" svg:x2="172.65cm" svg:y2="74.8cm">
                  <text:p text:style-name="P2">4</text:p>
                  <text:p text:style-name="P2"/>
                </draw:line>
                <draw:line draw:style-name="gr4" draw:text-style-name="P7" draw:layer="layout" svg:x1="169.55cm" svg:y1="77.3cm" svg:x2="172.65cm" svg:y2="75.8cm">
                  <text:p text:style-name="P2">3</text:p>
                  <text:p text:style-name="P2"/>
                </draw:line>
                <draw:line draw:style-name="gr4" draw:text-style-name="P7" draw:layer="layout" svg:x1="175.55cm" svg:y1="69.3cm" svg:x2="179.55cm" svg:y2="69.3cm">
                  <text:p text:style-name="P2">4</text:p>
                  <text:p text:style-name="P2"/>
                </draw:line>
                <draw:line draw:style-name="gr4" draw:text-style-name="P7" draw:layer="layout" svg:x1="175.55cm" svg:y1="75.3cm" svg:x2="179.55cm" svg:y2="75.3cm">
                  <text:p text:style-name="P2">3</text:p>
                  <text:p text:style-name="P2"/>
                </draw:line>
              </draw:g>
              <draw:custom-shape draw:style-name="gr5" draw:text-style-name="P1" draw:layer="layout" svg:width="20.1cm" svg:height="13.8cm" svg:x="165.1cm" svg:y="67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7.2cm" svg:height="3cm" svg:x="178cm" svg:y="77.8cm">
                <text:p text:style-name="P2">I' = { }</text:p>
                <text:p text:style-name="P2"/>
                <text:p text:style-name="P2"><text:span text:style-name="T5">J</text:span>' = { }</text:p>
                <text:p text:style-name="P2">Bound = 11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1" draw:layer="layout" svg:width="20.1cm" svg:height="13.8cm" svg:x="165.1cm" svg:y="67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11" draw:text-style-name="P1" draw:layer="layout" svg:x1="179.942cm" svg:y1="74.271cm" svg:x2="174.642cm" svg:y2="70.671cm">
              <text:p/>
            </draw:line>
          </draw:g>
          <draw:line draw:style-name="gr11" draw:text-style-name="P1" draw:layer="layout" svg:x1="173.4cm" svg:y1="73.9cm" svg:x2="168.4cm" svg:y2="70.8cm">
            <text:p/>
          </draw:line>
        </draw:g>
        <draw:g>
          <draw:g>
            <draw:g>
              <draw:custom-shape draw:style-name="gr3" draw:text-style-name="P4" draw:layer="layout" svg:width="3cm" svg:height="3cm" svg:x="196.45cm" svg:y="67.8cm">
                <text:p text:style-name="P2"><text:span text:style-name="T2">A1</text:span></text:p>
                <text:p text:style-name="P2"><text:span text:style-name="T3">{E2}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202.45cm" svg:y="67.8cm">
                <text:p text:style-name="P2"><text:span text:style-name="T2">A2</text:span></text:p>
                <text:p text:style-name="P2"><text:span text:style-name="T3">E3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96.45cm" svg:y="71.8cm">
                <text:p text:style-name="P2"><text:span text:style-name="T2">B1</text:span></text:p>
                <text:p text:style-name="P2"><text:span text:style-name="T3">E1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96.45cm" svg:y="75.8cm">
                <text:p text:style-name="P2"><text:span text:style-name="T2">B2</text:span></text:p>
                <text:p text:style-name="P2"><text:span text:style-name="T3">E2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202.45cm" svg:y="73.8cm">
                <text:p text:style-name="P2"><text:span text:style-name="T2">B3</text:span></text:p>
                <text:p text:style-name="P2"><text:span text:style-name="T3">E3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209.45cm" svg:y="67.8cm">
                <text:p text:style-name="P2"><text:span text:style-name="T4">A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209.45cm" svg:y="73.8cm">
                <text:p text:style-name="P2"><text:span text:style-name="T4">B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199.45cm" svg:y1="69.3cm" svg:x2="202.45cm" svg:y2="69.3cm">
                <text:p text:style-name="P2">1</text:p>
                <text:p text:style-name="P2"/>
              </draw:line>
              <draw:line draw:style-name="gr4" draw:text-style-name="P7" draw:layer="layout" svg:x1="199.45cm" svg:y1="73.3cm" svg:x2="202.55cm" svg:y2="74.8cm">
                <text:p text:style-name="P2">4</text:p>
                <text:p text:style-name="P2"/>
              </draw:line>
              <draw:line draw:style-name="gr4" draw:text-style-name="P7" draw:layer="layout" svg:x1="199.45cm" svg:y1="77.3cm" svg:x2="202.55cm" svg:y2="75.8cm">
                <text:p text:style-name="P2">3</text:p>
                <text:p text:style-name="P2"/>
              </draw:line>
              <draw:line draw:style-name="gr4" draw:text-style-name="P7" draw:layer="layout" svg:x1="205.45cm" svg:y1="69.3cm" svg:x2="209.45cm" svg:y2="69.3cm">
                <text:p text:style-name="P2">4</text:p>
                <text:p text:style-name="P2"/>
              </draw:line>
              <draw:line draw:style-name="gr4" draw:text-style-name="P7" draw:layer="layout" svg:x1="205.45cm" svg:y1="75.3cm" svg:x2="209.45cm" svg:y2="75.3cm">
                <text:p text:style-name="P2">3</text:p>
                <text:p text:style-name="P2"/>
              </draw:line>
            </draw:g>
            <draw:custom-shape draw:style-name="gr5" draw:text-style-name="P1" draw:layer="layout" svg:width="20.1cm" svg:height="13.8cm" svg:x="195cm" svg:y="6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7.2cm" svg:height="3cm" svg:x="207.9cm" svg:y="77.8cm">
              <text:p text:style-name="P2">I' = {A1}</text:p>
              <text:p text:style-name="P2"/>
              <text:p text:style-name="P2"><text:span text:style-name="T5">J</text:span>' = {E2}</text:p>
              <text:p text:style-name="P2">Bound = 11</text:p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20.1cm" svg:height="13.8cm" svg:x="195cm" svg:y="67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1" draw:text-style-name="P1" draw:layer="layout" svg:x1="209.842cm" svg:y1="74.271cm" svg:x2="204.542cm" svg:y2="70.671cm">
            <text:p/>
          </draw:line>
        </draw:g>
        <draw:line draw:style-name="gr1" draw:text-style-name="P1" draw:layer="layout" svg:x1="204.8cm" svg:y1="80.8cm" svg:x2="204.8cm" svg:y2="85.1cm">
          <text:p/>
        </draw:line>
        <draw:line draw:style-name="gr1" draw:text-style-name="P1" draw:layer="layout" svg:x1="204.806cm" svg:y1="85.053cm" svg:x2="204.806cm" svg:y2="89.353cm">
          <text:p/>
        </draw:line>
        <draw:line draw:style-name="gr25" draw:text-style-name="P1" draw:layer="layout" svg:x1="189.9cm" svg:y1="65cm" svg:x2="194.9cm" svg:y2="67cm">
          <text:p/>
        </draw:line>
        <draw:custom-shape draw:style-name="gr2" draw:text-style-name="P1" draw:layer="layout" svg:width="3.6cm" svg:height="1.9cm" svg:x="204.8cm" svg:y="81.5cm">
          <text:p text:style-name="P2">j: E2</text:p>
          <text:p text:style-name="P2">{A1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8" draw:layer="layout" svg:width="3.2cm" svg:height="1.9cm" svg:x="203.1cm" svg:y="86cm">
          <text:p text:style-name="P2">i: A1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g>
              <draw:custom-shape draw:style-name="gr3" draw:text-style-name="P4" draw:layer="layout" svg:width="3cm" svg:height="3cm" svg:x="196.45cm" svg:y="90.2cm">
                <text:p text:style-name="P2"><text:span text:style-name="T2">A1</text:span></text:p>
                <text:p text:style-name="P2"><text:span text:style-name="T3">E2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202.45cm" svg:y="90.2cm">
                <text:p text:style-name="P2"><text:span text:style-name="T2">A2</text:span></text:p>
                <text:p text:style-name="P2"><text:span text:style-name="T3">E3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96.45cm" svg:y="94.2cm">
                <text:p text:style-name="P2"><text:span text:style-name="T2">B1</text:span></text:p>
                <text:p text:style-name="P2"><text:span text:style-name="T3">E1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96.45cm" svg:y="98.2cm">
                <text:p text:style-name="P2"><text:span text:style-name="T2">B2</text:span></text:p>
                <text:p text:style-name="P2"><text:span text:style-name="T3">E2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202.45cm" svg:y="96.2cm">
                <text:p text:style-name="P2"><text:span text:style-name="T2">B3</text:span></text:p>
                <text:p text:style-name="P2"><text:span text:style-name="T3">E3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209.45cm" svg:y="90.2cm">
                <text:p text:style-name="P2"><text:span text:style-name="T4">A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209.45cm" svg:y="96.2cm">
                <text:p text:style-name="P2"><text:span text:style-name="T4">B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199.45cm" svg:y1="91.7cm" svg:x2="202.45cm" svg:y2="91.7cm">
                <text:p text:style-name="P2">2</text:p>
                <text:p text:style-name="P2"/>
              </draw:line>
              <draw:line draw:style-name="gr4" draw:text-style-name="P7" draw:layer="layout" svg:x1="199.45cm" svg:y1="95.7cm" svg:x2="202.55cm" svg:y2="97.2cm">
                <text:p text:style-name="P2">4</text:p>
                <text:p text:style-name="P2"/>
              </draw:line>
              <draw:line draw:style-name="gr4" draw:text-style-name="P7" draw:layer="layout" svg:x1="199.45cm" svg:y1="99.7cm" svg:x2="202.55cm" svg:y2="98.2cm">
                <text:p text:style-name="P2">3</text:p>
                <text:p text:style-name="P2"/>
              </draw:line>
              <draw:line draw:style-name="gr4" draw:text-style-name="P7" draw:layer="layout" svg:x1="205.45cm" svg:y1="91.7cm" svg:x2="209.45cm" svg:y2="91.7cm">
                <text:p text:style-name="P2">4</text:p>
                <text:p text:style-name="P2"/>
              </draw:line>
              <draw:line draw:style-name="gr4" draw:text-style-name="P7" draw:layer="layout" svg:x1="205.45cm" svg:y1="97.7cm" svg:x2="209.45cm" svg:y2="97.7cm">
                <text:p text:style-name="P2">3</text:p>
                <text:p text:style-name="P2"/>
              </draw:line>
            </draw:g>
            <draw:custom-shape draw:style-name="gr5" draw:text-style-name="P1" draw:layer="layout" svg:width="20.1cm" svg:height="13.8cm" svg:x="195cm" svg:y="89.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7.2cm" svg:height="3cm" svg:x="207.9cm" svg:y="100.2cm">
              <text:p text:style-name="P2">I' = { }</text:p>
              <text:p text:style-name="P2"/>
              <text:p text:style-name="P2"><text:span text:style-name="T5">J</text:span>' = { }</text:p>
              <text:p text:style-name="P2">Bound = 11</text:p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20.1cm" svg:height="13.8cm" svg:x="195cm" svg:y="89.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1" draw:text-style-name="P1" draw:layer="layout" svg:x1="209.842cm" svg:y1="96.671cm" svg:x2="204.542cm" svg:y2="93.071cm">
            <text:p/>
          </draw:line>
        </draw:g>
        <draw:line draw:style-name="gr11" draw:text-style-name="P1" draw:layer="layout" svg:x1="203.9cm" svg:y1="96.2cm" svg:x2="198.5cm" svg:y2="93.1cm">
          <text:p/>
        </draw:line>
        <draw:custom-shape draw:style-name="gr22" draw:text-style-name="P17" draw:layer="layout" svg:width="10.4cm" svg:height="1.9cm" svg:x="43.3cm" svg:y="78.9cm">
          <text:p text:style-name="P2"><text:span text:style-name="T8">Infeasible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3" draw:text-style-name="P4" draw:layer="layout" svg:width="3cm" svg:height="3cm" svg:x="70.45cm" svg:y="90.2cm">
              <text:p text:style-name="P2"><text:span text:style-name="T2">A1</text:span></text:p>
              <text:p text:style-name="P2"><text:span text:style-name="T3">E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76.45cm" svg:y="90.2cm">
              <text:p text:style-name="P2"><text:span text:style-name="T2">A2</text:span></text:p>
              <text:p text:style-name="P2"><text:span text:style-name="T3">E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70.45cm" svg:y="94.2cm">
              <text:p text:style-name="P2"><text:span text:style-name="T2">B1</text:span></text:p>
              <text:p text:style-name="P2"><text:span text:style-name="T3">E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70.45cm" svg:y="98.2cm">
              <text:p text:style-name="P2"><text:span text:style-name="T2">B2</text:span></text:p>
              <text:p text:style-name="P2"><text:span text:style-name="T3">E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76.45cm" svg:y="96.2cm">
              <text:p text:style-name="P2"><text:span text:style-name="T2">B3</text:span></text:p>
              <text:p text:style-name="P2"><text:span text:style-name="T3">E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3cm" svg:height="3cm" svg:x="83.45cm" svg:y="90.2cm">
              <text:p text:style-name="P2"><text:span text:style-name="T4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3cm" svg:height="3cm" svg:x="83.45cm" svg:y="96.2cm">
              <text:p text:style-name="P2"><text:span text:style-name="T4">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73.45cm" svg:y1="91.7cm" svg:x2="76.45cm" svg:y2="91.7cm">
              <text:p text:style-name="P2">1</text:p>
              <text:p text:style-name="P2"/>
            </draw:line>
            <draw:line draw:style-name="gr4" draw:text-style-name="P7" draw:layer="layout" svg:x1="73.45cm" svg:y1="95.7cm" svg:x2="76.55cm" svg:y2="97.2cm">
              <text:p text:style-name="P2">2</text:p>
              <text:p text:style-name="P2"/>
            </draw:line>
            <draw:line draw:style-name="gr4" draw:text-style-name="P7" draw:layer="layout" svg:x1="73.45cm" svg:y1="99.7cm" svg:x2="76.55cm" svg:y2="98.2cm">
              <text:p text:style-name="P2">3</text:p>
              <text:p text:style-name="P2"/>
            </draw:line>
            <draw:line draw:style-name="gr4" draw:text-style-name="P7" draw:layer="layout" svg:x1="79.45cm" svg:y1="91.7cm" svg:x2="83.45cm" svg:y2="91.7cm">
              <text:p text:style-name="P2">4</text:p>
              <text:p text:style-name="P2"/>
            </draw:line>
            <draw:line draw:style-name="gr4" draw:text-style-name="P7" draw:layer="layout" svg:x1="79.45cm" svg:y1="97.7cm" svg:x2="83.45cm" svg:y2="97.7cm">
              <text:p text:style-name="P2">3</text:p>
              <text:p text:style-name="P2"/>
            </draw:line>
          </draw:g>
          <draw:custom-shape draw:style-name="gr5" draw:text-style-name="P1" draw:layer="layout" svg:width="20.1cm" svg:height="13.8cm" svg:x="69cm" svg:y="89.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7.2cm" svg:height="3cm" svg:x="81.9cm" svg:y="100.2cm">
            <text:p text:style-name="P2">I' = { }</text:p>
            <text:p text:style-name="P2"/>
            <text:p text:style-name="P2"><text:span text:style-name="T5">J</text:span>' = { }</text:p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20.1cm" svg:height="13.8cm" svg:x="69cm" svg:y="89.4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1" draw:layer="layout" svg:x1="77.2cm" svg:y1="96.3cm" svg:x2="72.8cm" svg:y2="93cm">
            <text:p/>
          </draw:line>
          <draw:line draw:style-name="gr11" draw:text-style-name="P1" draw:layer="layout" svg:x1="85cm" svg:y1="93.2cm" svg:x2="78.8cm" svg:y2="96.4cm">
            <text:p/>
          </draw:line>
          <draw:custom-shape draw:style-name="gr22" draw:text-style-name="P17" draw:layer="layout" svg:width="10.4cm" svg:height="1.9cm" svg:x="71.5cm" svg:y="101.3cm">
            <text:p text:style-name="P2"><text:span text:style-name="T8">Infeasible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" draw:text-style-name="P4" draw:layer="layout" svg:width="3cm" svg:height="3cm" svg:x="139.45cm" svg:y="90.1cm">
              <text:p text:style-name="P2"><text:span text:style-name="T2">A1</text:span></text:p>
              <text:p text:style-name="P2"><text:span text:style-name="T3">E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45.45cm" svg:y="90.1cm">
              <text:p text:style-name="P2"><text:span text:style-name="T2">A2</text:span></text:p>
              <text:p text:style-name="P2"><text:span text:style-name="T3">E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39.45cm" svg:y="94.1cm">
              <text:p text:style-name="P2"><text:span text:style-name="T2">B1</text:span></text:p>
              <text:p text:style-name="P2"><text:span text:style-name="T3">E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39.45cm" svg:y="98.1cm">
              <text:p text:style-name="P2"><text:span text:style-name="T2">B2</text:span></text:p>
              <text:p text:style-name="P2"><text:span text:style-name="T3">E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45.45cm" svg:y="96.1cm">
              <text:p text:style-name="P2"><text:span text:style-name="T2">B3</text:span></text:p>
              <text:p text:style-name="P2"><text:span text:style-name="T3">E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3cm" svg:height="3cm" svg:x="152.45cm" svg:y="90.1cm">
              <text:p text:style-name="P2"><text:span text:style-name="T4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3cm" svg:height="3cm" svg:x="152.45cm" svg:y="96.1cm">
              <text:p text:style-name="P2"><text:span text:style-name="T4">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142.45cm" svg:y1="91.6cm" svg:x2="145.45cm" svg:y2="91.6cm">
              <text:p text:style-name="P2">1</text:p>
              <text:p text:style-name="P2"/>
            </draw:line>
            <draw:line draw:style-name="gr4" draw:text-style-name="P7" draw:layer="layout" svg:x1="142.45cm" svg:y1="95.6cm" svg:x2="145.55cm" svg:y2="97.1cm">
              <text:p text:style-name="P2">4</text:p>
              <text:p text:style-name="P2"/>
            </draw:line>
            <draw:line draw:style-name="gr4" draw:text-style-name="P7" draw:layer="layout" svg:x1="142.45cm" svg:y1="99.6cm" svg:x2="145.55cm" svg:y2="98.1cm">
              <text:p text:style-name="P2">3</text:p>
              <text:p text:style-name="P2"/>
            </draw:line>
            <draw:line draw:style-name="gr4" draw:text-style-name="P7" draw:layer="layout" svg:x1="148.45cm" svg:y1="91.6cm" svg:x2="152.45cm" svg:y2="91.6cm">
              <text:p text:style-name="P2">4</text:p>
              <text:p text:style-name="P2"/>
            </draw:line>
            <draw:line draw:style-name="gr4" draw:text-style-name="P7" draw:layer="layout" svg:x1="148.45cm" svg:y1="97.6cm" svg:x2="152.45cm" svg:y2="97.6cm">
              <text:p text:style-name="P2">3</text:p>
              <text:p text:style-name="P2"/>
            </draw:line>
          </draw:g>
          <draw:custom-shape draw:style-name="gr5" draw:text-style-name="P1" draw:layer="layout" svg:width="20.1cm" svg:height="13.8cm" svg:x="138cm" svg:y="89.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7.2cm" svg:height="3cm" svg:x="150.9cm" svg:y="100.1cm">
            <text:p text:style-name="P2">I' = { }</text:p>
            <text:p text:style-name="P2"/>
            <text:p text:style-name="P2"><text:span text:style-name="T5">J</text:span>' = { }</text:p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20.1cm" svg:height="13.8cm" svg:x="138cm" svg:y="89.3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1" draw:layer="layout" svg:x1="153.4cm" svg:y1="93cm" svg:x2="148.2cm" svg:y2="96.8cm">
            <text:p/>
          </draw:line>
          <draw:line draw:style-name="gr11" draw:text-style-name="P1" draw:layer="layout" svg:x1="146.3cm" svg:y1="96.2cm" svg:x2="141.8cm" svg:y2="92.8cm">
            <text:p/>
          </draw:line>
          <draw:custom-shape draw:style-name="gr22" draw:text-style-name="P17" draw:layer="layout" svg:width="10.4cm" svg:height="1.9cm" svg:x="140.5cm" svg:y="101.2cm">
            <text:p text:style-name="P2"><text:span text:style-name="T8">Infeasible</text:span></text:p>
            <draw:enhanced-geometry svg:viewBox="0 0 21600 21600" draw:type="rectangle" draw:enhanced-path="M 0 0 L 21600 0 21600 21600 0 21600 0 0 Z N"/>
          </draw:custom-shape>
        </draw:g>
      </draw:page>
      <draw:page draw:name="page5" draw:style-name="dp1" draw:master-page-name="Alapértelmezett">
        <draw:g>
          <draw:g>
            <draw:custom-shape draw:style-name="gr3" draw:text-style-name="P4" draw:layer="layout" svg:width="3cm" svg:height="3cm" svg:x="141.185cm" svg:y="5.8cm">
              <text:p text:style-name="P2"><text:span text:style-name="T2">A1</text:span></text:p>
              <text:p text:style-name="P2"><text:span text:style-name="T3">{E2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47.185cm" svg:y="5.8cm">
              <text:p text:style-name="P2"><text:span text:style-name="T2">A2</text:span></text:p>
              <text:p text:style-name="P2"><text:span text:style-name="T3">{E3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41.185cm" svg:y="9.8cm">
              <text:p text:style-name="P2"><text:span text:style-name="T2">B1</text:span></text:p>
              <text:p text:style-name="P2"><text:span text:style-name="T3">{E3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41.185cm" svg:y="13.8cm">
              <text:p text:style-name="P2"><text:span text:style-name="T2">B2</text:span></text:p>
              <text:p text:style-name="P2"><text:span text:style-name="T3">{E2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47.185cm" svg:y="11.8cm">
              <text:p text:style-name="P2"><text:span text:style-name="T2">B3</text:span></text:p>
              <text:p text:style-name="P2"><text:span text:style-name="T3">{E2,E3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3cm" svg:height="3cm" svg:x="154.185cm" svg:y="5.8cm">
              <text:p text:style-name="P2"><text:span text:style-name="T4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3cm" svg:height="3cm" svg:x="154.185cm" svg:y="11.8cm">
              <text:p text:style-name="P2"><text:span text:style-name="T4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144.185cm" svg:y1="7.3cm" svg:x2="147.185cm" svg:y2="7.3cm">
              <text:p text:style-name="P2">1</text:p>
              <text:p text:style-name="P2"/>
            </draw:line>
            <draw:line draw:style-name="gr4" draw:text-style-name="P7" draw:layer="layout" svg:x1="144.185cm" svg:y1="11.3cm" svg:x2="147.285cm" svg:y2="12.8cm">
              <text:p text:style-name="P2">2</text:p>
              <text:p text:style-name="P2"/>
            </draw:line>
            <draw:line draw:style-name="gr4" draw:text-style-name="P7" draw:layer="layout" svg:x1="144.185cm" svg:y1="15.3cm" svg:x2="147.285cm" svg:y2="13.8cm">
              <text:p text:style-name="P2">3</text:p>
              <text:p text:style-name="P2"/>
            </draw:line>
            <draw:line draw:style-name="gr4" draw:text-style-name="P7" draw:layer="layout" svg:x1="150.185cm" svg:y1="7.3cm" svg:x2="154.185cm" svg:y2="7.3cm">
              <text:p text:style-name="P2">4</text:p>
              <text:p text:style-name="P2"/>
            </draw:line>
            <draw:line draw:style-name="gr4" draw:text-style-name="P7" draw:layer="layout" svg:x1="150.185cm" svg:y1="13.3cm" svg:x2="154.185cm" svg:y2="13.3cm">
              <text:p text:style-name="P2">2</text:p>
              <text:p text:style-name="P2"/>
            </draw:line>
            <draw:custom-shape draw:style-name="gr5" draw:text-style-name="P1" draw:layer="layout" svg:width="20.1cm" svg:height="13.8cm" svg:x="139.735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7.2cm" svg:height="3cm" svg:x="152.635cm" svg:y="15.8cm">
              <text:p text:style-name="P2">I' = {A1, A2, B1, B2, B3}</text:p>
              <text:p text:style-name="P2"/>
              <text:p text:style-name="P2"><text:span text:style-name="T5">J</text:span>' = {E2, E3}</text:p>
              <text:p text:style-name="P2">Bound = 5</text:p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20.1cm" svg:height="13.8cm" svg:x="139.735cm" svg:y="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0" draw:text-style-name="P9" draw:layer="layout" svg:width="3.1cm" svg:height="2.6cm" svg:x="148.735cm" svg:y="15.992cm">
          <text:p text:style-name="P2"><text:span text:style-name="T6">5 old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3" draw:text-style-name="P4" draw:layer="layout" svg:width="3cm" svg:height="3cm" svg:x="141.15cm" svg:y="27.8cm">
              <text:p text:style-name="P2"><text:span text:style-name="T2">A1</text:span></text:p>
              <text:p text:style-name="P2"><text:span text:style-name="T3">{E2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47.15cm" svg:y="27.8cm">
              <text:p text:style-name="P2"><text:span text:style-name="T2">A2</text:span></text:p>
              <text:p text:style-name="P2"><text:span text:style-name="T3">{E3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41.15cm" svg:y="31.8cm">
              <text:p text:style-name="P2"><text:span text:style-name="T2">B1</text:span></text:p>
              <text:p text:style-name="P2"><text:span text:style-name="T3">{E3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41.15cm" svg:y="35.8cm">
              <text:p text:style-name="P2"><text:span text:style-name="T2">B2</text:span></text:p>
              <text:p text:style-name="P2"><text:span text:style-name="T3">E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47.15cm" svg:y="33.8cm">
              <text:p text:style-name="P2"><text:span text:style-name="T2">B3</text:span></text:p>
              <text:p text:style-name="P2"><text:span text:style-name="T3">{E2,E3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3cm" svg:height="3cm" svg:x="154.15cm" svg:y="27.8cm">
              <text:p text:style-name="P2"><text:span text:style-name="T4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3cm" svg:height="3cm" svg:x="154.15cm" svg:y="33.8cm">
              <text:p text:style-name="P2"><text:span text:style-name="T4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144.15cm" svg:y1="29.3cm" svg:x2="147.15cm" svg:y2="29.3cm">
              <text:p text:style-name="P2">1</text:p>
              <text:p text:style-name="P2"/>
            </draw:line>
            <draw:line draw:style-name="gr4" draw:text-style-name="P7" draw:layer="layout" svg:x1="144.15cm" svg:y1="33.3cm" svg:x2="147.25cm" svg:y2="34.8cm">
              <text:p text:style-name="P2">2</text:p>
              <text:p text:style-name="P2"/>
            </draw:line>
            <draw:line draw:style-name="gr4" draw:text-style-name="P7" draw:layer="layout" svg:x1="144.15cm" svg:y1="37.3cm" svg:x2="147.25cm" svg:y2="35.8cm">
              <text:p text:style-name="P2">3</text:p>
              <text:p text:style-name="P2"/>
            </draw:line>
            <draw:line draw:style-name="gr4" draw:text-style-name="P7" draw:layer="layout" svg:x1="150.15cm" svg:y1="29.3cm" svg:x2="154.15cm" svg:y2="29.3cm">
              <text:p text:style-name="P2">4</text:p>
              <text:p text:style-name="P2"/>
            </draw:line>
            <draw:line draw:style-name="gr4" draw:text-style-name="P7" draw:layer="layout" svg:x1="150.15cm" svg:y1="35.3cm" svg:x2="154.15cm" svg:y2="35.3cm">
              <text:p text:style-name="P2">2</text:p>
              <text:p text:style-name="P2"/>
            </draw:line>
            <draw:custom-shape draw:style-name="gr5" draw:text-style-name="P1" draw:layer="layout" svg:width="20.1cm" svg:height="13.8cm" svg:x="139.7cm" svg:y="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" draw:layer="layout" svg:width="7.2cm" svg:height="3cm" svg:x="152.6cm" svg:y="37.8cm">
              <text:p text:style-name="P2">I' = {A1, A2, B1, B3}</text:p>
              <text:p text:style-name="P2"/>
              <text:p text:style-name="P2"><text:span text:style-name="T5">J</text:span>' = {E2, E3}</text:p>
              <text:p text:style-name="P2">Bound = 5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0.1cm" svg:height="13.8cm" svg:x="139.7cm" svg:y="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line draw:style-name="gr1" draw:text-style-name="P1" draw:layer="layout" svg:x1="150cm" svg:y1="18.8cm" svg:x2="150cm" svg:y2="23cm">
          <text:p/>
        </draw:line>
        <draw:custom-shape draw:style-name="gr2" draw:text-style-name="P1" draw:layer="layout" svg:width="3.6cm" svg:height="1.9cm" svg:x="150cm" svg:y="19.8cm">
          <text:p text:style-name="P2">j: E2</text:p>
          <text:p text:style-name="P2">{A1, B2, B3}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3" draw:text-style-name="P4" draw:layer="layout" svg:width="3cm" svg:height="3cm" svg:x="47.35cm" svg:y="27.8cm">
              <text:p text:style-name="P2"><text:span text:style-name="T2">A1</text:span></text:p>
              <text:p text:style-name="P2"><text:span text:style-name="T3">E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53.35cm" svg:y="27.8cm">
              <text:p text:style-name="P2"><text:span text:style-name="T2">A2</text:span></text:p>
              <text:p text:style-name="P2"><text:span text:style-name="T3">{E3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47.35cm" svg:y="31.8cm">
              <text:p text:style-name="P2"><text:span text:style-name="T2">B1</text:span></text:p>
              <text:p text:style-name="P2"><text:span text:style-name="T3">{E3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47.35cm" svg:y="35.8cm">
              <text:p text:style-name="P2"><text:span text:style-name="T2">B2</text:span></text:p>
              <text:p text:style-name="P2"><text:span text:style-name="T3">{E2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53.35cm" svg:y="33.8cm">
              <text:p text:style-name="P2"><text:span text:style-name="T2">B3</text:span></text:p>
              <text:p text:style-name="P2"><text:span text:style-name="T3">{E2,E3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3cm" svg:height="3cm" svg:x="60.35cm" svg:y="27.8cm">
              <text:p text:style-name="P2"><text:span text:style-name="T4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3cm" svg:height="3cm" svg:x="60.35cm" svg:y="33.8cm">
              <text:p text:style-name="P2"><text:span text:style-name="T4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50.35cm" svg:y1="29.3cm" svg:x2="53.35cm" svg:y2="29.3cm">
              <text:p text:style-name="P2">2</text:p>
              <text:p text:style-name="P2"/>
            </draw:line>
            <draw:line draw:style-name="gr4" draw:text-style-name="P7" draw:layer="layout" svg:x1="50.35cm" svg:y1="33.3cm" svg:x2="53.45cm" svg:y2="34.8cm">
              <text:p text:style-name="P2">2</text:p>
              <text:p text:style-name="P2"/>
            </draw:line>
            <draw:line draw:style-name="gr4" draw:text-style-name="P7" draw:layer="layout" svg:x1="50.35cm" svg:y1="37.3cm" svg:x2="53.45cm" svg:y2="35.8cm">
              <text:p text:style-name="P2">3</text:p>
              <text:p text:style-name="P2"/>
            </draw:line>
            <draw:line draw:style-name="gr4" draw:text-style-name="P7" draw:layer="layout" svg:x1="56.35cm" svg:y1="29.3cm" svg:x2="60.35cm" svg:y2="29.3cm">
              <text:p text:style-name="P2">4</text:p>
              <text:p text:style-name="P2"/>
            </draw:line>
            <draw:line draw:style-name="gr4" draw:text-style-name="P7" draw:layer="layout" svg:x1="56.35cm" svg:y1="35.3cm" svg:x2="60.35cm" svg:y2="35.3cm">
              <text:p text:style-name="P2">2</text:p>
              <text:p text:style-name="P2"/>
            </draw:line>
            <draw:custom-shape draw:style-name="gr5" draw:text-style-name="P1" draw:layer="layout" svg:width="20.1cm" svg:height="13.8cm" svg:x="45.9cm" svg:y="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" draw:layer="layout" svg:width="7.2cm" svg:height="3cm" svg:x="58.8cm" svg:y="37.8cm">
              <text:p text:style-name="P2">I' = {A2, B1, B2, B3}</text:p>
              <text:p text:style-name="P2"/>
              <text:p text:style-name="P2"><text:span text:style-name="T5">J</text:span>' = {E2, E3}</text:p>
              <text:p text:style-name="P2">Bound = 6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0.1cm" svg:height="13.8cm" svg:x="45.9cm" svg:y="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3" draw:text-style-name="P4" draw:layer="layout" svg:width="3cm" svg:height="3cm" svg:x="234.45cm" svg:y="27.8cm">
              <text:p text:style-name="P2"><text:span text:style-name="T2">A1</text:span></text:p>
              <text:p text:style-name="P2"><text:span text:style-name="T3">{E2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240.45cm" svg:y="27.8cm">
              <text:p text:style-name="P2"><text:span text:style-name="T2">A2</text:span></text:p>
              <text:p text:style-name="P2"><text:span text:style-name="T3">{E3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234.45cm" svg:y="31.8cm">
              <text:p text:style-name="P2"><text:span text:style-name="T2">B1</text:span></text:p>
              <text:p text:style-name="P2"><text:span text:style-name="T3">{E3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234.45cm" svg:y="35.8cm">
              <text:p text:style-name="P2"><text:span text:style-name="T2">B2</text:span></text:p>
              <text:p text:style-name="P2"><text:span text:style-name="T3">{E2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240.45cm" svg:y="33.8cm">
              <text:p text:style-name="P2"><text:span text:style-name="T2">B3</text:span></text:p>
              <text:p text:style-name="P2"><text:span text:style-name="T3">E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3cm" svg:height="3cm" svg:x="247.45cm" svg:y="27.8cm">
              <text:p text:style-name="P2"><text:span text:style-name="T4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3cm" svg:height="3cm" svg:x="247.45cm" svg:y="33.8cm">
              <text:p text:style-name="P2"><text:span text:style-name="T4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237.45cm" svg:y1="29.3cm" svg:x2="240.45cm" svg:y2="29.3cm">
              <text:p text:style-name="P2">1</text:p>
              <text:p text:style-name="P2"/>
            </draw:line>
            <draw:line draw:style-name="gr4" draw:text-style-name="P7" draw:layer="layout" svg:x1="237.45cm" svg:y1="33.3cm" svg:x2="240.55cm" svg:y2="34.8cm">
              <text:p text:style-name="P2">2</text:p>
              <text:p text:style-name="P2"/>
            </draw:line>
            <draw:line draw:style-name="gr4" draw:text-style-name="P7" draw:layer="layout" svg:x1="237.45cm" svg:y1="37.3cm" svg:x2="240.55cm" svg:y2="35.8cm">
              <text:p text:style-name="P2">3</text:p>
              <text:p text:style-name="P2"/>
            </draw:line>
            <draw:line draw:style-name="gr4" draw:text-style-name="P7" draw:layer="layout" svg:x1="243.45cm" svg:y1="29.3cm" svg:x2="247.45cm" svg:y2="29.3cm">
              <text:p text:style-name="P2">4</text:p>
              <text:p text:style-name="P2"/>
            </draw:line>
            <draw:line draw:style-name="gr4" draw:text-style-name="P7" draw:layer="layout" svg:x1="243.45cm" svg:y1="35.3cm" svg:x2="247.45cm" svg:y2="35.3cm">
              <text:p text:style-name="P2">2</text:p>
              <text:p text:style-name="P2"/>
            </draw:line>
            <draw:custom-shape draw:style-name="gr5" draw:text-style-name="P1" draw:layer="layout" svg:width="20.1cm" svg:height="13.8cm" svg:x="233cm" svg:y="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" draw:layer="layout" svg:width="7.2cm" svg:height="3cm" svg:x="245.9cm" svg:y="37.8cm">
              <text:p text:style-name="P2">I' = {A1, A2, B1, B2}</text:p>
              <text:p text:style-name="P2"/>
              <text:p text:style-name="P2"><text:span text:style-name="T5">J</text:span>' = {E2, E3}</text:p>
              <text:p text:style-name="P2">Bound = 5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0.1cm" svg:height="13.8cm" svg:x="233cm" svg:y="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line draw:style-name="gr1" draw:text-style-name="P1" draw:layer="layout" svg:x1="150cm" svg:y1="23cm" svg:x2="66cm" svg:y2="27cm">
          <text:p/>
        </draw:line>
        <draw:line draw:style-name="gr1" draw:text-style-name="P1" draw:layer="layout" svg:x1="150cm" svg:y1="23cm" svg:x2="150cm" svg:y2="27cm">
          <text:p/>
        </draw:line>
        <draw:line draw:style-name="gr1" draw:text-style-name="P1" draw:layer="layout" svg:x1="150cm" svg:y1="23cm" svg:x2="233cm" svg:y2="27cm">
          <text:p/>
        </draw:line>
        <draw:custom-shape draw:style-name="gr7" draw:text-style-name="P18" draw:layer="layout" svg:width="3.2cm" svg:height="1.9cm" svg:x="121.2cm" svg:y="23.8cm">
          <text:p text:style-name="P2">i: A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8" draw:layer="layout" svg:width="3.2cm" svg:height="1.9cm" svg:x="148.404cm" svg:y="23.8cm">
          <text:p text:style-name="P2">i: B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8" draw:layer="layout" svg:width="3.2cm" svg:height="1.9cm" svg:x="173.6cm" svg:y="23.8cm">
          <text:p text:style-name="P2">i: B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50cm" svg:y1="40.8cm" svg:x2="150cm" svg:y2="45cm">
          <text:p/>
        </draw:line>
        <draw:custom-shape draw:style-name="gr2" draw:text-style-name="P1" draw:layer="layout" svg:width="3.6cm" svg:height="1.9cm" svg:x="150cm" svg:y="41.7cm">
          <text:p text:style-name="P2">j: E3</text:p>
          <text:p text:style-name="P2">{A2, B1, B3}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3" draw:text-style-name="P4" draw:layer="layout" svg:width="3cm" svg:height="3cm" svg:x="141.15cm" svg:y="49.796cm">
              <text:p text:style-name="P2"><text:span text:style-name="T2">A1</text:span></text:p>
              <text:p text:style-name="P2"><text:span text:style-name="T3">{E2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47.15cm" svg:y="49.796cm">
              <text:p text:style-name="P2"><text:span text:style-name="T2">A2</text:span></text:p>
              <text:p text:style-name="P2"><text:span text:style-name="T3">{E3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41.15cm" svg:y="53.796cm">
              <text:p text:style-name="P2"><text:span text:style-name="T2">B1</text:span></text:p>
              <text:p text:style-name="P2"><text:span text:style-name="T3">E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41.15cm" svg:y="57.796cm">
              <text:p text:style-name="P2"><text:span text:style-name="T2">B2</text:span></text:p>
              <text:p text:style-name="P2"><text:span text:style-name="T3">E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47.15cm" svg:y="55.796cm">
              <text:p text:style-name="P2"><text:span text:style-name="T2">B3</text:span></text:p>
              <text:p text:style-name="P2"><text:span text:style-name="T3">{E2,E3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3cm" svg:height="3cm" svg:x="154.15cm" svg:y="49.796cm">
              <text:p text:style-name="P2"><text:span text:style-name="T4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3cm" svg:height="3cm" svg:x="154.15cm" svg:y="55.796cm">
              <text:p text:style-name="P2"><text:span text:style-name="T4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144.15cm" svg:y1="51.296cm" svg:x2="147.15cm" svg:y2="51.296cm">
              <text:p text:style-name="P2">1</text:p>
              <text:p text:style-name="P2"/>
            </draw:line>
            <draw:line draw:style-name="gr4" draw:text-style-name="P7" draw:layer="layout" svg:x1="144.15cm" svg:y1="55.296cm" svg:x2="147.25cm" svg:y2="56.796cm">
              <text:p text:style-name="P2">2</text:p>
              <text:p text:style-name="P2"/>
            </draw:line>
            <draw:line draw:style-name="gr4" draw:text-style-name="P7" draw:layer="layout" svg:x1="144.15cm" svg:y1="59.296cm" svg:x2="147.25cm" svg:y2="57.796cm">
              <text:p text:style-name="P2">3</text:p>
              <text:p text:style-name="P2"/>
            </draw:line>
            <draw:line draw:style-name="gr4" draw:text-style-name="P7" draw:layer="layout" svg:x1="150.15cm" svg:y1="51.296cm" svg:x2="154.15cm" svg:y2="51.296cm">
              <text:p text:style-name="P2">4</text:p>
              <text:p text:style-name="P2"/>
            </draw:line>
            <draw:line draw:style-name="gr4" draw:text-style-name="P7" draw:layer="layout" svg:x1="150.15cm" svg:y1="57.296cm" svg:x2="154.15cm" svg:y2="57.296cm">
              <text:p text:style-name="P2">2</text:p>
              <text:p text:style-name="P2"/>
            </draw:line>
            <draw:custom-shape draw:style-name="gr5" draw:text-style-name="P1" draw:layer="layout" svg:width="20.1cm" svg:height="13.8cm" svg:x="139.7cm" svg:y="48.9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" draw:layer="layout" svg:width="7.2cm" svg:height="3cm" svg:x="152.6cm" svg:y="59.796cm">
              <text:p text:style-name="P2">I' = {A1, A2, B3}</text:p>
              <text:p text:style-name="P2"/>
              <text:p text:style-name="P2"><text:span text:style-name="T5">J</text:span>' = {E2, E3}</text:p>
              <text:p text:style-name="P2">Bound = 5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0.1cm" svg:height="13.8cm" svg:x="139.7cm" svg:y="48.9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line draw:style-name="gr1" draw:text-style-name="P1" draw:layer="layout" svg:x1="150cm" svg:y1="45cm" svg:x2="150cm" svg:y2="49cm">
          <text:p/>
        </draw:line>
        <draw:g>
          <draw:g>
            <draw:custom-shape draw:style-name="gr3" draw:text-style-name="P4" draw:layer="layout" svg:width="3cm" svg:height="3cm" svg:x="101.45cm" svg:y="49.8cm">
              <text:p text:style-name="P2"><text:span text:style-name="T2">A1</text:span></text:p>
              <text:p text:style-name="P2"><text:span text:style-name="T3">{E2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07.45cm" svg:y="49.8cm">
              <text:p text:style-name="P2"><text:span text:style-name="T2">A2</text:span></text:p>
              <text:p text:style-name="P2"><text:span text:style-name="T3">E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01.45cm" svg:y="53.8cm">
              <text:p text:style-name="P2"><text:span text:style-name="T2">B1</text:span></text:p>
              <text:p text:style-name="P2"><text:span text:style-name="T3">{E3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01.45cm" svg:y="57.8cm">
              <text:p text:style-name="P2"><text:span text:style-name="T2">B2</text:span></text:p>
              <text:p text:style-name="P2"><text:span text:style-name="T3">E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07.45cm" svg:y="55.8cm">
              <text:p text:style-name="P2"><text:span text:style-name="T2">B3</text:span></text:p>
              <text:p text:style-name="P2"><text:span text:style-name="T3">{E2,E3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3cm" svg:height="3cm" svg:x="114.45cm" svg:y="49.8cm">
              <text:p text:style-name="P2"><text:span text:style-name="T4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3cm" svg:height="3cm" svg:x="114.45cm" svg:y="55.8cm">
              <text:p text:style-name="P2"><text:span text:style-name="T4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104.45cm" svg:y1="51.3cm" svg:x2="107.45cm" svg:y2="51.3cm">
              <text:p text:style-name="P2">1</text:p>
              <text:p text:style-name="P2"/>
            </draw:line>
            <draw:line draw:style-name="gr4" draw:text-style-name="P7" draw:layer="layout" svg:x1="104.45cm" svg:y1="55.3cm" svg:x2="107.55cm" svg:y2="56.8cm">
              <text:p text:style-name="P2">2</text:p>
              <text:p text:style-name="P2"/>
            </draw:line>
            <draw:line draw:style-name="gr4" draw:text-style-name="P7" draw:layer="layout" svg:x1="104.45cm" svg:y1="59.3cm" svg:x2="107.55cm" svg:y2="57.8cm">
              <text:p text:style-name="P2">3</text:p>
              <text:p text:style-name="P2"/>
            </draw:line>
            <draw:line draw:style-name="gr4" draw:text-style-name="P7" draw:layer="layout" svg:x1="110.45cm" svg:y1="51.3cm" svg:x2="114.45cm" svg:y2="51.3cm">
              <text:p text:style-name="P2">4</text:p>
              <text:p text:style-name="P2"/>
            </draw:line>
            <draw:line draw:style-name="gr4" draw:text-style-name="P7" draw:layer="layout" svg:x1="110.45cm" svg:y1="57.3cm" svg:x2="114.45cm" svg:y2="57.3cm">
              <text:p text:style-name="P2">2</text:p>
              <text:p text:style-name="P2"/>
            </draw:line>
            <draw:custom-shape draw:style-name="gr5" draw:text-style-name="P1" draw:layer="layout" svg:width="20.1cm" svg:height="13.8cm" svg:x="100cm" svg:y="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" draw:layer="layout" svg:width="7.2cm" svg:height="3cm" svg:x="112.9cm" svg:y="59.8cm">
              <text:p text:style-name="P2">I' = {A1, B1, B3}</text:p>
              <text:p text:style-name="P2"/>
              <text:p text:style-name="P2"><text:span text:style-name="T5">J</text:span>' = {E2, E3}</text:p>
              <text:p text:style-name="P2">Bound = 5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0.1cm" svg:height="13.8cm" svg:x="100cm" svg:y="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3" draw:text-style-name="P4" draw:layer="layout" svg:width="3cm" svg:height="3cm" svg:x="180.75cm" svg:y="49.8cm">
              <text:p text:style-name="P2"><text:span text:style-name="T2">A1</text:span></text:p>
              <text:p text:style-name="P2"><text:span text:style-name="T3">{E2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86.75cm" svg:y="49.8cm">
              <text:p text:style-name="P2"><text:span text:style-name="T2">A2</text:span></text:p>
              <text:p text:style-name="P2"><text:span text:style-name="T3">{E3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80.75cm" svg:y="53.8cm">
              <text:p text:style-name="P2"><text:span text:style-name="T2">B1</text:span></text:p>
              <text:p text:style-name="P2"><text:span text:style-name="T3">{E3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80.75cm" svg:y="57.8cm">
              <text:p text:style-name="P2"><text:span text:style-name="T2">B2</text:span></text:p>
              <text:p text:style-name="P2"><text:span text:style-name="T3">E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86.75cm" svg:y="55.8cm">
              <text:p text:style-name="P2"><text:span text:style-name="T2">B3</text:span></text:p>
              <text:p text:style-name="P2"><text:span text:style-name="T3">E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3cm" svg:height="3cm" svg:x="193.75cm" svg:y="49.8cm">
              <text:p text:style-name="P2"><text:span text:style-name="T4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3cm" svg:height="3cm" svg:x="193.75cm" svg:y="55.8cm">
              <text:p text:style-name="P2"><text:span text:style-name="T4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183.75cm" svg:y1="51.3cm" svg:x2="186.75cm" svg:y2="51.3cm">
              <text:p text:style-name="P2">1</text:p>
              <text:p text:style-name="P2"/>
            </draw:line>
            <draw:line draw:style-name="gr4" draw:text-style-name="P7" draw:layer="layout" svg:x1="183.75cm" svg:y1="55.3cm" svg:x2="186.85cm" svg:y2="56.8cm">
              <text:p text:style-name="P2">2</text:p>
              <text:p text:style-name="P2"/>
            </draw:line>
            <draw:line draw:style-name="gr4" draw:text-style-name="P7" draw:layer="layout" svg:x1="183.75cm" svg:y1="59.3cm" svg:x2="186.85cm" svg:y2="57.8cm">
              <text:p text:style-name="P2">3</text:p>
              <text:p text:style-name="P2"/>
            </draw:line>
            <draw:line draw:style-name="gr4" draw:text-style-name="P7" draw:layer="layout" svg:x1="189.75cm" svg:y1="51.3cm" svg:x2="193.75cm" svg:y2="51.3cm">
              <text:p text:style-name="P2">4</text:p>
              <text:p text:style-name="P2"/>
            </draw:line>
            <draw:line draw:style-name="gr4" draw:text-style-name="P7" draw:layer="layout" svg:x1="189.75cm" svg:y1="57.3cm" svg:x2="193.75cm" svg:y2="57.3cm">
              <text:p text:style-name="P2">3</text:p>
              <text:p text:style-name="P2"/>
            </draw:line>
            <draw:custom-shape draw:style-name="gr5" draw:text-style-name="P1" draw:layer="layout" svg:width="20.1cm" svg:height="13.8cm" svg:x="179.3cm" svg:y="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" draw:layer="layout" svg:width="7.2cm" svg:height="3cm" svg:x="192.2cm" svg:y="59.8cm">
              <text:p text:style-name="P2">I' = {A1, A2, B1}</text:p>
              <text:p text:style-name="P2"/>
              <text:p text:style-name="P2"><text:span text:style-name="T5">J</text:span>' = {E2, E3}</text:p>
              <text:p text:style-name="P2">Bound = 6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0.1cm" svg:height="13.8cm" svg:x="179.3cm" svg:y="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line draw:style-name="gr1" draw:text-style-name="P1" draw:layer="layout" svg:x1="150cm" svg:y1="44.9cm" svg:x2="120.1cm" svg:y2="49cm">
          <text:p/>
        </draw:line>
        <draw:line draw:style-name="gr1" draw:text-style-name="P1" draw:layer="layout" svg:x1="150cm" svg:y1="44.9cm" svg:x2="179.3cm" svg:y2="49cm">
          <text:p/>
        </draw:line>
        <draw:custom-shape draw:style-name="gr7" draw:text-style-name="P18" draw:layer="layout" svg:width="3.2cm" svg:height="1.9cm" svg:x="134.5cm" svg:y="45.9cm">
          <text:p text:style-name="P2">i: A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8" draw:layer="layout" svg:width="3.2cm" svg:height="1.9cm" svg:x="148.1cm" svg:y="45.9cm">
          <text:p text:style-name="P2">i: B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8" draw:layer="layout" svg:width="3.2cm" svg:height="1.9cm" svg:x="162.4cm" svg:y="45.9cm">
          <text:p text:style-name="P2">i: B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56cm" svg:y1="40.8cm" svg:x2="56cm" svg:y2="45cm">
          <text:p/>
        </draw:line>
        <draw:custom-shape draw:style-name="gr2" draw:text-style-name="P1" draw:layer="layout" svg:width="3.6cm" svg:height="1.9cm" svg:x="56cm" svg:y="41.7cm">
          <text:p text:style-name="P2">j: E2</text:p>
          <text:p text:style-name="P2">{B2, B3}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56cm" svg:y1="45cm" svg:x2="47cm" svg:y2="49cm">
          <text:p/>
        </draw:line>
        <draw:line draw:style-name="gr1" draw:text-style-name="P1" draw:layer="layout" svg:x1="56cm" svg:y1="45cm" svg:x2="65cm" svg:y2="48.9cm">
          <text:p/>
        </draw:line>
        <draw:custom-shape draw:style-name="gr7" draw:text-style-name="P18" draw:layer="layout" svg:width="3.2cm" svg:height="1.9cm" svg:x="49.7cm" svg:y="45.9cm">
          <text:p text:style-name="P2">i: B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8" draw:layer="layout" svg:width="3.2cm" svg:height="1.9cm" svg:x="59.2cm" svg:y="45.9cm">
          <text:p text:style-name="P2">i: B3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g>
              <draw:custom-shape draw:style-name="gr3" draw:text-style-name="P4" draw:layer="layout" svg:width="3cm" svg:height="3cm" svg:x="28.332cm" svg:y="49.724cm">
                <text:p text:style-name="P2"><text:span text:style-name="T2">A1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34.332cm" svg:y="49.724cm">
                <text:p text:style-name="P2"><text:span text:style-name="T2">A2</text:span></text:p>
                <text:p text:style-name="P2"><text:span text:style-name="T3">{E3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28.332cm" svg:y="53.724cm">
                <text:p text:style-name="P2"><text:span text:style-name="T2">B1</text:span></text:p>
                <text:p text:style-name="P2"><text:span text:style-name="T3">{E3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28.332cm" svg:y="57.724cm">
                <text:p text:style-name="P2"><text:span text:style-name="T2">B2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34.332cm" svg:y="55.724cm">
                <text:p text:style-name="P2"><text:span text:style-name="T2">B3</text:span></text:p>
                <text:p text:style-name="P2"><text:span text:style-name="T3">{E2,E3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41.332cm" svg:y="49.724cm">
                <text:p text:style-name="P2"><text:span text:style-name="T4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41.332cm" svg:y="55.724cm">
                <text:p text:style-name="P2"><text:span text:style-name="T4">B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31.332cm" svg:y1="51.224cm" svg:x2="34.332cm" svg:y2="51.224cm">
                <text:p text:style-name="P2">2</text:p>
                <text:p text:style-name="P2"/>
              </draw:line>
              <draw:line draw:style-name="gr4" draw:text-style-name="P7" draw:layer="layout" svg:x1="31.332cm" svg:y1="55.224cm" svg:x2="34.432cm" svg:y2="56.724cm">
                <text:p text:style-name="P2">2</text:p>
                <text:p text:style-name="P2"/>
              </draw:line>
              <draw:line draw:style-name="gr4" draw:text-style-name="P7" draw:layer="layout" svg:x1="31.332cm" svg:y1="59.224cm" svg:x2="34.432cm" svg:y2="57.724cm">
                <text:p text:style-name="P2">3</text:p>
                <text:p text:style-name="P2"/>
              </draw:line>
              <draw:line draw:style-name="gr4" draw:text-style-name="P7" draw:layer="layout" svg:x1="37.332cm" svg:y1="51.224cm" svg:x2="41.332cm" svg:y2="51.224cm">
                <text:p text:style-name="P2">4</text:p>
                <text:p text:style-name="P2"/>
              </draw:line>
              <draw:line draw:style-name="gr4" draw:text-style-name="P7" draw:layer="layout" svg:x1="37.332cm" svg:y1="57.224cm" svg:x2="41.332cm" svg:y2="57.224cm">
                <text:p text:style-name="P2">2</text:p>
                <text:p text:style-name="P2"/>
              </draw:line>
              <draw:custom-shape draw:style-name="gr5" draw:text-style-name="P1" draw:layer="layout" svg:width="20.1cm" svg:height="13.8cm" svg:x="26.882cm" svg:y="48.92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7.2cm" svg:height="3cm" svg:x="39.782cm" svg:y="59.724cm">
                <text:p text:style-name="P2">I' = {A2, B1, B3}</text:p>
                <text:p text:style-name="P2"/>
                <text:p text:style-name="P2"><text:span text:style-name="T5">J</text:span>' = {E2, E3}</text:p>
                <text:p text:style-name="P2">Bound = 7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1" draw:layer="layout" svg:width="20.1cm" svg:height="13.8cm" svg:x="26.882cm" svg:y="48.92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line draw:style-name="gr24" draw:text-style-name="P1" draw:layer="layout" svg:x1="35.8cm" svg:y1="49.7cm" svg:x2="35.8cm" svg:y2="49.2cm">
            <text:p/>
          </draw:line>
          <draw:line draw:style-name="gr24" draw:text-style-name="P1" draw:layer="layout" svg:x1="35.8cm" svg:y1="49.2cm" svg:x2="27.6cm" svg:y2="49.2cm">
            <text:p/>
          </draw:line>
          <draw:line draw:style-name="gr24" draw:text-style-name="P1" draw:layer="layout" svg:x1="27.6cm" svg:y1="49.2cm" svg:x2="27.6cm" svg:y2="59.3cm">
            <text:p/>
          </draw:line>
          <draw:line draw:style-name="gr11" draw:text-style-name="P1" draw:layer="layout" svg:x1="27.6cm" svg:y1="59.3cm" svg:x2="28.4cm" svg:y2="59.3cm">
            <text:p/>
          </draw:line>
        </draw:g>
        <draw:g>
          <draw:g>
            <draw:g>
              <draw:custom-shape draw:style-name="gr3" draw:text-style-name="P4" draw:layer="layout" svg:width="3cm" svg:height="3cm" svg:x="66.45cm" svg:y="49.7cm">
                <text:p text:style-name="P2"><text:span text:style-name="T2">A1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72.45cm" svg:y="49.7cm">
                <text:p text:style-name="P2"><text:span text:style-name="T2">A2</text:span></text:p>
                <text:p text:style-name="P2"><text:span text:style-name="T3">{E3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66.45cm" svg:y="53.7cm">
                <text:p text:style-name="P2"><text:span text:style-name="T2">B1</text:span></text:p>
                <text:p text:style-name="P2"><text:span text:style-name="T3">{E3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66.45cm" svg:y="57.7cm">
                <text:p text:style-name="P2"><text:span text:style-name="T2">B2</text:span></text:p>
                <text:p text:style-name="P2"><text:span text:style-name="T3">{E2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72.45cm" svg:y="55.7cm">
                <text:p text:style-name="P2"><text:span text:style-name="T2">B3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79.45cm" svg:y="49.7cm">
                <text:p text:style-name="P2"><text:span text:style-name="T4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79.45cm" svg:y="55.7cm">
                <text:p text:style-name="P2"><text:span text:style-name="T4">B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69.45cm" svg:y1="51.2cm" svg:x2="72.45cm" svg:y2="51.2cm">
                <text:p text:style-name="P2">2</text:p>
                <text:p text:style-name="P2"/>
              </draw:line>
              <draw:line draw:style-name="gr4" draw:text-style-name="P7" draw:layer="layout" svg:x1="69.45cm" svg:y1="55.2cm" svg:x2="72.55cm" svg:y2="56.7cm">
                <text:p text:style-name="P2">2</text:p>
                <text:p text:style-name="P2"/>
              </draw:line>
              <draw:line draw:style-name="gr4" draw:text-style-name="P7" draw:layer="layout" svg:x1="69.45cm" svg:y1="59.2cm" svg:x2="72.55cm" svg:y2="57.7cm">
                <text:p text:style-name="P2">3</text:p>
                <text:p text:style-name="P2"/>
              </draw:line>
              <draw:line draw:style-name="gr4" draw:text-style-name="P7" draw:layer="layout" svg:x1="75.45cm" svg:y1="51.2cm" svg:x2="79.45cm" svg:y2="51.2cm">
                <text:p text:style-name="P2">4</text:p>
                <text:p text:style-name="P2"/>
              </draw:line>
              <draw:line draw:style-name="gr4" draw:text-style-name="P7" draw:layer="layout" svg:x1="75.45cm" svg:y1="57.2cm" svg:x2="79.45cm" svg:y2="57.2cm">
                <text:p text:style-name="P2">2</text:p>
                <text:p text:style-name="P2"/>
              </draw:line>
              <draw:custom-shape draw:style-name="gr5" draw:text-style-name="P1" draw:layer="layout" svg:width="20.1cm" svg:height="13.8cm" svg:x="65cm" svg:y="48.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7.2cm" svg:height="3cm" svg:x="77.9cm" svg:y="59.7cm">
                <text:p text:style-name="P2">I' = {A2, B1, B2}</text:p>
                <text:p text:style-name="P2"/>
                <text:p text:style-name="P2"><text:span text:style-name="T5">J</text:span>' = {E2, E3}</text:p>
                <text:p text:style-name="P2">Bound = 6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1" draw:layer="layout" svg:width="20.1cm" svg:height="13.8cm" svg:x="65cm" svg:y="48.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line draw:style-name="gr11" draw:text-style-name="P1" draw:layer="layout" svg:x1="74cm" svg:y1="52.7cm" svg:x2="74cm" svg:y2="55.7cm">
            <text:p/>
          </draw:line>
        </draw:g>
        <draw:line draw:style-name="gr1" draw:text-style-name="P1" draw:layer="layout" svg:x1="243.1cm" svg:y1="40.8cm" svg:x2="243.1cm" svg:y2="45.1cm">
          <text:p/>
        </draw:line>
        <draw:custom-shape draw:style-name="gr2" draw:text-style-name="P1" draw:layer="layout" svg:width="3.6cm" svg:height="1.9cm" svg:x="243.1cm" svg:y="41.9cm">
          <text:p text:style-name="P2">j: E2</text:p>
          <text:p text:style-name="P2">{A1, B2}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243.1cm" svg:y1="45.1cm" svg:x2="234cm" svg:y2="49cm">
          <text:p/>
        </draw:line>
        <draw:line draw:style-name="gr1" draw:text-style-name="P1" draw:layer="layout" svg:x1="243.1cm" svg:y1="45.1cm" svg:x2="264.1cm" svg:y2="48.9cm">
          <text:p/>
        </draw:line>
        <draw:custom-shape draw:style-name="gr7" draw:text-style-name="P18" draw:layer="layout" svg:width="3.2cm" svg:height="1.9cm" svg:x="250.5cm" svg:y="45.8cm">
          <text:p text:style-name="P2">i: B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8" draw:layer="layout" svg:width="3.2cm" svg:height="1.9cm" svg:x="237.9cm" svg:y="45.8cm">
          <text:p text:style-name="P2">i: A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3.1cm" svg:height="2.6cm" svg:x="36.2cm" svg:y="59.8cm">
          <text:p text:style-name="P2"><text:span text:style-name="T6">6 old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5cm" svg:y1="62.7cm" svg:x2="75cm" svg:y2="67.1cm">
          <text:p/>
        </draw:line>
        <draw:custom-shape draw:style-name="gr2" draw:text-style-name="P1" draw:layer="layout" svg:width="3.6cm" svg:height="1.9cm" svg:x="75cm" svg:y="63.9cm">
          <text:p text:style-name="P2">j: E3</text:p>
          <text:p text:style-name="P2">{A2, B1}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g>
              <draw:custom-shape draw:style-name="gr3" draw:text-style-name="P4" draw:layer="layout" svg:width="3cm" svg:height="3cm" svg:x="66.45cm" svg:y="71.8cm">
                <text:p text:style-name="P2"><text:span text:style-name="T2">A1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72.45cm" svg:y="71.8cm">
                <text:p text:style-name="P2"><text:span text:style-name="T2">A2</text:span></text:p>
                <text:p text:style-name="P2"><text:span text:style-name="T3">{E3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66.45cm" svg:y="75.8cm">
                <text:p text:style-name="P2"><text:span text:style-name="T2">B1</text:span></text:p>
                <text:p text:style-name="P2"><text:span text:style-name="T3">E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66.45cm" svg:y="79.8cm">
                <text:p text:style-name="P2"><text:span text:style-name="T2">B2</text:span></text:p>
                <text:p text:style-name="P2"><text:span text:style-name="T3">{E2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72.45cm" svg:y="77.8cm">
                <text:p text:style-name="P2"><text:span text:style-name="T2">B3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79.45cm" svg:y="71.8cm">
                <text:p text:style-name="P2"><text:span text:style-name="T4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79.45cm" svg:y="77.8cm">
                <text:p text:style-name="P2"><text:span text:style-name="T4">B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69.45cm" svg:y1="73.3cm" svg:x2="72.45cm" svg:y2="73.3cm">
                <text:p text:style-name="P2">2</text:p>
                <text:p text:style-name="P2"/>
              </draw:line>
              <draw:line draw:style-name="gr4" draw:text-style-name="P7" draw:layer="layout" svg:x1="69.45cm" svg:y1="77.3cm" svg:x2="72.55cm" svg:y2="78.8cm">
                <text:p text:style-name="P2">2</text:p>
                <text:p text:style-name="P2"/>
              </draw:line>
              <draw:line draw:style-name="gr4" draw:text-style-name="P7" draw:layer="layout" svg:x1="69.45cm" svg:y1="81.3cm" svg:x2="72.55cm" svg:y2="79.8cm">
                <text:p text:style-name="P2">3</text:p>
                <text:p text:style-name="P2"/>
              </draw:line>
              <draw:line draw:style-name="gr4" draw:text-style-name="P7" draw:layer="layout" svg:x1="75.45cm" svg:y1="73.3cm" svg:x2="79.45cm" svg:y2="73.3cm">
                <text:p text:style-name="P2">4</text:p>
                <text:p text:style-name="P2"/>
              </draw:line>
              <draw:line draw:style-name="gr4" draw:text-style-name="P7" draw:layer="layout" svg:x1="75.45cm" svg:y1="79.3cm" svg:x2="79.45cm" svg:y2="79.3cm">
                <text:p text:style-name="P2">2</text:p>
                <text:p text:style-name="P2"/>
              </draw:line>
              <draw:custom-shape draw:style-name="gr5" draw:text-style-name="P1" draw:layer="layout" svg:width="20.1cm" svg:height="13.8cm" svg:x="65cm" svg:y="7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7.2cm" svg:height="3cm" svg:x="77.9cm" svg:y="81.8cm">
                <text:p text:style-name="P2">I' = {A2, B2}</text:p>
                <text:p text:style-name="P2"/>
                <text:p text:style-name="P2"><text:span text:style-name="T5">J</text:span>' = {E2, E3}</text:p>
                <text:p text:style-name="P2">Bound = 6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1" draw:layer="layout" svg:width="20.1cm" svg:height="13.8cm" svg:x="65cm" svg:y="7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line draw:style-name="gr11" draw:text-style-name="P1" draw:layer="layout" svg:x1="74cm" svg:y1="74.8cm" svg:x2="74cm" svg:y2="77.8cm">
            <text:p/>
          </draw:line>
        </draw:g>
        <draw:g>
          <draw:g>
            <draw:g>
              <draw:custom-shape draw:style-name="gr3" draw:text-style-name="P4" draw:layer="layout" svg:width="3cm" svg:height="3cm" svg:x="34.35cm" svg:y="71.8cm">
                <text:p text:style-name="P2"><text:span text:style-name="T2">A1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40.35cm" svg:y="71.8cm">
                <text:p text:style-name="P2"><text:span text:style-name="T2">A2</text:span></text:p>
                <text:p text:style-name="P2"><text:span text:style-name="T3">E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34.35cm" svg:y="75.8cm">
                <text:p text:style-name="P2"><text:span text:style-name="T2">B1</text:span></text:p>
                <text:p text:style-name="P2"><text:span text:style-name="T3">{E3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34.35cm" svg:y="79.8cm">
                <text:p text:style-name="P2"><text:span text:style-name="T2">B2</text:span></text:p>
                <text:p text:style-name="P2"><text:span text:style-name="T3">{E2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40.35cm" svg:y="77.8cm">
                <text:p text:style-name="P2"><text:span text:style-name="T2">B3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47.35cm" svg:y="71.8cm">
                <text:p text:style-name="P2"><text:span text:style-name="T4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47.35cm" svg:y="77.8cm">
                <text:p text:style-name="P2"><text:span text:style-name="T4">B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37.35cm" svg:y1="73.3cm" svg:x2="40.35cm" svg:y2="73.3cm">
                <text:p text:style-name="P2">2</text:p>
                <text:p text:style-name="P2"/>
              </draw:line>
              <draw:line draw:style-name="gr4" draw:text-style-name="P7" draw:layer="layout" svg:x1="37.35cm" svg:y1="77.3cm" svg:x2="40.45cm" svg:y2="78.8cm">
                <text:p text:style-name="P2">2</text:p>
                <text:p text:style-name="P2"/>
              </draw:line>
              <draw:line draw:style-name="gr4" draw:text-style-name="P7" draw:layer="layout" svg:x1="37.35cm" svg:y1="81.3cm" svg:x2="40.45cm" svg:y2="79.8cm">
                <text:p text:style-name="P2">3</text:p>
                <text:p text:style-name="P2"/>
              </draw:line>
              <draw:line draw:style-name="gr4" draw:text-style-name="P7" draw:layer="layout" svg:x1="43.35cm" svg:y1="73.3cm" svg:x2="47.35cm" svg:y2="73.3cm">
                <text:p text:style-name="P2">4</text:p>
                <text:p text:style-name="P2"/>
              </draw:line>
              <draw:line draw:style-name="gr4" draw:text-style-name="P7" draw:layer="layout" svg:x1="43.35cm" svg:y1="79.3cm" svg:x2="47.35cm" svg:y2="79.3cm">
                <text:p text:style-name="P2">2</text:p>
                <text:p text:style-name="P2"/>
              </draw:line>
              <draw:custom-shape draw:style-name="gr5" draw:text-style-name="P1" draw:layer="layout" svg:width="20.1cm" svg:height="13.8cm" svg:x="32.9cm" svg:y="7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7.2cm" svg:height="3cm" svg:x="45.8cm" svg:y="81.8cm">
                <text:p text:style-name="P2">I' = {B1, B2}</text:p>
                <text:p text:style-name="P2"/>
                <text:p text:style-name="P2"><text:span text:style-name="T5">J</text:span>' = {E2, E3}</text:p>
                <text:p text:style-name="P2">Bound = 6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1" draw:layer="layout" svg:width="20.1cm" svg:height="13.8cm" svg:x="32.9cm" svg:y="7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line draw:style-name="gr11" draw:text-style-name="P1" draw:layer="layout" svg:x1="41.9cm" svg:y1="74.8cm" svg:x2="41.9cm" svg:y2="77.8cm">
            <text:p/>
          </draw:line>
        </draw:g>
        <draw:line draw:style-name="gr1" draw:text-style-name="P1" draw:layer="layout" svg:x1="75cm" svg:y1="67.1cm" svg:x2="75cm" svg:y2="71cm">
          <text:p/>
        </draw:line>
        <draw:line draw:style-name="gr1" draw:text-style-name="P1" draw:layer="layout" svg:x1="75cm" svg:y1="67cm" svg:x2="53cm" svg:y2="71cm">
          <text:p/>
        </draw:line>
        <draw:custom-shape draw:style-name="gr7" draw:text-style-name="P18" draw:layer="layout" svg:width="3.2cm" svg:height="1.9cm" svg:x="62.1cm" svg:y="68cm">
          <text:p text:style-name="P2">i: A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8" draw:layer="layout" svg:width="3.2cm" svg:height="1.9cm" svg:x="73.6cm" svg:y="68cm">
          <text:p text:style-name="P2">i: B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3cm" svg:y1="84.8cm" svg:x2="43cm" svg:y2="89cm">
          <text:p/>
        </draw:line>
        <draw:line draw:style-name="gr1" draw:text-style-name="P1" draw:layer="layout" svg:x1="43cm" svg:y1="89cm" svg:x2="43cm" svg:y2="93cm">
          <text:p/>
        </draw:line>
        <draw:custom-shape draw:style-name="gr2" draw:text-style-name="P1" draw:layer="layout" svg:width="3.6cm" svg:height="1.9cm" svg:x="43cm" svg:y="85.6cm">
          <text:p text:style-name="P2">j: E2</text:p>
          <text:p text:style-name="P2">{B2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8" draw:layer="layout" svg:width="3.2cm" svg:height="1.9cm" svg:x="41.4cm" svg:y="89.9cm">
          <text:p text:style-name="P2">i: B2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75cm" svg:y1="84.8cm" svg:x2="75cm" svg:y2="89cm">
          <text:p/>
        </draw:line>
        <draw:line draw:style-name="gr1" draw:text-style-name="P1" draw:layer="layout" svg:x1="75cm" svg:y1="89cm" svg:x2="75cm" svg:y2="93cm">
          <text:p/>
        </draw:line>
        <draw:custom-shape draw:style-name="gr2" draw:text-style-name="P1" draw:layer="layout" svg:width="3.6cm" svg:height="1.9cm" svg:x="75cm" svg:y="85.7cm">
          <text:p text:style-name="P2">j: E3</text:p>
          <text:p text:style-name="P2">{A2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8" draw:layer="layout" svg:width="3.2cm" svg:height="1.9cm" svg:x="73.4cm" svg:y="89.7cm">
          <text:p text:style-name="P2">i: A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9" draw:layer="layout" svg:width="3.1cm" svg:height="2.7cm" svg:x="109.4cm" svg:y="59.9cm">
          <text:p text:style-name="P2"><text:span text:style-name="T6">7 old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0.037cm" svg:y1="62.8cm" svg:x2="150.037cm" svg:y2="67cm">
          <text:p/>
        </draw:line>
        <draw:custom-shape draw:style-name="gr2" draw:text-style-name="P1" draw:layer="layout" svg:width="3.6cm" svg:height="1.9cm" svg:x="150cm" svg:y="63.7cm">
          <text:p text:style-name="P2">j: E3</text:p>
          <text:p text:style-name="P2">{A2, B3}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3" draw:text-style-name="P4" draw:layer="layout" svg:width="3cm" svg:height="3cm" svg:x="167.65cm" svg:y="71.9cm">
              <text:p text:style-name="P2"><text:span text:style-name="T2">A1</text:span></text:p>
              <text:p text:style-name="P2"><text:span text:style-name="T3">{E2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73.65cm" svg:y="71.9cm">
              <text:p text:style-name="P2"><text:span text:style-name="T2">A2</text:span></text:p>
              <text:p text:style-name="P2"><text:span text:style-name="T3">{E3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67.65cm" svg:y="75.9cm">
              <text:p text:style-name="P2"><text:span text:style-name="T2">B1</text:span></text:p>
              <text:p text:style-name="P2"><text:span text:style-name="T3">E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67.65cm" svg:y="79.9cm">
              <text:p text:style-name="P2"><text:span text:style-name="T2">B2</text:span></text:p>
              <text:p text:style-name="P2"><text:span text:style-name="T3">E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73.65cm" svg:y="77.9cm">
              <text:p text:style-name="P2"><text:span text:style-name="T2">B3</text:span></text:p>
              <text:p text:style-name="P2"><text:span text:style-name="T3">E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3cm" svg:height="3cm" svg:x="180.65cm" svg:y="71.9cm">
              <text:p text:style-name="P2"><text:span text:style-name="T4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3cm" svg:height="3cm" svg:x="180.65cm" svg:y="77.9cm">
              <text:p text:style-name="P2"><text:span text:style-name="T4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170.65cm" svg:y1="73.4cm" svg:x2="173.65cm" svg:y2="73.4cm">
              <text:p text:style-name="P2">1</text:p>
              <text:p text:style-name="P2"/>
            </draw:line>
            <draw:line draw:style-name="gr4" draw:text-style-name="P7" draw:layer="layout" svg:x1="170.65cm" svg:y1="77.4cm" svg:x2="173.75cm" svg:y2="78.9cm">
              <text:p text:style-name="P2">2</text:p>
              <text:p text:style-name="P2"/>
            </draw:line>
            <draw:line draw:style-name="gr4" draw:text-style-name="P7" draw:layer="layout" svg:x1="170.65cm" svg:y1="81.4cm" svg:x2="173.75cm" svg:y2="79.9cm">
              <text:p text:style-name="P2">3</text:p>
              <text:p text:style-name="P2"/>
            </draw:line>
            <draw:line draw:style-name="gr4" draw:text-style-name="P7" draw:layer="layout" svg:x1="176.65cm" svg:y1="73.4cm" svg:x2="180.65cm" svg:y2="73.4cm">
              <text:p text:style-name="P2">4</text:p>
              <text:p text:style-name="P2"/>
            </draw:line>
            <draw:line draw:style-name="gr4" draw:text-style-name="P7" draw:layer="layout" svg:x1="176.65cm" svg:y1="79.4cm" svg:x2="180.65cm" svg:y2="79.4cm">
              <text:p text:style-name="P2">3</text:p>
              <text:p text:style-name="P2"/>
            </draw:line>
            <draw:custom-shape draw:style-name="gr5" draw:text-style-name="P1" draw:layer="layout" svg:width="20.1cm" svg:height="13.8cm" svg:x="166.2cm" svg:y="71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" draw:layer="layout" svg:width="7.2cm" svg:height="3cm" svg:x="179.1cm" svg:y="81.9cm">
              <text:p text:style-name="P2">I' = {A1, A2}</text:p>
              <text:p text:style-name="P2"/>
              <text:p text:style-name="P2"><text:span text:style-name="T5">J</text:span>' = {E2, E3}</text:p>
              <text:p text:style-name="P2">Bound = 6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0.1cm" svg:height="13.8cm" svg:x="166.2cm" svg:y="71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line draw:style-name="gr1" draw:text-style-name="P1" draw:layer="layout" svg:x1="150cm" svg:y1="67cm" svg:x2="139.2cm" svg:y2="71cm">
          <text:p/>
        </draw:line>
        <draw:line draw:style-name="gr1" draw:text-style-name="P1" draw:layer="layout" svg:x1="150cm" svg:y1="67cm" svg:x2="166.2cm" svg:y2="71.1cm">
          <text:p/>
        </draw:line>
        <draw:custom-shape draw:style-name="gr7" draw:text-style-name="P18" draw:layer="layout" svg:width="3.2cm" svg:height="1.9cm" svg:x="142.9cm" svg:y="68cm">
          <text:p text:style-name="P2">i: A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8" draw:layer="layout" svg:width="3.2cm" svg:height="1.9cm" svg:x="155.9cm" svg:y="68.1cm">
          <text:p text:style-name="P2">i: B3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g>
              <draw:custom-shape draw:style-name="gr3" draw:text-style-name="P4" draw:layer="layout" svg:width="3cm" svg:height="3cm" svg:x="120.45cm" svg:y="71.8cm">
                <text:p text:style-name="P2"><text:span text:style-name="T2">A1</text:span></text:p>
                <text:p text:style-name="P2"><text:span text:style-name="T3">{E2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26.45cm" svg:y="71.8cm">
                <text:p text:style-name="P2"><text:span text:style-name="T2">A2</text:span></text:p>
                <text:p text:style-name="P2"><text:span text:style-name="T3">E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20.45cm" svg:y="75.8cm">
                <text:p text:style-name="P2"><text:span text:style-name="T2">B1</text:span></text:p>
                <text:p text:style-name="P2"><text:span text:style-name="T3">E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20.45cm" svg:y="79.8cm">
                <text:p text:style-name="P2"><text:span text:style-name="T2">B2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26.45cm" svg:y="77.8cm">
                <text:p text:style-name="P2"><text:span text:style-name="T2">B3</text:span></text:p>
                <text:p text:style-name="P2"><text:span text:style-name="T3">{E2,E3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133.45cm" svg:y="71.8cm">
                <text:p text:style-name="P2"><text:span text:style-name="T4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133.45cm" svg:y="77.8cm">
                <text:p text:style-name="P2"><text:span text:style-name="T4">B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123.45cm" svg:y1="73.3cm" svg:x2="126.45cm" svg:y2="73.3cm">
                <text:p text:style-name="P2">1</text:p>
                <text:p text:style-name="P2"/>
              </draw:line>
              <draw:line draw:style-name="gr4" draw:text-style-name="P7" draw:layer="layout" svg:x1="123.45cm" svg:y1="77.3cm" svg:x2="126.55cm" svg:y2="78.8cm">
                <text:p text:style-name="P2">2</text:p>
                <text:p text:style-name="P2"/>
              </draw:line>
              <draw:line draw:style-name="gr4" draw:text-style-name="P7" draw:layer="layout" svg:x1="123.45cm" svg:y1="81.3cm" svg:x2="126.55cm" svg:y2="79.8cm">
                <text:p text:style-name="P2">3</text:p>
                <text:p text:style-name="P2"/>
              </draw:line>
              <draw:line draw:style-name="gr4" draw:text-style-name="P7" draw:layer="layout" svg:x1="129.45cm" svg:y1="73.3cm" svg:x2="133.45cm" svg:y2="73.3cm">
                <text:p text:style-name="P2">4</text:p>
                <text:p text:style-name="P2"/>
              </draw:line>
              <draw:line draw:style-name="gr4" draw:text-style-name="P7" draw:layer="layout" svg:x1="129.45cm" svg:y1="79.3cm" svg:x2="133.45cm" svg:y2="79.3cm">
                <text:p text:style-name="P2">2</text:p>
                <text:p text:style-name="P2"/>
              </draw:line>
              <draw:custom-shape draw:style-name="gr5" draw:text-style-name="P1" draw:layer="layout" svg:width="20.1cm" svg:height="13.8cm" svg:x="119cm" svg:y="7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7.2cm" svg:height="3cm" svg:x="131.9cm" svg:y="81.8cm">
                <text:p text:style-name="P2">I' = {A1, B3}</text:p>
                <text:p text:style-name="P2"/>
                <text:p text:style-name="P2"><text:span text:style-name="T5">J</text:span>' = {E2, E3}</text:p>
                <text:p text:style-name="P2">Bound = 6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1" draw:layer="layout" svg:width="20.1cm" svg:height="13.8cm" svg:x="119cm" svg:y="7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line draw:style-name="gr11" draw:text-style-name="P1" draw:layer="layout" svg:x1="128cm" svg:y1="77.8cm" svg:x2="128cm" svg:y2="74.8cm">
            <text:p/>
          </draw:line>
        </draw:g>
        <draw:line draw:style-name="gr1" draw:text-style-name="P1" draw:layer="layout" svg:x1="129.1cm" svg:y1="84.8cm" svg:x2="129.1cm" svg:y2="89cm">
          <text:p/>
        </draw:line>
        <draw:line draw:style-name="gr1" draw:text-style-name="P1" draw:layer="layout" svg:x1="129.1cm" svg:y1="88.9cm" svg:x2="120.8cm" svg:y2="93cm">
          <text:p/>
        </draw:line>
        <draw:custom-shape draw:style-name="gr7" draw:text-style-name="P18" draw:layer="layout" svg:width="3.2cm" svg:height="1.9cm" svg:x="122.9cm" svg:y="90.2cm">
          <text:p text:style-name="P2">i: A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6cm" svg:height="1.9cm" svg:x="129.1cm" svg:y="85.7cm">
          <text:p text:style-name="P2">j: E2</text:p>
          <text:p text:style-name="P2">{A1, B3}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g>
              <draw:custom-shape draw:style-name="gr3" draw:text-style-name="P4" draw:layer="layout" svg:width="3cm" svg:height="3cm" svg:x="140.35cm" svg:y="93.8cm">
                <text:p text:style-name="P2"><text:span text:style-name="T2">A1</text:span></text:p>
                <text:p text:style-name="P2"><text:span text:style-name="T3">{E2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46.35cm" svg:y="93.8cm">
                <text:p text:style-name="P2"><text:span text:style-name="T2">A2</text:span></text:p>
                <text:p text:style-name="P2"><text:span text:style-name="T3">E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40.35cm" svg:y="97.8cm">
                <text:p text:style-name="P2"><text:span text:style-name="T2">B1</text:span></text:p>
                <text:p text:style-name="P2"><text:span text:style-name="T3">E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40.35cm" svg:y="101.8cm">
                <text:p text:style-name="P2"><text:span text:style-name="T2">B2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46.35cm" svg:y="99.8cm">
                <text:p text:style-name="P2"><text:span text:style-name="T2">B3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153.35cm" svg:y="93.8cm">
                <text:p text:style-name="P2"><text:span text:style-name="T4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153.35cm" svg:y="99.8cm">
                <text:p text:style-name="P2"><text:span text:style-name="T4">B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143.35cm" svg:y1="95.3cm" svg:x2="146.35cm" svg:y2="95.3cm">
                <text:p text:style-name="P2">1</text:p>
                <text:p text:style-name="P2"/>
              </draw:line>
              <draw:line draw:style-name="gr4" draw:text-style-name="P7" draw:layer="layout" svg:x1="143.35cm" svg:y1="99.3cm" svg:x2="146.45cm" svg:y2="100.8cm">
                <text:p text:style-name="P2">2</text:p>
                <text:p text:style-name="P2"/>
              </draw:line>
              <draw:line draw:style-name="gr4" draw:text-style-name="P7" draw:layer="layout" svg:x1="143.35cm" svg:y1="103.3cm" svg:x2="146.45cm" svg:y2="101.8cm">
                <text:p text:style-name="P2">3</text:p>
                <text:p text:style-name="P2"/>
              </draw:line>
              <draw:line draw:style-name="gr4" draw:text-style-name="P7" draw:layer="layout" svg:x1="149.35cm" svg:y1="95.3cm" svg:x2="153.35cm" svg:y2="95.3cm">
                <text:p text:style-name="P2">4</text:p>
                <text:p text:style-name="P2"/>
              </draw:line>
              <draw:line draw:style-name="gr4" draw:text-style-name="P7" draw:layer="layout" svg:x1="149.35cm" svg:y1="101.3cm" svg:x2="153.35cm" svg:y2="101.3cm">
                <text:p text:style-name="P2">2</text:p>
                <text:p text:style-name="P2"/>
              </draw:line>
              <draw:custom-shape draw:style-name="gr5" draw:text-style-name="P1" draw:layer="layout" svg:width="20.1cm" svg:height="13.8cm" svg:x="138.9cm" svg:y="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7.2cm" svg:height="3cm" svg:x="151.8cm" svg:y="103.8cm">
                <text:p text:style-name="P2">I' = {A1}</text:p>
                <text:p text:style-name="P2"/>
                <text:p text:style-name="P2"><text:span text:style-name="T5">J</text:span>' = {E2}</text:p>
                <text:p text:style-name="P2">Bound = 6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1" draw:layer="layout" svg:width="20.1cm" svg:height="13.8cm" svg:x="138.9cm" svg:y="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line draw:style-name="gr11" draw:text-style-name="P1" draw:layer="layout" svg:x1="147.9cm" svg:y1="99.8cm" svg:x2="147.9cm" svg:y2="96.8cm">
            <text:p/>
          </draw:line>
        </draw:g>
        <draw:line draw:style-name="gr1" draw:text-style-name="P1" draw:layer="layout" svg:x1="129.1cm" svg:y1="89cm" svg:x2="138.9cm" svg:y2="93.1cm">
          <text:p/>
        </draw:line>
        <draw:custom-shape draw:style-name="gr7" draw:text-style-name="P18" draw:layer="layout" svg:width="3.2cm" svg:height="1.9cm" svg:x="132cm" svg:y="90.1cm">
          <text:p text:style-name="P2">i: B3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g>
              <draw:g>
                <draw:custom-shape draw:style-name="gr3" draw:text-style-name="P4" draw:layer="layout" svg:width="3cm" svg:height="3cm" svg:x="102.15cm" svg:y="93.8cm">
                  <text:p text:style-name="P2"><text:span text:style-name="T2">A1</text:span></text:p>
                  <text:p text:style-name="P2"><text:span text:style-name="T3">E2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3cm" svg:height="3cm" svg:x="108.15cm" svg:y="93.8cm">
                  <text:p text:style-name="P2"><text:span text:style-name="T2">A2</text:span></text:p>
                  <text:p text:style-name="P2"><text:span text:style-name="T3">E3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3cm" svg:height="3cm" svg:x="102.15cm" svg:y="97.8cm">
                  <text:p text:style-name="P2"><text:span text:style-name="T2">B1</text:span></text:p>
                  <text:p text:style-name="P2"><text:span text:style-name="T3">E3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3cm" svg:height="3cm" svg:x="102.15cm" svg:y="101.8cm">
                  <text:p text:style-name="P2"><text:span text:style-name="T2">B2</text:span></text:p>
                  <text:p text:style-name="P2"><text:span text:style-name="T3">E2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3cm" svg:height="3cm" svg:x="108.15cm" svg:y="99.8cm">
                  <text:p text:style-name="P2"><text:span text:style-name="T2">B3</text:span></text:p>
                  <text:p text:style-name="P2"><text:span text:style-name="T3">{E2,E3}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5" draw:layer="layout" svg:width="3cm" svg:height="3cm" svg:x="115.15cm" svg:y="93.8cm">
                  <text:p text:style-name="P2"><text:span text:style-name="T4">A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6" draw:layer="layout" svg:width="3cm" svg:height="3cm" svg:x="115.15cm" svg:y="99.8cm">
                  <text:p text:style-name="P2"><text:span text:style-name="T4">B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" draw:text-style-name="P7" draw:layer="layout" svg:x1="105.15cm" svg:y1="95.3cm" svg:x2="108.15cm" svg:y2="95.3cm">
                  <text:p text:style-name="P2">2</text:p>
                  <text:p text:style-name="P2"/>
                </draw:line>
                <draw:line draw:style-name="gr4" draw:text-style-name="P7" draw:layer="layout" svg:x1="105.15cm" svg:y1="99.3cm" svg:x2="108.25cm" svg:y2="100.8cm">
                  <text:p text:style-name="P2">2</text:p>
                  <text:p text:style-name="P2"/>
                </draw:line>
                <draw:line draw:style-name="gr4" draw:text-style-name="P7" draw:layer="layout" svg:x1="105.15cm" svg:y1="103.3cm" svg:x2="108.25cm" svg:y2="101.8cm">
                  <text:p text:style-name="P2">3</text:p>
                  <text:p text:style-name="P2"/>
                </draw:line>
                <draw:line draw:style-name="gr4" draw:text-style-name="P7" draw:layer="layout" svg:x1="111.15cm" svg:y1="95.3cm" svg:x2="115.15cm" svg:y2="95.3cm">
                  <text:p text:style-name="P2">4</text:p>
                  <text:p text:style-name="P2"/>
                </draw:line>
                <draw:line draw:style-name="gr4" draw:text-style-name="P7" draw:layer="layout" svg:x1="111.15cm" svg:y1="101.3cm" svg:x2="115.15cm" svg:y2="101.3cm">
                  <text:p text:style-name="P2">2</text:p>
                  <text:p text:style-name="P2"/>
                </draw:line>
                <draw:custom-shape draw:style-name="gr5" draw:text-style-name="P1" draw:layer="layout" svg:width="20.1cm" svg:height="13.8cm" svg:x="100.7cm" svg:y="9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1" draw:layer="layout" svg:width="7.2cm" svg:height="3cm" svg:x="113.6cm" svg:y="103.8cm">
                  <text:p text:style-name="P2">I' = {B3}</text:p>
                  <text:p text:style-name="P2"/>
                  <text:p text:style-name="P2"><text:span text:style-name="T5">J</text:span>' = {E2, E3}</text:p>
                  <text:p text:style-name="P2">Bound = 8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" draw:text-style-name="P1" draw:layer="layout" svg:width="20.1cm" svg:height="13.8cm" svg:x="100.7cm" svg:y="9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line draw:style-name="gr11" draw:text-style-name="P1" draw:layer="layout" svg:x1="109.7cm" svg:y1="99.8cm" svg:x2="109.7cm" svg:y2="96.8cm">
              <text:p/>
            </draw:line>
          </draw:g>
          <draw:line draw:style-name="gr11" draw:text-style-name="P1" draw:layer="layout" svg:x1="108.9cm" svg:y1="100cm" svg:x2="104.6cm" svg:y2="96.5cm">
            <text:p/>
          </draw:line>
        </draw:g>
        <draw:g>
          <draw:g>
            <draw:g>
              <draw:g>
                <draw:custom-shape draw:style-name="gr3" draw:text-style-name="P4" draw:layer="layout" svg:width="3cm" svg:height="3cm" svg:x="117.05cm" svg:y="115.8cm">
                  <text:p text:style-name="P2"><text:span text:style-name="T2">A1</text:span></text:p>
                  <text:p text:style-name="P2"><text:span text:style-name="T3">E2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3cm" svg:height="3cm" svg:x="123.05cm" svg:y="115.8cm">
                  <text:p text:style-name="P2"><text:span text:style-name="T2">A2</text:span></text:p>
                  <text:p text:style-name="P2"><text:span text:style-name="T3">E3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3cm" svg:height="3cm" svg:x="117.05cm" svg:y="119.8cm">
                  <text:p text:style-name="P2"><text:span text:style-name="T2">B1</text:span></text:p>
                  <text:p text:style-name="P2"><text:span text:style-name="T3">E3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3cm" svg:height="3cm" svg:x="117.05cm" svg:y="123.8cm">
                  <text:p text:style-name="P2"><text:span text:style-name="T2">B2</text:span></text:p>
                  <text:p text:style-name="P2"><text:span text:style-name="T3">E2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3cm" svg:height="3cm" svg:x="123.05cm" svg:y="121.8cm">
                  <text:p text:style-name="P2"><text:span text:style-name="T2">B3</text:span></text:p>
                  <text:p text:style-name="P2"><text:span text:style-name="T3">{E3}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5" draw:layer="layout" svg:width="3cm" svg:height="3cm" svg:x="130.05cm" svg:y="115.8cm">
                  <text:p text:style-name="P2"><text:span text:style-name="T4">A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6" draw:layer="layout" svg:width="3cm" svg:height="3cm" svg:x="130.05cm" svg:y="121.8cm">
                  <text:p text:style-name="P2"><text:span text:style-name="T4">B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" draw:text-style-name="P7" draw:layer="layout" svg:x1="120.05cm" svg:y1="117.3cm" svg:x2="123.05cm" svg:y2="117.3cm">
                  <text:p text:style-name="P2">2</text:p>
                  <text:p text:style-name="P2"/>
                </draw:line>
                <draw:line draw:style-name="gr4" draw:text-style-name="P7" draw:layer="layout" svg:x1="120.05cm" svg:y1="121.3cm" svg:x2="123.15cm" svg:y2="122.8cm">
                  <text:p text:style-name="P2">2</text:p>
                  <text:p text:style-name="P2"/>
                </draw:line>
                <draw:line draw:style-name="gr4" draw:text-style-name="P7" draw:layer="layout" svg:x1="120.05cm" svg:y1="125.3cm" svg:x2="123.15cm" svg:y2="123.8cm">
                  <text:p text:style-name="P2">3</text:p>
                  <text:p text:style-name="P2"/>
                </draw:line>
                <draw:line draw:style-name="gr4" draw:text-style-name="P7" draw:layer="layout" svg:x1="126.05cm" svg:y1="117.3cm" svg:x2="130.05cm" svg:y2="117.3cm">
                  <text:p text:style-name="P2">4</text:p>
                  <text:p text:style-name="P2"/>
                </draw:line>
                <draw:line draw:style-name="gr4" draw:text-style-name="P7" draw:layer="layout" svg:x1="126.05cm" svg:y1="123.3cm" svg:x2="130.05cm" svg:y2="123.3cm">
                  <text:p text:style-name="P2">2</text:p>
                  <text:p text:style-name="P2"/>
                </draw:line>
                <draw:custom-shape draw:style-name="gr5" draw:text-style-name="P1" draw:layer="layout" svg:width="20.1cm" svg:height="13.8cm" svg:x="115.6cm" svg:y="1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1" draw:layer="layout" svg:width="7.2cm" svg:height="3cm" svg:x="128.5cm" svg:y="125.8cm">
                  <text:p text:style-name="P2">I' = {B3}</text:p>
                  <text:p text:style-name="P2"/>
                  <text:p text:style-name="P2"><text:span text:style-name="T5">J</text:span>' = {E3}</text:p>
                  <text:p text:style-name="P2">Bound = 8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" draw:text-style-name="P1" draw:layer="layout" svg:width="20.1cm" svg:height="13.8cm" svg:x="115.6cm" svg:y="1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line draw:style-name="gr11" draw:text-style-name="P1" draw:layer="layout" svg:x1="124.6cm" svg:y1="121.8cm" svg:x2="124.6cm" svg:y2="118.8cm">
              <text:p/>
            </draw:line>
          </draw:g>
          <draw:line draw:style-name="gr11" draw:text-style-name="P1" draw:layer="layout" svg:x1="123.8cm" svg:y1="122cm" svg:x2="119.5cm" svg:y2="118.5cm">
            <text:p/>
          </draw:line>
        </draw:g>
        <draw:line draw:style-name="gr1" draw:text-style-name="P1" draw:layer="layout" svg:x1="110.8cm" svg:y1="106.8cm" svg:x2="110.8cm" svg:y2="111cm">
          <text:p/>
        </draw:line>
        <draw:custom-shape draw:style-name="gr2" draw:text-style-name="P1" draw:layer="layout" svg:width="3.6cm" svg:height="1.9cm" svg:x="110.8cm" svg:y="107.8cm">
          <text:p text:style-name="P2">j: E2</text:p>
          <text:p text:style-name="P2">{B3}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10.8cm" svg:y1="111cm" svg:x2="110cm" svg:y2="115cm">
          <text:p/>
        </draw:line>
        <draw:custom-shape draw:style-name="gr7" draw:text-style-name="P18" draw:layer="layout" svg:width="3.2cm" svg:height="1.9cm" svg:x="107.9cm" svg:y="111.8cm">
          <text:p text:style-name="P2">i: B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110.8cm" svg:y1="110.9cm" svg:x2="115.6cm" svg:y2="115cm">
          <text:p/>
        </draw:line>
        <draw:line draw:style-name="gr1" draw:text-style-name="P1" draw:layer="layout" svg:x1="125.8cm" svg:y1="128.8cm" svg:x2="125.8cm" svg:y2="133cm">
          <text:p/>
        </draw:line>
        <draw:line draw:style-name="gr1" draw:text-style-name="P1" draw:layer="layout" svg:x1="125.8cm" svg:y1="133cm" svg:x2="125.8cm" svg:y2="137cm">
          <text:p/>
        </draw:line>
        <draw:custom-shape draw:style-name="gr2" draw:text-style-name="P1" draw:layer="layout" svg:width="3.6cm" svg:height="1.9cm" svg:x="125.8cm" svg:y="129.7cm">
          <text:p text:style-name="P2">j: E3</text:p>
          <text:p text:style-name="P2">{B3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8" draw:layer="layout" svg:width="3.2cm" svg:height="1.9cm" svg:x="124.3cm" svg:y="133.9cm">
          <text:p text:style-name="P2">i: B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49cm" svg:y1="106.8cm" svg:x2="149cm" svg:y2="111cm">
          <text:p/>
        </draw:line>
        <draw:line draw:style-name="gr1" draw:text-style-name="P1" draw:layer="layout" svg:x1="149cm" svg:y1="110.9cm" svg:x2="149cm" svg:y2="115cm">
          <text:p/>
        </draw:line>
        <draw:g>
          <draw:g>
            <draw:g>
              <draw:g>
                <draw:custom-shape draw:style-name="gr3" draw:text-style-name="P4" draw:layer="layout" svg:width="3cm" svg:height="3cm" svg:x="140.35cm" svg:y="115.8cm">
                  <text:p text:style-name="P2"><text:span text:style-name="T2">A1</text:span></text:p>
                  <text:p text:style-name="P2"><text:span text:style-name="T3">E2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3cm" svg:height="3cm" svg:x="146.35cm" svg:y="115.8cm">
                  <text:p text:style-name="P2"><text:span text:style-name="T2">A2</text:span></text:p>
                  <text:p text:style-name="P2"><text:span text:style-name="T3">E3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3cm" svg:height="3cm" svg:x="140.35cm" svg:y="119.8cm">
                  <text:p text:style-name="P2"><text:span text:style-name="T2">B1</text:span></text:p>
                  <text:p text:style-name="P2"><text:span text:style-name="T3">E3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3cm" svg:height="3cm" svg:x="140.35cm" svg:y="123.8cm">
                  <text:p text:style-name="P2"><text:span text:style-name="T2">B2</text:span></text:p>
                  <text:p text:style-name="P2"><text:span text:style-name="T3">E2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3cm" svg:height="3cm" svg:x="146.35cm" svg:y="121.8cm">
                  <text:p text:style-name="P2"><text:span text:style-name="T2">B3</text:span></text:p>
                  <text:p text:style-name="P2"><text:span text:style-name="T3">E2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5" draw:layer="layout" svg:width="3cm" svg:height="3cm" svg:x="153.35cm" svg:y="115.8cm">
                  <text:p text:style-name="P2"><text:span text:style-name="T4">A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6" draw:layer="layout" svg:width="3cm" svg:height="3cm" svg:x="153.35cm" svg:y="121.8cm">
                  <text:p text:style-name="P2"><text:span text:style-name="T4">B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" draw:text-style-name="P7" draw:layer="layout" svg:x1="143.35cm" svg:y1="117.3cm" svg:x2="146.35cm" svg:y2="117.3cm">
                  <text:p text:style-name="P2">2</text:p>
                  <text:p text:style-name="P2"/>
                </draw:line>
                <draw:line draw:style-name="gr4" draw:text-style-name="P7" draw:layer="layout" svg:x1="143.35cm" svg:y1="121.3cm" svg:x2="146.45cm" svg:y2="122.8cm">
                  <text:p text:style-name="P2">2</text:p>
                  <text:p text:style-name="P2"/>
                </draw:line>
                <draw:line draw:style-name="gr4" draw:text-style-name="P7" draw:layer="layout" svg:x1="143.35cm" svg:y1="125.3cm" svg:x2="146.45cm" svg:y2="123.8cm">
                  <text:p text:style-name="P2">3</text:p>
                  <text:p text:style-name="P2"/>
                </draw:line>
                <draw:line draw:style-name="gr4" draw:text-style-name="P7" draw:layer="layout" svg:x1="149.35cm" svg:y1="117.3cm" svg:x2="153.35cm" svg:y2="117.3cm">
                  <text:p text:style-name="P2">4</text:p>
                  <text:p text:style-name="P2"/>
                </draw:line>
                <draw:line draw:style-name="gr4" draw:text-style-name="P7" draw:layer="layout" svg:x1="149.35cm" svg:y1="123.3cm" svg:x2="153.35cm" svg:y2="123.3cm">
                  <text:p text:style-name="P2">2</text:p>
                  <text:p text:style-name="P2"/>
                </draw:line>
                <draw:custom-shape draw:style-name="gr5" draw:text-style-name="P1" draw:layer="layout" svg:width="20.1cm" svg:height="13.8cm" svg:x="138.9cm" svg:y="1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1" draw:layer="layout" svg:width="7.2cm" svg:height="3cm" svg:x="151.8cm" svg:y="125.8cm">
                  <text:p text:style-name="P2">I' = { }</text:p>
                  <text:p text:style-name="P2"/>
                  <text:p text:style-name="P2"><text:span text:style-name="T5">J</text:span>' = { }</text:p>
                  <text:p text:style-name="P2">Bound = 11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" draw:text-style-name="P1" draw:layer="layout" svg:width="20.1cm" svg:height="13.8cm" svg:x="138.9cm" svg:y="1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line draw:style-name="gr11" draw:text-style-name="P1" draw:layer="layout" svg:x1="147.9cm" svg:y1="121.8cm" svg:x2="147.9cm" svg:y2="118.8cm">
              <text:p/>
            </draw:line>
          </draw:g>
          <draw:line draw:style-name="gr24" draw:text-style-name="P1" draw:layer="layout" svg:x1="154.1cm" svg:y1="124.6cm" svg:x2="139.5cm" svg:y2="128cm">
            <text:p/>
          </draw:line>
          <draw:line draw:style-name="gr24" draw:text-style-name="P1" draw:layer="layout" svg:x1="139.5cm" svg:y1="128cm" svg:x2="139.5cm" svg:y2="117cm">
            <text:p/>
          </draw:line>
          <draw:line draw:style-name="gr11" draw:text-style-name="P1" draw:layer="layout" svg:x1="139.5cm" svg:y1="117cm" svg:x2="140.4cm" svg:y2="117cm">
            <text:p/>
          </draw:line>
        </draw:g>
        <draw:line draw:style-name="gr1" draw:text-style-name="P1" draw:layer="layout" svg:x1="176.3cm" svg:y1="84.9cm" svg:x2="176.3cm" svg:y2="89cm">
          <text:p/>
        </draw:line>
        <draw:line draw:style-name="gr1" draw:text-style-name="P1" draw:layer="layout" svg:x1="176.3cm" svg:y1="89cm" svg:x2="176.3cm" svg:y2="93cm">
          <text:p/>
        </draw:line>
        <draw:custom-shape draw:style-name="gr2" draw:text-style-name="P1" draw:layer="layout" svg:width="3.6cm" svg:height="1.9cm" svg:x="176.3cm" svg:y="85.7cm">
          <text:p text:style-name="P2">j: E2</text:p>
          <text:p text:style-name="P2">{A1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8" draw:layer="layout" svg:width="3.2cm" svg:height="1.9cm" svg:x="174.8cm" svg:y="90cm">
          <text:p text:style-name="P2">i: A1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g>
              <draw:custom-shape draw:style-name="gr3" draw:text-style-name="P4" draw:layer="layout" svg:width="3cm" svg:height="3cm" svg:x="167.65cm" svg:y="93.8cm">
                <text:p text:style-name="P2"><text:span text:style-name="T2">A1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73.65cm" svg:y="93.8cm">
                <text:p text:style-name="P2"><text:span text:style-name="T2">A2</text:span></text:p>
                <text:p text:style-name="P2"><text:span text:style-name="T3">{E3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67.65cm" svg:y="97.8cm">
                <text:p text:style-name="P2"><text:span text:style-name="T2">B1</text:span></text:p>
                <text:p text:style-name="P2"><text:span text:style-name="T3">E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67.65cm" svg:y="101.8cm">
                <text:p text:style-name="P2"><text:span text:style-name="T2">B2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73.65cm" svg:y="99.8cm">
                <text:p text:style-name="P2"><text:span text:style-name="T2">B3</text:span></text:p>
                <text:p text:style-name="P2"><text:span text:style-name="T3">E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180.65cm" svg:y="93.8cm">
                <text:p text:style-name="P2"><text:span text:style-name="T4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180.65cm" svg:y="99.8cm">
                <text:p text:style-name="P2"><text:span text:style-name="T4">B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170.65cm" svg:y1="95.3cm" svg:x2="173.65cm" svg:y2="95.3cm">
                <text:p text:style-name="P2">2</text:p>
                <text:p text:style-name="P2"/>
              </draw:line>
              <draw:line draw:style-name="gr4" draw:text-style-name="P7" draw:layer="layout" svg:x1="170.65cm" svg:y1="99.3cm" svg:x2="173.75cm" svg:y2="100.8cm">
                <text:p text:style-name="P2">2</text:p>
                <text:p text:style-name="P2"/>
              </draw:line>
              <draw:line draw:style-name="gr4" draw:text-style-name="P7" draw:layer="layout" svg:x1="170.65cm" svg:y1="103.3cm" svg:x2="173.75cm" svg:y2="101.8cm">
                <text:p text:style-name="P2">3</text:p>
                <text:p text:style-name="P2"/>
              </draw:line>
              <draw:line draw:style-name="gr4" draw:text-style-name="P7" draw:layer="layout" svg:x1="176.65cm" svg:y1="95.3cm" svg:x2="180.65cm" svg:y2="95.3cm">
                <text:p text:style-name="P2">4</text:p>
                <text:p text:style-name="P2"/>
              </draw:line>
              <draw:line draw:style-name="gr4" draw:text-style-name="P7" draw:layer="layout" svg:x1="176.65cm" svg:y1="101.3cm" svg:x2="180.65cm" svg:y2="101.3cm">
                <text:p text:style-name="P2">3</text:p>
                <text:p text:style-name="P2"/>
              </draw:line>
              <draw:custom-shape draw:style-name="gr5" draw:text-style-name="P1" draw:layer="layout" svg:width="20.1cm" svg:height="13.8cm" svg:x="166.2cm" svg:y="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7.2cm" svg:height="3cm" svg:x="179.1cm" svg:y="103.8cm">
                <text:p text:style-name="P2">I' = {A2}</text:p>
                <text:p text:style-name="P2"/>
                <text:p text:style-name="P2"><text:span text:style-name="T5">J</text:span>' = {E3}</text:p>
                <text:p text:style-name="P2">Bound = 9 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1" draw:layer="layout" svg:width="20.1cm" svg:height="13.8cm" svg:x="166.2cm" svg:y="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line draw:style-name="gr11" draw:text-style-name="P1" draw:layer="layout" svg:x1="175cm" svg:y1="99.8cm" svg:x2="170.1cm" svg:y2="96.5cm">
            <text:p/>
          </draw:line>
        </draw:g>
        <draw:line draw:style-name="gr1" draw:text-style-name="P1" draw:layer="layout" svg:x1="176.3cm" svg:y1="106.8cm" svg:x2="176.3cm" svg:y2="110.9cm">
          <text:p/>
        </draw:line>
        <draw:line draw:style-name="gr1" draw:text-style-name="P1" draw:layer="layout" svg:x1="176.3cm" svg:y1="110.9cm" svg:x2="176.3cm" svg:y2="115cm">
          <text:p/>
        </draw:line>
        <draw:custom-shape draw:style-name="gr7" draw:text-style-name="P18" draw:layer="layout" svg:width="3.2cm" svg:height="1.9cm" svg:x="174.7cm" svg:y="111.7cm">
          <text:p text:style-name="P2">i: A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6cm" svg:height="1.9cm" svg:x="176.3cm" svg:y="107.8cm">
          <text:p text:style-name="P2">j: E3</text:p>
          <text:p text:style-name="P2">{A2}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g>
              <draw:custom-shape draw:style-name="gr3" draw:text-style-name="P4" draw:layer="layout" svg:width="3cm" svg:height="3cm" svg:x="167.65cm" svg:y="115.8cm">
                <text:p text:style-name="P2"><text:span text:style-name="T2">A1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73.65cm" svg:y="115.8cm">
                <text:p text:style-name="P2"><text:span text:style-name="T2">A2</text:span></text:p>
                <text:p text:style-name="P2"><text:span text:style-name="T3">E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67.65cm" svg:y="119.8cm">
                <text:p text:style-name="P2"><text:span text:style-name="T2">B1</text:span></text:p>
                <text:p text:style-name="P2"><text:span text:style-name="T3">E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67.65cm" svg:y="123.8cm">
                <text:p text:style-name="P2"><text:span text:style-name="T2">B2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73.65cm" svg:y="121.8cm">
                <text:p text:style-name="P2"><text:span text:style-name="T2">B3</text:span></text:p>
                <text:p text:style-name="P2"><text:span text:style-name="T3">E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180.65cm" svg:y="115.8cm">
                <text:p text:style-name="P2"><text:span text:style-name="T4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180.65cm" svg:y="121.8cm">
                <text:p text:style-name="P2"><text:span text:style-name="T4">B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170.65cm" svg:y1="117.3cm" svg:x2="173.65cm" svg:y2="117.3cm">
                <text:p text:style-name="P2">2</text:p>
                <text:p text:style-name="P2"/>
              </draw:line>
              <draw:line draw:style-name="gr4" draw:text-style-name="P7" draw:layer="layout" svg:x1="170.65cm" svg:y1="121.3cm" svg:x2="173.75cm" svg:y2="122.8cm">
                <text:p text:style-name="P2">2</text:p>
                <text:p text:style-name="P2"/>
              </draw:line>
              <draw:line draw:style-name="gr4" draw:text-style-name="P7" draw:layer="layout" svg:x1="170.65cm" svg:y1="125.3cm" svg:x2="173.75cm" svg:y2="123.8cm">
                <text:p text:style-name="P2">3</text:p>
                <text:p text:style-name="P2"/>
              </draw:line>
              <draw:line draw:style-name="gr4" draw:text-style-name="P7" draw:layer="layout" svg:x1="176.65cm" svg:y1="117.3cm" svg:x2="180.65cm" svg:y2="117.3cm">
                <text:p text:style-name="P2">4</text:p>
                <text:p text:style-name="P2"/>
              </draw:line>
              <draw:line draw:style-name="gr4" draw:text-style-name="P7" draw:layer="layout" svg:x1="176.65cm" svg:y1="123.3cm" svg:x2="180.65cm" svg:y2="123.3cm">
                <text:p text:style-name="P2">3</text:p>
                <text:p text:style-name="P2"/>
              </draw:line>
              <draw:custom-shape draw:style-name="gr5" draw:text-style-name="P1" draw:layer="layout" svg:width="20.1cm" svg:height="13.8cm" svg:x="166.2cm" svg:y="11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7.2cm" svg:height="3cm" svg:x="179.1cm" svg:y="125.8cm">
                <text:p text:style-name="P2">I' = { }</text:p>
                <text:p text:style-name="P2"/>
                <text:p text:style-name="P2"><text:span text:style-name="T5">J</text:span>' = { }</text:p>
                <text:p text:style-name="P2">Bound = 10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1" draw:layer="layout" svg:width="20.1cm" svg:height="13.8cm" svg:x="166.2cm" svg:y="11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line draw:style-name="gr11" draw:text-style-name="P1" draw:layer="layout" svg:x1="175cm" svg:y1="121.8cm" svg:x2="170.1cm" svg:y2="118.5cm">
            <text:p/>
          </draw:line>
        </draw:g>
        <draw:line draw:style-name="gr11" draw:text-style-name="P1" draw:layer="layout" svg:x1="182cm" svg:y1="121.8cm" svg:x2="176.2cm" svg:y2="118.4cm">
          <text:p/>
        </draw:line>
        <draw:custom-shape draw:style-name="gr33" draw:text-style-name="P9" draw:layer="layout" svg:width="3.1cm" svg:height="2.7cm" svg:x="188.6cm" svg:y="59.8cm">
          <text:p text:style-name="P2"><text:span text:style-name="T6">8 old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g>
              <draw:custom-shape draw:style-name="gr3" draw:text-style-name="P4" draw:layer="layout" svg:width="3cm" svg:height="3cm" svg:x="215.285cm" svg:y="49.8cm">
                <text:p text:style-name="P2"><text:span text:style-name="T2">A1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221.285cm" svg:y="49.8cm">
                <text:p text:style-name="P2"><text:span text:style-name="T2">A2</text:span></text:p>
                <text:p text:style-name="P2"><text:span text:style-name="T3">{E3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215.285cm" svg:y="53.8cm">
                <text:p text:style-name="P2"><text:span text:style-name="T2">B1</text:span></text:p>
                <text:p text:style-name="P2"><text:span text:style-name="T3">{E3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215.285cm" svg:y="57.8cm">
                <text:p text:style-name="P2"><text:span text:style-name="T2">B2</text:span></text:p>
                <text:p text:style-name="P2"><text:span text:style-name="T3">{E2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221.285cm" svg:y="55.8cm">
                <text:p text:style-name="P2"><text:span text:style-name="T2">B3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228.285cm" svg:y="49.8cm">
                <text:p text:style-name="P2"><text:span text:style-name="T4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228.285cm" svg:y="55.8cm">
                <text:p text:style-name="P2"><text:span text:style-name="T4">B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218.285cm" svg:y1="51.3cm" svg:x2="221.285cm" svg:y2="51.3cm">
                <text:p text:style-name="P2">2</text:p>
                <text:p text:style-name="P2"/>
              </draw:line>
              <draw:line draw:style-name="gr4" draw:text-style-name="P7" draw:layer="layout" svg:x1="218.285cm" svg:y1="55.3cm" svg:x2="221.385cm" svg:y2="56.8cm">
                <text:p text:style-name="P2">2</text:p>
                <text:p text:style-name="P2"/>
              </draw:line>
              <draw:line draw:style-name="gr4" draw:text-style-name="P7" draw:layer="layout" svg:x1="218.285cm" svg:y1="59.3cm" svg:x2="221.385cm" svg:y2="57.8cm">
                <text:p text:style-name="P2">3</text:p>
                <text:p text:style-name="P2"/>
              </draw:line>
              <draw:line draw:style-name="gr4" draw:text-style-name="P7" draw:layer="layout" svg:x1="224.285cm" svg:y1="51.3cm" svg:x2="228.285cm" svg:y2="51.3cm">
                <text:p text:style-name="P2">4</text:p>
                <text:p text:style-name="P2"/>
              </draw:line>
              <draw:line draw:style-name="gr4" draw:text-style-name="P7" draw:layer="layout" svg:x1="224.285cm" svg:y1="57.3cm" svg:x2="228.285cm" svg:y2="57.3cm">
                <text:p text:style-name="P2">2</text:p>
                <text:p text:style-name="P2"/>
              </draw:line>
              <draw:custom-shape draw:style-name="gr5" draw:text-style-name="P1" draw:layer="layout" svg:width="20.1cm" svg:height="13.8cm" svg:x="213.835cm" svg:y="4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7.2cm" svg:height="3cm" svg:x="226.735cm" svg:y="59.8cm">
                <text:p text:style-name="P2">I' = {A2, B1, B2}</text:p>
                <text:p text:style-name="P2"/>
                <text:p text:style-name="P2"><text:span text:style-name="T5">J</text:span>' = {E2, E3}</text:p>
                <text:p text:style-name="P2">Bound = 11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1" draw:layer="layout" svg:width="20.1cm" svg:height="13.8cm" svg:x="213.835cm" svg:y="4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line draw:style-name="gr11" draw:text-style-name="P1" draw:layer="layout" svg:x1="229.135cm" svg:y1="55.9cm" svg:x2="217.935cm" svg:y2="52.3cm">
            <text:p/>
          </draw:line>
        </draw:g>
        <draw:line draw:style-name="gr1" draw:text-style-name="P1" draw:layer="layout" svg:x1="224cm" svg:y1="62.8cm" svg:x2="224cm" svg:y2="67cm">
          <text:p/>
        </draw:line>
        <draw:line draw:style-name="gr1" draw:text-style-name="P1" draw:layer="layout" svg:x1="224cm" svg:y1="67cm" svg:x2="224cm" svg:y2="71cm">
          <text:p/>
        </draw:line>
        <draw:custom-shape draw:style-name="gr2" draw:text-style-name="P3" draw:layer="layout" svg:width="3.6cm" svg:height="1.9cm" svg:x="224cm" svg:y="63.7cm">
          <text:p text:style-name="P2"><text:span text:style-name="T1">j: E2</text:span></text:p>
          <text:p text:style-name="P2"><text:span text:style-name="T1">{B2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2cm" svg:height="1.9cm" svg:x="224cm" svg:y="67.8cm">
          <text:p text:style-name="P2"><text:span text:style-name="T1">i: B2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4" draw:layer="layout" svg:width="3cm" svg:height="3cm" svg:x="215.25cm" svg:y="71.8cm">
            <text:p text:style-name="P2"><text:span text:style-name="T2">A1</text:span></text:p>
            <text:p text:style-name="P2"><text:span text:style-name="T3">E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221.25cm" svg:y="71.8cm">
            <text:p text:style-name="P2"><text:span text:style-name="T2">A2</text:span></text:p>
            <text:p text:style-name="P2"><text:span text:style-name="T3">{E3}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215.25cm" svg:y="75.8cm">
            <text:p text:style-name="P2"><text:span text:style-name="T2">B1</text:span></text:p>
            <text:p text:style-name="P2"><text:span text:style-name="T3">{E3}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215.25cm" svg:y="79.8cm">
            <text:p text:style-name="P2"><text:span text:style-name="T2">B2</text:span></text:p>
            <text:p text:style-name="P2"><text:span text:style-name="T3">E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221.25cm" svg:y="77.8cm">
            <text:p text:style-name="P2"><text:span text:style-name="T2">B3</text:span></text:p>
            <text:p text:style-name="P2"><text:span text:style-name="T3">E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3cm" svg:height="3cm" svg:x="228.25cm" svg:y="71.8cm">
            <text:p text:style-name="P2"><text:span text:style-name="T4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6" draw:layer="layout" svg:width="3cm" svg:height="3cm" svg:x="228.25cm" svg:y="77.8cm">
            <text:p text:style-name="P2"><text:span text:style-name="T4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7" draw:layer="layout" svg:x1="218.25cm" svg:y1="73.3cm" svg:x2="221.25cm" svg:y2="73.3cm">
            <text:p text:style-name="P2">2</text:p>
            <text:p text:style-name="P2"/>
          </draw:line>
          <draw:line draw:style-name="gr4" draw:text-style-name="P7" draw:layer="layout" svg:x1="218.25cm" svg:y1="77.3cm" svg:x2="221.35cm" svg:y2="78.8cm">
            <text:p text:style-name="P2">2</text:p>
            <text:p text:style-name="P2"/>
          </draw:line>
          <draw:line draw:style-name="gr4" draw:text-style-name="P7" draw:layer="layout" svg:x1="218.25cm" svg:y1="81.3cm" svg:x2="221.35cm" svg:y2="79.8cm">
            <text:p text:style-name="P2">3</text:p>
            <text:p text:style-name="P2"/>
          </draw:line>
          <draw:line draw:style-name="gr4" draw:text-style-name="P7" draw:layer="layout" svg:x1="224.25cm" svg:y1="73.3cm" svg:x2="228.25cm" svg:y2="73.3cm">
            <text:p text:style-name="P2">4</text:p>
            <text:p text:style-name="P2"/>
          </draw:line>
          <draw:line draw:style-name="gr4" draw:text-style-name="P7" draw:layer="layout" svg:x1="224.25cm" svg:y1="79.3cm" svg:x2="228.25cm" svg:y2="79.3cm">
            <text:p text:style-name="P2">2</text:p>
            <text:p text:style-name="P2"/>
          </draw:line>
          <draw:custom-shape draw:style-name="gr5" draw:text-style-name="P1" draw:layer="layout" svg:width="20.1cm" svg:height="13.8cm" svg:x="213.8cm" svg:y="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7.2cm" svg:height="3cm" svg:x="226.7cm" svg:y="81.8cm">
            <text:p text:style-name="P2">I' = {A2, B1}</text:p>
            <text:p text:style-name="P2"/>
            <text:p text:style-name="P2"><text:span text:style-name="T5">J</text:span>' = {E3}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" draw:layer="layout" svg:width="20.1cm" svg:height="13.8cm" svg:x="213.8cm" svg:y="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1" draw:layer="layout" svg:x1="229.1cm" svg:y1="77.9cm" svg:x2="217.9cm" svg:y2="74.3cm">
            <text:p/>
          </draw:line>
          <draw:line draw:style-name="gr24" draw:text-style-name="P1" draw:layer="layout" svg:x1="222.7cm" svg:y1="71.8cm" svg:x2="222.7cm" svg:y2="71.2cm">
            <text:p/>
          </draw:line>
          <draw:line draw:style-name="gr24" draw:text-style-name="P1" draw:layer="layout" svg:x1="222.7cm" svg:y1="71.2cm" svg:x2="214.5cm" svg:y2="71.2cm">
            <text:p/>
          </draw:line>
          <draw:line draw:style-name="gr24" draw:text-style-name="P1" draw:layer="layout" svg:x1="214.5cm" svg:y1="71.2cm" svg:x2="214.5cm" svg:y2="81.3cm">
            <text:p/>
          </draw:line>
          <draw:line draw:style-name="gr11" draw:text-style-name="P1" draw:layer="layout" svg:x1="214.5cm" svg:y1="81.3cm" svg:x2="215.3cm" svg:y2="81.3cm">
            <text:p/>
          </draw:line>
          <draw:custom-shape draw:style-name="gr22" draw:text-style-name="P17" draw:layer="layout" svg:width="10.4cm" svg:height="1.9cm" svg:x="216.3cm" svg:y="82.9cm">
            <text:p text:style-name="P2"><text:span text:style-name="T8">Infeasibl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3cm" svg:height="3cm" svg:x="265.45cm" svg:y="49.8cm">
            <text:p text:style-name="P2"><text:span text:style-name="T2">A1</text:span></text:p>
            <text:p text:style-name="P2"><text:span text:style-name="T3">{E2}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271.45cm" svg:y="49.8cm">
            <text:p text:style-name="P2"><text:span text:style-name="T2">A2</text:span></text:p>
            <text:p text:style-name="P2"><text:span text:style-name="T3">{E3}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265.45cm" svg:y="53.8cm">
            <text:p text:style-name="P2"><text:span text:style-name="T2">B1</text:span></text:p>
            <text:p text:style-name="P2"><text:span text:style-name="T3">{E3}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265.45cm" svg:y="57.8cm">
            <text:p text:style-name="P2"><text:span text:style-name="T2">B2</text:span></text:p>
            <text:p text:style-name="P2"><text:span text:style-name="T3">E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271.45cm" svg:y="55.8cm">
            <text:p text:style-name="P2"><text:span text:style-name="T2">B3</text:span></text:p>
            <text:p text:style-name="P2"><text:span text:style-name="T3">E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3cm" svg:height="3cm" svg:x="278.45cm" svg:y="49.8cm">
            <text:p text:style-name="P2"><text:span text:style-name="T4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6" draw:layer="layout" svg:width="3cm" svg:height="3cm" svg:x="278.45cm" svg:y="55.8cm">
            <text:p text:style-name="P2"><text:span text:style-name="T4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7" draw:layer="layout" svg:x1="268.45cm" svg:y1="51.3cm" svg:x2="271.45cm" svg:y2="51.3cm">
            <text:p text:style-name="P2">1</text:p>
            <text:p text:style-name="P2"/>
          </draw:line>
          <draw:line draw:style-name="gr4" draw:text-style-name="P7" draw:layer="layout" svg:x1="268.45cm" svg:y1="55.3cm" svg:x2="271.55cm" svg:y2="56.8cm">
            <text:p text:style-name="P2">2</text:p>
            <text:p text:style-name="P2"/>
          </draw:line>
          <draw:line draw:style-name="gr4" draw:text-style-name="P7" draw:layer="layout" svg:x1="268.45cm" svg:y1="59.3cm" svg:x2="271.55cm" svg:y2="57.8cm">
            <text:p text:style-name="P2">3</text:p>
            <text:p text:style-name="P2"/>
          </draw:line>
          <draw:line draw:style-name="gr4" draw:text-style-name="P7" draw:layer="layout" svg:x1="274.45cm" svg:y1="51.3cm" svg:x2="278.45cm" svg:y2="51.3cm">
            <text:p text:style-name="P2">4</text:p>
            <text:p text:style-name="P2"/>
          </draw:line>
          <draw:line draw:style-name="gr4" draw:text-style-name="P7" draw:layer="layout" svg:x1="274.45cm" svg:y1="57.3cm" svg:x2="278.45cm" svg:y2="57.3cm">
            <text:p text:style-name="P2">2</text:p>
            <text:p text:style-name="P2"/>
          </draw:line>
          <draw:custom-shape draw:style-name="gr5" draw:text-style-name="P1" draw:layer="layout" svg:width="20.1cm" svg:height="13.8cm" svg:x="264cm" svg:y="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7.2cm" svg:height="3cm" svg:x="276.9cm" svg:y="59.8cm">
            <text:p text:style-name="P2">I' = {A1, A2, B1}</text:p>
            <text:p text:style-name="P2"/>
            <text:p text:style-name="P2"><text:span text:style-name="T5">J</text:span>' = {E2, E3}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" draw:layer="layout" svg:width="20.1cm" svg:height="13.8cm" svg:x="264cm" svg:y="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1" draw:layer="layout" svg:x1="280.1cm" svg:y1="58.8cm" svg:x2="268cm" svg:y2="60.4cm">
            <text:p/>
          </draw:line>
          <draw:custom-shape draw:style-name="gr22" draw:text-style-name="P17" draw:layer="layout" svg:width="10.4cm" svg:height="1.9cm" svg:x="266.5cm" svg:y="60.9cm">
            <text:p text:style-name="P2"><text:span text:style-name="T8">Infeasibl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3cm" svg:height="3cm" svg:x="34.35cm" svg:y="93.8cm">
            <text:p text:style-name="P2"><text:span text:style-name="T2">A1</text:span></text:p>
            <text:p text:style-name="P2"><text:span text:style-name="T3">E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40.35cm" svg:y="93.8cm">
            <text:p text:style-name="P2"><text:span text:style-name="T2">A2</text:span></text:p>
            <text:p text:style-name="P2"><text:span text:style-name="T3">E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34.35cm" svg:y="97.8cm">
            <text:p text:style-name="P2"><text:span text:style-name="T2">B1</text:span></text:p>
            <text:p text:style-name="P2"><text:span text:style-name="T3">{E3}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34.35cm" svg:y="101.8cm">
            <text:p text:style-name="P2"><text:span text:style-name="T2">B2</text:span></text:p>
            <text:p text:style-name="P2"><text:span text:style-name="T3">E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40.35cm" svg:y="99.8cm">
            <text:p text:style-name="P2"><text:span text:style-name="T2">B3</text:span></text:p>
            <text:p text:style-name="P2"><text:span text:style-name="T3">E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3cm" svg:height="3cm" svg:x="47.35cm" svg:y="93.8cm">
            <text:p text:style-name="P2"><text:span text:style-name="T4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6" draw:layer="layout" svg:width="3cm" svg:height="3cm" svg:x="47.35cm" svg:y="99.8cm">
            <text:p text:style-name="P2"><text:span text:style-name="T4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7" draw:layer="layout" svg:x1="37.35cm" svg:y1="95.3cm" svg:x2="40.35cm" svg:y2="95.3cm">
            <text:p text:style-name="P2">2</text:p>
            <text:p text:style-name="P2"/>
          </draw:line>
          <draw:line draw:style-name="gr4" draw:text-style-name="P7" draw:layer="layout" svg:x1="37.35cm" svg:y1="99.3cm" svg:x2="40.45cm" svg:y2="100.8cm">
            <text:p text:style-name="P2">2</text:p>
            <text:p text:style-name="P2"/>
          </draw:line>
          <draw:line draw:style-name="gr4" draw:text-style-name="P7" draw:layer="layout" svg:x1="37.35cm" svg:y1="103.3cm" svg:x2="40.45cm" svg:y2="101.8cm">
            <text:p text:style-name="P2">3</text:p>
            <text:p text:style-name="P2"/>
          </draw:line>
          <draw:line draw:style-name="gr4" draw:text-style-name="P7" draw:layer="layout" svg:x1="43.35cm" svg:y1="95.3cm" svg:x2="47.35cm" svg:y2="95.3cm">
            <text:p text:style-name="P2">4</text:p>
            <text:p text:style-name="P2"/>
          </draw:line>
          <draw:line draw:style-name="gr4" draw:text-style-name="P7" draw:layer="layout" svg:x1="43.35cm" svg:y1="101.3cm" svg:x2="47.35cm" svg:y2="101.3cm">
            <text:p text:style-name="P2">2</text:p>
            <text:p text:style-name="P2"/>
          </draw:line>
          <draw:custom-shape draw:style-name="gr5" draw:text-style-name="P1" draw:layer="layout" svg:width="20.1cm" svg:height="13.8cm" svg:x="32.9cm" svg:y="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7.2cm" svg:height="3cm" svg:x="45.8cm" svg:y="103.8cm">
            <text:p text:style-name="P2">I' = {B1}</text:p>
            <text:p text:style-name="P2"/>
            <text:p text:style-name="P2"><text:span text:style-name="T5">J</text:span>' = {E3}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" draw:layer="layout" svg:width="20.1cm" svg:height="13.8cm" svg:x="32.9cm" svg:y="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1" draw:layer="layout" svg:x1="41.9cm" svg:y1="96.8cm" svg:x2="41.9cm" svg:y2="99.8cm">
            <text:p/>
          </draw:line>
          <draw:line draw:style-name="gr11" draw:text-style-name="P1" draw:layer="layout" svg:x1="47.8cm" svg:y1="102.4cm" svg:x2="37cm" svg:y2="104.3cm">
            <text:p/>
          </draw:line>
          <draw:custom-shape draw:style-name="gr22" draw:text-style-name="P17" draw:layer="layout" svg:width="10.4cm" svg:height="1.9cm" svg:x="35.4cm" svg:y="104.9cm">
            <text:p text:style-name="P2"><text:span text:style-name="T8">Infeasibl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3cm" svg:height="3cm" svg:x="66.45cm" svg:y="93.8cm">
            <text:p text:style-name="P2"><text:span text:style-name="T2">A1</text:span></text:p>
            <text:p text:style-name="P2"><text:span text:style-name="T3">E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72.45cm" svg:y="93.8cm">
            <text:p text:style-name="P2"><text:span text:style-name="T2">A2</text:span></text:p>
            <text:p text:style-name="P2"><text:span text:style-name="T3">E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66.45cm" svg:y="97.8cm">
            <text:p text:style-name="P2"><text:span text:style-name="T2">B1</text:span></text:p>
            <text:p text:style-name="P2"><text:span text:style-name="T3">E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66.45cm" svg:y="101.8cm">
            <text:p text:style-name="P2"><text:span text:style-name="T2">B2</text:span></text:p>
            <text:p text:style-name="P2"><text:span text:style-name="T3">{E2}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72.45cm" svg:y="99.8cm">
            <text:p text:style-name="P2"><text:span text:style-name="T2">B3</text:span></text:p>
            <text:p text:style-name="P2"><text:span text:style-name="T3">E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3cm" svg:height="3cm" svg:x="79.45cm" svg:y="93.8cm">
            <text:p text:style-name="P2"><text:span text:style-name="T4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6" draw:layer="layout" svg:width="3cm" svg:height="3cm" svg:x="79.45cm" svg:y="99.8cm">
            <text:p text:style-name="P2"><text:span text:style-name="T4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7" draw:layer="layout" svg:x1="69.45cm" svg:y1="95.3cm" svg:x2="72.45cm" svg:y2="95.3cm">
            <text:p text:style-name="P2">2</text:p>
            <text:p text:style-name="P2"/>
          </draw:line>
          <draw:line draw:style-name="gr4" draw:text-style-name="P7" draw:layer="layout" svg:x1="69.45cm" svg:y1="99.3cm" svg:x2="72.55cm" svg:y2="100.8cm">
            <text:p text:style-name="P2">2</text:p>
            <text:p text:style-name="P2"/>
          </draw:line>
          <draw:line draw:style-name="gr4" draw:text-style-name="P7" draw:layer="layout" svg:x1="69.45cm" svg:y1="103.3cm" svg:x2="72.55cm" svg:y2="101.8cm">
            <text:p text:style-name="P2">3</text:p>
            <text:p text:style-name="P2"/>
          </draw:line>
          <draw:line draw:style-name="gr4" draw:text-style-name="P7" draw:layer="layout" svg:x1="75.45cm" svg:y1="95.3cm" svg:x2="79.45cm" svg:y2="95.3cm">
            <text:p text:style-name="P2">4</text:p>
            <text:p text:style-name="P2"/>
          </draw:line>
          <draw:line draw:style-name="gr4" draw:text-style-name="P7" draw:layer="layout" svg:x1="75.45cm" svg:y1="101.3cm" svg:x2="79.45cm" svg:y2="101.3cm">
            <text:p text:style-name="P2">2</text:p>
            <text:p text:style-name="P2"/>
          </draw:line>
          <draw:custom-shape draw:style-name="gr5" draw:text-style-name="P1" draw:layer="layout" svg:width="20.1cm" svg:height="13.8cm" svg:x="65cm" svg:y="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7.2cm" svg:height="3cm" svg:x="77.9cm" svg:y="103.8cm">
            <text:p text:style-name="P2">I' = {B2}</text:p>
            <text:p text:style-name="P2"/>
            <text:p text:style-name="P2"><text:span text:style-name="T5">J</text:span>' = {E2}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" draw:layer="layout" svg:width="20.1cm" svg:height="13.8cm" svg:x="65cm" svg:y="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1" draw:layer="layout" svg:x1="74cm" svg:y1="96.8cm" svg:x2="74cm" svg:y2="99.8cm">
            <text:p/>
          </draw:line>
          <draw:line draw:style-name="gr11" draw:text-style-name="P1" draw:layer="layout" svg:x1="74.9cm" svg:y1="100.1cm" svg:x2="74.8cm" svg:y2="96.6cm">
            <text:p/>
          </draw:line>
          <draw:custom-shape draw:style-name="gr22" draw:text-style-name="P17" draw:layer="layout" svg:width="10.4cm" svg:height="1.9cm" svg:x="67.5cm" svg:y="104.9cm">
            <text:p text:style-name="P2"><text:span text:style-name="T8">Infeasibl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3cm" svg:height="3cm" svg:x="91.35cm" svg:y="115.8cm">
            <text:p text:style-name="P2"><text:span text:style-name="T2">A1</text:span></text:p>
            <text:p text:style-name="P2"><text:span text:style-name="T3">E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97.35cm" svg:y="115.8cm">
            <text:p text:style-name="P2"><text:span text:style-name="T2">A2</text:span></text:p>
            <text:p text:style-name="P2"><text:span text:style-name="T3">E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91.35cm" svg:y="119.8cm">
            <text:p text:style-name="P2"><text:span text:style-name="T2">B1</text:span></text:p>
            <text:p text:style-name="P2"><text:span text:style-name="T3">E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91.35cm" svg:y="123.8cm">
            <text:p text:style-name="P2"><text:span text:style-name="T2">B2</text:span></text:p>
            <text:p text:style-name="P2"><text:span text:style-name="T3">E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97.35cm" svg:y="121.8cm">
            <text:p text:style-name="P2"><text:span text:style-name="T2">B3</text:span></text:p>
            <text:p text:style-name="P2"><text:span text:style-name="T3">E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3cm" svg:height="3cm" svg:x="104.35cm" svg:y="115.8cm">
            <text:p text:style-name="P2"><text:span text:style-name="T4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6" draw:layer="layout" svg:width="3cm" svg:height="3cm" svg:x="104.35cm" svg:y="121.8cm">
            <text:p text:style-name="P2"><text:span text:style-name="T4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7" draw:layer="layout" svg:x1="94.35cm" svg:y1="117.3cm" svg:x2="97.35cm" svg:y2="117.3cm">
            <text:p text:style-name="P2">2</text:p>
            <text:p text:style-name="P2"/>
          </draw:line>
          <draw:line draw:style-name="gr4" draw:text-style-name="P7" draw:layer="layout" svg:x1="94.35cm" svg:y1="121.3cm" svg:x2="97.45cm" svg:y2="122.8cm">
            <text:p text:style-name="P2">2</text:p>
            <text:p text:style-name="P2"/>
          </draw:line>
          <draw:line draw:style-name="gr4" draw:text-style-name="P7" draw:layer="layout" svg:x1="94.35cm" svg:y1="125.3cm" svg:x2="97.45cm" svg:y2="123.8cm">
            <text:p text:style-name="P2">3</text:p>
            <text:p text:style-name="P2"/>
          </draw:line>
          <draw:line draw:style-name="gr4" draw:text-style-name="P7" draw:layer="layout" svg:x1="100.35cm" svg:y1="117.3cm" svg:x2="104.35cm" svg:y2="117.3cm">
            <text:p text:style-name="P2">4</text:p>
            <text:p text:style-name="P2"/>
          </draw:line>
          <draw:line draw:style-name="gr4" draw:text-style-name="P7" draw:layer="layout" svg:x1="100.35cm" svg:y1="123.3cm" svg:x2="104.35cm" svg:y2="123.3cm">
            <text:p text:style-name="P2">2</text:p>
            <text:p text:style-name="P2"/>
          </draw:line>
          <draw:custom-shape draw:style-name="gr5" draw:text-style-name="P1" draw:layer="layout" svg:width="20.1cm" svg:height="13.8cm" svg:x="89.9cm" svg:y="1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7.2cm" svg:height="3cm" svg:x="102.8cm" svg:y="125.8cm">
            <text:p text:style-name="P2">I' = { }</text:p>
            <text:p text:style-name="P2"/>
            <text:p text:style-name="P2"><text:span text:style-name="T5">J</text:span>' = { }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" draw:layer="layout" svg:width="20.1cm" svg:height="13.8cm" svg:x="89.9cm" svg:y="1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1" draw:layer="layout" svg:x1="98.9cm" svg:y1="121.8cm" svg:x2="98.9cm" svg:y2="118.8cm">
            <text:p/>
          </draw:line>
          <draw:line draw:style-name="gr11" draw:text-style-name="P1" draw:layer="layout" svg:x1="98.1cm" svg:y1="122cm" svg:x2="93.8cm" svg:y2="118.5cm">
            <text:p/>
          </draw:line>
          <draw:line draw:style-name="gr11" draw:text-style-name="P1" draw:layer="layout" svg:x1="99.7cm" svg:y1="118.6cm" svg:x2="99.7cm" svg:y2="122.1cm">
            <text:p/>
          </draw:line>
          <draw:custom-shape draw:style-name="gr22" draw:text-style-name="P17" draw:layer="layout" svg:width="10.4cm" svg:height="1.9cm" svg:x="92.4cm" svg:y="126.9cm">
            <text:p text:style-name="P2"><text:span text:style-name="T8">Infeasibl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3cm" svg:height="3cm" svg:x="117.116cm" svg:y="137.8cm">
            <text:p text:style-name="P2"><text:span text:style-name="T2">A1</text:span></text:p>
            <text:p text:style-name="P2"><text:span text:style-name="T3">E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123.116cm" svg:y="137.8cm">
            <text:p text:style-name="P2"><text:span text:style-name="T2">A2</text:span></text:p>
            <text:p text:style-name="P2"><text:span text:style-name="T3">E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117.116cm" svg:y="141.8cm">
            <text:p text:style-name="P2"><text:span text:style-name="T2">B1</text:span></text:p>
            <text:p text:style-name="P2"><text:span text:style-name="T3">E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117.116cm" svg:y="145.8cm">
            <text:p text:style-name="P2"><text:span text:style-name="T2">B2</text:span></text:p>
            <text:p text:style-name="P2"><text:span text:style-name="T3">E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123.116cm" svg:y="143.8cm">
            <text:p text:style-name="P2"><text:span text:style-name="T2">B3</text:span></text:p>
            <text:p text:style-name="P2"><text:span text:style-name="T3">E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3cm" svg:height="3cm" svg:x="130.116cm" svg:y="137.8cm">
            <text:p text:style-name="P2"><text:span text:style-name="T4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6" draw:layer="layout" svg:width="3cm" svg:height="3cm" svg:x="130.116cm" svg:y="143.8cm">
            <text:p text:style-name="P2"><text:span text:style-name="T4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7" draw:layer="layout" svg:x1="120.116cm" svg:y1="139.3cm" svg:x2="123.116cm" svg:y2="139.3cm">
            <text:p text:style-name="P2">2</text:p>
            <text:p text:style-name="P2"/>
          </draw:line>
          <draw:line draw:style-name="gr4" draw:text-style-name="P7" draw:layer="layout" svg:x1="120.116cm" svg:y1="143.3cm" svg:x2="123.216cm" svg:y2="144.8cm">
            <text:p text:style-name="P2">2</text:p>
            <text:p text:style-name="P2"/>
          </draw:line>
          <draw:line draw:style-name="gr4" draw:text-style-name="P7" draw:layer="layout" svg:x1="120.116cm" svg:y1="147.3cm" svg:x2="123.216cm" svg:y2="145.8cm">
            <text:p text:style-name="P2">3</text:p>
            <text:p text:style-name="P2"/>
          </draw:line>
          <draw:line draw:style-name="gr4" draw:text-style-name="P7" draw:layer="layout" svg:x1="126.116cm" svg:y1="139.3cm" svg:x2="130.116cm" svg:y2="139.3cm">
            <text:p text:style-name="P2">4</text:p>
            <text:p text:style-name="P2"/>
          </draw:line>
          <draw:line draw:style-name="gr4" draw:text-style-name="P7" draw:layer="layout" svg:x1="126.116cm" svg:y1="145.3cm" svg:x2="130.116cm" svg:y2="145.3cm">
            <text:p text:style-name="P2">3</text:p>
            <text:p text:style-name="P2"/>
          </draw:line>
          <draw:custom-shape draw:style-name="gr5" draw:text-style-name="P1" draw:layer="layout" svg:width="20.1cm" svg:height="13.8cm" svg:x="115.666cm" svg:y="1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7.2cm" svg:height="3cm" svg:x="128.566cm" svg:y="147.8cm">
            <text:p text:style-name="P2">I' = { }</text:p>
            <text:p text:style-name="P2"/>
            <text:p text:style-name="P2"><text:span text:style-name="T5">J</text:span>' = { }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" draw:layer="layout" svg:width="20.1cm" svg:height="13.8cm" svg:x="115.666cm" svg:y="1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1" draw:layer="layout" svg:x1="124.666cm" svg:y1="143.8cm" svg:x2="124.666cm" svg:y2="140.8cm">
            <text:p/>
          </draw:line>
          <draw:line draw:style-name="gr11" draw:text-style-name="P1" draw:layer="layout" svg:x1="123.866cm" svg:y1="144cm" svg:x2="119.566cm" svg:y2="140.5cm">
            <text:p/>
          </draw:line>
          <draw:line draw:style-name="gr11" draw:text-style-name="P1" draw:layer="layout" svg:x1="131.566cm" svg:y1="140.8cm" svg:x2="125.866cm" svg:y2="144.4cm">
            <text:p/>
          </draw:line>
          <draw:custom-shape draw:style-name="gr22" draw:text-style-name="P17" draw:layer="layout" svg:width="10.4cm" svg:height="1.9cm" svg:x="118.2cm" svg:y="148.9cm">
            <text:p text:style-name="P2"><text:span text:style-name="T8">Infeasible</text:span>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1" draw:layer="layout" svg:width="3.6cm" svg:height="1.9cm" svg:x="149cm" svg:y="107.8cm">
          <text:p text:style-name="P2">j: E3</text:p>
          <text:p text:style-name="P2">{A1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8" draw:layer="layout" svg:width="3.2cm" svg:height="1.9cm" svg:x="147.5cm" svg:y="111.9cm">
          <text:p text:style-name="P2">i: A1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Alapértelmezett">
        <draw:g>
          <draw:g>
            <draw:g>
              <draw:custom-shape draw:style-name="gr3" draw:text-style-name="P4" draw:layer="layout" svg:width="3cm" svg:height="3cm" svg:x="141.185cm" svg:y="4.8cm">
                <text:p text:style-name="P2"><text:span text:style-name="T2">A1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47.185cm" svg:y="4.8cm">
                <text:p text:style-name="P2"><text:span text:style-name="T2">A2</text:span></text:p>
                <text:p text:style-name="P2"><text:span text:style-name="T3">{E3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41.185cm" svg:y="8.8cm">
                <text:p text:style-name="P2"><text:span text:style-name="T2">B1</text:span></text:p>
                <text:p text:style-name="P2"><text:span text:style-name="T3">{E1,E3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41.185cm" svg:y="12.8cm">
                <text:p text:style-name="P2"><text:span text:style-name="T2">B2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47.185cm" svg:y="10.8cm">
                <text:p text:style-name="P2"><text:span text:style-name="T2">B3</text:span></text:p>
                <text:p text:style-name="P2"><text:span text:style-name="T3">{E2,E3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154.185cm" svg:y="4.8cm">
                <text:p text:style-name="P2"><text:span text:style-name="T4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154.185cm" svg:y="10.8cm">
                <text:p text:style-name="P2"><text:span text:style-name="T4">B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144.185cm" svg:y1="6.3cm" svg:x2="147.185cm" svg:y2="6.3cm">
                <text:p text:style-name="P2">2</text:p>
                <text:p text:style-name="P2"/>
              </draw:line>
              <draw:line draw:style-name="gr4" draw:text-style-name="P7" draw:layer="layout" svg:x1="144.185cm" svg:y1="10.3cm" svg:x2="147.285cm" svg:y2="11.8cm">
                <text:p text:style-name="P2">2</text:p>
                <text:p text:style-name="P2"/>
              </draw:line>
              <draw:line draw:style-name="gr4" draw:text-style-name="P7" draw:layer="layout" svg:x1="144.185cm" svg:y1="14.3cm" svg:x2="147.285cm" svg:y2="12.8cm">
                <text:p text:style-name="P2">3</text:p>
                <text:p text:style-name="P2"/>
              </draw:line>
              <draw:line draw:style-name="gr4" draw:text-style-name="P7" draw:layer="layout" svg:x1="150.185cm" svg:y1="6.3cm" svg:x2="154.185cm" svg:y2="6.3cm">
                <text:p text:style-name="P2">4</text:p>
                <text:p text:style-name="P2"/>
              </draw:line>
              <draw:line draw:style-name="gr4" draw:text-style-name="P7" draw:layer="layout" svg:x1="150.185cm" svg:y1="12.3cm" svg:x2="154.185cm" svg:y2="12.3cm">
                <text:p text:style-name="P2">2</text:p>
                <text:p text:style-name="P2"/>
              </draw:line>
              <draw:custom-shape draw:style-name="gr5" draw:text-style-name="P1" draw:layer="layout" svg:width="20.1cm" svg:height="13.8cm" svg:x="139.735cm" svg:y="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7.2cm" svg:height="3cm" svg:x="152.635cm" svg:y="14.8cm">
                <text:p text:style-name="P2">I' = {A2, B1, B3}</text:p>
                <text:p text:style-name="P2"/>
                <text:p text:style-name="P2"><text:span text:style-name="T5">J</text:span>' = {E2, E3}</text:p>
                <text:p text:style-name="P2">Bound = 7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1" draw:layer="layout" svg:width="20.1cm" svg:height="13.8cm" svg:x="139.735cm" svg:y="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line draw:style-name="gr24" draw:text-style-name="P1" draw:layer="layout" svg:x1="148.653cm" svg:y1="4.776cm" svg:x2="148.653cm" svg:y2="4.276cm">
            <text:p/>
          </draw:line>
          <draw:line draw:style-name="gr24" draw:text-style-name="P1" draw:layer="layout" svg:x1="148.653cm" svg:y1="4.276cm" svg:x2="140.453cm" svg:y2="4.276cm">
            <text:p/>
          </draw:line>
          <draw:line draw:style-name="gr24" draw:text-style-name="P1" draw:layer="layout" svg:x1="140.453cm" svg:y1="4.276cm" svg:x2="140.453cm" svg:y2="14.376cm">
            <text:p/>
          </draw:line>
          <draw:line draw:style-name="gr11" draw:text-style-name="P1" draw:layer="layout" svg:x1="140.453cm" svg:y1="14.376cm" svg:x2="141.253cm" svg:y2="14.376cm">
            <text:p/>
          </draw:line>
        </draw:g>
        <draw:custom-shape draw:style-name="gr10" draw:text-style-name="P9" draw:layer="layout" svg:width="3.1cm" svg:height="2.6cm" svg:x="149.2cm" svg:y="14.9cm">
          <text:p text:style-name="P2"><text:span text:style-name="T6">6 old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0cm" svg:y1="17.8cm" svg:x2="150cm" svg:y2="22cm">
          <text:p/>
        </draw:line>
        <draw:custom-shape draw:style-name="gr2" draw:text-style-name="P1" draw:layer="layout" svg:width="3.6cm" svg:height="1.9cm" svg:x="150cm" svg:y="18.5cm">
          <text:p text:style-name="P2">j: E3</text:p>
          <text:p text:style-name="P2">{A2, B1, B3}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g>
              <draw:custom-shape draw:style-name="gr3" draw:text-style-name="P4" draw:layer="layout" svg:width="3cm" svg:height="3cm" svg:x="73.25cm" svg:y="27.8cm">
                <text:p text:style-name="P2"><text:span text:style-name="T2">A1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79.25cm" svg:y="27.8cm">
                <text:p text:style-name="P2"><text:span text:style-name="T2">A2</text:span></text:p>
                <text:p text:style-name="P2"><text:span text:style-name="T3">E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73.25cm" svg:y="31.8cm">
                <text:p text:style-name="P2"><text:span text:style-name="T2">B1</text:span></text:p>
                <text:p text:style-name="P2"><text:span text:style-name="T3">{E3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73.25cm" svg:y="35.8cm">
                <text:p text:style-name="P2"><text:span text:style-name="T2">B2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79.25cm" svg:y="33.8cm">
                <text:p text:style-name="P2"><text:span text:style-name="T2">B3</text:span></text:p>
                <text:p text:style-name="P2"><text:span text:style-name="T3">{E2,E3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86.25cm" svg:y="27.8cm">
                <text:p text:style-name="P2"><text:span text:style-name="T4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86.25cm" svg:y="33.8cm">
                <text:p text:style-name="P2"><text:span text:style-name="T4">B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76.25cm" svg:y1="29.3cm" svg:x2="79.25cm" svg:y2="29.3cm">
                <text:p text:style-name="P2">2</text:p>
                <text:p text:style-name="P2"/>
              </draw:line>
              <draw:line draw:style-name="gr4" draw:text-style-name="P7" draw:layer="layout" svg:x1="76.25cm" svg:y1="33.3cm" svg:x2="79.35cm" svg:y2="34.8cm">
                <text:p text:style-name="P2">2</text:p>
                <text:p text:style-name="P2"/>
              </draw:line>
              <draw:line draw:style-name="gr4" draw:text-style-name="P7" draw:layer="layout" svg:x1="76.25cm" svg:y1="37.3cm" svg:x2="79.35cm" svg:y2="35.8cm">
                <text:p text:style-name="P2">3</text:p>
                <text:p text:style-name="P2"/>
              </draw:line>
              <draw:line draw:style-name="gr4" draw:text-style-name="P7" draw:layer="layout" svg:x1="82.25cm" svg:y1="29.3cm" svg:x2="86.25cm" svg:y2="29.3cm">
                <text:p text:style-name="P2">4</text:p>
                <text:p text:style-name="P2"/>
              </draw:line>
              <draw:line draw:style-name="gr4" draw:text-style-name="P7" draw:layer="layout" svg:x1="82.25cm" svg:y1="35.3cm" svg:x2="86.25cm" svg:y2="35.3cm">
                <text:p text:style-name="P2">2</text:p>
                <text:p text:style-name="P2"/>
              </draw:line>
              <draw:custom-shape draw:style-name="gr5" draw:text-style-name="P1" draw:layer="layout" svg:width="20.1cm" svg:height="13.8cm" svg:x="71.8cm" svg:y="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7.2cm" svg:height="3cm" svg:x="84.7cm" svg:y="37.8cm">
                <text:p text:style-name="P2">I' = {B1, B3}</text:p>
                <text:p text:style-name="P2"/>
                <text:p text:style-name="P2"><text:span text:style-name="T5">J</text:span>' = {E2, E3}</text:p>
                <text:p text:style-name="P2">Bound = 7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1" draw:layer="layout" svg:width="20.1cm" svg:height="13.8cm" svg:x="71.8cm" svg:y="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line draw:style-name="gr24" draw:text-style-name="P1" draw:layer="layout" svg:x1="80.718cm" svg:y1="27.776cm" svg:x2="80.718cm" svg:y2="27.276cm">
            <text:p/>
          </draw:line>
          <draw:line draw:style-name="gr24" draw:text-style-name="P1" draw:layer="layout" svg:x1="80.718cm" svg:y1="27.276cm" svg:x2="72.518cm" svg:y2="27.276cm">
            <text:p/>
          </draw:line>
          <draw:line draw:style-name="gr24" draw:text-style-name="P1" draw:layer="layout" svg:x1="72.518cm" svg:y1="27.276cm" svg:x2="72.518cm" svg:y2="37.376cm">
            <text:p/>
          </draw:line>
          <draw:line draw:style-name="gr11" draw:text-style-name="P1" draw:layer="layout" svg:x1="72.518cm" svg:y1="37.376cm" svg:x2="73.318cm" svg:y2="37.376cm">
            <text:p/>
          </draw:line>
        </draw:g>
        <draw:g>
          <draw:g>
            <draw:g>
              <draw:custom-shape draw:style-name="gr3" draw:text-style-name="P4" draw:layer="layout" svg:width="3cm" svg:height="3cm" svg:x="141.198cm" svg:y="27.741cm">
                <text:p text:style-name="P2"><text:span text:style-name="T2">A1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47.198cm" svg:y="27.741cm">
                <text:p text:style-name="P2"><text:span text:style-name="T2">A2</text:span></text:p>
                <text:p text:style-name="P2"><text:span text:style-name="T3">{E3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41.198cm" svg:y="31.741cm">
                <text:p text:style-name="P2"><text:span text:style-name="T2">B1</text:span></text:p>
                <text:p text:style-name="P2"><text:span text:style-name="T3">E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41.198cm" svg:y="35.741cm">
                <text:p text:style-name="P2"><text:span text:style-name="T2">B2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47.198cm" svg:y="33.741cm">
                <text:p text:style-name="P2"><text:span text:style-name="T2">B3</text:span></text:p>
                <text:p text:style-name="P2"><text:span text:style-name="T3">{E2,E3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154.198cm" svg:y="27.741cm">
                <text:p text:style-name="P2"><text:span text:style-name="T4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154.198cm" svg:y="33.741cm">
                <text:p text:style-name="P2"><text:span text:style-name="T4">B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144.198cm" svg:y1="29.241cm" svg:x2="147.198cm" svg:y2="29.241cm">
                <text:p text:style-name="P2">2</text:p>
                <text:p text:style-name="P2"/>
              </draw:line>
              <draw:line draw:style-name="gr4" draw:text-style-name="P7" draw:layer="layout" svg:x1="144.198cm" svg:y1="33.241cm" svg:x2="147.298cm" svg:y2="34.741cm">
                <text:p text:style-name="P2">2</text:p>
                <text:p text:style-name="P2"/>
              </draw:line>
              <draw:line draw:style-name="gr4" draw:text-style-name="P7" draw:layer="layout" svg:x1="144.198cm" svg:y1="37.241cm" svg:x2="147.298cm" svg:y2="35.741cm">
                <text:p text:style-name="P2">3</text:p>
                <text:p text:style-name="P2"/>
              </draw:line>
              <draw:line draw:style-name="gr4" draw:text-style-name="P7" draw:layer="layout" svg:x1="150.198cm" svg:y1="29.241cm" svg:x2="154.198cm" svg:y2="29.241cm">
                <text:p text:style-name="P2">4</text:p>
                <text:p text:style-name="P2"/>
              </draw:line>
              <draw:line draw:style-name="gr4" draw:text-style-name="P7" draw:layer="layout" svg:x1="150.198cm" svg:y1="35.241cm" svg:x2="154.198cm" svg:y2="35.241cm">
                <text:p text:style-name="P2">2</text:p>
                <text:p text:style-name="P2"/>
              </draw:line>
              <draw:custom-shape draw:style-name="gr5" draw:text-style-name="P1" draw:layer="layout" svg:width="20.1cm" svg:height="13.8cm" svg:x="139.748cm" svg:y="26.94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7.2cm" svg:height="3cm" svg:x="152.648cm" svg:y="37.741cm">
                <text:p text:style-name="P2">I' = {A2, B3}</text:p>
                <text:p text:style-name="P2"/>
                <text:p text:style-name="P2"><text:span text:style-name="T5">J</text:span>' = {E2, E3}</text:p>
                <text:p text:style-name="P2">Bound = 7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1" draw:layer="layout" svg:width="20.1cm" svg:height="13.8cm" svg:x="139.748cm" svg:y="26.94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line draw:style-name="gr24" draw:text-style-name="P1" draw:layer="layout" svg:x1="148.618cm" svg:y1="27.717cm" svg:x2="148.618cm" svg:y2="27.217cm">
            <text:p/>
          </draw:line>
          <draw:line draw:style-name="gr24" draw:text-style-name="P1" draw:layer="layout" svg:x1="148.618cm" svg:y1="27.217cm" svg:x2="140.418cm" svg:y2="27.217cm">
            <text:p/>
          </draw:line>
          <draw:line draw:style-name="gr24" draw:text-style-name="P1" draw:layer="layout" svg:x1="140.418cm" svg:y1="27.217cm" svg:x2="140.418cm" svg:y2="37.317cm">
            <text:p/>
          </draw:line>
          <draw:line draw:style-name="gr11" draw:text-style-name="P1" draw:layer="layout" svg:x1="140.418cm" svg:y1="37.317cm" svg:x2="141.218cm" svg:y2="37.317cm">
            <text:p/>
          </draw:line>
        </draw:g>
        <draw:g>
          <draw:g>
            <draw:g>
              <draw:custom-shape draw:style-name="gr3" draw:text-style-name="P4" draw:layer="layout" svg:width="3cm" svg:height="3cm" svg:x="218.55cm" svg:y="27.8cm">
                <text:p text:style-name="P2"><text:span text:style-name="T2">A1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224.55cm" svg:y="27.8cm">
                <text:p text:style-name="P2"><text:span text:style-name="T2">A2</text:span></text:p>
                <text:p text:style-name="P2"><text:span text:style-name="T3">{E3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218.55cm" svg:y="31.8cm">
                <text:p text:style-name="P2"><text:span text:style-name="T2">B1</text:span></text:p>
                <text:p text:style-name="P2"><text:span text:style-name="T3">{E3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218.55cm" svg:y="35.8cm">
                <text:p text:style-name="P2"><text:span text:style-name="T2">B2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224.55cm" svg:y="33.8cm">
                <text:p text:style-name="P2"><text:span text:style-name="T2">B3</text:span></text:p>
                <text:p text:style-name="P2"><text:span text:style-name="T3">E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231.55cm" svg:y="27.8cm">
                <text:p text:style-name="P2"><text:span text:style-name="T4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231.55cm" svg:y="33.8cm">
                <text:p text:style-name="P2"><text:span text:style-name="T4">B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221.55cm" svg:y1="29.3cm" svg:x2="224.55cm" svg:y2="29.3cm">
                <text:p text:style-name="P2">2</text:p>
                <text:p text:style-name="P2"/>
              </draw:line>
              <draw:line draw:style-name="gr4" draw:text-style-name="P7" draw:layer="layout" svg:x1="221.55cm" svg:y1="33.3cm" svg:x2="224.65cm" svg:y2="34.8cm">
                <text:p text:style-name="P2">2</text:p>
                <text:p text:style-name="P2"/>
              </draw:line>
              <draw:line draw:style-name="gr4" draw:text-style-name="P7" draw:layer="layout" svg:x1="221.55cm" svg:y1="37.3cm" svg:x2="224.65cm" svg:y2="35.8cm">
                <text:p text:style-name="P2">3</text:p>
                <text:p text:style-name="P2"/>
              </draw:line>
              <draw:line draw:style-name="gr4" draw:text-style-name="P7" draw:layer="layout" svg:x1="227.55cm" svg:y1="29.3cm" svg:x2="231.55cm" svg:y2="29.3cm">
                <text:p text:style-name="P2">4</text:p>
                <text:p text:style-name="P2"/>
              </draw:line>
              <draw:line draw:style-name="gr4" draw:text-style-name="P7" draw:layer="layout" svg:x1="227.55cm" svg:y1="35.3cm" svg:x2="231.55cm" svg:y2="35.3cm">
                <text:p text:style-name="P2">3</text:p>
                <text:p text:style-name="P2"/>
              </draw:line>
              <draw:custom-shape draw:style-name="gr5" draw:text-style-name="P1" draw:layer="layout" svg:width="20.1cm" svg:height="13.8cm" svg:x="217.1cm" svg:y="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7.2cm" svg:height="3cm" svg:x="230cm" svg:y="37.8cm">
                <text:p text:style-name="P2">I' = {A2, B1}</text:p>
                <text:p text:style-name="P2"/>
                <text:p text:style-name="P2"><text:span text:style-name="T5">J</text:span>' = {E3}</text:p>
                <text:p text:style-name="P2">Bound = 8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1" draw:layer="layout" svg:width="20.1cm" svg:height="13.8cm" svg:x="217.1cm" svg:y="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line draw:style-name="gr24" draw:text-style-name="P1" draw:layer="layout" svg:x1="225.97cm" svg:y1="27.776cm" svg:x2="225.97cm" svg:y2="27.276cm">
            <text:p/>
          </draw:line>
          <draw:line draw:style-name="gr24" draw:text-style-name="P1" draw:layer="layout" svg:x1="225.97cm" svg:y1="27.276cm" svg:x2="217.77cm" svg:y2="27.276cm">
            <text:p/>
          </draw:line>
          <draw:line draw:style-name="gr24" draw:text-style-name="P1" draw:layer="layout" svg:x1="217.77cm" svg:y1="27.276cm" svg:x2="217.77cm" svg:y2="37.376cm">
            <text:p/>
          </draw:line>
          <draw:line draw:style-name="gr11" draw:text-style-name="P1" draw:layer="layout" svg:x1="217.77cm" svg:y1="37.376cm" svg:x2="218.57cm" svg:y2="37.376cm">
            <text:p/>
          </draw:line>
        </draw:g>
        <draw:line draw:style-name="gr1" draw:text-style-name="P1" draw:layer="layout" svg:x1="150cm" svg:y1="22cm" svg:x2="91.9cm" svg:y2="27cm">
          <text:p/>
        </draw:line>
        <draw:custom-shape draw:style-name="gr7" draw:text-style-name="P18" draw:layer="layout" svg:width="3.2cm" svg:height="1.9cm" svg:x="121.8cm" svg:y="23.3cm">
          <text:p text:style-name="P2">i: A2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50cm" svg:y1="22cm" svg:x2="150cm" svg:y2="26.9cm">
          <text:p/>
        </draw:line>
        <draw:custom-shape draw:style-name="gr7" draw:text-style-name="P18" draw:layer="layout" svg:width="3.2cm" svg:height="1.9cm" svg:x="148.3cm" svg:y="23.3cm">
          <text:p text:style-name="P2">i: B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50cm" svg:y1="22cm" svg:x2="217.1cm" svg:y2="27cm">
          <text:p/>
        </draw:line>
        <draw:custom-shape draw:style-name="gr7" draw:text-style-name="P18" draw:layer="layout" svg:width="3.2cm" svg:height="1.9cm" svg:x="176.5cm" svg:y="23.3cm">
          <text:p text:style-name="P2">i: B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82.2cm" svg:y1="40.8cm" svg:x2="82.2cm" svg:y2="45cm">
          <text:p/>
        </draw:line>
        <draw:custom-shape draw:style-name="gr2" draw:text-style-name="P1" draw:layer="layout" svg:width="3.6cm" svg:height="1.9cm" svg:x="82.2cm" svg:y="41.6cm">
          <text:p text:style-name="P2">j: E3</text:p>
          <text:p text:style-name="P2">{B1, B3}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82.2cm" svg:y1="45cm" svg:x2="71.8cm" svg:y2="47cm">
          <text:p/>
        </draw:line>
        <draw:line draw:style-name="gr1" draw:text-style-name="P1" draw:layer="layout" svg:x1="82.2cm" svg:y1="45cm" svg:x2="91.9cm" svg:y2="47cm">
          <text:p/>
        </draw:line>
        <draw:custom-shape draw:style-name="gr7" draw:text-style-name="P18" draw:layer="layout" svg:width="3.2cm" svg:height="1.9cm" svg:x="75.6cm" svg:y="45.2cm">
          <text:p text:style-name="P2">i: B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8" draw:layer="layout" svg:width="3.2cm" svg:height="1.9cm" svg:x="84.8cm" svg:y="45.2cm">
          <text:p text:style-name="P2">i: B3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g>
              <draw:g>
                <draw:custom-shape draw:style-name="gr3" draw:text-style-name="P4" draw:layer="layout" svg:width="3cm" svg:height="3cm" svg:x="53.15cm" svg:y="47.8cm">
                  <text:p text:style-name="P2"><text:span text:style-name="T2">A1</text:span></text:p>
                  <text:p text:style-name="P2"><text:span text:style-name="T3">E2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3cm" svg:height="3cm" svg:x="59.15cm" svg:y="47.8cm">
                  <text:p text:style-name="P2"><text:span text:style-name="T2">A2</text:span></text:p>
                  <text:p text:style-name="P2"><text:span text:style-name="T3">E3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3cm" svg:height="3cm" svg:x="53.15cm" svg:y="51.8cm">
                  <text:p text:style-name="P2"><text:span text:style-name="T2">B1</text:span></text:p>
                  <text:p text:style-name="P2"><text:span text:style-name="T3">E3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3cm" svg:height="3cm" svg:x="53.15cm" svg:y="55.8cm">
                  <text:p text:style-name="P2"><text:span text:style-name="T2">B2</text:span></text:p>
                  <text:p text:style-name="P2"><text:span text:style-name="T3">E2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3cm" svg:height="3cm" svg:x="59.15cm" svg:y="53.8cm">
                  <text:p text:style-name="P2"><text:span text:style-name="T2">B3</text:span></text:p>
                  <text:p text:style-name="P2"><text:span text:style-name="T3">{E2,E3}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5" draw:layer="layout" svg:width="3cm" svg:height="3cm" svg:x="66.15cm" svg:y="47.8cm">
                  <text:p text:style-name="P2"><text:span text:style-name="T4">A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6" draw:layer="layout" svg:width="3cm" svg:height="3cm" svg:x="66.15cm" svg:y="53.8cm">
                  <text:p text:style-name="P2"><text:span text:style-name="T4">B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" draw:text-style-name="P7" draw:layer="layout" svg:x1="56.15cm" svg:y1="49.3cm" svg:x2="59.15cm" svg:y2="49.3cm">
                  <text:p text:style-name="P2">2</text:p>
                  <text:p text:style-name="P2"/>
                </draw:line>
                <draw:line draw:style-name="gr4" draw:text-style-name="P7" draw:layer="layout" svg:x1="56.15cm" svg:y1="53.3cm" svg:x2="59.25cm" svg:y2="54.8cm">
                  <text:p text:style-name="P2">2</text:p>
                  <text:p text:style-name="P2"/>
                </draw:line>
                <draw:line draw:style-name="gr4" draw:text-style-name="P7" draw:layer="layout" svg:x1="56.15cm" svg:y1="57.3cm" svg:x2="59.25cm" svg:y2="55.8cm">
                  <text:p text:style-name="P2">3</text:p>
                  <text:p text:style-name="P2"/>
                </draw:line>
                <draw:line draw:style-name="gr4" draw:text-style-name="P7" draw:layer="layout" svg:x1="62.15cm" svg:y1="49.3cm" svg:x2="66.15cm" svg:y2="49.3cm">
                  <text:p text:style-name="P2">4</text:p>
                  <text:p text:style-name="P2"/>
                </draw:line>
                <draw:line draw:style-name="gr4" draw:text-style-name="P7" draw:layer="layout" svg:x1="62.15cm" svg:y1="55.3cm" svg:x2="66.15cm" svg:y2="55.3cm">
                  <text:p text:style-name="P2">2</text:p>
                  <text:p text:style-name="P2"/>
                </draw:line>
                <draw:custom-shape draw:style-name="gr5" draw:text-style-name="P1" draw:layer="layout" svg:width="20.1cm" svg:height="13.8cm" svg:x="51.7cm" svg:y="4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1" draw:layer="layout" svg:width="7.2cm" svg:height="3cm" svg:x="64.6cm" svg:y="57.8cm">
                  <text:p text:style-name="P2">I' = {B3}</text:p>
                  <text:p text:style-name="P2"/>
                  <text:p text:style-name="P2"><text:span text:style-name="T5">J</text:span>' = {E2, E3}</text:p>
                  <text:p text:style-name="P2">Bound = 10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" draw:text-style-name="P1" draw:layer="layout" svg:width="20.1cm" svg:height="13.8cm" svg:x="51.7cm" svg:y="4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line draw:style-name="gr24" draw:text-style-name="P1" draw:layer="layout" svg:x1="60.618cm" svg:y1="47.776cm" svg:x2="60.618cm" svg:y2="47.276cm">
              <text:p/>
            </draw:line>
            <draw:line draw:style-name="gr24" draw:text-style-name="P1" draw:layer="layout" svg:x1="60.618cm" svg:y1="47.276cm" svg:x2="52.418cm" svg:y2="47.276cm">
              <text:p/>
            </draw:line>
            <draw:line draw:style-name="gr24" draw:text-style-name="P1" draw:layer="layout" svg:x1="52.418cm" svg:y1="47.276cm" svg:x2="52.418cm" svg:y2="57.376cm">
              <text:p/>
            </draw:line>
            <draw:line draw:style-name="gr11" draw:text-style-name="P1" draw:layer="layout" svg:x1="52.418cm" svg:y1="57.376cm" svg:x2="53.218cm" svg:y2="57.376cm">
              <text:p/>
            </draw:line>
          </draw:g>
          <draw:line draw:style-name="gr11" draw:text-style-name="P1" draw:layer="layout" svg:x1="66.9cm" svg:y1="50.6cm" svg:x2="56cm" svg:y2="52.6cm">
            <text:p/>
          </draw:line>
        </draw:g>
        <draw:g>
          <draw:g>
            <draw:g>
              <draw:g>
                <draw:custom-shape draw:style-name="gr3" draw:text-style-name="P4" draw:layer="layout" svg:width="3cm" svg:height="3cm" svg:x="93.35cm" svg:y="47.8cm">
                  <text:p text:style-name="P2"><text:span text:style-name="T2">A1</text:span></text:p>
                  <text:p text:style-name="P2"><text:span text:style-name="T3">E2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3cm" svg:height="3cm" svg:x="99.35cm" svg:y="47.8cm">
                  <text:p text:style-name="P2"><text:span text:style-name="T2">A2</text:span></text:p>
                  <text:p text:style-name="P2"><text:span text:style-name="T3">E3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3cm" svg:height="3cm" svg:x="93.35cm" svg:y="51.8cm">
                  <text:p text:style-name="P2"><text:span text:style-name="T2">B1</text:span></text:p>
                  <text:p text:style-name="P2"><text:span text:style-name="T3">{E3}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3cm" svg:height="3cm" svg:x="93.35cm" svg:y="55.8cm">
                  <text:p text:style-name="P2"><text:span text:style-name="T2">B2</text:span></text:p>
                  <text:p text:style-name="P2"><text:span text:style-name="T3">E2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3cm" svg:height="3cm" svg:x="99.35cm" svg:y="53.8cm">
                  <text:p text:style-name="P2"><text:span text:style-name="T2">B3</text:span></text:p>
                  <text:p text:style-name="P2"><text:span text:style-name="T3">E3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5" draw:layer="layout" svg:width="3cm" svg:height="3cm" svg:x="106.35cm" svg:y="47.8cm">
                  <text:p text:style-name="P2"><text:span text:style-name="T4">A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6" draw:layer="layout" svg:width="3cm" svg:height="3cm" svg:x="106.35cm" svg:y="53.8cm">
                  <text:p text:style-name="P2"><text:span text:style-name="T4">B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" draw:text-style-name="P7" draw:layer="layout" svg:x1="96.35cm" svg:y1="49.3cm" svg:x2="99.35cm" svg:y2="49.3cm">
                  <text:p text:style-name="P2">2</text:p>
                  <text:p text:style-name="P2"/>
                </draw:line>
                <draw:line draw:style-name="gr4" draw:text-style-name="P7" draw:layer="layout" svg:x1="96.35cm" svg:y1="53.3cm" svg:x2="99.45cm" svg:y2="54.8cm">
                  <text:p text:style-name="P2">2</text:p>
                  <text:p text:style-name="P2"/>
                </draw:line>
                <draw:line draw:style-name="gr4" draw:text-style-name="P7" draw:layer="layout" svg:x1="96.35cm" svg:y1="57.3cm" svg:x2="99.45cm" svg:y2="55.8cm">
                  <text:p text:style-name="P2">3</text:p>
                  <text:p text:style-name="P2"/>
                </draw:line>
                <draw:line draw:style-name="gr4" draw:text-style-name="P7" draw:layer="layout" svg:x1="102.35cm" svg:y1="49.3cm" svg:x2="106.35cm" svg:y2="49.3cm">
                  <text:p text:style-name="P2">4</text:p>
                  <text:p text:style-name="P2"/>
                </draw:line>
                <draw:line draw:style-name="gr4" draw:text-style-name="P7" draw:layer="layout" svg:x1="102.35cm" svg:y1="55.3cm" svg:x2="106.35cm" svg:y2="55.3cm">
                  <text:p text:style-name="P2">3</text:p>
                  <text:p text:style-name="P2"/>
                </draw:line>
                <draw:custom-shape draw:style-name="gr5" draw:text-style-name="P1" draw:layer="layout" svg:width="20.1cm" svg:height="13.8cm" svg:x="91.9cm" svg:y="4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1" draw:layer="layout" svg:width="7.2cm" svg:height="3cm" svg:x="104.8cm" svg:y="57.8cm">
                  <text:p text:style-name="P2">I' = {B1}</text:p>
                  <text:p text:style-name="P2"/>
                  <text:p text:style-name="P2"><text:span text:style-name="T5">J</text:span>' = {E3}</text:p>
                  <text:p text:style-name="P2">Bound = 9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" draw:text-style-name="P1" draw:layer="layout" svg:width="20.1cm" svg:height="13.8cm" svg:x="91.9cm" svg:y="4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line draw:style-name="gr24" draw:text-style-name="P1" draw:layer="layout" svg:x1="100.818cm" svg:y1="47.776cm" svg:x2="100.818cm" svg:y2="47.276cm">
              <text:p/>
            </draw:line>
            <draw:line draw:style-name="gr24" draw:text-style-name="P1" draw:layer="layout" svg:x1="100.818cm" svg:y1="47.276cm" svg:x2="92.618cm" svg:y2="47.276cm">
              <text:p/>
            </draw:line>
            <draw:line draw:style-name="gr24" draw:text-style-name="P1" draw:layer="layout" svg:x1="92.618cm" svg:y1="47.276cm" svg:x2="92.618cm" svg:y2="57.376cm">
              <text:p/>
            </draw:line>
            <draw:line draw:style-name="gr11" draw:text-style-name="P1" draw:layer="layout" svg:x1="92.618cm" svg:y1="57.376cm" svg:x2="93.418cm" svg:y2="57.376cm">
              <text:p/>
            </draw:line>
          </draw:g>
          <draw:line draw:style-name="gr11" draw:text-style-name="P1" draw:layer="layout" svg:x1="107cm" svg:y1="50.6cm" svg:x2="102cm" svg:y2="54.3cm">
            <text:p/>
          </draw:line>
        </draw:g>
        <draw:line draw:style-name="gr1" draw:text-style-name="P1" draw:layer="layout" svg:x1="61.6cm" svg:y1="60.8cm" svg:x2="61.6cm" svg:y2="65cm">
          <text:p/>
        </draw:line>
        <draw:line draw:style-name="gr1" draw:text-style-name="P1" draw:layer="layout" svg:x1="61.6cm" svg:y1="65cm" svg:x2="61.6cm" svg:y2="69cm">
          <text:p/>
        </draw:line>
        <draw:custom-shape draw:style-name="gr2" draw:text-style-name="P1" draw:layer="layout" svg:width="3.6cm" svg:height="1.9cm" svg:x="61.6cm" svg:y="61.7cm">
          <text:p text:style-name="P2">j: E3</text:p>
          <text:p text:style-name="P2">{B1, B3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8" draw:layer="layout" svg:width="3.2cm" svg:height="1.9cm" svg:x="60cm" svg:y="65.8cm">
          <text:p text:style-name="P2">i: B3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g>
              <draw:g>
                <draw:custom-shape draw:style-name="gr3" draw:text-style-name="P4" draw:layer="layout" svg:width="3cm" svg:height="3cm" svg:x="53.15cm" svg:y="69.8cm">
                  <text:p text:style-name="P2"><text:span text:style-name="T2">A1</text:span></text:p>
                  <text:p text:style-name="P2"><text:span text:style-name="T3">E2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3cm" svg:height="3cm" svg:x="59.15cm" svg:y="69.8cm">
                  <text:p text:style-name="P2"><text:span text:style-name="T2">A2</text:span></text:p>
                  <text:p text:style-name="P2"><text:span text:style-name="T3">E3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3cm" svg:height="3cm" svg:x="53.15cm" svg:y="73.8cm">
                  <text:p text:style-name="P2"><text:span text:style-name="T2">B1</text:span></text:p>
                  <text:p text:style-name="P2"><text:span text:style-name="T3">E3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3cm" svg:height="3cm" svg:x="53.15cm" svg:y="77.8cm">
                  <text:p text:style-name="P2"><text:span text:style-name="T2">B2</text:span></text:p>
                  <text:p text:style-name="P2"><text:span text:style-name="T3">E2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3cm" svg:height="3cm" svg:x="59.15cm" svg:y="75.8cm">
                  <text:p text:style-name="P2"><text:span text:style-name="T2">B3</text:span></text:p>
                  <text:p text:style-name="P2"><text:span text:style-name="T3">E3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5" draw:layer="layout" svg:width="3cm" svg:height="3cm" svg:x="66.15cm" svg:y="69.8cm">
                  <text:p text:style-name="P2"><text:span text:style-name="T4">A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6" draw:layer="layout" svg:width="3cm" svg:height="3cm" svg:x="66.15cm" svg:y="75.8cm">
                  <text:p text:style-name="P2"><text:span text:style-name="T4">B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" draw:text-style-name="P7" draw:layer="layout" svg:x1="56.15cm" svg:y1="71.3cm" svg:x2="59.15cm" svg:y2="71.3cm">
                  <text:p text:style-name="P2">2</text:p>
                  <text:p text:style-name="P2"/>
                </draw:line>
                <draw:line draw:style-name="gr4" draw:text-style-name="P7" draw:layer="layout" svg:x1="56.15cm" svg:y1="75.3cm" svg:x2="59.25cm" svg:y2="76.8cm">
                  <text:p text:style-name="P2">2</text:p>
                  <text:p text:style-name="P2"/>
                </draw:line>
                <draw:line draw:style-name="gr4" draw:text-style-name="P7" draw:layer="layout" svg:x1="56.15cm" svg:y1="79.3cm" svg:x2="59.25cm" svg:y2="77.8cm">
                  <text:p text:style-name="P2">3</text:p>
                  <text:p text:style-name="P2"/>
                </draw:line>
                <draw:line draw:style-name="gr4" draw:text-style-name="P7" draw:layer="layout" svg:x1="62.15cm" svg:y1="71.3cm" svg:x2="66.15cm" svg:y2="71.3cm">
                  <text:p text:style-name="P2">4</text:p>
                  <text:p text:style-name="P2"/>
                </draw:line>
                <draw:line draw:style-name="gr4" draw:text-style-name="P7" draw:layer="layout" svg:x1="62.15cm" svg:y1="77.3cm" svg:x2="66.15cm" svg:y2="77.3cm">
                  <text:p text:style-name="P2">3</text:p>
                  <text:p text:style-name="P2"/>
                </draw:line>
                <draw:custom-shape draw:style-name="gr5" draw:text-style-name="P1" draw:layer="layout" svg:width="20.1cm" svg:height="13.8cm" svg:x="51.7cm" svg:y="6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1" draw:layer="layout" svg:width="7.2cm" svg:height="3cm" svg:x="64.6cm" svg:y="79.8cm">
                  <text:p text:style-name="P2">I' = { }</text:p>
                  <text:p text:style-name="P2"/>
                  <text:p text:style-name="P2"><text:span text:style-name="T5">J</text:span>' = { }</text:p>
                  <text:p text:style-name="P2">Bound = 11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" draw:text-style-name="P1" draw:layer="layout" svg:width="20.1cm" svg:height="13.8cm" svg:x="51.7cm" svg:y="6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line draw:style-name="gr24" draw:text-style-name="P1" draw:layer="layout" svg:x1="60.618cm" svg:y1="69.776cm" svg:x2="60.618cm" svg:y2="69.276cm">
              <text:p/>
            </draw:line>
            <draw:line draw:style-name="gr24" draw:text-style-name="P1" draw:layer="layout" svg:x1="60.618cm" svg:y1="69.276cm" svg:x2="52.418cm" svg:y2="69.276cm">
              <text:p/>
            </draw:line>
            <draw:line draw:style-name="gr24" draw:text-style-name="P1" draw:layer="layout" svg:x1="52.418cm" svg:y1="69.276cm" svg:x2="52.418cm" svg:y2="79.376cm">
              <text:p/>
            </draw:line>
            <draw:line draw:style-name="gr11" draw:text-style-name="P1" draw:layer="layout" svg:x1="52.418cm" svg:y1="79.376cm" svg:x2="53.218cm" svg:y2="79.376cm">
              <text:p/>
            </draw:line>
          </draw:g>
          <draw:line draw:style-name="gr11" draw:text-style-name="P1" draw:layer="layout" svg:x1="66.9cm" svg:y1="72.6cm" svg:x2="56cm" svg:y2="74.6cm">
            <text:p/>
          </draw:line>
        </draw:g>
        <draw:line draw:style-name="gr1" draw:text-style-name="P1" draw:layer="layout" svg:x1="102cm" svg:y1="60.8cm" svg:x2="102cm" svg:y2="65cm">
          <text:p/>
        </draw:line>
        <draw:line draw:style-name="gr1" draw:text-style-name="P1" draw:layer="layout" svg:x1="102cm" svg:y1="65cm" svg:x2="102cm" svg:y2="69cm">
          <text:p/>
        </draw:line>
        <draw:custom-shape draw:style-name="gr2" draw:text-style-name="P1" draw:layer="layout" svg:width="3.6cm" svg:height="1.9cm" svg:x="102cm" svg:y="61.8cm">
          <text:p text:style-name="P2">j: E3</text:p>
          <text:p text:style-name="P2">{B1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8" draw:layer="layout" svg:width="3.2cm" svg:height="1.9cm" svg:x="100.4cm" svg:y="65.8cm">
          <text:p text:style-name="P2">i: B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50cm" svg:y1="40.7cm" svg:x2="150cm" svg:y2="44.2cm">
          <text:p/>
        </draw:line>
        <draw:custom-shape draw:style-name="gr2" draw:text-style-name="P1" draw:layer="layout" svg:width="3.6cm" svg:height="1.9cm" svg:x="150cm" svg:y="41.5cm">
          <text:p text:style-name="P2">j: E2</text:p>
          <text:p text:style-name="P2">{B3}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g>
              <draw:custom-shape draw:style-name="gr3" draw:text-style-name="P4" draw:layer="layout" svg:width="3cm" svg:height="3cm" svg:x="141.15cm" svg:y="47.8cm">
                <text:p text:style-name="P2"><text:span text:style-name="T2">A1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47.15cm" svg:y="47.8cm">
                <text:p text:style-name="P2"><text:span text:style-name="T2">A2</text:span></text:p>
                <text:p text:style-name="P2"><text:span text:style-name="T3">{E3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41.15cm" svg:y="51.8cm">
                <text:p text:style-name="P2"><text:span text:style-name="T2">B1</text:span></text:p>
                <text:p text:style-name="P2"><text:span text:style-name="T3">E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41.15cm" svg:y="55.8cm">
                <text:p text:style-name="P2"><text:span text:style-name="T2">B2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47.15cm" svg:y="53.8cm">
                <text:p text:style-name="P2"><text:span text:style-name="T2">B3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154.15cm" svg:y="47.8cm">
                <text:p text:style-name="P2"><text:span text:style-name="T4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154.15cm" svg:y="53.8cm">
                <text:p text:style-name="P2"><text:span text:style-name="T4">B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144.15cm" svg:y1="49.3cm" svg:x2="147.15cm" svg:y2="49.3cm">
                <text:p text:style-name="P2">2</text:p>
                <text:p text:style-name="P2"/>
              </draw:line>
              <draw:line draw:style-name="gr4" draw:text-style-name="P7" draw:layer="layout" svg:x1="144.15cm" svg:y1="53.3cm" svg:x2="147.25cm" svg:y2="54.8cm">
                <text:p text:style-name="P2">2</text:p>
                <text:p text:style-name="P2"/>
              </draw:line>
              <draw:line draw:style-name="gr4" draw:text-style-name="P7" draw:layer="layout" svg:x1="144.15cm" svg:y1="57.3cm" svg:x2="147.25cm" svg:y2="55.8cm">
                <text:p text:style-name="P2">3</text:p>
                <text:p text:style-name="P2"/>
              </draw:line>
              <draw:line draw:style-name="gr4" draw:text-style-name="P7" draw:layer="layout" svg:x1="150.15cm" svg:y1="49.3cm" svg:x2="154.15cm" svg:y2="49.3cm">
                <text:p text:style-name="P2">4</text:p>
                <text:p text:style-name="P2"/>
              </draw:line>
              <draw:line draw:style-name="gr4" draw:text-style-name="P7" draw:layer="layout" svg:x1="150.15cm" svg:y1="55.3cm" svg:x2="154.15cm" svg:y2="55.3cm">
                <text:p text:style-name="P2">2</text:p>
                <text:p text:style-name="P2"/>
              </draw:line>
              <draw:custom-shape draw:style-name="gr5" draw:text-style-name="P1" draw:layer="layout" svg:width="20.1cm" svg:height="13.8cm" svg:x="139.7cm" svg:y="4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7.2cm" svg:height="3cm" svg:x="152.6cm" svg:y="57.8cm">
                <text:p text:style-name="P2">I' = {A2}</text:p>
                <text:p text:style-name="P2"/>
                <text:p text:style-name="P2"><text:span text:style-name="T5">J</text:span>' = {E3}</text:p>
                <text:p text:style-name="P2">Bound = 7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1" draw:layer="layout" svg:width="20.1cm" svg:height="13.8cm" svg:x="139.7cm" svg:y="4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line draw:style-name="gr24" draw:text-style-name="P1" draw:layer="layout" svg:x1="148.57cm" svg:y1="47.776cm" svg:x2="148.57cm" svg:y2="47.276cm">
            <text:p/>
          </draw:line>
          <draw:line draw:style-name="gr24" draw:text-style-name="P1" draw:layer="layout" svg:x1="148.57cm" svg:y1="47.276cm" svg:x2="140.37cm" svg:y2="47.276cm">
            <text:p/>
          </draw:line>
          <draw:line draw:style-name="gr24" draw:text-style-name="P1" draw:layer="layout" svg:x1="140.37cm" svg:y1="47.276cm" svg:x2="140.37cm" svg:y2="57.376cm">
            <text:p/>
          </draw:line>
          <draw:line draw:style-name="gr11" draw:text-style-name="P1" draw:layer="layout" svg:x1="140.37cm" svg:y1="57.376cm" svg:x2="141.17cm" svg:y2="57.376cm">
            <text:p/>
          </draw:line>
        </draw:g>
        <draw:line draw:style-name="gr1" draw:text-style-name="P1" draw:layer="layout" svg:x1="150cm" svg:y1="44.1cm" svg:x2="150cm" svg:y2="47cm">
          <text:p/>
        </draw:line>
        <draw:custom-shape draw:style-name="gr34" draw:text-style-name="P18" draw:layer="layout" svg:width="2.8cm" svg:height="1.7cm" svg:x="148.6cm" svg:y="44.5cm">
          <text:p text:style-name="P2">i: B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50cm" svg:y1="60.8cm" svg:x2="150cm" svg:y2="65cm">
          <text:p/>
        </draw:line>
        <draw:line draw:style-name="gr1" draw:text-style-name="P1" draw:layer="layout" svg:x1="150cm" svg:y1="65cm" svg:x2="150cm" svg:y2="69.1cm">
          <text:p/>
        </draw:line>
        <draw:custom-shape draw:style-name="gr2" draw:text-style-name="P1" draw:layer="layout" svg:width="3.6cm" svg:height="1.9cm" svg:x="150cm" svg:y="61.8cm">
          <text:p text:style-name="P2">j: E3</text:p>
          <text:p text:style-name="P2">{A2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8" draw:layer="layout" svg:width="3.2cm" svg:height="1.9cm" svg:x="148.5cm" svg:y="65.9cm">
          <text:p text:style-name="P2">i: B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227.3cm" svg:y1="40.8cm" svg:x2="227.3cm" svg:y2="44.1cm">
          <text:p/>
        </draw:line>
        <draw:line draw:style-name="gr1" draw:text-style-name="P1" draw:layer="layout" svg:x1="227.4cm" svg:y1="44cm" svg:x2="217.1cm" svg:y2="47cm">
          <text:p/>
        </draw:line>
        <draw:custom-shape draw:style-name="gr2" draw:text-style-name="P1" draw:layer="layout" svg:width="3.6cm" svg:height="1.9cm" svg:x="227.3cm" svg:y="41.3cm">
          <text:p text:style-name="P2">j: E3</text:p>
          <text:p text:style-name="P2">{A2, B1}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227.4cm" svg:y1="44cm" svg:x2="237.2cm" svg:y2="47cm">
          <text:p/>
        </draw:line>
        <draw:custom-shape draw:style-name="gr7" draw:text-style-name="P18" draw:layer="layout" svg:width="3.2cm" svg:height="1.9cm" svg:x="220.9cm" svg:y="44.5cm">
          <text:p text:style-name="P2">i: A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8" draw:layer="layout" svg:width="3.2cm" svg:height="1.9cm" svg:x="230.7cm" svg:y="44.7cm">
          <text:p text:style-name="P2">i: B1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4" draw:layer="layout" svg:width="3cm" svg:height="3cm" svg:x="93.35cm" svg:y="69.8cm">
            <text:p text:style-name="P2"><text:span text:style-name="T2">A1</text:span></text:p>
            <text:p text:style-name="P2"><text:span text:style-name="T3">E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99.35cm" svg:y="69.8cm">
            <text:p text:style-name="P2"><text:span text:style-name="T2">A2</text:span></text:p>
            <text:p text:style-name="P2"><text:span text:style-name="T3">E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93.35cm" svg:y="73.8cm">
            <text:p text:style-name="P2"><text:span text:style-name="T2">B1</text:span></text:p>
            <text:p text:style-name="P2"><text:span text:style-name="T3">E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93.35cm" svg:y="77.8cm">
            <text:p text:style-name="P2"><text:span text:style-name="T2">B2</text:span></text:p>
            <text:p text:style-name="P2"><text:span text:style-name="T3">E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99.35cm" svg:y="75.8cm">
            <text:p text:style-name="P2"><text:span text:style-name="T2">B3</text:span></text:p>
            <text:p text:style-name="P2"><text:span text:style-name="T3">E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3cm" svg:height="3cm" svg:x="106.35cm" svg:y="69.8cm">
            <text:p text:style-name="P2"><text:span text:style-name="T4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6" draw:layer="layout" svg:width="3cm" svg:height="3cm" svg:x="106.35cm" svg:y="75.8cm">
            <text:p text:style-name="P2"><text:span text:style-name="T4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7" draw:layer="layout" svg:x1="96.35cm" svg:y1="71.3cm" svg:x2="99.35cm" svg:y2="71.3cm">
            <text:p text:style-name="P2">2</text:p>
            <text:p text:style-name="P2"/>
          </draw:line>
          <draw:line draw:style-name="gr4" draw:text-style-name="P7" draw:layer="layout" svg:x1="96.35cm" svg:y1="75.3cm" svg:x2="99.45cm" svg:y2="76.8cm">
            <text:p text:style-name="P2">2</text:p>
            <text:p text:style-name="P2"/>
          </draw:line>
          <draw:line draw:style-name="gr4" draw:text-style-name="P7" draw:layer="layout" svg:x1="96.35cm" svg:y1="79.3cm" svg:x2="99.45cm" svg:y2="77.8cm">
            <text:p text:style-name="P2">3</text:p>
            <text:p text:style-name="P2"/>
          </draw:line>
          <draw:line draw:style-name="gr4" draw:text-style-name="P7" draw:layer="layout" svg:x1="102.35cm" svg:y1="71.3cm" svg:x2="106.35cm" svg:y2="71.3cm">
            <text:p text:style-name="P2">4</text:p>
            <text:p text:style-name="P2"/>
          </draw:line>
          <draw:line draw:style-name="gr4" draw:text-style-name="P7" draw:layer="layout" svg:x1="102.35cm" svg:y1="77.3cm" svg:x2="106.35cm" svg:y2="77.3cm">
            <text:p text:style-name="P2">3</text:p>
            <text:p text:style-name="P2"/>
          </draw:line>
          <draw:custom-shape draw:style-name="gr5" draw:text-style-name="P1" draw:layer="layout" svg:width="20.1cm" svg:height="13.8cm" svg:x="91.9cm" svg:y="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7.2cm" svg:height="3cm" svg:x="104.8cm" svg:y="79.8cm">
            <text:p text:style-name="P2">I' = { }</text:p>
            <text:p text:style-name="P2"/>
            <text:p text:style-name="P2"><text:span text:style-name="T5">J</text:span>' = { }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" draw:layer="layout" svg:width="20.1cm" svg:height="13.8cm" svg:x="91.9cm" svg:y="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1" draw:layer="layout" svg:x1="100.818cm" svg:y1="69.776cm" svg:x2="100.818cm" svg:y2="69.276cm">
            <text:p/>
          </draw:line>
          <draw:line draw:style-name="gr24" draw:text-style-name="P1" draw:layer="layout" svg:x1="100.818cm" svg:y1="69.276cm" svg:x2="92.618cm" svg:y2="69.276cm">
            <text:p/>
          </draw:line>
          <draw:line draw:style-name="gr24" draw:text-style-name="P1" draw:layer="layout" svg:x1="92.618cm" svg:y1="69.276cm" svg:x2="92.618cm" svg:y2="79.376cm">
            <text:p/>
          </draw:line>
          <draw:line draw:style-name="gr11" draw:text-style-name="P1" draw:layer="layout" svg:x1="92.618cm" svg:y1="79.376cm" svg:x2="93.418cm" svg:y2="79.376cm">
            <text:p/>
          </draw:line>
          <draw:line draw:style-name="gr11" draw:text-style-name="P1" draw:layer="layout" svg:x1="107cm" svg:y1="72.6cm" svg:x2="102cm" svg:y2="76.3cm">
            <text:p/>
          </draw:line>
          <draw:line draw:style-name="gr24" draw:text-style-name="P1" draw:layer="layout" svg:x1="107.8cm" svg:y1="75.8cm" svg:x2="107.8cm" svg:y2="74.5cm">
            <text:p/>
          </draw:line>
          <draw:line draw:style-name="gr11" draw:text-style-name="P1" draw:layer="layout" svg:x1="107.8cm" svg:y1="74.5cm" svg:x2="96.2cm" svg:y2="74.6cm">
            <text:p/>
          </draw:line>
          <draw:custom-shape draw:style-name="gr22" draw:text-style-name="P17" draw:layer="layout" svg:width="10.4cm" svg:height="1.9cm" svg:x="94.4cm" svg:y="80.9cm">
            <text:p text:style-name="P2"><text:span text:style-name="T8">Infeasibl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3cm" svg:height="3cm" svg:x="141.15cm" svg:y="69.9cm">
            <text:p text:style-name="P2"><text:span text:style-name="T2">A1</text:span></text:p>
            <text:p text:style-name="P2"><text:span text:style-name="T3">E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147.15cm" svg:y="69.9cm">
            <text:p text:style-name="P2"><text:span text:style-name="T2">A2</text:span></text:p>
            <text:p text:style-name="P2"><text:span text:style-name="T3">E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141.15cm" svg:y="73.9cm">
            <text:p text:style-name="P2"><text:span text:style-name="T2">B1</text:span></text:p>
            <text:p text:style-name="P2"><text:span text:style-name="T3">E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141.15cm" svg:y="77.9cm">
            <text:p text:style-name="P2"><text:span text:style-name="T2">B2</text:span></text:p>
            <text:p text:style-name="P2"><text:span text:style-name="T3">E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147.15cm" svg:y="75.9cm">
            <text:p text:style-name="P2"><text:span text:style-name="T2">B3</text:span></text:p>
            <text:p text:style-name="P2"><text:span text:style-name="T3">E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3cm" svg:height="3cm" svg:x="154.15cm" svg:y="69.9cm">
            <text:p text:style-name="P2"><text:span text:style-name="T4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6" draw:layer="layout" svg:width="3cm" svg:height="3cm" svg:x="154.15cm" svg:y="75.9cm">
            <text:p text:style-name="P2"><text:span text:style-name="T4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7" draw:layer="layout" svg:x1="144.15cm" svg:y1="71.4cm" svg:x2="147.15cm" svg:y2="71.4cm">
            <text:p text:style-name="P2">2</text:p>
            <text:p text:style-name="P2"/>
          </draw:line>
          <draw:line draw:style-name="gr4" draw:text-style-name="P7" draw:layer="layout" svg:x1="144.15cm" svg:y1="75.4cm" svg:x2="147.25cm" svg:y2="76.9cm">
            <text:p text:style-name="P2">2</text:p>
            <text:p text:style-name="P2"/>
          </draw:line>
          <draw:line draw:style-name="gr4" draw:text-style-name="P7" draw:layer="layout" svg:x1="144.15cm" svg:y1="79.4cm" svg:x2="147.25cm" svg:y2="77.9cm">
            <text:p text:style-name="P2">3</text:p>
            <text:p text:style-name="P2"/>
          </draw:line>
          <draw:line draw:style-name="gr4" draw:text-style-name="P7" draw:layer="layout" svg:x1="150.15cm" svg:y1="71.4cm" svg:x2="154.15cm" svg:y2="71.4cm">
            <text:p text:style-name="P2">4</text:p>
            <text:p text:style-name="P2"/>
          </draw:line>
          <draw:line draw:style-name="gr4" draw:text-style-name="P7" draw:layer="layout" svg:x1="150.15cm" svg:y1="77.4cm" svg:x2="154.15cm" svg:y2="77.4cm">
            <text:p text:style-name="P2">2</text:p>
            <text:p text:style-name="P2"/>
          </draw:line>
          <draw:custom-shape draw:style-name="gr5" draw:text-style-name="P1" draw:layer="layout" svg:width="20.1cm" svg:height="13.8cm" svg:x="139.7cm" svg:y="6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7.2cm" svg:height="3cm" svg:x="152.6cm" svg:y="79.9cm">
            <text:p text:style-name="P2">I' = { }</text:p>
            <text:p text:style-name="P2"/>
            <text:p text:style-name="P2"><text:span text:style-name="T5">J</text:span>' = { }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" draw:layer="layout" svg:width="20.1cm" svg:height="13.8cm" svg:x="139.7cm" svg:y="6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1" draw:layer="layout" svg:x1="148.57cm" svg:y1="69.876cm" svg:x2="148.57cm" svg:y2="69.376cm">
            <text:p/>
          </draw:line>
          <draw:line draw:style-name="gr24" draw:text-style-name="P1" draw:layer="layout" svg:x1="148.57cm" svg:y1="69.376cm" svg:x2="140.37cm" svg:y2="69.376cm">
            <text:p/>
          </draw:line>
          <draw:line draw:style-name="gr24" draw:text-style-name="P1" draw:layer="layout" svg:x1="140.37cm" svg:y1="69.376cm" svg:x2="140.37cm" svg:y2="79.476cm">
            <text:p/>
          </draw:line>
          <draw:line draw:style-name="gr11" draw:text-style-name="P1" draw:layer="layout" svg:x1="140.37cm" svg:y1="79.476cm" svg:x2="141.17cm" svg:y2="79.476cm">
            <text:p/>
          </draw:line>
          <draw:line draw:style-name="gr11" draw:text-style-name="P1" draw:layer="layout" svg:x1="148.6cm" svg:y1="75.9cm" svg:x2="148.6cm" svg:y2="72.9cm">
            <text:p/>
          </draw:line>
          <draw:custom-shape draw:style-name="gr22" draw:text-style-name="P17" draw:layer="layout" svg:width="10.4cm" svg:height="1.9cm" svg:x="142.2cm" svg:y="81.006cm">
            <text:p text:style-name="P2"><text:span text:style-name="T8">Infeasibl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3cm" svg:height="3cm" svg:x="198.45cm" svg:y="47.8cm">
            <text:p text:style-name="P2"><text:span text:style-name="T2">A1</text:span></text:p>
            <text:p text:style-name="P2"><text:span text:style-name="T3">E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204.45cm" svg:y="47.8cm">
            <text:p text:style-name="P2"><text:span text:style-name="T2">A2</text:span></text:p>
            <text:p text:style-name="P2"><text:span text:style-name="T3">E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198.45cm" svg:y="51.8cm">
            <text:p text:style-name="P2"><text:span text:style-name="T2">B1</text:span></text:p>
            <text:p text:style-name="P2"><text:span text:style-name="T3">{E3}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198.45cm" svg:y="55.8cm">
            <text:p text:style-name="P2"><text:span text:style-name="T2">B2</text:span></text:p>
            <text:p text:style-name="P2"><text:span text:style-name="T3">E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204.45cm" svg:y="53.8cm">
            <text:p text:style-name="P2"><text:span text:style-name="T2">B3</text:span></text:p>
            <text:p text:style-name="P2"><text:span text:style-name="T3">E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3cm" svg:height="3cm" svg:x="211.45cm" svg:y="47.8cm">
            <text:p text:style-name="P2"><text:span text:style-name="T4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6" draw:layer="layout" svg:width="3cm" svg:height="3cm" svg:x="211.45cm" svg:y="53.8cm">
            <text:p text:style-name="P2"><text:span text:style-name="T4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7" draw:layer="layout" svg:x1="201.45cm" svg:y1="49.3cm" svg:x2="204.45cm" svg:y2="49.3cm">
            <text:p text:style-name="P2">2</text:p>
            <text:p text:style-name="P2"/>
          </draw:line>
          <draw:line draw:style-name="gr4" draw:text-style-name="P7" draw:layer="layout" svg:x1="201.45cm" svg:y1="53.3cm" svg:x2="204.55cm" svg:y2="54.8cm">
            <text:p text:style-name="P2">2</text:p>
            <text:p text:style-name="P2"/>
          </draw:line>
          <draw:line draw:style-name="gr4" draw:text-style-name="P7" draw:layer="layout" svg:x1="201.45cm" svg:y1="57.3cm" svg:x2="204.55cm" svg:y2="55.8cm">
            <text:p text:style-name="P2">3</text:p>
            <text:p text:style-name="P2"/>
          </draw:line>
          <draw:line draw:style-name="gr4" draw:text-style-name="P7" draw:layer="layout" svg:x1="207.45cm" svg:y1="49.3cm" svg:x2="211.45cm" svg:y2="49.3cm">
            <text:p text:style-name="P2">4</text:p>
            <text:p text:style-name="P2"/>
          </draw:line>
          <draw:line draw:style-name="gr4" draw:text-style-name="P7" draw:layer="layout" svg:x1="207.45cm" svg:y1="55.3cm" svg:x2="211.45cm" svg:y2="55.3cm">
            <text:p text:style-name="P2">3</text:p>
            <text:p text:style-name="P2"/>
          </draw:line>
          <draw:custom-shape draw:style-name="gr5" draw:text-style-name="P1" draw:layer="layout" svg:width="20.1cm" svg:height="13.8cm" svg:x="197cm" svg:y="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7.2cm" svg:height="3cm" svg:x="209.9cm" svg:y="57.8cm">
            <text:p text:style-name="P2">I' = {B1}</text:p>
            <text:p text:style-name="P2"/>
            <text:p text:style-name="P2"><text:span text:style-name="T5">J</text:span>' = {E3}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" draw:layer="layout" svg:width="20.1cm" svg:height="13.8cm" svg:x="197cm" svg:y="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1" draw:layer="layout" svg:x1="205.87cm" svg:y1="47.776cm" svg:x2="205.87cm" svg:y2="47.276cm">
            <text:p/>
          </draw:line>
          <draw:line draw:style-name="gr24" draw:text-style-name="P1" draw:layer="layout" svg:x1="205.87cm" svg:y1="47.276cm" svg:x2="197.67cm" svg:y2="47.276cm">
            <text:p/>
          </draw:line>
          <draw:line draw:style-name="gr24" draw:text-style-name="P1" draw:layer="layout" svg:x1="197.67cm" svg:y1="47.276cm" svg:x2="197.67cm" svg:y2="57.376cm">
            <text:p/>
          </draw:line>
          <draw:line draw:style-name="gr11" draw:text-style-name="P1" draw:layer="layout" svg:x1="197.67cm" svg:y1="57.376cm" svg:x2="198.47cm" svg:y2="57.376cm">
            <text:p/>
          </draw:line>
          <draw:line draw:style-name="gr11" draw:text-style-name="P1" draw:layer="layout" svg:x1="212.2cm" svg:y1="53.9cm" svg:x2="206.8cm" svg:y2="50.6cm">
            <text:p/>
          </draw:line>
          <draw:custom-shape draw:style-name="gr22" draw:text-style-name="P17" draw:layer="layout" svg:width="10.4cm" svg:height="1.9cm" svg:x="199.5cm" svg:y="58.9cm">
            <text:p text:style-name="P2"><text:span text:style-name="T8">Infeasibl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3cm" svg:height="3cm" svg:x="238.65cm" svg:y="47.8cm">
            <text:p text:style-name="P2"><text:span text:style-name="T2">A1</text:span></text:p>
            <text:p text:style-name="P2"><text:span text:style-name="T3">E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244.65cm" svg:y="47.8cm">
            <text:p text:style-name="P2"><text:span text:style-name="T2">A2</text:span></text:p>
            <text:p text:style-name="P2"><text:span text:style-name="T3">{E3}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238.65cm" svg:y="51.8cm">
            <text:p text:style-name="P2"><text:span text:style-name="T2">B1</text:span></text:p>
            <text:p text:style-name="P2"><text:span text:style-name="T3">E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238.65cm" svg:y="55.8cm">
            <text:p text:style-name="P2"><text:span text:style-name="T2">B2</text:span></text:p>
            <text:p text:style-name="P2"><text:span text:style-name="T3">E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244.65cm" svg:y="53.8cm">
            <text:p text:style-name="P2"><text:span text:style-name="T2">B3</text:span></text:p>
            <text:p text:style-name="P2"><text:span text:style-name="T3">E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3cm" svg:height="3cm" svg:x="251.65cm" svg:y="47.8cm">
            <text:p text:style-name="P2"><text:span text:style-name="T4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6" draw:layer="layout" svg:width="3cm" svg:height="3cm" svg:x="251.65cm" svg:y="53.8cm">
            <text:p text:style-name="P2"><text:span text:style-name="T4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7" draw:layer="layout" svg:x1="241.65cm" svg:y1="49.3cm" svg:x2="244.65cm" svg:y2="49.3cm">
            <text:p text:style-name="P2">2</text:p>
            <text:p text:style-name="P2"/>
          </draw:line>
          <draw:line draw:style-name="gr4" draw:text-style-name="P7" draw:layer="layout" svg:x1="241.65cm" svg:y1="53.3cm" svg:x2="244.75cm" svg:y2="54.8cm">
            <text:p text:style-name="P2">2</text:p>
            <text:p text:style-name="P2"/>
          </draw:line>
          <draw:line draw:style-name="gr4" draw:text-style-name="P7" draw:layer="layout" svg:x1="241.65cm" svg:y1="57.3cm" svg:x2="244.75cm" svg:y2="55.8cm">
            <text:p text:style-name="P2">3</text:p>
            <text:p text:style-name="P2"/>
          </draw:line>
          <draw:line draw:style-name="gr4" draw:text-style-name="P7" draw:layer="layout" svg:x1="247.65cm" svg:y1="49.3cm" svg:x2="251.65cm" svg:y2="49.3cm">
            <text:p text:style-name="P2">4</text:p>
            <text:p text:style-name="P2"/>
          </draw:line>
          <draw:line draw:style-name="gr4" draw:text-style-name="P7" draw:layer="layout" svg:x1="247.65cm" svg:y1="55.3cm" svg:x2="251.65cm" svg:y2="55.3cm">
            <text:p text:style-name="P2">3</text:p>
            <text:p text:style-name="P2"/>
          </draw:line>
          <draw:custom-shape draw:style-name="gr5" draw:text-style-name="P1" draw:layer="layout" svg:width="20.1cm" svg:height="13.8cm" svg:x="237.2cm" svg:y="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7.2cm" svg:height="3cm" svg:x="250.1cm" svg:y="57.8cm">
            <text:p text:style-name="P2">I' = {A2}</text:p>
            <text:p text:style-name="P2"/>
            <text:p text:style-name="P2"><text:span text:style-name="T5">J</text:span>' = {E3}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" draw:layer="layout" svg:width="20.1cm" svg:height="13.8cm" svg:x="237.2cm" svg:y="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1" draw:layer="layout" svg:x1="246.07cm" svg:y1="47.776cm" svg:x2="246.07cm" svg:y2="47.276cm">
            <text:p/>
          </draw:line>
          <draw:line draw:style-name="gr24" draw:text-style-name="P1" draw:layer="layout" svg:x1="246.07cm" svg:y1="47.276cm" svg:x2="237.87cm" svg:y2="47.276cm">
            <text:p/>
          </draw:line>
          <draw:line draw:style-name="gr24" draw:text-style-name="P1" draw:layer="layout" svg:x1="237.87cm" svg:y1="47.276cm" svg:x2="237.87cm" svg:y2="57.376cm">
            <text:p/>
          </draw:line>
          <draw:line draw:style-name="gr11" draw:text-style-name="P1" draw:layer="layout" svg:x1="237.87cm" svg:y1="57.376cm" svg:x2="238.67cm" svg:y2="57.376cm">
            <text:p/>
          </draw:line>
          <draw:line draw:style-name="gr11" draw:text-style-name="P1" draw:layer="layout" svg:x1="252cm" svg:y1="54.3cm" svg:x2="241.5cm" svg:y2="52.6cm">
            <text:p/>
          </draw:line>
          <draw:custom-shape draw:style-name="gr22" draw:text-style-name="P17" draw:layer="layout" svg:width="10.4cm" svg:height="1.9cm" svg:x="239.7cm" svg:y="58.9cm">
            <text:p text:style-name="P2"><text:span text:style-name="T8">Infeasible</text:span></text:p>
            <draw:enhanced-geometry svg:viewBox="0 0 21600 21600" draw:type="rectangle" draw:enhanced-path="M 0 0 L 21600 0 21600 21600 0 21600 0 0 Z N"/>
          </draw:custom-shape>
        </draw:g>
      </draw:page>
      <draw:page draw:name="page7" draw:style-name="dp1" draw:master-page-name="Alapértelmezett">
        <draw:g>
          <draw:g>
            <draw:custom-shape draw:style-name="gr3" draw:text-style-name="P4" draw:layer="layout" svg:width="3cm" svg:height="3cm" svg:x="141.185cm" svg:y="4.8cm">
              <text:p text:style-name="P2"><text:span text:style-name="T2">A1</text:span></text:p>
              <text:p text:style-name="P2"><text:span text:style-name="T3">{E2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47.185cm" svg:y="4.8cm">
              <text:p text:style-name="P2"><text:span text:style-name="T2">A2</text:span></text:p>
              <text:p text:style-name="P2"><text:span text:style-name="T3">E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41.185cm" svg:y="8.8cm">
              <text:p text:style-name="P2"><text:span text:style-name="T2">B1</text:span></text:p>
              <text:p text:style-name="P2"><text:span text:style-name="T3">{E3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41.185cm" svg:y="12.8cm">
              <text:p text:style-name="P2"><text:span text:style-name="T2">B2</text:span></text:p>
              <text:p text:style-name="P2"><text:span text:style-name="T3">E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47.185cm" svg:y="10.8cm">
              <text:p text:style-name="P2"><text:span text:style-name="T2">B3</text:span></text:p>
              <text:p text:style-name="P2"><text:span text:style-name="T3">{E2,E3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3cm" svg:height="3cm" svg:x="154.185cm" svg:y="4.8cm">
              <text:p text:style-name="P2"><text:span text:style-name="T4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3cm" svg:height="3cm" svg:x="154.185cm" svg:y="10.8cm">
              <text:p text:style-name="P2"><text:span text:style-name="T4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144.185cm" svg:y1="6.3cm" svg:x2="147.185cm" svg:y2="6.3cm">
              <text:p text:style-name="P2">1</text:p>
              <text:p text:style-name="P2"/>
            </draw:line>
            <draw:line draw:style-name="gr4" draw:text-style-name="P7" draw:layer="layout" svg:x1="144.185cm" svg:y1="10.3cm" svg:x2="147.285cm" svg:y2="11.8cm">
              <text:p text:style-name="P2">2</text:p>
              <text:p text:style-name="P2"/>
            </draw:line>
            <draw:line draw:style-name="gr4" draw:text-style-name="P7" draw:layer="layout" svg:x1="144.185cm" svg:y1="14.3cm" svg:x2="147.285cm" svg:y2="12.8cm">
              <text:p text:style-name="P2">3</text:p>
              <text:p text:style-name="P2"/>
            </draw:line>
            <draw:line draw:style-name="gr4" draw:text-style-name="P7" draw:layer="layout" svg:x1="150.185cm" svg:y1="6.3cm" svg:x2="154.185cm" svg:y2="6.3cm">
              <text:p text:style-name="P2">4</text:p>
              <text:p text:style-name="P2"/>
            </draw:line>
            <draw:line draw:style-name="gr4" draw:text-style-name="P7" draw:layer="layout" svg:x1="150.185cm" svg:y1="12.3cm" svg:x2="154.185cm" svg:y2="12.3cm">
              <text:p text:style-name="P2">2</text:p>
              <text:p text:style-name="P2"/>
            </draw:line>
            <draw:custom-shape draw:style-name="gr5" draw:text-style-name="P1" draw:layer="layout" svg:width="20.1cm" svg:height="13.8cm" svg:x="139.735cm" svg:y="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" draw:layer="layout" svg:width="7.2cm" svg:height="3cm" svg:x="152.635cm" svg:y="14.8cm">
              <text:p text:style-name="P2">I' = {A1, B1, B3}</text:p>
              <text:p text:style-name="P2"/>
              <text:p text:style-name="P2"><text:span text:style-name="T5">J</text:span>' = {E2, E3}</text:p>
              <text:p text:style-name="P2">Bound = 5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0.1cm" svg:height="13.8cm" svg:x="139.735cm" svg:y="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33" draw:text-style-name="P9" draw:layer="layout" svg:width="3.1cm" svg:height="2.7cm" svg:x="149.006cm" svg:y="14.8cm">
          <text:p text:style-name="P2"><text:span text:style-name="T6">7 old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9.8cm" svg:y1="17.8cm" svg:x2="149.8cm" svg:y2="22cm">
          <text:p/>
        </draw:line>
        <draw:custom-shape draw:style-name="gr2" draw:text-style-name="P3" draw:layer="layout" svg:width="3.6cm" svg:height="1.9cm" svg:x="149.8cm" svg:y="18.8cm">
          <text:p text:style-name="P2"><text:span text:style-name="T1">j: E2</text:span></text:p>
          <text:p text:style-name="P2"><text:span text:style-name="T1">{A1, B3}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3" draw:text-style-name="P4" draw:layer="layout" svg:width="3cm" svg:height="3cm" svg:x="176.45cm" svg:y="26.8cm">
              <text:p text:style-name="P2"><text:span text:style-name="T2">A1</text:span></text:p>
              <text:p text:style-name="P2"><text:span text:style-name="T3">{E2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82.45cm" svg:y="26.8cm">
              <text:p text:style-name="P2"><text:span text:style-name="T2">A2</text:span></text:p>
              <text:p text:style-name="P2"><text:span text:style-name="T3">E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76.45cm" svg:y="30.8cm">
              <text:p text:style-name="P2"><text:span text:style-name="T2">B1</text:span></text:p>
              <text:p text:style-name="P2"><text:span text:style-name="T3">{E3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76.45cm" svg:y="34.8cm">
              <text:p text:style-name="P2"><text:span text:style-name="T2">B2</text:span></text:p>
              <text:p text:style-name="P2"><text:span text:style-name="T3">E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82.45cm" svg:y="32.8cm">
              <text:p text:style-name="P2"><text:span text:style-name="T2">B3</text:span></text:p>
              <text:p text:style-name="P2"><text:span text:style-name="T3">E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3cm" svg:height="3cm" svg:x="189.45cm" svg:y="26.8cm">
              <text:p text:style-name="P2"><text:span text:style-name="T4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3cm" svg:height="3cm" svg:x="189.45cm" svg:y="32.8cm">
              <text:p text:style-name="P2"><text:span text:style-name="T4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179.45cm" svg:y1="28.3cm" svg:x2="182.45cm" svg:y2="28.3cm">
              <text:p text:style-name="P2">1</text:p>
              <text:p text:style-name="P2"/>
            </draw:line>
            <draw:line draw:style-name="gr4" draw:text-style-name="P7" draw:layer="layout" svg:x1="179.45cm" svg:y1="32.3cm" svg:x2="182.55cm" svg:y2="33.8cm">
              <text:p text:style-name="P2">2</text:p>
              <text:p text:style-name="P2"/>
            </draw:line>
            <draw:line draw:style-name="gr4" draw:text-style-name="P7" draw:layer="layout" svg:x1="179.45cm" svg:y1="36.3cm" svg:x2="182.55cm" svg:y2="34.8cm">
              <text:p text:style-name="P2">3</text:p>
              <text:p text:style-name="P2"/>
            </draw:line>
            <draw:line draw:style-name="gr4" draw:text-style-name="P7" draw:layer="layout" svg:x1="185.45cm" svg:y1="28.3cm" svg:x2="189.45cm" svg:y2="28.3cm">
              <text:p text:style-name="P2">4</text:p>
              <text:p text:style-name="P2"/>
            </draw:line>
            <draw:line draw:style-name="gr4" draw:text-style-name="P7" draw:layer="layout" svg:x1="185.45cm" svg:y1="34.3cm" svg:x2="189.45cm" svg:y2="34.3cm">
              <text:p text:style-name="P2">2</text:p>
              <text:p text:style-name="P2"/>
            </draw:line>
            <draw:custom-shape draw:style-name="gr5" draw:text-style-name="P1" draw:layer="layout" svg:width="20.1cm" svg:height="13.8cm" svg:x="175cm" svg:y="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" draw:layer="layout" svg:width="7.2cm" svg:height="3cm" svg:x="187.9cm" svg:y="36.8cm">
              <text:p text:style-name="P2">I' = {A1, B1}</text:p>
              <text:p text:style-name="P2"/>
              <text:p text:style-name="P2"><text:span text:style-name="T5">J</text:span>' = {E2, E3}</text:p>
              <text:p text:style-name="P2">Bound = 5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0.1cm" svg:height="13.8cm" svg:x="175cm" svg:y="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line draw:style-name="gr1" draw:text-style-name="P1" draw:layer="layout" svg:x1="149.8cm" svg:y1="22cm" svg:x2="124.9cm" svg:y2="26cm">
          <text:p/>
        </draw:line>
        <draw:line draw:style-name="gr1" draw:text-style-name="P1" draw:layer="layout" svg:x1="149.8cm" svg:y1="22cm" svg:x2="175cm" svg:y2="26cm">
          <text:p/>
        </draw:line>
        <draw:custom-shape draw:style-name="gr7" draw:text-style-name="P8" draw:layer="layout" svg:width="3.2cm" svg:height="1.9cm" svg:x="136.8cm" svg:y="22.9cm">
          <text:p text:style-name="P2"><text:span text:style-name="T1">i: 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2cm" svg:height="1.9cm" svg:x="159.4cm" svg:y="22.8cm">
          <text:p text:style-name="P2"><text:span text:style-name="T1">i: B3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g>
              <draw:custom-shape draw:style-name="gr3" draw:text-style-name="P4" draw:layer="layout" svg:width="3cm" svg:height="3cm" svg:x="106.25cm" svg:y="26.8cm">
                <text:p text:style-name="P2"><text:span text:style-name="T2">A1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12.25cm" svg:y="26.8cm">
                <text:p text:style-name="P2"><text:span text:style-name="T2">A2</text:span></text:p>
                <text:p text:style-name="P2"><text:span text:style-name="T3">E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06.25cm" svg:y="30.8cm">
                <text:p text:style-name="P2"><text:span text:style-name="T2">B1</text:span></text:p>
                <text:p text:style-name="P2"><text:span text:style-name="T3">{E3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06.25cm" svg:y="34.8cm">
                <text:p text:style-name="P2"><text:span text:style-name="T2">B2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12.25cm" svg:y="32.8cm">
                <text:p text:style-name="P2"><text:span text:style-name="T2">B3</text:span></text:p>
                <text:p text:style-name="P2"><text:span text:style-name="T3">{E2,E3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119.25cm" svg:y="26.8cm">
                <text:p text:style-name="P2"><text:span text:style-name="T4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119.25cm" svg:y="32.8cm">
                <text:p text:style-name="P2"><text:span text:style-name="T4">B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109.25cm" svg:y1="28.3cm" svg:x2="112.25cm" svg:y2="28.3cm">
                <text:p text:style-name="P2">2</text:p>
                <text:p text:style-name="P2"/>
              </draw:line>
              <draw:line draw:style-name="gr4" draw:text-style-name="P7" draw:layer="layout" svg:x1="109.25cm" svg:y1="32.3cm" svg:x2="112.35cm" svg:y2="33.8cm">
                <text:p text:style-name="P2">2</text:p>
                <text:p text:style-name="P2"/>
              </draw:line>
              <draw:line draw:style-name="gr4" draw:text-style-name="P7" draw:layer="layout" svg:x1="109.25cm" svg:y1="36.3cm" svg:x2="112.35cm" svg:y2="34.8cm">
                <text:p text:style-name="P2">3</text:p>
                <text:p text:style-name="P2"/>
              </draw:line>
              <draw:line draw:style-name="gr4" draw:text-style-name="P7" draw:layer="layout" svg:x1="115.25cm" svg:y1="28.3cm" svg:x2="119.25cm" svg:y2="28.3cm">
                <text:p text:style-name="P2">4</text:p>
                <text:p text:style-name="P2"/>
              </draw:line>
              <draw:line draw:style-name="gr4" draw:text-style-name="P7" draw:layer="layout" svg:x1="115.25cm" svg:y1="34.3cm" svg:x2="119.25cm" svg:y2="34.3cm">
                <text:p text:style-name="P2">2</text:p>
                <text:p text:style-name="P2"/>
              </draw:line>
              <draw:custom-shape draw:style-name="gr5" draw:text-style-name="P1" draw:layer="layout" svg:width="20.1cm" svg:height="13.8cm" svg:x="104.8cm" svg:y="2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7.2cm" svg:height="3cm" svg:x="117.7cm" svg:y="36.8cm">
                <text:p text:style-name="P2">I' = {B1, B3}</text:p>
                <text:p text:style-name="P2"/>
                <text:p text:style-name="P2"><text:span text:style-name="T5">J</text:span>' = {E2, E3}</text:p>
                <text:p text:style-name="P2">Bound = 9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1" draw:layer="layout" svg:width="20.1cm" svg:height="13.8cm" svg:x="104.8cm" svg:y="2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line draw:style-name="gr11" draw:text-style-name="P1" draw:layer="layout" svg:x1="113.3cm" svg:y1="32.9cm" svg:x2="108.7cm" svg:y2="29.4cm">
            <text:p/>
          </draw:line>
        </draw:g>
        <draw:line draw:style-name="gr1" draw:text-style-name="P1" draw:layer="layout" svg:x1="114.8cm" svg:y1="39.8cm" svg:x2="114.8cm" svg:y2="44cm">
          <text:p/>
        </draw:line>
        <draw:line draw:style-name="gr1" draw:text-style-name="P1" draw:layer="layout" svg:x1="114.8cm" svg:y1="44cm" svg:x2="89.1cm" svg:y2="47.9cm">
          <text:p/>
        </draw:line>
        <draw:line draw:style-name="gr1" draw:text-style-name="P1" draw:layer="layout" svg:x1="114.8cm" svg:y1="44cm" svg:x2="124.9cm" svg:y2="48cm">
          <text:p/>
        </draw:line>
        <draw:custom-shape draw:style-name="gr2" draw:text-style-name="P3" draw:layer="layout" svg:width="3.6cm" svg:height="1.9cm" svg:x="114.8cm" svg:y="41cm">
          <text:p text:style-name="P2"><text:span text:style-name="T1">j: E3</text:span></text:p>
          <text:p text:style-name="P2"><text:span text:style-name="T1">{B1, B3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2cm" svg:height="1.9cm" svg:x="119cm" svg:y="45.2cm">
          <text:p text:style-name="P2"><text:span text:style-name="T1">i: B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2cm" svg:height="1.9cm" svg:x="100.4cm" svg:y="45.2cm">
          <text:p text:style-name="P2"><text:span text:style-name="T1">i: B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85cm" svg:y1="39.8cm" svg:x2="185cm" svg:y2="44cm">
          <text:p/>
        </draw:line>
        <draw:line draw:style-name="gr1" draw:text-style-name="P1" draw:layer="layout" svg:x1="185cm" svg:y1="44cm" svg:x2="185cm" svg:y2="48cm">
          <text:p/>
        </draw:line>
        <draw:custom-shape draw:style-name="gr7" draw:text-style-name="P8" draw:layer="layout" svg:width="3.2cm" svg:height="1.9cm" svg:x="183.4cm" svg:y="45cm">
          <text:p text:style-name="P2"><text:span text:style-name="T1">i: 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6cm" svg:height="1.9cm" svg:x="185cm" svg:y="40.8cm">
          <text:p text:style-name="P2"><text:span text:style-name="T1">j: E2</text:span></text:p>
          <text:p text:style-name="P2"><text:span text:style-name="T1">{A1}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g>
              <draw:custom-shape draw:style-name="gr3" draw:text-style-name="P4" draw:layer="layout" svg:width="3cm" svg:height="3cm" svg:x="176.45cm" svg:y="48.788cm">
                <text:p text:style-name="P2"><text:span text:style-name="T2">A1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82.45cm" svg:y="48.788cm">
                <text:p text:style-name="P2"><text:span text:style-name="T2">A2</text:span></text:p>
                <text:p text:style-name="P2"><text:span text:style-name="T3">E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76.45cm" svg:y="52.788cm">
                <text:p text:style-name="P2"><text:span text:style-name="T2">B1</text:span></text:p>
                <text:p text:style-name="P2"><text:span text:style-name="T3">{E3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76.45cm" svg:y="56.788cm">
                <text:p text:style-name="P2"><text:span text:style-name="T2">B2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82.45cm" svg:y="54.788cm">
                <text:p text:style-name="P2"><text:span text:style-name="T2">B3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189.45cm" svg:y="48.788cm">
                <text:p text:style-name="P2"><text:span text:style-name="T4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189.45cm" svg:y="54.788cm">
                <text:p text:style-name="P2"><text:span text:style-name="T4">B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179.45cm" svg:y1="50.288cm" svg:x2="182.45cm" svg:y2="50.288cm">
                <text:p text:style-name="P2">1</text:p>
                <text:p text:style-name="P2"/>
              </draw:line>
              <draw:line draw:style-name="gr4" draw:text-style-name="P7" draw:layer="layout" svg:x1="179.45cm" svg:y1="54.288cm" svg:x2="182.55cm" svg:y2="55.788cm">
                <text:p text:style-name="P2">2</text:p>
                <text:p text:style-name="P2"/>
              </draw:line>
              <draw:line draw:style-name="gr4" draw:text-style-name="P7" draw:layer="layout" svg:x1="179.45cm" svg:y1="58.288cm" svg:x2="182.55cm" svg:y2="56.788cm">
                <text:p text:style-name="P2">3</text:p>
                <text:p text:style-name="P2"/>
              </draw:line>
              <draw:line draw:style-name="gr4" draw:text-style-name="P7" draw:layer="layout" svg:x1="185.45cm" svg:y1="50.288cm" svg:x2="189.45cm" svg:y2="50.288cm">
                <text:p text:style-name="P2">4</text:p>
                <text:p text:style-name="P2"/>
              </draw:line>
              <draw:line draw:style-name="gr4" draw:text-style-name="P7" draw:layer="layout" svg:x1="185.45cm" svg:y1="56.288cm" svg:x2="189.45cm" svg:y2="56.288cm">
                <text:p text:style-name="P2">2</text:p>
                <text:p text:style-name="P2"/>
              </draw:line>
              <draw:custom-shape draw:style-name="gr5" draw:text-style-name="P1" draw:layer="layout" svg:width="20.1cm" svg:height="13.8cm" svg:x="175cm" svg:y="47.98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7.2cm" svg:height="3cm" svg:x="187.9cm" svg:y="58.788cm">
                <text:p text:style-name="P2">I' = {B1}</text:p>
                <text:p text:style-name="P2"/>
                <text:p text:style-name="P2"><text:span text:style-name="T5">J</text:span>' = {E3}</text:p>
                <text:p text:style-name="P2">Bound = 9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1" draw:layer="layout" svg:width="20.1cm" svg:height="13.8cm" svg:x="175cm" svg:y="47.98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line draw:style-name="gr11" draw:text-style-name="P1" draw:layer="layout" svg:x1="189.8cm" svg:y1="55.3cm" svg:x2="178.9cm" svg:y2="51.4cm">
            <text:p/>
          </draw:line>
        </draw:g>
        <draw:line draw:style-name="gr1" draw:text-style-name="P1" draw:layer="layout" svg:x1="185cm" svg:y1="61.8cm" svg:x2="185cm" svg:y2="66cm">
          <text:p/>
        </draw:line>
        <draw:line draw:style-name="gr1" draw:text-style-name="P1" draw:layer="layout" svg:x1="185cm" svg:y1="66cm" svg:x2="185cm" svg:y2="70cm">
          <text:p/>
        </draw:line>
        <draw:custom-shape draw:style-name="gr2" draw:text-style-name="P3" draw:layer="layout" svg:width="3.6cm" svg:height="1.9cm" svg:x="185cm" svg:y="62.9cm">
          <text:p text:style-name="P2"><text:span text:style-name="T1">j: E3</text:span></text:p>
          <text:p text:style-name="P2"><text:span text:style-name="T1">{B1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2cm" svg:height="1.9cm" svg:x="183.5cm" svg:y="67cm">
          <text:p text:style-name="P2"><text:span text:style-name="T1">i: B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4" draw:layer="layout" svg:width="3cm" svg:height="3cm" svg:x="70.45cm" svg:y="48.7cm">
            <text:p text:style-name="P2"><text:span text:style-name="T2">A1</text:span></text:p>
            <text:p text:style-name="P2"><text:span text:style-name="T3">E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76.45cm" svg:y="48.7cm">
            <text:p text:style-name="P2"><text:span text:style-name="T2">A2</text:span></text:p>
            <text:p text:style-name="P2"><text:span text:style-name="T3">E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70.45cm" svg:y="52.7cm">
            <text:p text:style-name="P2"><text:span text:style-name="T2">B1</text:span></text:p>
            <text:p text:style-name="P2"><text:span text:style-name="T3">E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70.45cm" svg:y="56.7cm">
            <text:p text:style-name="P2"><text:span text:style-name="T2">B2</text:span></text:p>
            <text:p text:style-name="P2"><text:span text:style-name="T3">E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76.45cm" svg:y="54.7cm">
            <text:p text:style-name="P2"><text:span text:style-name="T2">B3</text:span></text:p>
            <text:p text:style-name="P2"><text:span text:style-name="T3">{E2,E3}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3cm" svg:height="3cm" svg:x="83.45cm" svg:y="48.7cm">
            <text:p text:style-name="P2"><text:span text:style-name="T4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6" draw:layer="layout" svg:width="3cm" svg:height="3cm" svg:x="83.45cm" svg:y="54.7cm">
            <text:p text:style-name="P2"><text:span text:style-name="T4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7" draw:layer="layout" svg:x1="73.45cm" svg:y1="50.2cm" svg:x2="76.45cm" svg:y2="50.2cm">
            <text:p text:style-name="P2">2</text:p>
            <text:p text:style-name="P2"/>
          </draw:line>
          <draw:line draw:style-name="gr4" draw:text-style-name="P7" draw:layer="layout" svg:x1="73.45cm" svg:y1="54.2cm" svg:x2="76.55cm" svg:y2="55.7cm">
            <text:p text:style-name="P2">2</text:p>
            <text:p text:style-name="P2"/>
          </draw:line>
          <draw:line draw:style-name="gr4" draw:text-style-name="P7" draw:layer="layout" svg:x1="73.45cm" svg:y1="58.2cm" svg:x2="76.55cm" svg:y2="56.7cm">
            <text:p text:style-name="P2">3</text:p>
            <text:p text:style-name="P2"/>
          </draw:line>
          <draw:line draw:style-name="gr4" draw:text-style-name="P7" draw:layer="layout" svg:x1="79.45cm" svg:y1="50.2cm" svg:x2="83.45cm" svg:y2="50.2cm">
            <text:p text:style-name="P2">4</text:p>
            <text:p text:style-name="P2"/>
          </draw:line>
          <draw:line draw:style-name="gr4" draw:text-style-name="P7" draw:layer="layout" svg:x1="79.45cm" svg:y1="56.2cm" svg:x2="83.45cm" svg:y2="56.2cm">
            <text:p text:style-name="P2">2</text:p>
            <text:p text:style-name="P2"/>
          </draw:line>
          <draw:custom-shape draw:style-name="gr5" draw:text-style-name="P1" draw:layer="layout" svg:width="20.1cm" svg:height="13.8cm" svg:x="69cm" svg:y="4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7.2cm" svg:height="3cm" svg:x="81.9cm" svg:y="58.7cm">
            <text:p text:style-name="P2">I' = {B3}</text:p>
            <text:p text:style-name="P2"/>
            <text:p text:style-name="P2"><text:span text:style-name="T5">J</text:span>' = {E2, E3}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" draw:layer="layout" svg:width="20.1cm" svg:height="13.8cm" svg:x="69cm" svg:y="4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1" draw:layer="layout" svg:x1="77.5cm" svg:y1="54.8cm" svg:x2="72.9cm" svg:y2="51.3cm">
            <text:p/>
          </draw:line>
          <draw:line draw:style-name="gr24" draw:text-style-name="P1" draw:layer="layout" svg:x1="85cm" svg:y1="48.7cm" svg:x2="85cm" svg:y2="48.2cm">
            <text:p/>
          </draw:line>
          <draw:line draw:style-name="gr24" draw:text-style-name="P1" draw:layer="layout" svg:x1="85cm" svg:y1="48.2cm" svg:x2="69.6cm" svg:y2="48.2cm">
            <text:p/>
          </draw:line>
          <draw:line draw:style-name="gr24" draw:text-style-name="P1" draw:layer="layout" svg:x1="69.6cm" svg:y1="48.2cm" svg:x2="69.6cm" svg:y2="54.1cm">
            <text:p/>
          </draw:line>
          <draw:line draw:style-name="gr11" draw:text-style-name="P1" draw:layer="layout" svg:x1="69.6cm" svg:y1="54.1cm" svg:x2="70.5cm" svg:y2="54.1cm">
            <text:p/>
          </draw:line>
          <draw:custom-shape draw:style-name="gr22" draw:text-style-name="P17" draw:layer="layout" svg:width="10.4cm" svg:height="1.9cm" svg:x="71.5cm" svg:y="59.8cm">
            <text:p text:style-name="P2"><text:span text:style-name="T8">Infeasibl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3cm" svg:height="3cm" svg:x="126.35cm" svg:y="48.8cm">
            <text:p text:style-name="P2"><text:span text:style-name="T2">A1</text:span></text:p>
            <text:p text:style-name="P2"><text:span text:style-name="T3">E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132.35cm" svg:y="48.8cm">
            <text:p text:style-name="P2"><text:span text:style-name="T2">A2</text:span></text:p>
            <text:p text:style-name="P2"><text:span text:style-name="T3">E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126.35cm" svg:y="52.8cm">
            <text:p text:style-name="P2"><text:span text:style-name="T2">B1</text:span></text:p>
            <text:p text:style-name="P2"><text:span text:style-name="T3">{E3}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126.35cm" svg:y="56.8cm">
            <text:p text:style-name="P2"><text:span text:style-name="T2">B2</text:span></text:p>
            <text:p text:style-name="P2"><text:span text:style-name="T3">E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132.35cm" svg:y="54.8cm">
            <text:p text:style-name="P2"><text:span text:style-name="T2">B3</text:span></text:p>
            <text:p text:style-name="P2"><text:span text:style-name="T3">E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3cm" svg:height="3cm" svg:x="139.35cm" svg:y="48.8cm">
            <text:p text:style-name="P2"><text:span text:style-name="T4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6" draw:layer="layout" svg:width="3cm" svg:height="3cm" svg:x="139.35cm" svg:y="54.8cm">
            <text:p text:style-name="P2"><text:span text:style-name="T4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7" draw:layer="layout" svg:x1="129.35cm" svg:y1="50.3cm" svg:x2="132.35cm" svg:y2="50.3cm">
            <text:p text:style-name="P2">2</text:p>
            <text:p text:style-name="P2"/>
          </draw:line>
          <draw:line draw:style-name="gr4" draw:text-style-name="P7" draw:layer="layout" svg:x1="129.35cm" svg:y1="54.3cm" svg:x2="132.45cm" svg:y2="55.8cm">
            <text:p text:style-name="P2">2</text:p>
            <text:p text:style-name="P2"/>
          </draw:line>
          <draw:line draw:style-name="gr4" draw:text-style-name="P7" draw:layer="layout" svg:x1="129.35cm" svg:y1="58.3cm" svg:x2="132.45cm" svg:y2="56.8cm">
            <text:p text:style-name="P2">3</text:p>
            <text:p text:style-name="P2"/>
          </draw:line>
          <draw:line draw:style-name="gr4" draw:text-style-name="P7" draw:layer="layout" svg:x1="135.35cm" svg:y1="50.3cm" svg:x2="139.35cm" svg:y2="50.3cm">
            <text:p text:style-name="P2">4</text:p>
            <text:p text:style-name="P2"/>
          </draw:line>
          <draw:line draw:style-name="gr4" draw:text-style-name="P7" draw:layer="layout" svg:x1="135.35cm" svg:y1="56.3cm" svg:x2="139.35cm" svg:y2="56.3cm">
            <text:p text:style-name="P2">3</text:p>
            <text:p text:style-name="P2"/>
          </draw:line>
          <draw:custom-shape draw:style-name="gr5" draw:text-style-name="P1" draw:layer="layout" svg:width="20.1cm" svg:height="13.8cm" svg:x="124.9cm" svg:y="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7.2cm" svg:height="3cm" svg:x="137.8cm" svg:y="58.8cm">
            <text:p text:style-name="P2">I' = {B1}</text:p>
            <text:p text:style-name="P2"/>
            <text:p text:style-name="P2"><text:span text:style-name="T5">J</text:span>' = {E3}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" draw:layer="layout" svg:width="20.1cm" svg:height="13.8cm" svg:x="124.9cm" svg:y="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1" draw:layer="layout" svg:x1="133.4cm" svg:y1="54.9cm" svg:x2="128.8cm" svg:y2="51.4cm">
            <text:p/>
          </draw:line>
          <draw:line draw:style-name="gr11" draw:text-style-name="P1" draw:layer="layout" svg:x1="140.2cm" svg:y1="51.6cm" svg:x2="134.9cm" svg:y2="55.2cm">
            <text:p/>
          </draw:line>
          <draw:custom-shape draw:style-name="gr22" draw:text-style-name="P17" draw:layer="layout" svg:width="10.4cm" svg:height="1.9cm" svg:x="127.4cm" svg:y="59.9cm">
            <text:p text:style-name="P2"><text:span text:style-name="T8">Infeasibl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3cm" svg:height="3cm" svg:x="176.45cm" svg:y="70.8cm">
            <text:p text:style-name="P2"><text:span text:style-name="T2">A1</text:span></text:p>
            <text:p text:style-name="P2"><text:span text:style-name="T3">E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182.45cm" svg:y="70.8cm">
            <text:p text:style-name="P2"><text:span text:style-name="T2">A2</text:span></text:p>
            <text:p text:style-name="P2"><text:span text:style-name="T3">E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176.45cm" svg:y="74.8cm">
            <text:p text:style-name="P2"><text:span text:style-name="T2">B1</text:span></text:p>
            <text:p text:style-name="P2"><text:span text:style-name="T3">E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176.45cm" svg:y="78.8cm">
            <text:p text:style-name="P2"><text:span text:style-name="T2">B2</text:span></text:p>
            <text:p text:style-name="P2"><text:span text:style-name="T3">E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182.45cm" svg:y="76.8cm">
            <text:p text:style-name="P2"><text:span text:style-name="T2">B3</text:span></text:p>
            <text:p text:style-name="P2"><text:span text:style-name="T3">E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3cm" svg:height="3cm" svg:x="189.45cm" svg:y="70.8cm">
            <text:p text:style-name="P2"><text:span text:style-name="T4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6" draw:layer="layout" svg:width="3cm" svg:height="3cm" svg:x="189.45cm" svg:y="76.8cm">
            <text:p text:style-name="P2"><text:span text:style-name="T4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7" draw:layer="layout" svg:x1="179.45cm" svg:y1="72.3cm" svg:x2="182.45cm" svg:y2="72.3cm">
            <text:p text:style-name="P2">1</text:p>
            <text:p text:style-name="P2"/>
          </draw:line>
          <draw:line draw:style-name="gr4" draw:text-style-name="P7" draw:layer="layout" svg:x1="179.45cm" svg:y1="76.3cm" svg:x2="182.55cm" svg:y2="77.8cm">
            <text:p text:style-name="P2">2</text:p>
            <text:p text:style-name="P2"/>
          </draw:line>
          <draw:line draw:style-name="gr4" draw:text-style-name="P7" draw:layer="layout" svg:x1="179.45cm" svg:y1="80.3cm" svg:x2="182.55cm" svg:y2="78.8cm">
            <text:p text:style-name="P2">3</text:p>
            <text:p text:style-name="P2"/>
          </draw:line>
          <draw:line draw:style-name="gr4" draw:text-style-name="P7" draw:layer="layout" svg:x1="185.45cm" svg:y1="72.3cm" svg:x2="189.45cm" svg:y2="72.3cm">
            <text:p text:style-name="P2">4</text:p>
            <text:p text:style-name="P2"/>
          </draw:line>
          <draw:line draw:style-name="gr4" draw:text-style-name="P7" draw:layer="layout" svg:x1="185.45cm" svg:y1="78.3cm" svg:x2="189.45cm" svg:y2="78.3cm">
            <text:p text:style-name="P2">2</text:p>
            <text:p text:style-name="P2"/>
          </draw:line>
          <draw:custom-shape draw:style-name="gr5" draw:text-style-name="P1" draw:layer="layout" svg:width="20.1cm" svg:height="13.8cm" svg:x="175cm" svg:y="7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7.2cm" svg:height="3cm" svg:x="187.9cm" svg:y="80.8cm">
            <text:p text:style-name="P2">I' = { }</text:p>
            <text:p text:style-name="P2"/>
            <text:p text:style-name="P2"><text:span text:style-name="T5">J</text:span>' = { }</text:p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" draw:layer="layout" svg:width="20.1cm" svg:height="13.8cm" svg:x="175cm" svg:y="7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1" draw:layer="layout" svg:x1="189.8cm" svg:y1="77.312cm" svg:x2="178.9cm" svg:y2="73.412cm">
            <text:p/>
          </draw:line>
          <draw:line draw:style-name="gr24" draw:text-style-name="P1" draw:layer="layout" svg:x1="191cm" svg:y1="70.8cm" svg:x2="191cm" svg:y2="70.2cm">
            <text:p/>
          </draw:line>
          <draw:line draw:style-name="gr24" draw:text-style-name="P1" draw:layer="layout" svg:x1="191cm" svg:y1="70.2cm" svg:x2="175.5cm" svg:y2="70.2cm">
            <text:p/>
          </draw:line>
          <draw:line draw:style-name="gr24" draw:text-style-name="P1" draw:layer="layout" svg:x1="175.5cm" svg:y1="70.2cm" svg:x2="175.5cm" svg:y2="76.1cm">
            <text:p/>
          </draw:line>
          <draw:line draw:style-name="gr11" draw:text-style-name="P1" draw:layer="layout" svg:x1="175.5cm" svg:y1="76.1cm" svg:x2="176.5cm" svg:y2="76.1cm">
            <text:p/>
          </draw:line>
          <draw:custom-shape draw:style-name="gr22" draw:text-style-name="P17" draw:layer="layout" svg:width="10.4cm" svg:height="1.9cm" svg:x="177.5cm" svg:y="81.9cm">
            <text:p text:style-name="P2"><text:span text:style-name="T8">Infeasible</text:span></text:p>
            <draw:enhanced-geometry svg:viewBox="0 0 21600 21600" draw:type="rectangle" draw:enhanced-path="M 0 0 L 21600 0 21600 21600 0 21600 0 0 Z N"/>
          </draw:custom-shape>
        </draw:g>
      </draw:page>
      <draw:page draw:name="page8" draw:style-name="dp1" draw:master-page-name="Alapértelmezett">
        <draw:g>
          <draw:g>
            <draw:custom-shape draw:style-name="gr3" draw:text-style-name="P4" draw:layer="layout" svg:width="3cm" svg:height="3cm" svg:x="141.185cm" svg:y="4.8cm">
              <text:p text:style-name="P2"><text:span text:style-name="T2">A1</text:span></text:p>
              <text:p text:style-name="P2"><text:span text:style-name="T3">{E2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47.185cm" svg:y="4.8cm">
              <text:p text:style-name="P2"><text:span text:style-name="T2">A2</text:span></text:p>
              <text:p text:style-name="P2"><text:span text:style-name="T3">{E3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41.185cm" svg:y="8.8cm">
              <text:p text:style-name="P2"><text:span text:style-name="T2">B1</text:span></text:p>
              <text:p text:style-name="P2"><text:span text:style-name="T3">{E3}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41.185cm" svg:y="12.8cm">
              <text:p text:style-name="P2"><text:span text:style-name="T2">B2</text:span></text:p>
              <text:p text:style-name="P2"><text:span text:style-name="T3">E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3cm" svg:height="3cm" svg:x="147.185cm" svg:y="10.8cm">
              <text:p text:style-name="P2"><text:span text:style-name="T2">B3</text:span></text:p>
              <text:p text:style-name="P2"><text:span text:style-name="T3">E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3cm" svg:height="3cm" svg:x="154.185cm" svg:y="4.8cm">
              <text:p text:style-name="P2"><text:span text:style-name="T4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3cm" svg:height="3cm" svg:x="154.185cm" svg:y="10.8cm">
              <text:p text:style-name="P2"><text:span text:style-name="T4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7" draw:layer="layout" svg:x1="144.185cm" svg:y1="6.3cm" svg:x2="147.185cm" svg:y2="6.3cm">
              <text:p text:style-name="P2">1</text:p>
              <text:p text:style-name="P2"/>
            </draw:line>
            <draw:line draw:style-name="gr4" draw:text-style-name="P7" draw:layer="layout" svg:x1="144.185cm" svg:y1="10.3cm" svg:x2="147.285cm" svg:y2="11.8cm">
              <text:p text:style-name="P2">2</text:p>
              <text:p text:style-name="P2"/>
            </draw:line>
            <draw:line draw:style-name="gr4" draw:text-style-name="P7" draw:layer="layout" svg:x1="144.185cm" svg:y1="14.3cm" svg:x2="147.285cm" svg:y2="12.8cm">
              <text:p text:style-name="P2">3</text:p>
              <text:p text:style-name="P2"/>
            </draw:line>
            <draw:line draw:style-name="gr4" draw:text-style-name="P7" draw:layer="layout" svg:x1="150.185cm" svg:y1="6.3cm" svg:x2="154.185cm" svg:y2="6.3cm">
              <text:p text:style-name="P2">4</text:p>
              <text:p text:style-name="P2"/>
            </draw:line>
            <draw:line draw:style-name="gr4" draw:text-style-name="P7" draw:layer="layout" svg:x1="150.185cm" svg:y1="12.3cm" svg:x2="154.185cm" svg:y2="12.3cm">
              <text:p text:style-name="P2">3</text:p>
              <text:p text:style-name="P2"/>
            </draw:line>
            <draw:custom-shape draw:style-name="gr5" draw:text-style-name="P1" draw:layer="layout" svg:width="20.1cm" svg:height="13.8cm" svg:x="139.735cm" svg:y="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" draw:layer="layout" svg:width="7.2cm" svg:height="3cm" svg:x="152.635cm" svg:y="14.8cm">
              <text:p text:style-name="P2">I' = {A1, A2, B1}</text:p>
              <text:p text:style-name="P2"/>
              <text:p text:style-name="P2"><text:span text:style-name="T5">J</text:span>' = {E2, E3}</text:p>
              <text:p text:style-name="P2">Bound = 6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0.1cm" svg:height="13.8cm" svg:x="139.735cm" svg:y="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33" draw:text-style-name="P9" draw:layer="layout" svg:width="3.1cm" svg:height="2.7cm" svg:x="149.1cm" svg:y="14.9cm">
          <text:p text:style-name="P2"><text:span text:style-name="T6">8 old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0cm" svg:y1="17.8cm" svg:x2="150cm" svg:y2="22cm">
          <text:p/>
        </draw:line>
        <draw:line draw:style-name="gr1" draw:text-style-name="P1" draw:layer="layout" svg:x1="150cm" svg:y1="22.012cm" svg:x2="139.7cm" svg:y2="26cm">
          <text:p/>
        </draw:line>
        <draw:custom-shape draw:style-name="gr2" draw:text-style-name="P3" draw:layer="layout" svg:width="3.6cm" svg:height="1.9cm" svg:x="150cm" svg:y="18.5cm">
          <text:p text:style-name="P2"><text:span text:style-name="T1">j: E3</text:span></text:p>
          <text:p text:style-name="P2"><text:span text:style-name="T1">{A2, B1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50cm" svg:y1="22cm" svg:x2="159.8cm" svg:y2="26cm">
          <text:p/>
        </draw:line>
        <draw:custom-shape draw:style-name="gr7" draw:text-style-name="P8" draw:layer="layout" svg:width="3.2cm" svg:height="1.9cm" svg:x="143.2cm" svg:y="23.1cm">
          <text:p text:style-name="P2"><text:span text:style-name="T1">i: 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2cm" svg:height="1.9cm" svg:x="153.4cm" svg:y="23.1cm">
          <text:p text:style-name="P2"><text:span text:style-name="T1">i: B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g>
              <draw:custom-shape draw:style-name="gr3" draw:text-style-name="P4" draw:layer="layout" svg:width="3cm" svg:height="3cm" svg:x="121.05cm" svg:y="26.8cm">
                <text:p text:style-name="P2"><text:span text:style-name="T2">A1</text:span></text:p>
                <text:p text:style-name="P2"><text:span text:style-name="T3">{E2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27.05cm" svg:y="26.8cm">
                <text:p text:style-name="P2"><text:span text:style-name="T2">A2</text:span></text:p>
                <text:p text:style-name="P2"><text:span text:style-name="T3">E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21.05cm" svg:y="30.8cm">
                <text:p text:style-name="P2"><text:span text:style-name="T2">B1</text:span></text:p>
                <text:p text:style-name="P2"><text:span text:style-name="T3">{E3}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21.05cm" svg:y="34.8cm">
                <text:p text:style-name="P2"><text:span text:style-name="T2">B2</text:span></text:p>
                <text:p text:style-name="P2"><text:span text:style-name="T3">E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3cm" svg:height="3cm" svg:x="127.05cm" svg:y="32.8cm">
                <text:p text:style-name="P2"><text:span text:style-name="T2">B3</text:span></text:p>
                <text:p text:style-name="P2"><text:span text:style-name="T3">E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5" draw:layer="layout" svg:width="3cm" svg:height="3cm" svg:x="134.05cm" svg:y="26.8cm">
                <text:p text:style-name="P2"><text:span text:style-name="T4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6" draw:layer="layout" svg:width="3cm" svg:height="3cm" svg:x="134.05cm" svg:y="32.8cm">
                <text:p text:style-name="P2"><text:span text:style-name="T4">B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7" draw:layer="layout" svg:x1="124.05cm" svg:y1="28.3cm" svg:x2="127.05cm" svg:y2="28.3cm">
                <text:p text:style-name="P2">1</text:p>
                <text:p text:style-name="P2"/>
              </draw:line>
              <draw:line draw:style-name="gr4" draw:text-style-name="P7" draw:layer="layout" svg:x1="124.05cm" svg:y1="32.3cm" svg:x2="127.15cm" svg:y2="33.8cm">
                <text:p text:style-name="P2">2</text:p>
                <text:p text:style-name="P2"/>
              </draw:line>
              <draw:line draw:style-name="gr4" draw:text-style-name="P7" draw:layer="layout" svg:x1="124.05cm" svg:y1="36.3cm" svg:x2="127.15cm" svg:y2="34.8cm">
                <text:p text:style-name="P2">3</text:p>
                <text:p text:style-name="P2"/>
              </draw:line>
              <draw:line draw:style-name="gr4" draw:text-style-name="P7" draw:layer="layout" svg:x1="130.05cm" svg:y1="28.3cm" svg:x2="134.05cm" svg:y2="28.3cm">
                <text:p text:style-name="P2">4</text:p>
                <text:p text:style-name="P2"/>
              </draw:line>
              <draw:line draw:style-name="gr4" draw:text-style-name="P7" draw:layer="layout" svg:x1="130.05cm" svg:y1="34.3cm" svg:x2="134.05cm" svg:y2="34.3cm">
                <text:p text:style-name="P2">3</text:p>
                <text:p text:style-name="P2"/>
              </draw:line>
              <draw:custom-shape draw:style-name="gr5" draw:text-style-name="P1" draw:layer="layout" svg:width="20.1cm" svg:height="13.8cm" svg:x="119.6cm" svg:y="2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7.2cm" svg:height="3cm" svg:x="132.5cm" svg:y="36.8cm">
                <text:p text:style-name="P2">I' = {A1, B1}</text:p>
                <text:p text:style-name="P2"/>
                <text:p text:style-name="P2"><text:span text:style-name="T5">J</text:span>' = {E2, E3}</text:p>
                <text:p text:style-name="P2">Bound = 10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1" draw:layer="layout" svg:width="20.1cm" svg:height="13.8cm" svg:x="119.6cm" svg:y="2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line draw:style-name="gr11" draw:text-style-name="P1" draw:layer="layout" svg:x1="134.4cm" svg:y1="33.3cm" svg:x2="129.3cm" svg:y2="29.6cm">
            <text:p/>
          </draw:line>
        </draw:g>
        <draw:line draw:style-name="gr1" draw:text-style-name="P1" draw:layer="layout" svg:x1="129.8cm" svg:y1="39.8cm" svg:x2="129.8cm" svg:y2="44cm">
          <text:p/>
        </draw:line>
        <draw:line draw:style-name="gr1" draw:text-style-name="P1" draw:layer="layout" svg:x1="129.8cm" svg:y1="44cm" svg:x2="129.8cm" svg:y2="48cm">
          <text:p/>
        </draw:line>
        <draw:custom-shape draw:style-name="gr2" draw:text-style-name="P3" draw:layer="layout" svg:width="3.6cm" svg:height="1.9cm" svg:x="129.8cm" svg:y="40.6cm">
          <text:p text:style-name="P2"><text:span text:style-name="T1">j: E2</text:span></text:p>
          <text:p text:style-name="P2"><text:span text:style-name="T1">{A1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2cm" svg:height="1.9cm" svg:x="128.2cm" svg:y="44.9cm">
          <text:p text:style-name="P2"><text:span text:style-name="T1">i: 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g>
              <draw:g>
                <draw:custom-shape draw:style-name="gr3" draw:text-style-name="P4" draw:layer="layout" svg:width="3cm" svg:height="3cm" svg:x="121.05cm" svg:y="48.8cm">
                  <text:p text:style-name="P2"><text:span text:style-name="T2">A1</text:span></text:p>
                  <text:p text:style-name="P2"><text:span text:style-name="T3">E2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3cm" svg:height="3cm" svg:x="127.05cm" svg:y="48.8cm">
                  <text:p text:style-name="P2"><text:span text:style-name="T2">A2</text:span></text:p>
                  <text:p text:style-name="P2"><text:span text:style-name="T3">E3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3cm" svg:height="3cm" svg:x="121.05cm" svg:y="52.8cm">
                  <text:p text:style-name="P2"><text:span text:style-name="T2">B1</text:span></text:p>
                  <text:p text:style-name="P2"><text:span text:style-name="T3">{E3}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3cm" svg:height="3cm" svg:x="121.05cm" svg:y="56.8cm">
                  <text:p text:style-name="P2"><text:span text:style-name="T2">B2</text:span></text:p>
                  <text:p text:style-name="P2"><text:span text:style-name="T3">E2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3cm" svg:height="3cm" svg:x="127.05cm" svg:y="54.8cm">
                  <text:p text:style-name="P2"><text:span text:style-name="T2">B3</text:span></text:p>
                  <text:p text:style-name="P2"><text:span text:style-name="T3">E3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5" draw:layer="layout" svg:width="3cm" svg:height="3cm" svg:x="134.05cm" svg:y="48.8cm">
                  <text:p text:style-name="P2"><text:span text:style-name="T4">A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6" draw:layer="layout" svg:width="3cm" svg:height="3cm" svg:x="134.05cm" svg:y="54.8cm">
                  <text:p text:style-name="P2"><text:span text:style-name="T4">B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" draw:text-style-name="P7" draw:layer="layout" svg:x1="124.05cm" svg:y1="50.3cm" svg:x2="127.05cm" svg:y2="50.3cm">
                  <text:p text:style-name="P2">2</text:p>
                  <text:p text:style-name="P2"/>
                </draw:line>
                <draw:line draw:style-name="gr4" draw:text-style-name="P7" draw:layer="layout" svg:x1="124.05cm" svg:y1="54.3cm" svg:x2="127.15cm" svg:y2="55.8cm">
                  <text:p text:style-name="P2">2</text:p>
                  <text:p text:style-name="P2"/>
                </draw:line>
                <draw:line draw:style-name="gr4" draw:text-style-name="P7" draw:layer="layout" svg:x1="124.05cm" svg:y1="58.3cm" svg:x2="127.15cm" svg:y2="56.8cm">
                  <text:p text:style-name="P2">3</text:p>
                  <text:p text:style-name="P2"/>
                </draw:line>
                <draw:line draw:style-name="gr4" draw:text-style-name="P7" draw:layer="layout" svg:x1="130.05cm" svg:y1="50.3cm" svg:x2="134.05cm" svg:y2="50.3cm">
                  <text:p text:style-name="P2">4</text:p>
                  <text:p text:style-name="P2"/>
                </draw:line>
                <draw:line draw:style-name="gr4" draw:text-style-name="P7" draw:layer="layout" svg:x1="130.05cm" svg:y1="56.3cm" svg:x2="134.05cm" svg:y2="56.3cm">
                  <text:p text:style-name="P2">3</text:p>
                  <text:p text:style-name="P2"/>
                </draw:line>
                <draw:custom-shape draw:style-name="gr5" draw:text-style-name="P1" draw:layer="layout" svg:width="20.1cm" svg:height="13.8cm" svg:x="119.6cm" svg:y="4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1" draw:layer="layout" svg:width="7.2cm" svg:height="3cm" svg:x="132.5cm" svg:y="58.8cm">
                  <text:p text:style-name="P2">I' = {B1}</text:p>
                  <text:p text:style-name="P2"/>
                  <text:p text:style-name="P2"><text:span text:style-name="T5">J</text:span>' = {E3}</text:p>
                  <text:p text:style-name="P2">Bound = 10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" draw:text-style-name="P1" draw:layer="layout" svg:width="20.1cm" svg:height="13.8cm" svg:x="119.6cm" svg:y="4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line draw:style-name="gr11" draw:text-style-name="P1" draw:layer="layout" svg:x1="134.4cm" svg:y1="55.3cm" svg:x2="129.3cm" svg:y2="51.6cm">
              <text:p/>
            </draw:line>
          </draw:g>
          <draw:line draw:style-name="gr11" draw:text-style-name="P1" draw:layer="layout" svg:x1="127.7cm" svg:y1="54.9cm" svg:x2="123.6cm" svg:y2="51.3cm">
            <text:p/>
          </draw:line>
        </draw:g>
        <draw:line draw:style-name="gr1" draw:text-style-name="P1" draw:layer="layout" svg:x1="129.8cm" svg:y1="61.8cm" svg:x2="129.8cm" svg:y2="66cm">
          <text:p/>
        </draw:line>
        <draw:custom-shape draw:style-name="gr2" draw:text-style-name="P3" draw:layer="layout" svg:width="3.6cm" svg:height="1.9cm" svg:x="129.8cm" svg:y="62.8cm">
          <text:p text:style-name="P2"><text:span text:style-name="T1">j: E3</text:span></text:p>
          <text:p text:style-name="P2"><text:span text:style-name="T1">{B1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29.8cm" svg:y1="66cm" svg:x2="129.8cm" svg:y2="70cm">
          <text:p/>
        </draw:line>
        <draw:custom-shape draw:style-name="gr7" draw:text-style-name="P8" draw:layer="layout" svg:width="3.2cm" svg:height="1.9cm" svg:x="128.2cm" svg:y="66.9cm">
          <text:p text:style-name="P2"><text:span text:style-name="T1">i: B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4" draw:layer="layout" svg:width="3cm" svg:height="3cm" svg:x="121.05cm" svg:y="70.8cm">
            <text:p text:style-name="P2"><text:span text:style-name="T2">A1</text:span></text:p>
            <text:p text:style-name="P2"><text:span text:style-name="T3">E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127.05cm" svg:y="70.8cm">
            <text:p text:style-name="P2"><text:span text:style-name="T2">A2</text:span></text:p>
            <text:p text:style-name="P2"><text:span text:style-name="T3">E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121.05cm" svg:y="74.8cm">
            <text:p text:style-name="P2"><text:span text:style-name="T2">B1</text:span></text:p>
            <text:p text:style-name="P2"><text:span text:style-name="T3">E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121.05cm" svg:y="78.8cm">
            <text:p text:style-name="P2"><text:span text:style-name="T2">B2</text:span></text:p>
            <text:p text:style-name="P2"><text:span text:style-name="T3">E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127.05cm" svg:y="76.8cm">
            <text:p text:style-name="P2"><text:span text:style-name="T2">B3</text:span></text:p>
            <text:p text:style-name="P2"><text:span text:style-name="T3">E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3cm" svg:height="3cm" svg:x="134.05cm" svg:y="70.8cm">
            <text:p text:style-name="P2"><text:span text:style-name="T4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6" draw:layer="layout" svg:width="3cm" svg:height="3cm" svg:x="134.05cm" svg:y="76.8cm">
            <text:p text:style-name="P2"><text:span text:style-name="T4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7" draw:layer="layout" svg:x1="124.05cm" svg:y1="72.3cm" svg:x2="127.05cm" svg:y2="72.3cm">
            <text:p text:style-name="P2">2</text:p>
            <text:p text:style-name="P2"/>
          </draw:line>
          <draw:line draw:style-name="gr4" draw:text-style-name="P7" draw:layer="layout" svg:x1="124.05cm" svg:y1="76.3cm" svg:x2="127.15cm" svg:y2="77.8cm">
            <text:p text:style-name="P2">2</text:p>
            <text:p text:style-name="P2"/>
          </draw:line>
          <draw:line draw:style-name="gr4" draw:text-style-name="P7" draw:layer="layout" svg:x1="124.05cm" svg:y1="80.3cm" svg:x2="127.15cm" svg:y2="78.8cm">
            <text:p text:style-name="P2">3</text:p>
            <text:p text:style-name="P2"/>
          </draw:line>
          <draw:line draw:style-name="gr4" draw:text-style-name="P7" draw:layer="layout" svg:x1="130.05cm" svg:y1="72.3cm" svg:x2="134.05cm" svg:y2="72.3cm">
            <text:p text:style-name="P2">4</text:p>
            <text:p text:style-name="P2"/>
          </draw:line>
          <draw:line draw:style-name="gr4" draw:text-style-name="P7" draw:layer="layout" svg:x1="130.05cm" svg:y1="78.3cm" svg:x2="134.05cm" svg:y2="78.3cm">
            <text:p text:style-name="P2">3</text:p>
            <text:p text:style-name="P2"/>
          </draw:line>
          <draw:custom-shape draw:style-name="gr5" draw:text-style-name="P1" draw:layer="layout" svg:width="20.1cm" svg:height="13.8cm" svg:x="119.6cm" svg:y="7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7.2cm" svg:height="3cm" svg:x="132.5cm" svg:y="80.8cm">
            <text:p text:style-name="P2">I' = { }</text:p>
            <text:p text:style-name="P2"/>
            <text:p text:style-name="P2"><text:span text:style-name="T5">J</text:span>' = { }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" draw:layer="layout" svg:width="20.1cm" svg:height="13.8cm" svg:x="119.6cm" svg:y="7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1" draw:layer="layout" svg:x1="134.4cm" svg:y1="77.3cm" svg:x2="129.3cm" svg:y2="73.6cm">
            <text:p/>
          </draw:line>
          <draw:line draw:style-name="gr11" draw:text-style-name="P1" draw:layer="layout" svg:x1="127.7cm" svg:y1="76.9cm" svg:x2="123.6cm" svg:y2="73.3cm">
            <text:p/>
          </draw:line>
          <draw:line draw:style-name="gr24" draw:text-style-name="P1" draw:layer="layout" svg:x1="135.5cm" svg:y1="70.8cm" svg:x2="135.5cm" svg:y2="70.3cm">
            <text:p/>
          </draw:line>
          <draw:line draw:style-name="gr24" draw:text-style-name="P1" draw:layer="layout" svg:x1="135.5cm" svg:y1="70.3cm" svg:x2="120.2cm" svg:y2="70.4cm">
            <text:p/>
          </draw:line>
          <draw:line draw:style-name="gr24" draw:text-style-name="P1" draw:layer="layout" svg:x1="120.2cm" svg:y1="70.4cm" svg:x2="120.2cm" svg:y2="76.2cm">
            <text:p/>
          </draw:line>
          <draw:line draw:style-name="gr11" draw:text-style-name="P1" draw:layer="layout" svg:x1="120.2cm" svg:y1="76.2cm" svg:x2="121.1cm" svg:y2="76.2cm">
            <text:p/>
          </draw:line>
          <draw:custom-shape draw:style-name="gr22" draw:text-style-name="P17" draw:layer="layout" svg:width="10.4cm" svg:height="1.9cm" svg:x="122.1cm" svg:y="81.9cm">
            <text:p text:style-name="P2"><text:span text:style-name="T8">Infeasibl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3cm" svg:height="3cm" svg:x="161.25cm" svg:y="26.8cm">
            <text:p text:style-name="P2"><text:span text:style-name="T2">A1</text:span></text:p>
            <text:p text:style-name="P2"><text:span text:style-name="T3">{E2}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167.25cm" svg:y="26.8cm">
            <text:p text:style-name="P2"><text:span text:style-name="T2">A2</text:span></text:p>
            <text:p text:style-name="P2"><text:span text:style-name="T3">{E3}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161.25cm" svg:y="30.8cm">
            <text:p text:style-name="P2"><text:span text:style-name="T2">B1</text:span></text:p>
            <text:p text:style-name="P2"><text:span text:style-name="T3">E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161.25cm" svg:y="34.8cm">
            <text:p text:style-name="P2"><text:span text:style-name="T2">B2</text:span></text:p>
            <text:p text:style-name="P2"><text:span text:style-name="T3">E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cm" svg:height="3cm" svg:x="167.25cm" svg:y="32.8cm">
            <text:p text:style-name="P2"><text:span text:style-name="T2">B3</text:span></text:p>
            <text:p text:style-name="P2"><text:span text:style-name="T3">E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3cm" svg:height="3cm" svg:x="174.25cm" svg:y="26.8cm">
            <text:p text:style-name="P2"><text:span text:style-name="T4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6" draw:layer="layout" svg:width="3cm" svg:height="3cm" svg:x="174.25cm" svg:y="32.8cm">
            <text:p text:style-name="P2"><text:span text:style-name="T4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7" draw:layer="layout" svg:x1="164.25cm" svg:y1="28.3cm" svg:x2="167.25cm" svg:y2="28.3cm">
            <text:p text:style-name="P2">1</text:p>
            <text:p text:style-name="P2"/>
          </draw:line>
          <draw:line draw:style-name="gr4" draw:text-style-name="P7" draw:layer="layout" svg:x1="164.25cm" svg:y1="32.3cm" svg:x2="167.35cm" svg:y2="33.8cm">
            <text:p text:style-name="P2">2</text:p>
            <text:p text:style-name="P2"/>
          </draw:line>
          <draw:line draw:style-name="gr4" draw:text-style-name="P7" draw:layer="layout" svg:x1="164.25cm" svg:y1="36.3cm" svg:x2="167.35cm" svg:y2="34.8cm">
            <text:p text:style-name="P2">3</text:p>
            <text:p text:style-name="P2"/>
          </draw:line>
          <draw:line draw:style-name="gr4" draw:text-style-name="P7" draw:layer="layout" svg:x1="170.25cm" svg:y1="28.3cm" svg:x2="174.25cm" svg:y2="28.3cm">
            <text:p text:style-name="P2">4</text:p>
            <text:p text:style-name="P2"/>
          </draw:line>
          <draw:line draw:style-name="gr4" draw:text-style-name="P7" draw:layer="layout" svg:x1="170.25cm" svg:y1="34.3cm" svg:x2="174.25cm" svg:y2="34.3cm">
            <text:p text:style-name="P2">3</text:p>
            <text:p text:style-name="P2"/>
          </draw:line>
          <draw:custom-shape draw:style-name="gr5" draw:text-style-name="P1" draw:layer="layout" svg:width="20.1cm" svg:height="13.8cm" svg:x="159.8cm" svg:y="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7.2cm" svg:height="3cm" svg:x="172.7cm" svg:y="36.8cm">
            <text:p text:style-name="P2">I' = {A1, A2}</text:p>
            <text:p text:style-name="P2"/>
            <text:p text:style-name="P2"><text:span text:style-name="T5">J</text:span>' = {E2, E3}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" draw:layer="layout" svg:width="20.1cm" svg:height="13.8cm" svg:x="159.8cm" svg:y="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1" draw:layer="layout" svg:x1="174.8cm" svg:y1="35.5cm" svg:x2="160.2cm" svg:y2="39.1cm">
            <text:p/>
          </draw:line>
          <draw:line draw:style-name="gr24" draw:text-style-name="P1" draw:layer="layout" svg:x1="160.2cm" svg:y1="39.1cm" svg:x2="160.2cm" svg:y2="32.2cm">
            <text:p/>
          </draw:line>
          <draw:line draw:style-name="gr11" draw:text-style-name="P1" draw:layer="layout" svg:x1="160.2cm" svg:y1="32.2cm" svg:x2="161.3cm" svg:y2="32.2cm">
            <text:p/>
          </draw:line>
          <draw:custom-shape draw:style-name="gr22" draw:text-style-name="P17" draw:layer="layout" svg:width="10.4cm" svg:height="1.9cm" svg:x="162.3cm" svg:y="37.9cm">
            <text:p text:style-name="P2"><text:span text:style-name="T8">Infeasible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.43cm" fo:page-width="300cm" fo:page-height="20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20:44:59.480000000</meta:creation-date>
    <dc:date>2018-09-18T19:04:28.027000000</dc:date>
    <meta:editing-duration>P1DT12H40M25S</meta:editing-duration>
    <meta:editing-cycles>822</meta:editing-cycles>
    <meta:generator>LibreOffice/6.0.6.2$Windows_x86 LibreOffice_project/0c292870b25a325b5ed35f6b45599d2ea4458e77</meta:generator>
    <meta:document-statistic meta:object-count="2777"/>
  </office:meta>
</office:document-meta>
</file>